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38.81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46.54pt"/>
    </style:style>
    <style:style style:name="co13" style:family="table-column">
      <style:table-column-properties fo:break-before="auto" style:column-width="52.7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40.34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38.04pt"/>
    </style:style>
    <style:style style:name="co18" style:family="table-column">
      <style:table-column-properties fo:break-before="auto" style:column-width="39.6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31.86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INDOWS64_DIRECT_baremetal" table:style-name="ta1">
        <table:shapes>
          <draw:frame draw:z-index="0" draw:style-name="gr1" draw:text-style-name="P1" svg:width="453.34pt" svg:height="255.26pt" svg:x="872.53pt" svg:y="2367.24pt">
            <loext:p draw:notify-on-update-of-ranges="WINDOWS64_DIRECT_baremetal.C188:WINDOWS64_DIRECT_baremetal.C188 WINDOWS64_DIRECT_baremetal.C189:WINDOWS64_DIRECT_baremetal.C205 WINDOWS64_DIRECT_baremetal.D188:WINDOWS64_DIRECT_baremetal.D188 WINDOWS64_DIRECT_baremetal.D189:WINDOWS64_DIRECT_baremetal.D205 WINDOWS64_DIRECT_baremetal.E188:WINDOWS64_DIRECT_baremetal.E188 WINDOWS64_DIRECT_baremetal.E189:WINDOWS64_DIRECT_baremetal.E205 WINDOWS64_DIRECT_baremetal.F188:WINDOWS64_DIRECT_baremetal.F188 WINDOWS64_DIRECT_baremetal.F189:WINDOWS64_DIRECT_baremetal.F205 WINDOWS64_DIRECT_baremetal.G188:WINDOWS64_DIRECT_baremetal.G188 WINDOWS64_DIRECT_baremetal.G189:WINDOWS64_DIRECT_baremetal.G205 WINDOWS64_DIRECT_baremetal.H188:WINDOWS64_DIRECT_baremetal.H188 WINDOWS64_DIRECT_baremetal.H189:WINDOWS64_DIRECT_baremetal.H205 WINDOWS64_DIRECT_baremetal.I188:WINDOWS64_DIRECT_baremetal.I188 WINDOWS64_DIRECT_baremetal.I189:WINDOWS64_DIRECT_baremetal.I205 WINDOWS64_DIRECT_baremetal.J188:WINDOWS64_DIRECT_baremetal.J188 WINDOWS64_DIRECT_baremetal.J189:WINDOWS64_DIRECT_baremetal.J205 WINDOWS64_DIRECT_baremetal.K188:WINDOWS64_DIRECT_baremetal.K188 WINDOWS64_DIRECT_baremetal.K189:WINDOWS64_DIRECT_baremetal.K205 WINDOWS64_DIRECT_baremetal.L188:WINDOWS64_DIRECT_baremetal.L188 WINDOWS64_DIRECT_baremetal.L189:WINDOWS64_DIRECT_baremetal.L205 WINDOWS64_DIRECT_baremetal.M188:WINDOWS64_DIRECT_baremetal.M188 WINDOWS64_DIRECT_baremetal.M189:WINDOWS64_DIRECT_baremetal.M205 WINDOWS64_DIRECT_baremetal.N188:WINDOWS64_DIRECT_baremetal.N188 WINDOWS64_DIRECT_baremetal.N189:WINDOWS64_DIRECT_baremetal.N205 WINDOWS64_DIRECT_baremetal.O188:WINDOWS64_DIRECT_baremetal.O188 WINDOWS64_DIRECT_baremetal.O189:WINDOWS64_DIRECT_baremetal.O205 WINDOWS64_DIRECT_baremetal.P188:WINDOWS64_DIRECT_baremetal.P188 WINDOWS64_DIRECT_baremetal.P189:WINDOWS64_DIRECT_baremetal.P2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4pt" svg:height="255.23pt" svg:x="879.51pt" svg:y="2887.54pt">
            <loext:p draw:notify-on-update-of-ranges="WINDOWS64_DIRECT_baremetal.C228:WINDOWS64_DIRECT_baremetal.C228 WINDOWS64_DIRECT_baremetal.C229:WINDOWS64_DIRECT_baremetal.C245 WINDOWS64_DIRECT_baremetal.D228:WINDOWS64_DIRECT_baremetal.D228 WINDOWS64_DIRECT_baremetal.D229:WINDOWS64_DIRECT_baremetal.D245 WINDOWS64_DIRECT_baremetal.E228:WINDOWS64_DIRECT_baremetal.E228 WINDOWS64_DIRECT_baremetal.E229:WINDOWS64_DIRECT_baremetal.E245 WINDOWS64_DIRECT_baremetal.F228:WINDOWS64_DIRECT_baremetal.F228 WINDOWS64_DIRECT_baremetal.F229:WINDOWS64_DIRECT_baremetal.F245 WINDOWS64_DIRECT_baremetal.G228:WINDOWS64_DIRECT_baremetal.G228 WINDOWS64_DIRECT_baremetal.G229:WINDOWS64_DIRECT_baremetal.G245 WINDOWS64_DIRECT_baremetal.H228:WINDOWS64_DIRECT_baremetal.H228 WINDOWS64_DIRECT_baremetal.H229:WINDOWS64_DIRECT_baremetal.H245 WINDOWS64_DIRECT_baremetal.I228:WINDOWS64_DIRECT_baremetal.I228 WINDOWS64_DIRECT_baremetal.I229:WINDOWS64_DIRECT_baremetal.I245 WINDOWS64_DIRECT_baremetal.J228:WINDOWS64_DIRECT_baremetal.J228 WINDOWS64_DIRECT_baremetal.J229:WINDOWS64_DIRECT_baremetal.J245 WINDOWS64_DIRECT_baremetal.K228:WINDOWS64_DIRECT_baremetal.K228 WINDOWS64_DIRECT_baremetal.K229:WINDOWS64_DIRECT_baremetal.K245 WINDOWS64_DIRECT_baremetal.L228:WINDOWS64_DIRECT_baremetal.L228 WINDOWS64_DIRECT_baremetal.L229:WINDOWS64_DIRECT_baremetal.L245 WINDOWS64_DIRECT_baremetal.M228:WINDOWS64_DIRECT_baremetal.M228 WINDOWS64_DIRECT_baremetal.M229:WINDOWS64_DIRECT_baremetal.M245 WINDOWS64_DIRECT_baremetal.N228:WINDOWS64_DIRECT_baremetal.N228 WINDOWS64_DIRECT_baremetal.N229:WINDOWS64_DIRECT_baremetal.N245 WINDOWS64_DIRECT_baremetal.O228:WINDOWS64_DIRECT_baremetal.O228 WINDOWS64_DIRECT_baremetal.O229:WINDOWS64_DIRECT_baremetal.O245 WINDOWS64_DIRECT_baremetal.P228:WINDOWS64_DIRECT_baremetal.P228 WINDOWS64_DIRECT_baremetal.P229:WINDOWS64_DIRECT_baremetal.P2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2" table:number-columns-repeated="24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7" table:number-columns-repeated="4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8" table:default-cell-style-name="Default"/>
        <table:table-column table:style-name="co12" table:number-columns-repeated="4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number-columns-repeated="3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/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3" calcext:value-type="float">
            <text:p>3.483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Compiled</text:p>
          </table:table-cell>
          <table:table-cell office:value-type="string" calcext:value-type="string">
            <text:p>f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Build:</text:p>
          </table:table-cell>
          <table:table-cell office:value-type="string" calcext:value-type="string">
            <text:p>Windows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Feb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7:56:07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O_DIR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nabled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-I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9806" calcext:value-type="float">
            <text:p>39806</text:p>
          </table:table-cell>
          <table:table-cell table:number-columns-repeated="3"/>
          <table:table-cell office:value-type="float" office:value="48034" calcext:value-type="float">
            <text:p>48034</text:p>
          </table:table-cell>
          <table:table-cell table:number-columns-repeated="3"/>
          <table:table-cell office:value-type="float" office:value="42871" calcext:value-type="float">
            <text:p>42871</text:p>
          </table:table-cell>
          <table:table-cell table:number-columns-repeated="3"/>
          <table:table-cell office:value-type="float" office:value="58252" calcext:value-type="float">
            <text:p>58252</text:p>
          </table:table-cell>
          <table:table-cell table:number-columns-repeated="3"/>
          <table:table-cell office:value-type="float" office:value="56652" calcext:value-type="float">
            <text:p>56652</text:p>
          </table:table-cell>
          <table:table-cell table:number-columns-repeated="3"/>
          <table:table-cell office:value-type="float" office:value="76168" calcext:value-type="float">
            <text:p>76168</text:p>
          </table:table-cell>
          <table:table-cell table:number-columns-repeated="3"/>
          <table:table-cell office:value-type="float" office:value="21445" calcext:value-type="float">
            <text:p>21445</text:p>
          </table:table-cell>
          <table:table-cell table:number-columns-repeated="4"/>
          <table:table-cell office:value-type="float" office:value="53855" calcext:value-type="float">
            <text:p>53855</text:p>
          </table:table-cell>
          <table:table-cell table:number-columns-repeated="4"/>
          <table:table-cell office:value-type="float" office:value="46742" calcext:value-type="float">
            <text:p>46742</text:p>
          </table:table-cell>
          <table:table-cell table:number-columns-repeated="2"/>
          <table:table-cell office:value-type="float" office:value="576418" calcext:value-type="float">
            <text:p>576418</text:p>
          </table:table-cell>
          <table:table-cell table:number-columns-repeated="2"/>
          <table:table-cell office:value-type="float" office:value="713512" calcext:value-type="float">
            <text:p>713512</text:p>
          </table:table-cell>
          <table:table-cell/>
          <table:table-cell office:value-type="float" office:value="1269229" calcext:value-type="float">
            <text:p>1269229</text:p>
          </table:table-cell>
          <table:table-cell/>
          <table:table-cell office:value-type="float" office:value="1670884" calcext:value-type="float">
            <text:p>1670884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33064" calcext:value-type="float">
            <text:p>133064</text:p>
          </table:table-cell>
          <table:table-cell table:number-columns-repeated="2"/>
          <table:table-cell office:value-type="float" office:value="182068" calcext:value-type="float">
            <text:p>182068</text:p>
          </table:table-cell>
          <table:table-cell table:number-columns-repeated="2"/>
          <table:table-cell office:value-type="float" office:value="148148" calcext:value-type="float">
            <text:p>148148</text:p>
          </table:table-cell>
          <table:table-cell table:number-columns-repeated="2"/>
          <table:table-cell office:value-type="float" office:value="144104" calcext:value-type="float">
            <text:p>144104</text:p>
          </table:table-cell>
          <table:table-cell table:number-columns-repeated="2"/>
          <table:table-cell office:value-type="float" office:value="129411" calcext:value-type="float">
            <text:p>129411</text:p>
          </table:table-cell>
          <table:table-cell table:number-columns-repeated="2"/>
          <table:table-cell office:value-type="float" office:value="174142" calcext:value-type="float">
            <text:p>174142</text:p>
          </table:table-cell>
          <table:table-cell table:number-columns-repeated="2"/>
          <table:table-cell office:value-type="float" office:value="121658" calcext:value-type="float">
            <text:p>121658</text:p>
          </table:table-cell>
          <table:table-cell table:number-columns-repeated="3"/>
          <table:table-cell office:value-type="float" office:value="155844" calcext:value-type="float">
            <text:p>155844</text:p>
          </table:table-cell>
          <table:table-cell table:number-columns-repeated="3"/>
          <table:table-cell office:value-type="float" office:value="127906" calcext:value-type="float">
            <text:p>127906</text:p>
          </table:table-cell>
          <table:table-cell table:number-columns-repeated="2"/>
          <table:table-cell office:value-type="float" office:value="407407" calcext:value-type="float">
            <text:p>407407</text:p>
          </table:table-cell>
          <table:table-cell table:number-columns-repeated="2"/>
          <table:table-cell office:value-type="float" office:value="564102" calcext:value-type="float">
            <text:p>564102</text:p>
          </table:table-cell>
          <table:table-cell/>
          <table:table-cell office:value-type="float" office:value="2163932" calcext:value-type="float">
            <text:p>2163932</text:p>
          </table:table-cell>
          <table:table-cell/>
          <table:table-cell office:value-type="float" office:value="2588232" calcext:value-type="float">
            <text:p>2588232</text:p>
          </table:table-cell>
          <table:table-cell table:number-columns-repeated="19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8849" calcext:value-type="float">
            <text:p>58849</text:p>
          </table:table-cell>
          <table:table-cell table:number-columns-repeated="2"/>
          <table:table-cell office:value-type="float" office:value="121658" calcext:value-type="float">
            <text:p>121658</text:p>
          </table:table-cell>
          <table:table-cell table:number-columns-repeated="2"/>
          <table:table-cell office:value-type="float" office:value="104761" calcext:value-type="float">
            <text:p>104761</text:p>
          </table:table-cell>
          <table:table-cell table:number-columns-repeated="2"/>
          <table:table-cell office:value-type="float" office:value="114088" calcext:value-type="float">
            <text:p>114088</text:p>
          </table:table-cell>
          <table:table-cell table:number-columns-repeated="2"/>
          <table:table-cell office:value-type="float" office:value="104595" calcext:value-type="float">
            <text:p>104595</text:p>
          </table:table-cell>
          <table:table-cell table:number-columns-repeated="2"/>
          <table:table-cell office:value-type="float" office:value="115992" calcext:value-type="float">
            <text:p>115992</text:p>
          </table:table-cell>
          <table:table-cell table:number-columns-repeated="2"/>
          <table:table-cell office:value-type="float" office:value="100994" calcext:value-type="float">
            <text:p>100994</text:p>
          </table:table-cell>
          <table:table-cell table:number-columns-repeated="3"/>
          <table:table-cell office:value-type="float" office:value="108374" calcext:value-type="float">
            <text:p>108374</text:p>
          </table:table-cell>
          <table:table-cell table:number-columns-repeated="4"/>
          <table:table-cell office:value-type="float" office:value="44191" calcext:value-type="float">
            <text:p>44191</text:p>
          </table:table-cell>
          <table:table-cell table:number-columns-repeated="2"/>
          <table:table-cell office:value-type="float" office:value="721310" calcext:value-type="float">
            <text:p>721310</text:p>
          </table:table-cell>
          <table:table-cell table:number-columns-repeated="2"/>
          <table:table-cell office:value-type="float" office:value="963502" calcext:value-type="float">
            <text:p>963502</text:p>
          </table:table-cell>
          <table:table-cell/>
          <table:table-cell office:value-type="float" office:value="2538459" calcext:value-type="float">
            <text:p>2538459</text:p>
          </table:table-cell>
          <table:table-cell/>
          <table:table-cell office:value-type="float" office:value="3771424" calcext:value-type="float">
            <text:p>3771424</text:p>
          </table:table-cell>
          <table:table-cell table:number-columns-repeated="18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6732" calcext:value-type="float">
            <text:p>326732</text:p>
          </table:table-cell>
          <table:table-cell table:number-columns-repeated="2"/>
          <table:table-cell office:value-type="float" office:value="321167" calcext:value-type="float">
            <text:p>321167</text:p>
          </table:table-cell>
          <table:table-cell table:number-columns-repeated="2"/>
          <table:table-cell office:value-type="float" office:value="318840" calcext:value-type="float">
            <text:p>318840</text:p>
          </table:table-cell>
          <table:table-cell table:number-columns-repeated="2"/>
          <table:table-cell office:value-type="float" office:value="314285" calcext:value-type="float">
            <text:p>314285</text:p>
          </table:table-cell>
          <table:table-cell table:number-columns-repeated="2"/>
          <table:table-cell office:value-type="float" office:value="312056" calcext:value-type="float">
            <text:p>312056</text:p>
          </table:table-cell>
          <table:table-cell table:number-columns-repeated="2"/>
          <table:table-cell office:value-type="float" office:value="330826" calcext:value-type="float">
            <text:p>330826</text:p>
          </table:table-cell>
          <table:table-cell table:number-columns-repeated="2"/>
          <table:table-cell office:value-type="float" office:value="204650" calcext:value-type="float">
            <text:p>204650</text:p>
          </table:table-cell>
          <table:table-cell table:number-columns-repeated="3"/>
          <table:table-cell office:value-type="float" office:value="325122" calcext:value-type="float">
            <text:p>325122</text:p>
          </table:table-cell>
          <table:table-cell table:number-columns-repeated="3"/>
          <table:table-cell office:value-type="float" office:value="262947" calcext:value-type="float">
            <text:p>262947</text:p>
          </table:table-cell>
          <table:table-cell table:number-columns-repeated="2"/>
          <table:table-cell office:value-type="float" office:value="597284" calcext:value-type="float">
            <text:p>597284</text:p>
          </table:table-cell>
          <table:table-cell table:number-columns-repeated="2"/>
          <table:table-cell office:value-type="float" office:value="523809" calcext:value-type="float">
            <text:p>523809</text:p>
          </table:table-cell>
          <table:table-cell/>
          <table:table-cell office:value-type="float" office:value="1571427" calcext:value-type="float">
            <text:p>1571427</text:p>
          </table:table-cell>
          <table:table-cell/>
          <table:table-cell office:value-type="float" office:value="2199997" calcext:value-type="float">
            <text:p>2199997</text:p>
          </table:table-cell>
          <table:table-cell table:number-columns-repeated="20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501900" calcext:value-type="float">
            <text:p>501900</text:p>
          </table:table-cell>
          <table:table-cell table:number-columns-repeated="2"/>
          <table:table-cell office:value-type="float" office:value="379309" calcext:value-type="float">
            <text:p>379309</text:p>
          </table:table-cell>
          <table:table-cell table:number-columns-repeated="2"/>
          <table:table-cell office:value-type="float" office:value="441471" calcext:value-type="float">
            <text:p>441471</text:p>
          </table:table-cell>
          <table:table-cell table:number-columns-repeated="2"/>
          <table:table-cell office:value-type="float" office:value="429967" calcext:value-type="float">
            <text:p>429967</text:p>
          </table:table-cell>
          <table:table-cell table:number-columns-repeated="2"/>
          <table:table-cell office:value-type="float" office:value="424436" calcext:value-type="float">
            <text:p>424436</text:p>
          </table:table-cell>
          <table:table-cell table:number-columns-repeated="2"/>
          <table:table-cell office:value-type="float" office:value="427184" calcext:value-type="float">
            <text:p>427184</text:p>
          </table:table-cell>
          <table:table-cell table:number-columns-repeated="2"/>
          <table:table-cell office:value-type="float" office:value="254826" calcext:value-type="float">
            <text:p>254826</text:p>
          </table:table-cell>
          <table:table-cell table:number-columns-repeated="3"/>
          <table:table-cell office:value-type="float" office:value="404907" calcext:value-type="float">
            <text:p>404907</text:p>
          </table:table-cell>
          <table:table-cell table:number-columns-repeated="3"/>
          <table:table-cell office:value-type="float" office:value="303447" calcext:value-type="float">
            <text:p>303447</text:p>
          </table:table-cell>
          <table:table-cell table:number-columns-repeated="2"/>
          <table:table-cell office:value-type="float" office:value="683937" calcext:value-type="float">
            <text:p>683937</text:p>
          </table:table-cell>
          <table:table-cell table:number-columns-repeated="2"/>
          <table:table-cell office:value-type="float" office:value="785713" calcext:value-type="float">
            <text:p>785713</text:p>
          </table:table-cell>
          <table:table-cell/>
          <table:table-cell office:value-type="float" office:value="3882349" calcext:value-type="float">
            <text:p>3882349</text:p>
          </table:table-cell>
          <table:table-cell/>
          <table:table-cell office:value-type="float" office:value="5999994" calcext:value-type="float">
            <text:p>5999994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7316" calcext:value-type="float">
            <text:p>107316</text:p>
          </table:table-cell>
          <table:table-cell table:number-columns-repeated="2"/>
          <table:table-cell office:value-type="float" office:value="120218" calcext:value-type="float">
            <text:p>120218</text:p>
          </table:table-cell>
          <table:table-cell table:number-columns-repeated="3"/>
          <table:table-cell office:value-type="float" office:value="35613" calcext:value-type="float">
            <text:p>35613</text:p>
          </table:table-cell>
          <table:table-cell table:number-columns-repeated="3"/>
          <table:table-cell office:value-type="float" office:value="35493" calcext:value-type="float">
            <text:p>35493</text:p>
          </table:table-cell>
          <table:table-cell table:number-columns-repeated="3"/>
          <table:table-cell office:value-type="float" office:value="57704" calcext:value-type="float">
            <text:p>57704</text:p>
          </table:table-cell>
          <table:table-cell table:number-columns-repeated="2"/>
          <table:table-cell office:value-type="float" office:value="117542" calcext:value-type="float">
            <text:p>117542</text:p>
          </table:table-cell>
          <table:table-cell table:number-columns-repeated="3"/>
          <table:table-cell office:value-type="float" office:value="75170" calcext:value-type="float">
            <text:p>75170</text:p>
          </table:table-cell>
          <table:table-cell table:number-columns-repeated="4"/>
          <table:table-cell office:value-type="float" office:value="66683" calcext:value-type="float">
            <text:p>66683</text:p>
          </table:table-cell>
          <table:table-cell table:number-columns-repeated="4"/>
          <table:table-cell office:value-type="float" office:value="25730" calcext:value-type="float">
            <text:p>25730</text:p>
          </table:table-cell>
          <table:table-cell table:number-columns-repeated="2"/>
          <table:table-cell office:value-type="float" office:value="545454" calcext:value-type="float">
            <text:p>545454</text:p>
          </table:table-cell>
          <table:table-cell table:number-columns-repeated="2"/>
          <table:table-cell office:value-type="float" office:value="974168" calcext:value-type="float">
            <text:p>974168</text:p>
          </table:table-cell>
          <table:table-cell/>
          <table:table-cell office:value-type="float" office:value="1508569" calcext:value-type="float">
            <text:p>1508569</text:p>
          </table:table-cell>
          <table:table-cell/>
          <table:table-cell office:value-type="float" office:value="1649998" calcext:value-type="float">
            <text:p>1649998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5765" calcext:value-type="float">
            <text:p>175765</text:p>
          </table:table-cell>
          <table:table-cell table:number-columns-repeated="3"/>
          <table:table-cell office:value-type="float" office:value="73640" calcext:value-type="float">
            <text:p>73640</text:p>
          </table:table-cell>
          <table:table-cell table:number-columns-repeated="2"/>
          <table:table-cell office:value-type="float" office:value="106925" calcext:value-type="float">
            <text:p>106925</text:p>
          </table:table-cell>
          <table:table-cell table:number-columns-repeated="2"/>
          <table:table-cell office:value-type="float" office:value="101616" calcext:value-type="float">
            <text:p>101616</text:p>
          </table:table-cell>
          <table:table-cell table:number-columns-repeated="3"/>
          <table:table-cell office:value-type="float" office:value="92696" calcext:value-type="float">
            <text:p>92696</text:p>
          </table:table-cell>
          <table:table-cell table:number-columns-repeated="2"/>
          <table:table-cell office:value-type="float" office:value="191720" calcext:value-type="float">
            <text:p>191720</text:p>
          </table:table-cell>
          <table:table-cell table:number-columns-repeated="3"/>
          <table:table-cell office:value-type="float" office:value="40152" calcext:value-type="float">
            <text:p>40152</text:p>
          </table:table-cell>
          <table:table-cell table:number-columns-repeated="3"/>
          <table:table-cell office:value-type="float" office:value="119565" calcext:value-type="float">
            <text:p>119565</text:p>
          </table:table-cell>
          <table:table-cell table:number-columns-repeated="4"/>
          <table:table-cell office:value-type="float" office:value="49318" calcext:value-type="float">
            <text:p>49318</text:p>
          </table:table-cell>
          <table:table-cell table:number-columns-repeated="2"/>
          <table:table-cell office:value-type="float" office:value="769678" calcext:value-type="float">
            <text:p>769678</text:p>
          </table:table-cell>
          <table:table-cell/>
          <table:table-cell office:value-type="float" office:value="1023254" calcext:value-type="float">
            <text:p>1023254</text:p>
          </table:table-cell>
          <table:table-cell/>
          <table:table-cell office:value-type="float" office:value="1984960" calcext:value-type="float">
            <text:p>1984960</text:p>
          </table:table-cell>
          <table:table-cell/>
          <table:table-cell office:value-type="float" office:value="2336280" calcext:value-type="float">
            <text:p>2336280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6036" calcext:value-type="float">
            <text:p>76036</text:p>
          </table:table-cell>
          <table:table-cell table:number-columns-repeated="2"/>
          <table:table-cell office:value-type="float" office:value="125534" calcext:value-type="float">
            <text:p>125534</text:p>
          </table:table-cell>
          <table:table-cell table:number-columns-repeated="3"/>
          <table:table-cell office:value-type="float" office:value="71467" calcext:value-type="float">
            <text:p>71467</text:p>
          </table:table-cell>
          <table:table-cell table:number-columns-repeated="3"/>
          <table:table-cell office:value-type="float" office:value="66099" calcext:value-type="float">
            <text:p>66099</text:p>
          </table:table-cell>
          <table:table-cell table:number-columns-repeated="3"/>
          <table:table-cell office:value-type="float" office:value="65589" calcext:value-type="float">
            <text:p>65589</text:p>
          </table:table-cell>
          <table:table-cell table:number-columns-repeated="2"/>
          <table:table-cell office:value-type="float" office:value="112627" calcext:value-type="float">
            <text:p>112627</text:p>
          </table:table-cell>
          <table:table-cell table:number-columns-repeated="3"/>
          <table:table-cell office:value-type="float" office:value="40721" calcext:value-type="float">
            <text:p>40721</text:p>
          </table:table-cell>
          <table:table-cell table:number-columns-repeated="3"/>
          <table:table-cell office:value-type="float" office:value="118279" calcext:value-type="float">
            <text:p>118279</text:p>
          </table:table-cell>
          <table:table-cell table:number-columns-repeated="4"/>
          <table:table-cell office:value-type="float" office:value="67450" calcext:value-type="float">
            <text:p>67450</text:p>
          </table:table-cell>
          <table:table-cell/>
          <table:table-cell office:value-type="float" office:value="1081966" calcext:value-type="float">
            <text:p>1081966</text:p>
          </table:table-cell>
          <table:table-cell/>
          <table:table-cell office:value-type="float" office:value="1389472" calcext:value-type="float">
            <text:p>1389472</text:p>
          </table:table-cell>
          <table:table-cell/>
          <table:table-cell office:value-type="float" office:value="3259256" calcext:value-type="float">
            <text:p>3259256</text:p>
          </table:table-cell>
          <table:table-cell/>
          <table:table-cell office:value-type="float" office:value="4190472" calcext:value-type="float">
            <text:p>4190472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76352" calcext:value-type="float">
            <text:p>176352</text:p>
          </table:table-cell>
          <table:table-cell table:number-columns-repeated="2"/>
          <table:table-cell office:value-type="float" office:value="192139" calcext:value-type="float">
            <text:p>192139</text:p>
          </table:table-cell>
          <table:table-cell table:number-columns-repeated="3"/>
          <table:table-cell office:value-type="float" office:value="80243" calcext:value-type="float">
            <text:p>80243</text:p>
          </table:table-cell>
          <table:table-cell table:number-columns-repeated="3"/>
          <table:table-cell office:value-type="float" office:value="94623" calcext:value-type="float">
            <text:p>94623</text:p>
          </table:table-cell>
          <table:table-cell table:number-columns-repeated="3"/>
          <table:table-cell office:value-type="float" office:value="92566" calcext:value-type="float">
            <text:p>92566</text:p>
          </table:table-cell>
          <table:table-cell table:number-columns-repeated="2"/>
          <table:table-cell office:value-type="float" office:value="169665" calcext:value-type="float">
            <text:p>169665</text:p>
          </table:table-cell>
          <table:table-cell table:number-columns-repeated="3"/>
          <table:table-cell office:value-type="float" office:value="75883" calcext:value-type="float">
            <text:p>75883</text:p>
          </table:table-cell>
          <table:table-cell table:number-columns-repeated="3"/>
          <table:table-cell office:value-type="float" office:value="194546" calcext:value-type="float">
            <text:p>194546</text:p>
          </table:table-cell>
          <table:table-cell table:number-columns-repeated="3"/>
          <table:table-cell office:value-type="float" office:value="133603" calcext:value-type="float">
            <text:p>133603</text:p>
          </table:table-cell>
          <table:table-cell/>
          <table:table-cell office:value-type="float" office:value="1173332" calcext:value-type="float">
            <text:p>1173332</text:p>
          </table:table-cell>
          <table:table-cell/>
          <table:table-cell office:value-type="float" office:value="1833331" calcext:value-type="float">
            <text:p>1833331</text:p>
          </table:table-cell>
          <table:table-cell/>
          <table:table-cell office:value-type="float" office:value="4258060" calcext:value-type="float">
            <text:p>4258060</text:p>
          </table:table-cell>
          <table:table-cell/>
          <table:table-cell office:value-type="float" office:value="5999994" calcext:value-type="float">
            <text:p>5999994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09495" calcext:value-type="float">
            <text:p>309495</text:p>
          </table:table-cell>
          <table:table-cell table:number-columns-repeated="2"/>
          <table:table-cell office:value-type="float" office:value="321950" calcext:value-type="float">
            <text:p>321950</text:p>
          </table:table-cell>
          <table:table-cell table:number-columns-repeated="2"/>
          <table:table-cell office:value-type="float" office:value="160291" calcext:value-type="float">
            <text:p>160291</text:p>
          </table:table-cell>
          <table:table-cell table:number-columns-repeated="2"/>
          <table:table-cell office:value-type="float" office:value="158653" calcext:value-type="float">
            <text:p>158653</text:p>
          </table:table-cell>
          <table:table-cell table:number-columns-repeated="2"/>
          <table:table-cell office:value-type="float" office:value="144578" calcext:value-type="float">
            <text:p>144578</text:p>
          </table:table-cell>
          <table:table-cell table:number-columns-repeated="2"/>
          <table:table-cell office:value-type="float" office:value="241316" calcext:value-type="float">
            <text:p>241316</text:p>
          </table:table-cell>
          <table:table-cell table:number-columns-repeated="2"/>
          <table:table-cell office:value-type="float" office:value="134419" calcext:value-type="float">
            <text:p>134419</text:p>
          </table:table-cell>
          <table:table-cell table:number-columns-repeated="3"/>
          <table:table-cell office:value-type="float" office:value="229564" calcext:value-type="float">
            <text:p>229564</text:p>
          </table:table-cell>
          <table:table-cell table:number-columns-repeated="3"/>
          <table:table-cell office:value-type="float" office:value="149068" calcext:value-type="float">
            <text:p>149068</text:p>
          </table:table-cell>
          <table:table-cell/>
          <table:table-cell office:value-type="float" office:value="1466665" calcext:value-type="float">
            <text:p>1466665</text:p>
          </table:table-cell>
          <table:table-cell/>
          <table:table-cell office:value-type="float" office:value="1984960" calcext:value-type="float">
            <text:p>1984960</text:p>
          </table:table-cell>
          <table:table-cell/>
          <table:table-cell office:value-type="float" office:value="4799995" calcext:value-type="float">
            <text:p>4799995</text:p>
          </table:table-cell>
          <table:table-cell/>
          <table:table-cell office:value-type="float" office:value="7333325" calcext:value-type="float">
            <text:p>7333325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32598" calcext:value-type="float">
            <text:p>232598</text:p>
          </table:table-cell>
          <table:table-cell table:number-columns-repeated="2"/>
          <table:table-cell office:value-type="float" office:value="248821" calcext:value-type="float">
            <text:p>248821</text:p>
          </table:table-cell>
          <table:table-cell table:number-columns-repeated="2"/>
          <table:table-cell office:value-type="float" office:value="241979" calcext:value-type="float">
            <text:p>241979</text:p>
          </table:table-cell>
          <table:table-cell table:number-columns-repeated="2"/>
          <table:table-cell office:value-type="float" office:value="240436" calcext:value-type="float">
            <text:p>240436</text:p>
          </table:table-cell>
          <table:table-cell table:number-columns-repeated="2"/>
          <table:table-cell office:value-type="float" office:value="222222" calcext:value-type="float">
            <text:p>222222</text:p>
          </table:table-cell>
          <table:table-cell table:number-columns-repeated="2"/>
          <table:table-cell office:value-type="float" office:value="296296" calcext:value-type="float">
            <text:p>296296</text:p>
          </table:table-cell>
          <table:table-cell table:number-columns-repeated="2"/>
          <table:table-cell office:value-type="float" office:value="187366" calcext:value-type="float">
            <text:p>187366</text:p>
          </table:table-cell>
          <table:table-cell table:number-columns-repeated="3"/>
          <table:table-cell office:value-type="float" office:value="339768" calcext:value-type="float">
            <text:p>339768</text:p>
          </table:table-cell>
          <table:table-cell table:number-columns-repeated="3"/>
          <table:table-cell office:value-type="float" office:value="197456" calcext:value-type="float">
            <text:p>197456</text:p>
          </table:table-cell>
          <table:table-cell/>
          <table:table-cell office:value-type="float" office:value="1374998" calcext:value-type="float">
            <text:p>1374998</text:p>
          </table:table-cell>
          <table:table-cell/>
          <table:table-cell office:value-type="float" office:value="1859153" calcext:value-type="float">
            <text:p>1859153</text:p>
          </table:table-cell>
          <table:table-cell/>
          <table:table-cell office:value-type="float" office:value="4888884" calcext:value-type="float">
            <text:p>4888884</text:p>
          </table:table-cell>
          <table:table-cell/>
          <table:table-cell office:value-type="float" office:value="8249991" calcext:value-type="float">
            <text:p>8249991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5053" calcext:value-type="float">
            <text:p>105053</text:p>
          </table:table-cell>
          <table:table-cell table:number-columns-repeated="3"/>
          <table:table-cell office:value-type="float" office:value="72003" calcext:value-type="float">
            <text:p>72003</text:p>
          </table:table-cell>
          <table:table-cell table:number-columns-repeated="3"/>
          <table:table-cell office:value-type="float" office:value="44459" calcext:value-type="float">
            <text:p>44459</text:p>
          </table:table-cell>
          <table:table-cell table:number-columns-repeated="3"/>
          <table:table-cell office:value-type="float" office:value="44384" calcext:value-type="float">
            <text:p>44384</text:p>
          </table:table-cell>
          <table:table-cell table:number-columns-repeated="3"/>
          <table:table-cell office:value-type="float" office:value="27748" calcext:value-type="float">
            <text:p>27748</text:p>
          </table:table-cell>
          <table:table-cell table:number-columns-repeated="3"/>
          <table:table-cell office:value-type="float" office:value="89582" calcext:value-type="float">
            <text:p>89582</text:p>
          </table:table-cell>
          <table:table-cell table:number-columns-repeated="3"/>
          <table:table-cell office:value-type="float" office:value="38172" calcext:value-type="float">
            <text:p>38172</text:p>
          </table:table-cell>
          <table:table-cell table:number-columns-repeated="4"/>
          <table:table-cell office:value-type="float" office:value="81860" calcext:value-type="float">
            <text:p>81860</text:p>
          </table:table-cell>
          <table:table-cell table:number-columns-repeated="4"/>
          <table:table-cell office:value-type="float" office:value="44136" calcext:value-type="float">
            <text:p>44136</text:p>
          </table:table-cell>
          <table:table-cell table:number-columns-repeated="2"/>
          <table:table-cell office:value-type="float" office:value="793984" calcext:value-type="float">
            <text:p>793984</text:p>
          </table:table-cell>
          <table:table-cell/>
          <table:table-cell office:value-type="float" office:value="1099998" calcext:value-type="float">
            <text:p>1099998</text:p>
          </table:table-cell>
          <table:table-cell/>
          <table:table-cell office:value-type="float" office:value="1517239" calcext:value-type="float">
            <text:p>1517239</text:p>
          </table:table-cell>
          <table:table-cell/>
          <table:table-cell office:value-type="float" office:value="1665613" calcext:value-type="float">
            <text:p>1665613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1658" calcext:value-type="float">
            <text:p>121658</text:p>
          </table:table-cell>
          <table:table-cell table:number-columns-repeated="2"/>
          <table:table-cell office:value-type="float" office:value="131408" calcext:value-type="float">
            <text:p>131408</text:p>
          </table:table-cell>
          <table:table-cell table:number-columns-repeated="3"/>
          <table:table-cell office:value-type="float" office:value="25144" calcext:value-type="float">
            <text:p>25144</text:p>
          </table:table-cell>
          <table:table-cell table:number-columns-repeated="3"/>
          <table:table-cell office:value-type="float" office:value="29508" calcext:value-type="float">
            <text:p>29508</text:p>
          </table:table-cell>
          <table:table-cell table:number-columns-repeated="3"/>
          <table:table-cell office:value-type="float" office:value="27758" calcext:value-type="float">
            <text:p>27758</text:p>
          </table:table-cell>
          <table:table-cell table:number-columns-repeated="2"/>
          <table:table-cell office:value-type="float" office:value="135627" calcext:value-type="float">
            <text:p>135627</text:p>
          </table:table-cell>
          <table:table-cell table:number-columns-repeated="3"/>
          <table:table-cell office:value-type="float" office:value="29235" calcext:value-type="float">
            <text:p>29235</text:p>
          </table:table-cell>
          <table:table-cell table:number-columns-repeated="3"/>
          <table:table-cell office:value-type="float" office:value="140649" calcext:value-type="float">
            <text:p>140649</text:p>
          </table:table-cell>
          <table:table-cell table:number-columns-repeated="4"/>
          <table:table-cell office:value-type="float" office:value="30099" calcext:value-type="float">
            <text:p>30099</text:p>
          </table:table-cell>
          <table:table-cell/>
          <table:table-cell office:value-type="float" office:value="1624613" calcext:value-type="float">
            <text:p>1624613</text:p>
          </table:table-cell>
          <table:table-cell/>
          <table:table-cell office:value-type="float" office:value="1899278" calcext:value-type="float">
            <text:p>1899278</text:p>
          </table:table-cell>
          <table:table-cell/>
          <table:table-cell office:value-type="float" office:value="2444442" calcext:value-type="float">
            <text:p>2444442</text:p>
          </table:table-cell>
          <table:table-cell/>
          <table:table-cell office:value-type="float" office:value="2490563" calcext:value-type="float">
            <text:p>2490563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3341" calcext:value-type="float">
            <text:p>173341</text:p>
          </table:table-cell>
          <table:table-cell table:number-columns-repeated="2"/>
          <table:table-cell office:value-type="float" office:value="161963" calcext:value-type="float">
            <text:p>161963</text:p>
          </table:table-cell>
          <table:table-cell table:number-columns-repeated="2"/>
          <table:table-cell office:value-type="float" office:value="114957" calcext:value-type="float">
            <text:p>114957</text:p>
          </table:table-cell>
          <table:table-cell table:number-columns-repeated="2"/>
          <table:table-cell office:value-type="float" office:value="150943" calcext:value-type="float">
            <text:p>150943</text:p>
          </table:table-cell>
          <table:table-cell table:number-columns-repeated="2"/>
          <table:table-cell office:value-type="float" office:value="137679" calcext:value-type="float">
            <text:p>137679</text:p>
          </table:table-cell>
          <table:table-cell table:number-columns-repeated="2"/>
          <table:table-cell office:value-type="float" office:value="223918" calcext:value-type="float">
            <text:p>223918</text:p>
          </table:table-cell>
          <table:table-cell table:number-columns-repeated="3"/>
          <table:table-cell office:value-type="float" office:value="50324" calcext:value-type="float">
            <text:p>50324</text:p>
          </table:table-cell>
          <table:table-cell table:number-columns-repeated="3"/>
          <table:table-cell office:value-type="float" office:value="145655" calcext:value-type="float">
            <text:p>145655</text:p>
          </table:table-cell>
          <table:table-cell table:number-columns-repeated="4"/>
          <table:table-cell office:value-type="float" office:value="60068" calcext:value-type="float">
            <text:p>60068</text:p>
          </table:table-cell>
          <table:table-cell table:number-columns-repeated="2"/>
          <table:table-cell office:value-type="float" office:value="491162" calcext:value-type="float">
            <text:p>491162</text:p>
          </table:table-cell>
          <table:table-cell/>
          <table:table-cell office:value-type="float" office:value="1254155" calcext:value-type="float">
            <text:p>1254155</text:p>
          </table:table-cell>
          <table:table-cell/>
          <table:table-cell office:value-type="float" office:value="2007602" calcext:value-type="float">
            <text:p>2007602</text:p>
          </table:table-cell>
          <table:table-cell/>
          <table:table-cell office:value-type="float" office:value="2315787" calcext:value-type="float">
            <text:p>2315787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90682" calcext:value-type="float">
            <text:p>190682</text:p>
          </table:table-cell>
          <table:table-cell table:number-columns-repeated="2"/>
          <table:table-cell office:value-type="float" office:value="228274" calcext:value-type="float">
            <text:p>228274</text:p>
          </table:table-cell>
          <table:table-cell table:number-columns-repeated="3"/>
          <table:table-cell office:value-type="float" office:value="73599" calcext:value-type="float">
            <text:p>73599</text:p>
          </table:table-cell>
          <table:table-cell table:number-columns-repeated="3"/>
          <table:table-cell office:value-type="float" office:value="74523" calcext:value-type="float">
            <text:p>74523</text:p>
          </table:table-cell>
          <table:table-cell table:number-columns-repeated="3"/>
          <table:table-cell office:value-type="float" office:value="77260" calcext:value-type="float">
            <text:p>77260</text:p>
          </table:table-cell>
          <table:table-cell table:number-columns-repeated="2"/>
          <table:table-cell office:value-type="float" office:value="206896" calcext:value-type="float">
            <text:p>206896</text:p>
          </table:table-cell>
          <table:table-cell table:number-columns-repeated="3"/>
          <table:table-cell office:value-type="float" office:value="92582" calcext:value-type="float">
            <text:p>92582</text:p>
          </table:table-cell>
          <table:table-cell table:number-columns-repeated="3"/>
          <table:table-cell office:value-type="float" office:value="218723" calcext:value-type="float">
            <text:p>218723</text:p>
          </table:table-cell>
          <table:table-cell table:number-columns-repeated="3"/>
          <table:table-cell office:value-type="float" office:value="166299" calcext:value-type="float">
            <text:p>166299</text:p>
          </table:table-cell>
          <table:table-cell/>
          <table:table-cell office:value-type="float" office:value="1859153" calcext:value-type="float">
            <text:p>1859153</text:p>
          </table:table-cell>
          <table:table-cell/>
          <table:table-cell office:value-type="float" office:value="2246806" calcext:value-type="float">
            <text:p>2246806</text:p>
          </table:table-cell>
          <table:table-cell/>
          <table:table-cell office:value-type="float" office:value="5028566" calcext:value-type="float">
            <text:p>5028566</text:p>
          </table:table-cell>
          <table:table-cell/>
          <table:table-cell office:value-type="float" office:value="6683537" calcext:value-type="float">
            <text:p>6683537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26414" calcext:value-type="float">
            <text:p>226414</text:p>
          </table:table-cell>
          <table:table-cell table:number-columns-repeated="2"/>
          <table:table-cell office:value-type="float" office:value="788058" calcext:value-type="float">
            <text:p>788058</text:p>
          </table:table-cell>
          <table:table-cell table:number-columns-repeated="2"/>
          <table:table-cell office:value-type="float" office:value="260740" calcext:value-type="float">
            <text:p>260740</text:p>
          </table:table-cell>
          <table:table-cell table:number-columns-repeated="2"/>
          <table:table-cell office:value-type="float" office:value="291551" calcext:value-type="float">
            <text:p>291551</text:p>
          </table:table-cell>
          <table:table-cell table:number-columns-repeated="2"/>
          <table:table-cell office:value-type="float" office:value="306264" calcext:value-type="float">
            <text:p>306264</text:p>
          </table:table-cell>
          <table:table-cell table:number-columns-repeated="2"/>
          <table:table-cell office:value-type="float" office:value="542651" calcext:value-type="float">
            <text:p>542651</text:p>
          </table:table-cell>
          <table:table-cell table:number-columns-repeated="2"/>
          <table:table-cell office:value-type="float" office:value="149574" calcext:value-type="float">
            <text:p>149574</text:p>
          </table:table-cell>
          <table:table-cell table:number-columns-repeated="3"/>
          <table:table-cell office:value-type="float" office:value="369747" calcext:value-type="float">
            <text:p>369747</text:p>
          </table:table-cell>
          <table:table-cell table:number-columns-repeated="3"/>
          <table:table-cell office:value-type="float" office:value="150127" calcext:value-type="float">
            <text:p>150127</text:p>
          </table:table-cell>
          <table:table-cell/>
          <table:table-cell office:value-type="float" office:value="1919998" calcext:value-type="float">
            <text:p>1919998</text:p>
          </table:table-cell>
          <table:table-cell/>
          <table:table-cell office:value-type="float" office:value="2378376" calcext:value-type="float">
            <text:p>2378376</text:p>
          </table:table-cell>
          <table:table-cell/>
          <table:table-cell office:value-type="float" office:value="5557889" calcext:value-type="float">
            <text:p>5557889</text:p>
          </table:table-cell>
          <table:table-cell/>
          <table:table-cell office:value-type="float" office:value="7652166" calcext:value-type="float">
            <text:p>7652166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99999" calcext:value-type="float">
            <text:p>499999</text:p>
          </table:table-cell>
          <table:table-cell table:number-columns-repeated="2"/>
          <table:table-cell office:value-type="float" office:value="548286" calcext:value-type="float">
            <text:p>548286</text:p>
          </table:table-cell>
          <table:table-cell table:number-columns-repeated="2"/>
          <table:table-cell office:value-type="float" office:value="352469" calcext:value-type="float">
            <text:p>352469</text:p>
          </table:table-cell>
          <table:table-cell table:number-columns-repeated="2"/>
          <table:table-cell office:value-type="float" office:value="265059" calcext:value-type="float">
            <text:p>265059</text:p>
          </table:table-cell>
          <table:table-cell table:number-columns-repeated="2"/>
          <table:table-cell office:value-type="float" office:value="260483" calcext:value-type="float">
            <text:p>260483</text:p>
          </table:table-cell>
          <table:table-cell table:number-columns-repeated="2"/>
          <table:table-cell office:value-type="float" office:value="530119" calcext:value-type="float">
            <text:p>530119</text:p>
          </table:table-cell>
          <table:table-cell table:number-columns-repeated="2"/>
          <table:table-cell office:value-type="float" office:value="255072" calcext:value-type="float">
            <text:p>255072</text:p>
          </table:table-cell>
          <table:table-cell table:number-columns-repeated="3"/>
          <table:table-cell office:value-type="float" office:value="450896" calcext:value-type="float">
            <text:p>450896</text:p>
          </table:table-cell>
          <table:table-cell table:number-columns-repeated="3"/>
          <table:table-cell office:value-type="float" office:value="202221" calcext:value-type="float">
            <text:p>202221</text:p>
          </table:table-cell>
          <table:table-cell/>
          <table:table-cell office:value-type="float" office:value="2155099" calcext:value-type="float">
            <text:p>2155099</text:p>
          </table:table-cell>
          <table:table-cell/>
          <table:table-cell office:value-type="float" office:value="2538459" calcext:value-type="float">
            <text:p>2538459</text:p>
          </table:table-cell>
          <table:table-cell/>
          <table:table-cell office:value-type="float" office:value="5999994" calcext:value-type="float">
            <text:p>5999994</text:p>
          </table:table-cell>
          <table:table-cell/>
          <table:table-cell office:value-type="float" office:value="9103439" calcext:value-type="float">
            <text:p>9103439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34567" calcext:value-type="float">
            <text:p>434567</text:p>
          </table:table-cell>
          <table:table-cell table:number-columns-repeated="2"/>
          <table:table-cell office:value-type="float" office:value="711589" calcext:value-type="float">
            <text:p>711589</text:p>
          </table:table-cell>
          <table:table-cell table:number-columns-repeated="2"/>
          <table:table-cell office:value-type="float" office:value="319805" calcext:value-type="float">
            <text:p>319805</text:p>
          </table:table-cell>
          <table:table-cell table:number-columns-repeated="2"/>
          <table:table-cell office:value-type="float" office:value="319805" calcext:value-type="float">
            <text:p>319805</text:p>
          </table:table-cell>
          <table:table-cell table:number-columns-repeated="2"/>
          <table:table-cell office:value-type="float" office:value="313166" calcext:value-type="float">
            <text:p>313166</text:p>
          </table:table-cell>
          <table:table-cell table:number-columns-repeated="2"/>
          <table:table-cell office:value-type="float" office:value="538225" calcext:value-type="float">
            <text:p>538225</text:p>
          </table:table-cell>
          <table:table-cell table:number-columns-repeated="2"/>
          <table:table-cell office:value-type="float" office:value="344647" calcext:value-type="float">
            <text:p>344647</text:p>
          </table:table-cell>
          <table:table-cell table:number-columns-repeated="3"/>
          <table:table-cell office:value-type="float" office:value="521738" calcext:value-type="float">
            <text:p>521738</text:p>
          </table:table-cell>
          <table:table-cell table:number-columns-repeated="3"/>
          <table:table-cell office:value-type="float" office:value="282654" calcext:value-type="float">
            <text:p>282654</text:p>
          </table:table-cell>
          <table:table-cell/>
          <table:table-cell office:value-type="float" office:value="2526313" calcext:value-type="float">
            <text:p>2526313</text:p>
          </table:table-cell>
          <table:table-cell/>
          <table:table-cell office:value-type="float" office:value="3105879" calcext:value-type="float">
            <text:p>3105879</text:p>
          </table:table-cell>
          <table:table-cell/>
          <table:table-cell office:value-type="float" office:value="2917124" calcext:value-type="float">
            <text:p>2917124</text:p>
          </table:table-cell>
          <table:table-cell/>
          <table:table-cell office:value-type="float" office:value="9599990" calcext:value-type="float">
            <text:p>9599990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7219" calcext:value-type="float">
            <text:p>97219</text:p>
          </table:table-cell>
          <table:table-cell table:number-columns-repeated="2"/>
          <table:table-cell office:value-type="float" office:value="111333" calcext:value-type="float">
            <text:p>111333</text:p>
          </table:table-cell>
          <table:table-cell table:number-columns-repeated="3"/>
          <table:table-cell office:value-type="float" office:value="22462" calcext:value-type="float">
            <text:p>22462</text:p>
          </table:table-cell>
          <table:table-cell table:number-columns-repeated="3"/>
          <table:table-cell office:value-type="float" office:value="37249" calcext:value-type="float">
            <text:p>37249</text:p>
          </table:table-cell>
          <table:table-cell table:number-columns-repeated="3"/>
          <table:table-cell office:value-type="float" office:value="60609" calcext:value-type="float">
            <text:p>60609</text:p>
          </table:table-cell>
          <table:table-cell table:number-columns-repeated="2"/>
          <table:table-cell office:value-type="float" office:value="124352" calcext:value-type="float">
            <text:p>124352</text:p>
          </table:table-cell>
          <table:table-cell table:number-columns-repeated="3"/>
          <table:table-cell office:value-type="float" office:value="18048" calcext:value-type="float">
            <text:p>18048</text:p>
          </table:table-cell>
          <table:table-cell table:number-columns-repeated="3"/>
          <table:table-cell office:value-type="float" office:value="109862" calcext:value-type="float">
            <text:p>109862</text:p>
          </table:table-cell>
          <table:table-cell table:number-columns-repeated="4"/>
          <table:table-cell office:value-type="float" office:value="26429" calcext:value-type="float">
            <text:p>26429</text:p>
          </table:table-cell>
          <table:table-cell/>
          <table:table-cell office:value-type="float" office:value="1101145" calcext:value-type="float">
            <text:p>1101145</text:p>
          </table:table-cell>
          <table:table-cell/>
          <table:table-cell office:value-type="float" office:value="1134263" calcext:value-type="float">
            <text:p>1134263</text:p>
          </table:table-cell>
          <table:table-cell/>
          <table:table-cell office:value-type="float" office:value="1627117" calcext:value-type="float">
            <text:p>1627117</text:p>
          </table:table-cell>
          <table:table-cell/>
          <table:table-cell office:value-type="float" office:value="1717071" calcext:value-type="float">
            <text:p>171707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8286" calcext:value-type="float">
            <text:p>168286</text:p>
          </table:table-cell>
          <table:table-cell table:number-columns-repeated="2"/>
          <table:table-cell office:value-type="float" office:value="171178" calcext:value-type="float">
            <text:p>171178</text:p>
          </table:table-cell>
          <table:table-cell table:number-columns-repeated="3"/>
          <table:table-cell office:value-type="float" office:value="26470" calcext:value-type="float">
            <text:p>26470</text:p>
          </table:table-cell>
          <table:table-cell table:number-columns-repeated="3"/>
          <table:table-cell office:value-type="float" office:value="26578" calcext:value-type="float">
            <text:p>26578</text:p>
          </table:table-cell>
          <table:table-cell table:number-columns-repeated="3"/>
          <table:table-cell office:value-type="float" office:value="46265" calcext:value-type="float">
            <text:p>46265</text:p>
          </table:table-cell>
          <table:table-cell table:number-columns-repeated="2"/>
          <table:table-cell office:value-type="float" office:value="206008" calcext:value-type="float">
            <text:p>206008</text:p>
          </table:table-cell>
          <table:table-cell table:number-columns-repeated="3"/>
          <table:table-cell office:value-type="float" office:value="37730" calcext:value-type="float">
            <text:p>37730</text:p>
          </table:table-cell>
          <table:table-cell table:number-columns-repeated="3"/>
          <table:table-cell office:value-type="float" office:value="192454" calcext:value-type="float">
            <text:p>192454</text:p>
          </table:table-cell>
          <table:table-cell table:number-columns-repeated="4"/>
          <table:table-cell office:value-type="float" office:value="31691" calcext:value-type="float">
            <text:p>31691</text:p>
          </table:table-cell>
          <table:table-cell/>
          <table:table-cell office:value-type="float" office:value="1678853" calcext:value-type="float">
            <text:p>1678853</text:p>
          </table:table-cell>
          <table:table-cell/>
          <table:table-cell office:value-type="float" office:value="1731145" calcext:value-type="float">
            <text:p>1731145</text:p>
          </table:table-cell>
          <table:table-cell/>
          <table:table-cell office:value-type="float" office:value="2410956" calcext:value-type="float">
            <text:p>2410956</text:p>
          </table:table-cell>
          <table:table-cell/>
          <table:table-cell office:value-type="float" office:value="2707689" calcext:value-type="float">
            <text:p>2707689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7597" calcext:value-type="float">
            <text:p>217597</text:p>
          </table:table-cell>
          <table:table-cell table:number-columns-repeated="2"/>
          <table:table-cell office:value-type="float" office:value="241702" calcext:value-type="float">
            <text:p>241702</text:p>
          </table:table-cell>
          <table:table-cell table:number-columns-repeated="3"/>
          <table:table-cell office:value-type="float" office:value="45166" calcext:value-type="float">
            <text:p>45166</text:p>
          </table:table-cell>
          <table:table-cell table:number-columns-repeated="3"/>
          <table:table-cell office:value-type="float" office:value="65859" calcext:value-type="float">
            <text:p>65859</text:p>
          </table:table-cell>
          <table:table-cell table:number-columns-repeated="2"/>
          <table:table-cell office:value-type="float" office:value="103998" calcext:value-type="float">
            <text:p>103998</text:p>
          </table:table-cell>
          <table:table-cell table:number-columns-repeated="2"/>
          <table:table-cell office:value-type="float" office:value="219908" calcext:value-type="float">
            <text:p>219908</text:p>
          </table:table-cell>
          <table:table-cell table:number-columns-repeated="3"/>
          <table:table-cell office:value-type="float" office:value="68407" calcext:value-type="float">
            <text:p>68407</text:p>
          </table:table-cell>
          <table:table-cell table:number-columns-repeated="3"/>
          <table:table-cell office:value-type="float" office:value="265126" calcext:value-type="float">
            <text:p>265126</text:p>
          </table:table-cell>
          <table:table-cell table:number-columns-repeated="4"/>
          <table:table-cell office:value-type="float" office:value="46275" calcext:value-type="float">
            <text:p>46275</text:p>
          </table:table-cell>
          <table:table-cell/>
          <table:table-cell office:value-type="float" office:value="1973829" calcext:value-type="float">
            <text:p>1973829</text:p>
          </table:table-cell>
          <table:table-cell/>
          <table:table-cell office:value-type="float" office:value="2285712" calcext:value-type="float">
            <text:p>2285712</text:p>
          </table:table-cell>
          <table:table-cell/>
          <table:table-cell office:value-type="float" office:value="3567564" calcext:value-type="float">
            <text:p>3567564</text:p>
          </table:table-cell>
          <table:table-cell/>
          <table:table-cell office:value-type="float" office:value="4275299" calcext:value-type="float">
            <text:p>4275299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25221" calcext:value-type="float">
            <text:p>625221</text:p>
          </table:table-cell>
          <table:table-cell table:number-columns-repeated="2"/>
          <table:table-cell office:value-type="float" office:value="424607" calcext:value-type="float">
            <text:p>424607</text:p>
          </table:table-cell>
          <table:table-cell table:number-columns-repeated="2"/>
          <table:table-cell office:value-type="float" office:value="266061" calcext:value-type="float">
            <text:p>266061</text:p>
          </table:table-cell>
          <table:table-cell table:number-columns-repeated="2"/>
          <table:table-cell office:value-type="float" office:value="266330" calcext:value-type="float">
            <text:p>266330</text:p>
          </table:table-cell>
          <table:table-cell table:number-columns-repeated="2"/>
          <table:table-cell office:value-type="float" office:value="249822" calcext:value-type="float">
            <text:p>249822</text:p>
          </table:table-cell>
          <table:table-cell table:number-columns-repeated="2"/>
          <table:table-cell office:value-type="float" office:value="636911" calcext:value-type="float">
            <text:p>636911</text:p>
          </table:table-cell>
          <table:table-cell table:number-columns-repeated="2"/>
          <table:table-cell office:value-type="float" office:value="104544" calcext:value-type="float">
            <text:p>104544</text:p>
          </table:table-cell>
          <table:table-cell table:number-columns-repeated="3"/>
          <table:table-cell office:value-type="float" office:value="205088" calcext:value-type="float">
            <text:p>205088</text:p>
          </table:table-cell>
          <table:table-cell table:number-columns-repeated="3"/>
          <table:table-cell office:value-type="float" office:value="201641" calcext:value-type="float">
            <text:p>201641</text:p>
          </table:table-cell>
          <table:table-cell/>
          <table:table-cell office:value-type="float" office:value="2714650" calcext:value-type="float">
            <text:p>2714650</text:p>
          </table:table-cell>
          <table:table-cell/>
          <table:table-cell office:value-type="float" office:value="2917124" calcext:value-type="float">
            <text:p>2917124</text:p>
          </table:table-cell>
          <table:table-cell/>
          <table:table-cell office:value-type="float" office:value="5739124" calcext:value-type="float">
            <text:p>5739124</text:p>
          </table:table-cell>
          <table:table-cell/>
          <table:table-cell office:value-type="float" office:value="7135128" calcext:value-type="float">
            <text:p>7135128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775899" calcext:value-type="float">
            <text:p>775899</text:p>
          </table:table-cell>
          <table:table-cell table:number-columns-repeated="2"/>
          <table:table-cell office:value-type="float" office:value="947934" calcext:value-type="float">
            <text:p>947934</text:p>
          </table:table-cell>
          <table:table-cell table:number-columns-repeated="2"/>
          <table:table-cell office:value-type="float" office:value="262034" calcext:value-type="float">
            <text:p>262034</text:p>
          </table:table-cell>
          <table:table-cell table:number-columns-repeated="2"/>
          <table:table-cell office:value-type="float" office:value="253968" calcext:value-type="float">
            <text:p>253968</text:p>
          </table:table-cell>
          <table:table-cell table:number-columns-repeated="2"/>
          <table:table-cell office:value-type="float" office:value="259906" calcext:value-type="float">
            <text:p>259906</text:p>
          </table:table-cell>
          <table:table-cell table:number-columns-repeated="2"/>
          <table:table-cell office:value-type="float" office:value="283109" calcext:value-type="float">
            <text:p>283109</text:p>
          </table:table-cell>
          <table:table-cell table:number-columns-repeated="2"/>
          <table:table-cell office:value-type="float" office:value="145134" calcext:value-type="float">
            <text:p>145134</text:p>
          </table:table-cell>
          <table:table-cell table:number-columns-repeated="3"/>
          <table:table-cell office:value-type="float" office:value="383581" calcext:value-type="float">
            <text:p>383581</text:p>
          </table:table-cell>
          <table:table-cell table:number-columns-repeated="3"/>
          <table:table-cell office:value-type="float" office:value="157541" calcext:value-type="float">
            <text:p>157541</text:p>
          </table:table-cell>
          <table:table-cell/>
          <table:table-cell office:value-type="float" office:value="1977526" calcext:value-type="float">
            <text:p>1977526</text:p>
          </table:table-cell>
          <table:table-cell/>
          <table:table-cell office:value-type="float" office:value="2389137" calcext:value-type="float">
            <text:p>2389137</text:p>
          </table:table-cell>
          <table:table-cell/>
          <table:table-cell office:value-type="float" office:value="4345674" calcext:value-type="float">
            <text:p>4345674</text:p>
          </table:table-cell>
          <table:table-cell/>
          <table:table-cell office:value-type="float" office:value="5499994" calcext:value-type="float">
            <text:p>5499994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57049" calcext:value-type="float">
            <text:p>157049</text:p>
          </table:table-cell>
          <table:table-cell table:number-columns-repeated="2"/>
          <table:table-cell office:value-type="float" office:value="589614" calcext:value-type="float">
            <text:p>589614</text:p>
          </table:table-cell>
          <table:table-cell table:number-columns-repeated="2"/>
          <table:table-cell office:value-type="float" office:value="236611" calcext:value-type="float">
            <text:p>236611</text:p>
          </table:table-cell>
          <table:table-cell table:number-columns-repeated="2"/>
          <table:table-cell office:value-type="float" office:value="233266" calcext:value-type="float">
            <text:p>233266</text:p>
          </table:table-cell>
          <table:table-cell table:number-columns-repeated="2"/>
          <table:table-cell office:value-type="float" office:value="230165" calcext:value-type="float">
            <text:p>230165</text:p>
          </table:table-cell>
          <table:table-cell table:number-columns-repeated="2"/>
          <table:table-cell office:value-type="float" office:value="566827" calcext:value-type="float">
            <text:p>566827</text:p>
          </table:table-cell>
          <table:table-cell table:number-columns-repeated="2"/>
          <table:table-cell office:value-type="float" office:value="177747" calcext:value-type="float">
            <text:p>177747</text:p>
          </table:table-cell>
          <table:table-cell table:number-columns-repeated="3"/>
          <table:table-cell office:value-type="float" office:value="568046" calcext:value-type="float">
            <text:p>568046</text:p>
          </table:table-cell>
          <table:table-cell table:number-columns-repeated="3"/>
          <table:table-cell office:value-type="float" office:value="207180" calcext:value-type="float">
            <text:p>207180</text:p>
          </table:table-cell>
          <table:table-cell/>
          <table:table-cell office:value-type="float" office:value="3124257" calcext:value-type="float">
            <text:p>3124257</text:p>
          </table:table-cell>
          <table:table-cell/>
          <table:table-cell office:value-type="float" office:value="3911107" calcext:value-type="float">
            <text:p>3911107</text:p>
          </table:table-cell>
          <table:table-cell/>
          <table:table-cell office:value-type="float" office:value="7087241" calcext:value-type="float">
            <text:p>7087241</text:p>
          </table:table-cell>
          <table:table-cell/>
          <table:table-cell office:value-type="float" office:value="9777768" calcext:value-type="float">
            <text:p>9777768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86308" calcext:value-type="float">
            <text:p>186308</text:p>
          </table:table-cell>
          <table:table-cell table:number-columns-repeated="2"/>
          <table:table-cell office:value-type="float" office:value="613596" calcext:value-type="float">
            <text:p>613596</text:p>
          </table:table-cell>
          <table:table-cell table:number-columns-repeated="2"/>
          <table:table-cell office:value-type="float" office:value="403978" calcext:value-type="float">
            <text:p>403978</text:p>
          </table:table-cell>
          <table:table-cell table:number-columns-repeated="2"/>
          <table:table-cell office:value-type="float" office:value="410575" calcext:value-type="float">
            <text:p>410575</text:p>
          </table:table-cell>
          <table:table-cell table:number-columns-repeated="2"/>
          <table:table-cell office:value-type="float" office:value="406622" calcext:value-type="float">
            <text:p>406622</text:p>
          </table:table-cell>
          <table:table-cell table:number-columns-repeated="2"/>
          <table:table-cell office:value-type="float" office:value="599999" calcext:value-type="float">
            <text:p>599999</text:p>
          </table:table-cell>
          <table:table-cell table:number-columns-repeated="2"/>
          <table:table-cell office:value-type="float" office:value="247945" calcext:value-type="float">
            <text:p>247945</text:p>
          </table:table-cell>
          <table:table-cell table:number-columns-repeated="3"/>
          <table:table-cell office:value-type="float" office:value="541537" calcext:value-type="float">
            <text:p>541537</text:p>
          </table:table-cell>
          <table:table-cell table:number-columns-repeated="3"/>
          <table:table-cell office:value-type="float" office:value="301111" calcext:value-type="float">
            <text:p>301111</text:p>
          </table:table-cell>
          <table:table-cell/>
          <table:table-cell office:value-type="float" office:value="3105879" calcext:value-type="float">
            <text:p>3105879</text:p>
          </table:table-cell>
          <table:table-cell/>
          <table:table-cell office:value-type="float" office:value="4015205" calcext:value-type="float">
            <text:p>4015205</text:p>
          </table:table-cell>
          <table:table-cell/>
          <table:table-cell office:value-type="float" office:value="4275299" calcext:value-type="float">
            <text:p>4275299</text:p>
          </table:table-cell>
          <table:table-cell office:value-type="float" office:value="10057133" calcext:value-type="float">
            <text:p>10057133</text:p>
          </table:table-cell>
          <table:table-cell table:number-columns-repeated="25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82882" calcext:value-type="float">
            <text:p>282882</text:p>
          </table:table-cell>
          <table:table-cell table:number-columns-repeated="2"/>
          <table:table-cell office:value-type="float" office:value="765771" calcext:value-type="float">
            <text:p>765771</text:p>
          </table:table-cell>
          <table:table-cell table:number-columns-repeated="2"/>
          <table:table-cell office:value-type="float" office:value="683052" calcext:value-type="float">
            <text:p>683052</text:p>
          </table:table-cell>
          <table:table-cell table:number-columns-repeated="2"/>
          <table:table-cell office:value-type="float" office:value="673468" calcext:value-type="float">
            <text:p>673468</text:p>
          </table:table-cell>
          <table:table-cell table:number-columns-repeated="2"/>
          <table:table-cell office:value-type="float" office:value="655086" calcext:value-type="float">
            <text:p>655086</text:p>
          </table:table-cell>
          <table:table-cell table:number-columns-repeated="2"/>
          <table:table-cell office:value-type="float" office:value="756446" calcext:value-type="float">
            <text:p>756446</text:p>
          </table:table-cell>
          <table:table-cell table:number-columns-repeated="2"/>
          <table:table-cell office:value-type="float" office:value="338569" calcext:value-type="float">
            <text:p>338569</text:p>
          </table:table-cell>
          <table:table-cell table:number-columns-repeated="3"/>
          <table:table-cell office:value-type="float" office:value="708724" calcext:value-type="float">
            <text:p>708724</text:p>
          </table:table-cell>
          <table:table-cell table:number-columns-repeated="3"/>
          <table:table-cell office:value-type="float" office:value="299489" calcext:value-type="float">
            <text:p>299489</text:p>
          </table:table-cell>
          <table:table-cell/>
          <table:table-cell office:value-type="float" office:value="3320751" calcext:value-type="float">
            <text:p>3320751</text:p>
          </table:table-cell>
          <table:table-cell/>
          <table:table-cell office:value-type="float" office:value="4077216" calcext:value-type="float">
            <text:p>4077216</text:p>
          </table:table-cell>
          <table:table-cell/>
          <table:table-cell office:value-type="float" office:value="3034479" calcext:value-type="float">
            <text:p>3034479</text:p>
          </table:table-cell>
          <table:table-cell office:value-type="float" office:value="10153836" calcext:value-type="float">
            <text:p>10153836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4567" calcext:value-type="float">
            <text:p>64567</text:p>
          </table:table-cell>
          <table:table-cell table:number-columns-repeated="2"/>
          <table:table-cell office:value-type="float" office:value="121651" calcext:value-type="float">
            <text:p>121651</text:p>
          </table:table-cell>
          <table:table-cell table:number-columns-repeated="3"/>
          <table:table-cell office:value-type="float" office:value="35223" calcext:value-type="float">
            <text:p>35223</text:p>
          </table:table-cell>
          <table:table-cell table:number-columns-repeated="3"/>
          <table:table-cell office:value-type="float" office:value="35051" calcext:value-type="float">
            <text:p>35051</text:p>
          </table:table-cell>
          <table:table-cell table:number-columns-repeated="3"/>
          <table:table-cell office:value-type="float" office:value="41660" calcext:value-type="float">
            <text:p>41660</text:p>
          </table:table-cell>
          <table:table-cell table:number-columns-repeated="2"/>
          <table:table-cell office:value-type="float" office:value="125849" calcext:value-type="float">
            <text:p>125849</text:p>
          </table:table-cell>
          <table:table-cell table:number-columns-repeated="3"/>
          <table:table-cell office:value-type="float" office:value="24065" calcext:value-type="float">
            <text:p>24065</text:p>
          </table:table-cell>
          <table:table-cell table:number-columns-repeated="4"/>
          <table:table-cell office:value-type="float" office:value="38630" calcext:value-type="float">
            <text:p>38630</text:p>
          </table:table-cell>
          <table:table-cell table:number-columns-repeated="4"/>
          <table:table-cell office:value-type="float" office:value="47121" calcext:value-type="float">
            <text:p>47121</text:p>
          </table:table-cell>
          <table:table-cell/>
          <table:table-cell office:value-type="float" office:value="1349519" calcext:value-type="float">
            <text:p>1349519</text:p>
          </table:table-cell>
          <table:table-cell table:number-columns-repeated="2"/>
          <table:table-cell office:value-type="float" office:value="289870" calcext:value-type="float">
            <text:p>289870</text:p>
          </table:table-cell>
          <table:table-cell table:number-columns-repeated="2"/>
          <table:table-cell office:value-type="float" office:value="336519" calcext:value-type="float">
            <text:p>336519</text:p>
          </table:table-cell>
          <table:table-cell table:number-columns-repeated="2"/>
          <table:table-cell office:value-type="float" office:value="345775" calcext:value-type="float">
            <text:p>345775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4042" calcext:value-type="float">
            <text:p>64042</text:p>
          </table:table-cell>
          <table:table-cell table:number-columns-repeated="2"/>
          <table:table-cell office:value-type="float" office:value="266229" calcext:value-type="float">
            <text:p>266229</text:p>
          </table:table-cell>
          <table:table-cell table:number-columns-repeated="3"/>
          <table:table-cell office:value-type="float" office:value="58239" calcext:value-type="float">
            <text:p>58239</text:p>
          </table:table-cell>
          <table:table-cell table:number-columns-repeated="3"/>
          <table:table-cell office:value-type="float" office:value="59875" calcext:value-type="float">
            <text:p>59875</text:p>
          </table:table-cell>
          <table:table-cell table:number-columns-repeated="3"/>
          <table:table-cell office:value-type="float" office:value="21414" calcext:value-type="float">
            <text:p>21414</text:p>
          </table:table-cell>
          <table:table-cell table:number-columns-repeated="2"/>
          <table:table-cell office:value-type="float" office:value="199414" calcext:value-type="float">
            <text:p>199414</text:p>
          </table:table-cell>
          <table:table-cell table:number-columns-repeated="3"/>
          <table:table-cell office:value-type="float" office:value="29031" calcext:value-type="float">
            <text:p>29031</text:p>
          </table:table-cell>
          <table:table-cell table:number-columns-repeated="3"/>
          <table:table-cell office:value-type="float" office:value="207894" calcext:value-type="float">
            <text:p>207894</text:p>
          </table:table-cell>
          <table:table-cell table:number-columns-repeated="4"/>
          <table:table-cell office:value-type="float" office:value="55379" calcext:value-type="float">
            <text:p>55379</text:p>
          </table:table-cell>
          <table:table-cell/>
          <table:table-cell office:value-type="float" office:value="1808217" calcext:value-type="float">
            <text:p>1808217</text:p>
          </table:table-cell>
          <table:table-cell/>
          <table:table-cell office:value-type="float" office:value="1783782" calcext:value-type="float">
            <text:p>1783782</text:p>
          </table:table-cell>
          <table:table-cell/>
          <table:table-cell office:value-type="float" office:value="2569340" calcext:value-type="float">
            <text:p>2569340</text:p>
          </table:table-cell>
          <table:table-cell/>
          <table:table-cell office:value-type="float" office:value="2728679" calcext:value-type="float">
            <text:p>2728679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0675" calcext:value-type="float">
            <text:p>80675</text:p>
          </table:table-cell>
          <table:table-cell table:number-columns-repeated="2"/>
          <table:table-cell office:value-type="float" office:value="304981" calcext:value-type="float">
            <text:p>304981</text:p>
          </table:table-cell>
          <table:table-cell table:number-columns-repeated="3"/>
          <table:table-cell office:value-type="float" office:value="39464" calcext:value-type="float">
            <text:p>39464</text:p>
          </table:table-cell>
          <table:table-cell table:number-columns-repeated="3"/>
          <table:table-cell office:value-type="float" office:value="52287" calcext:value-type="float">
            <text:p>52287</text:p>
          </table:table-cell>
          <table:table-cell table:number-columns-repeated="3"/>
          <table:table-cell office:value-type="float" office:value="59728" calcext:value-type="float">
            <text:p>59728</text:p>
          </table:table-cell>
          <table:table-cell table:number-columns-repeated="2"/>
          <table:table-cell office:value-type="float" office:value="246297" calcext:value-type="float">
            <text:p>246297</text:p>
          </table:table-cell>
          <table:table-cell table:number-columns-repeated="3"/>
          <table:table-cell office:value-type="float" office:value="79541" calcext:value-type="float">
            <text:p>79541</text:p>
          </table:table-cell>
          <table:table-cell table:number-columns-repeated="3"/>
          <table:table-cell office:value-type="float" office:value="325674" calcext:value-type="float">
            <text:p>325674</text:p>
          </table:table-cell>
          <table:table-cell table:number-columns-repeated="4"/>
          <table:table-cell office:value-type="float" office:value="37445" calcext:value-type="float">
            <text:p>37445</text:p>
          </table:table-cell>
          <table:table-cell/>
          <table:table-cell office:value-type="float" office:value="2375700" calcext:value-type="float">
            <text:p>2375700</text:p>
          </table:table-cell>
          <table:table-cell/>
          <table:table-cell office:value-type="float" office:value="2700764" calcext:value-type="float">
            <text:p>2700764</text:p>
          </table:table-cell>
          <table:table-cell/>
          <table:table-cell office:value-type="float" office:value="3496685" calcext:value-type="float">
            <text:p>3496685</text:p>
          </table:table-cell>
          <table:table-cell/>
          <table:table-cell office:value-type="float" office:value="3854010" calcext:value-type="float">
            <text:p>385401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46768" calcext:value-type="float">
            <text:p>146768</text:p>
          </table:table-cell>
          <table:table-cell table:number-columns-repeated="2"/>
          <table:table-cell office:value-type="float" office:value="761354" calcext:value-type="float">
            <text:p>761354</text:p>
          </table:table-cell>
          <table:table-cell table:number-columns-repeated="2"/>
          <table:table-cell office:value-type="float" office:value="209295" calcext:value-type="float">
            <text:p>209295</text:p>
          </table:table-cell>
          <table:table-cell table:number-columns-repeated="2"/>
          <table:table-cell office:value-type="float" office:value="203213" calcext:value-type="float">
            <text:p>203213</text:p>
          </table:table-cell>
          <table:table-cell table:number-columns-repeated="2"/>
          <table:table-cell office:value-type="float" office:value="195392" calcext:value-type="float">
            <text:p>195392</text:p>
          </table:table-cell>
          <table:table-cell table:number-columns-repeated="2"/>
          <table:table-cell office:value-type="float" office:value="701893" calcext:value-type="float">
            <text:p>701893</text:p>
          </table:table-cell>
          <table:table-cell table:number-columns-repeated="2"/>
          <table:table-cell office:value-type="float" office:value="130017" calcext:value-type="float">
            <text:p>130017</text:p>
          </table:table-cell>
          <table:table-cell table:number-columns-repeated="3"/>
          <table:table-cell office:value-type="float" office:value="358269" calcext:value-type="float">
            <text:p>358269</text:p>
          </table:table-cell>
          <table:table-cell table:number-columns-repeated="4"/>
          <table:table-cell office:value-type="float" office:value="74253" calcext:value-type="float">
            <text:p>74253</text:p>
          </table:table-cell>
          <table:table-cell/>
          <table:table-cell office:value-type="float" office:value="2978840" calcext:value-type="float">
            <text:p>2978840</text:p>
          </table:table-cell>
          <table:table-cell/>
          <table:table-cell office:value-type="float" office:value="3798557" calcext:value-type="float">
            <text:p>3798557</text:p>
          </table:table-cell>
          <table:table-cell/>
          <table:table-cell office:value-type="float" office:value="6285708" calcext:value-type="float">
            <text:p>6285708</text:p>
          </table:table-cell>
          <table:table-cell/>
          <table:table-cell office:value-type="float" office:value="7679992" calcext:value-type="float">
            <text:p>7679992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554912" calcext:value-type="float">
            <text:p>554912</text:p>
          </table:table-cell>
          <table:table-cell table:number-columns-repeated="2"/>
          <table:table-cell office:value-type="float" office:value="505746" calcext:value-type="float">
            <text:p>505746</text:p>
          </table:table-cell>
          <table:table-cell table:number-columns-repeated="2"/>
          <table:table-cell office:value-type="float" office:value="134702" calcext:value-type="float">
            <text:p>134702</text:p>
          </table:table-cell>
          <table:table-cell table:number-columns-repeated="2"/>
          <table:table-cell office:value-type="float" office:value="137840" calcext:value-type="float">
            <text:p>137840</text:p>
          </table:table-cell>
          <table:table-cell table:number-columns-repeated="2"/>
          <table:table-cell office:value-type="float" office:value="137840" calcext:value-type="float">
            <text:p>137840</text:p>
          </table:table-cell>
          <table:table-cell table:number-columns-repeated="2"/>
          <table:table-cell office:value-type="float" office:value="507204" calcext:value-type="float">
            <text:p>507204</text:p>
          </table:table-cell>
          <table:table-cell table:number-columns-repeated="2"/>
          <table:table-cell office:value-type="float" office:value="140453" calcext:value-type="float">
            <text:p>140453</text:p>
          </table:table-cell>
          <table:table-cell table:number-columns-repeated="3"/>
          <table:table-cell office:value-type="float" office:value="320339" calcext:value-type="float">
            <text:p>320339</text:p>
          </table:table-cell>
          <table:table-cell table:number-columns-repeated="3"/>
          <table:table-cell office:value-type="float" office:value="132107" calcext:value-type="float">
            <text:p>132107</text:p>
          </table:table-cell>
          <table:table-cell/>
          <table:table-cell office:value-type="float" office:value="3289716" calcext:value-type="float">
            <text:p>3289716</text:p>
          </table:table-cell>
          <table:table-cell/>
          <table:table-cell office:value-type="float" office:value="3861056" calcext:value-type="float">
            <text:p>3861056</text:p>
          </table:table-cell>
          <table:table-cell/>
          <table:table-cell office:value-type="float" office:value="6834944" calcext:value-type="float">
            <text:p>6834944</text:p>
          </table:table-cell>
          <table:table-cell office:value-type="float" office:value="10057133" calcext:value-type="float">
            <text:p>10057133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145956" calcext:value-type="float">
            <text:p>1145956</text:p>
          </table:table-cell>
          <table:table-cell/>
          <table:table-cell office:value-type="float" office:value="1332490" calcext:value-type="float">
            <text:p>1332490</text:p>
          </table:table-cell>
          <table:table-cell table:number-columns-repeated="2"/>
          <table:table-cell office:value-type="float" office:value="346911" calcext:value-type="float">
            <text:p>346911</text:p>
          </table:table-cell>
          <table:table-cell table:number-columns-repeated="2"/>
          <table:table-cell office:value-type="float" office:value="343749" calcext:value-type="float">
            <text:p>343749</text:p>
          </table:table-cell>
          <table:table-cell table:number-columns-repeated="2"/>
          <table:table-cell office:value-type="float" office:value="269903" calcext:value-type="float">
            <text:p>269903</text:p>
          </table:table-cell>
          <table:table-cell table:number-columns-repeated="2"/>
          <table:table-cell office:value-type="float" office:value="414279" calcext:value-type="float">
            <text:p>414279</text:p>
          </table:table-cell>
          <table:table-cell table:number-columns-repeated="2"/>
          <table:table-cell office:value-type="float" office:value="201719" calcext:value-type="float">
            <text:p>201719</text:p>
          </table:table-cell>
          <table:table-cell table:number-columns-repeated="3"/>
          <table:table-cell office:value-type="float" office:value="423330" calcext:value-type="float">
            <text:p>423330</text:p>
          </table:table-cell>
          <table:table-cell table:number-columns-repeated="3"/>
          <table:table-cell office:value-type="float" office:value="298557" calcext:value-type="float">
            <text:p>298557</text:p>
          </table:table-cell>
          <table:table-cell/>
          <table:table-cell office:value-type="float" office:value="2288188" calcext:value-type="float">
            <text:p>2288188</text:p>
          </table:table-cell>
          <table:table-cell/>
          <table:table-cell office:value-type="float" office:value="2707689" calcext:value-type="float">
            <text:p>2707689</text:p>
          </table:table-cell>
          <table:table-cell/>
          <table:table-cell office:value-type="float" office:value="5253726" calcext:value-type="float">
            <text:p>5253726</text:p>
          </table:table-cell>
          <table:table-cell/>
          <table:table-cell office:value-type="float" office:value="6834944" calcext:value-type="float">
            <text:p>6834944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575162" calcext:value-type="float">
            <text:p>575162</text:p>
          </table:table-cell>
          <table:table-cell/>
          <table:table-cell office:value-type="float" office:value="1649998" calcext:value-type="float">
            <text:p>1649998</text:p>
          </table:table-cell>
          <table:table-cell table:number-columns-repeated="2"/>
          <table:table-cell office:value-type="float" office:value="426752" calcext:value-type="float">
            <text:p>426752</text:p>
          </table:table-cell>
          <table:table-cell table:number-columns-repeated="2"/>
          <table:table-cell office:value-type="float" office:value="427011" calcext:value-type="float">
            <text:p>427011</text:p>
          </table:table-cell>
          <table:table-cell table:number-columns-repeated="2"/>
          <table:table-cell office:value-type="float" office:value="417555" calcext:value-type="float">
            <text:p>417555</text:p>
          </table:table-cell>
          <table:table-cell/>
          <table:table-cell office:value-type="float" office:value="1644858" calcext:value-type="float">
            <text:p>1644858</text:p>
          </table:table-cell>
          <table:table-cell table:number-columns-repeated="2"/>
          <table:table-cell office:value-type="float" office:value="313911" calcext:value-type="float">
            <text:p>313911</text:p>
          </table:table-cell>
          <table:table-cell table:number-columns-repeated="3"/>
          <table:table-cell office:value-type="float" office:value="545876" calcext:value-type="float">
            <text:p>545876</text:p>
          </table:table-cell>
          <table:table-cell table:number-columns-repeated="3"/>
          <table:table-cell office:value-type="float" office:value="262099" calcext:value-type="float">
            <text:p>262099</text:p>
          </table:table-cell>
          <table:table-cell/>
          <table:table-cell office:value-type="float" office:value="3514139" calcext:value-type="float">
            <text:p>3514139</text:p>
          </table:table-cell>
          <table:table-cell/>
          <table:table-cell office:value-type="float" office:value="4855167" calcext:value-type="float">
            <text:p>4855167</text:p>
          </table:table-cell>
          <table:table-cell/>
          <table:table-cell office:value-type="float" office:value="5915960" calcext:value-type="float">
            <text:p>5915960</text:p>
          </table:table-cell>
          <table:table-cell office:value-type="float" office:value="11057580" calcext:value-type="float">
            <text:p>11057580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895673" calcext:value-type="float">
            <text:p>895673</text:p>
          </table:table-cell>
          <table:table-cell table:number-columns-repeated="2"/>
          <table:table-cell office:value-type="float" office:value="924287" calcext:value-type="float">
            <text:p>924287</text:p>
          </table:table-cell>
          <table:table-cell table:number-columns-repeated="2"/>
          <table:table-cell office:value-type="float" office:value="343079" calcext:value-type="float">
            <text:p>343079</text:p>
          </table:table-cell>
          <table:table-cell table:number-columns-repeated="2"/>
          <table:table-cell office:value-type="float" office:value="340480" calcext:value-type="float">
            <text:p>340480</text:p>
          </table:table-cell>
          <table:table-cell table:number-columns-repeated="2"/>
          <table:table-cell office:value-type="float" office:value="335397" calcext:value-type="float">
            <text:p>335397</text:p>
          </table:table-cell>
          <table:table-cell table:number-columns-repeated="2"/>
          <table:table-cell office:value-type="float" office:value="830841" calcext:value-type="float">
            <text:p>830841</text:p>
          </table:table-cell>
          <table:table-cell table:number-columns-repeated="2"/>
          <table:table-cell office:value-type="float" office:value="723039" calcext:value-type="float">
            <text:p>723039</text:p>
          </table:table-cell>
          <table:table-cell table:number-columns-repeated="3"/>
          <table:table-cell office:value-type="float" office:value="752136" calcext:value-type="float">
            <text:p>752136</text:p>
          </table:table-cell>
          <table:table-cell table:number-columns-repeated="3"/>
          <table:table-cell office:value-type="float" office:value="326076" calcext:value-type="float">
            <text:p>326076</text:p>
          </table:table-cell>
          <table:table-cell/>
          <table:table-cell office:value-type="float" office:value="4061534" calcext:value-type="float">
            <text:p>4061534</text:p>
          </table:table-cell>
          <table:table-cell/>
          <table:table-cell office:value-type="float" office:value="4799995" calcext:value-type="float">
            <text:p>4799995</text:p>
          </table:table-cell>
          <table:table-cell/>
          <table:table-cell office:value-type="float" office:value="4735421" calcext:value-type="float">
            <text:p>4735421</text:p>
          </table:table-cell>
          <table:table-cell office:value-type="float" office:value="11416205" calcext:value-type="float">
            <text:p>11416205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388558" calcext:value-type="float">
            <text:p>1388558</text:p>
          </table:table-cell>
          <table:table-cell/>
          <table:table-cell office:value-type="float" office:value="1486275" calcext:value-type="float">
            <text:p>1486275</text:p>
          </table:table-cell>
          <table:table-cell table:number-columns-repeated="2"/>
          <table:table-cell office:value-type="float" office:value="440734" calcext:value-type="float">
            <text:p>440734</text:p>
          </table:table-cell>
          <table:table-cell table:number-columns-repeated="2"/>
          <table:table-cell office:value-type="float" office:value="437085" calcext:value-type="float">
            <text:p>437085</text:p>
          </table:table-cell>
          <table:table-cell table:number-columns-repeated="2"/>
          <table:table-cell office:value-type="float" office:value="429704" calcext:value-type="float">
            <text:p>429704</text:p>
          </table:table-cell>
          <table:table-cell/>
          <table:table-cell office:value-type="float" office:value="1035293" calcext:value-type="float">
            <text:p>1035293</text:p>
          </table:table-cell>
          <table:table-cell table:number-columns-repeated="2"/>
          <table:table-cell office:value-type="float" office:value="475996" calcext:value-type="float">
            <text:p>475996</text:p>
          </table:table-cell>
          <table:table-cell table:number-columns-repeated="2"/>
          <table:table-cell office:value-type="float" office:value="1131831" calcext:value-type="float">
            <text:p>1131831</text:p>
          </table:table-cell>
          <table:table-cell table:number-columns-repeated="3"/>
          <table:table-cell office:value-type="float" office:value="392491" calcext:value-type="float">
            <text:p>392491</text:p>
          </table:table-cell>
          <table:table-cell/>
          <table:table-cell office:value-type="float" office:value="3918363" calcext:value-type="float">
            <text:p>3918363</text:p>
          </table:table-cell>
          <table:table-cell/>
          <table:table-cell office:value-type="float" office:value="4611349" calcext:value-type="float">
            <text:p>4611349</text:p>
          </table:table-cell>
          <table:table-cell/>
          <table:table-cell office:value-type="float" office:value="3195155" calcext:value-type="float">
            <text:p>3195155</text:p>
          </table:table-cell>
          <table:table-cell office:value-type="float" office:value="10942994" calcext:value-type="float">
            <text:p>10942994</text:p>
          </table:table-cell>
          <table:table-cell table:number-columns-repeated="31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2214" calcext:value-type="float">
            <text:p>112214</text:p>
          </table:table-cell>
          <table:table-cell table:number-columns-repeated="2"/>
          <table:table-cell office:value-type="float" office:value="128847" calcext:value-type="float">
            <text:p>128847</text:p>
          </table:table-cell>
          <table:table-cell table:number-columns-repeated="3"/>
          <table:table-cell office:value-type="float" office:value="35317" calcext:value-type="float">
            <text:p>35317</text:p>
          </table:table-cell>
          <table:table-cell table:number-columns-repeated="3"/>
          <table:table-cell office:value-type="float" office:value="35136" calcext:value-type="float">
            <text:p>35136</text:p>
          </table:table-cell>
          <table:table-cell table:number-columns-repeated="3"/>
          <table:table-cell office:value-type="float" office:value="48874" calcext:value-type="float">
            <text:p>48874</text:p>
          </table:table-cell>
          <table:table-cell table:number-columns-repeated="2"/>
          <table:table-cell office:value-type="float" office:value="126342" calcext:value-type="float">
            <text:p>126342</text:p>
          </table:table-cell>
          <table:table-cell table:number-columns-repeated="3"/>
          <table:table-cell office:value-type="float" office:value="25075" calcext:value-type="float">
            <text:p>25075</text:p>
          </table:table-cell>
          <table:table-cell table:number-columns-repeated="3"/>
          <table:table-cell office:value-type="float" office:value="120300" calcext:value-type="float">
            <text:p>120300</text:p>
          </table:table-cell>
          <table:table-cell table:number-columns-repeated="4"/>
          <table:table-cell office:value-type="float" office:value="24879" calcext:value-type="float">
            <text:p>24879</text:p>
          </table:table-cell>
          <table:table-cell/>
          <table:table-cell office:value-type="float" office:value="1352544" calcext:value-type="float">
            <text:p>1352544</text:p>
          </table:table-cell>
          <table:table-cell/>
          <table:table-cell office:value-type="float" office:value="1401458" calcext:value-type="float">
            <text:p>1401458</text:p>
          </table:table-cell>
          <table:table-cell/>
          <table:table-cell office:value-type="float" office:value="1757069" calcext:value-type="float">
            <text:p>1757069</text:p>
          </table:table-cell>
          <table:table-cell/>
          <table:table-cell office:value-type="float" office:value="1780773" calcext:value-type="float">
            <text:p>178077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04799" calcext:value-type="float">
            <text:p>204799</text:p>
          </table:table-cell>
          <table:table-cell table:number-columns-repeated="2"/>
          <table:table-cell office:value-type="float" office:value="232739" calcext:value-type="float">
            <text:p>232739</text:p>
          </table:table-cell>
          <table:table-cell table:number-columns-repeated="3"/>
          <table:table-cell office:value-type="float" office:value="54434" calcext:value-type="float">
            <text:p>54434</text:p>
          </table:table-cell>
          <table:table-cell table:number-columns-repeated="3"/>
          <table:table-cell office:value-type="float" office:value="54976" calcext:value-type="float">
            <text:p>54976</text:p>
          </table:table-cell>
          <table:table-cell table:number-columns-repeated="3"/>
          <table:table-cell office:value-type="float" office:value="67140" calcext:value-type="float">
            <text:p>67140</text:p>
          </table:table-cell>
          <table:table-cell table:number-columns-repeated="2"/>
          <table:table-cell office:value-type="float" office:value="231147" calcext:value-type="float">
            <text:p>231147</text:p>
          </table:table-cell>
          <table:table-cell table:number-columns-repeated="3"/>
          <table:table-cell office:value-type="float" office:value="65283" calcext:value-type="float">
            <text:p>65283</text:p>
          </table:table-cell>
          <table:table-cell table:number-columns-repeated="3"/>
          <table:table-cell office:value-type="float" office:value="224728" calcext:value-type="float">
            <text:p>224728</text:p>
          </table:table-cell>
          <table:table-cell table:number-columns-repeated="4"/>
          <table:table-cell office:value-type="float" office:value="62265" calcext:value-type="float">
            <text:p>62265</text:p>
          </table:table-cell>
          <table:table-cell/>
          <table:table-cell office:value-type="float" office:value="1593359" calcext:value-type="float">
            <text:p>1593359</text:p>
          </table:table-cell>
          <table:table-cell/>
          <table:table-cell office:value-type="float" office:value="2188598" calcext:value-type="float">
            <text:p>2188598</text:p>
          </table:table-cell>
          <table:table-cell/>
          <table:table-cell office:value-type="float" office:value="2929262" calcext:value-type="float">
            <text:p>2929262</text:p>
          </table:table-cell>
          <table:table-cell/>
          <table:table-cell office:value-type="float" office:value="3236778" calcext:value-type="float">
            <text:p>323677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49900" calcext:value-type="float">
            <text:p>349900</text:p>
          </table:table-cell>
          <table:table-cell table:number-columns-repeated="2"/>
          <table:table-cell office:value-type="float" office:value="366189" calcext:value-type="float">
            <text:p>366189</text:p>
          </table:table-cell>
          <table:table-cell table:number-columns-repeated="2"/>
          <table:table-cell office:value-type="float" office:value="105126" calcext:value-type="float">
            <text:p>105126</text:p>
          </table:table-cell>
          <table:table-cell table:number-columns-repeated="2"/>
          <table:table-cell office:value-type="float" office:value="111474" calcext:value-type="float">
            <text:p>111474</text:p>
          </table:table-cell>
          <table:table-cell table:number-columns-repeated="2"/>
          <table:table-cell office:value-type="float" office:value="102226" calcext:value-type="float">
            <text:p>102226</text:p>
          </table:table-cell>
          <table:table-cell table:number-columns-repeated="2"/>
          <table:table-cell office:value-type="float" office:value="339440" calcext:value-type="float">
            <text:p>339440</text:p>
          </table:table-cell>
          <table:table-cell table:number-columns-repeated="3"/>
          <table:table-cell office:value-type="float" office:value="59143" calcext:value-type="float">
            <text:p>59143</text:p>
          </table:table-cell>
          <table:table-cell table:number-columns-repeated="3"/>
          <table:table-cell office:value-type="float" office:value="337137" calcext:value-type="float">
            <text:p>337137</text:p>
          </table:table-cell>
          <table:table-cell table:number-columns-repeated="3"/>
          <table:table-cell office:value-type="float" office:value="121431" calcext:value-type="float">
            <text:p>121431</text:p>
          </table:table-cell>
          <table:table-cell/>
          <table:table-cell office:value-type="float" office:value="2929262" calcext:value-type="float">
            <text:p>2929262</text:p>
          </table:table-cell>
          <table:table-cell/>
          <table:table-cell office:value-type="float" office:value="3032301" calcext:value-type="float">
            <text:p>3032301</text:p>
          </table:table-cell>
          <table:table-cell/>
          <table:table-cell office:value-type="float" office:value="4450996" calcext:value-type="float">
            <text:p>4450996</text:p>
          </table:table-cell>
          <table:table-cell/>
          <table:table-cell office:value-type="float" office:value="4940346" calcext:value-type="float">
            <text:p>4940346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96441" calcext:value-type="float">
            <text:p>596441</text:p>
          </table:table-cell>
          <table:table-cell table:number-columns-repeated="2"/>
          <table:table-cell office:value-type="float" office:value="750265" calcext:value-type="float">
            <text:p>750265</text:p>
          </table:table-cell>
          <table:table-cell table:number-columns-repeated="2"/>
          <table:table-cell office:value-type="float" office:value="224429" calcext:value-type="float">
            <text:p>224429</text:p>
          </table:table-cell>
          <table:table-cell table:number-columns-repeated="2"/>
          <table:table-cell office:value-type="float" office:value="230316" calcext:value-type="float">
            <text:p>230316</text:p>
          </table:table-cell>
          <table:table-cell table:number-columns-repeated="2"/>
          <table:table-cell office:value-type="float" office:value="257137" calcext:value-type="float">
            <text:p>257137</text:p>
          </table:table-cell>
          <table:table-cell table:number-columns-repeated="2"/>
          <table:table-cell office:value-type="float" office:value="597200" calcext:value-type="float">
            <text:p>597200</text:p>
          </table:table-cell>
          <table:table-cell table:number-columns-repeated="2"/>
          <table:table-cell office:value-type="float" office:value="113219" calcext:value-type="float">
            <text:p>113219</text:p>
          </table:table-cell>
          <table:table-cell table:number-columns-repeated="3"/>
          <table:table-cell office:value-type="float" office:value="545454" calcext:value-type="float">
            <text:p>545454</text:p>
          </table:table-cell>
          <table:table-cell table:number-columns-repeated="3"/>
          <table:table-cell office:value-type="float" office:value="117287" calcext:value-type="float">
            <text:p>117287</text:p>
          </table:table-cell>
          <table:table-cell/>
          <table:table-cell office:value-type="float" office:value="3465131" calcext:value-type="float">
            <text:p>3465131</text:p>
          </table:table-cell>
          <table:table-cell/>
          <table:table-cell office:value-type="float" office:value="4153388" calcext:value-type="float">
            <text:p>4153388</text:p>
          </table:table-cell>
          <table:table-cell/>
          <table:table-cell office:value-type="float" office:value="6051570" calcext:value-type="float">
            <text:p>6051570</text:p>
          </table:table-cell>
          <table:table-cell/>
          <table:table-cell office:value-type="float" office:value="6458709" calcext:value-type="float">
            <text:p>6458709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76318" calcext:value-type="float">
            <text:p>476318</text:p>
          </table:table-cell>
          <table:table-cell table:number-columns-repeated="2"/>
          <table:table-cell office:value-type="float" office:value="745235" calcext:value-type="float">
            <text:p>745235</text:p>
          </table:table-cell>
          <table:table-cell table:number-columns-repeated="2"/>
          <table:table-cell office:value-type="float" office:value="197687" calcext:value-type="float">
            <text:p>197687</text:p>
          </table:table-cell>
          <table:table-cell table:number-columns-repeated="2"/>
          <table:table-cell office:value-type="float" office:value="165212" calcext:value-type="float">
            <text:p>165212</text:p>
          </table:table-cell>
          <table:table-cell table:number-columns-repeated="2"/>
          <table:table-cell office:value-type="float" office:value="151013" calcext:value-type="float">
            <text:p>151013</text:p>
          </table:table-cell>
          <table:table-cell table:number-columns-repeated="2"/>
          <table:table-cell office:value-type="float" office:value="688395" calcext:value-type="float">
            <text:p>688395</text:p>
          </table:table-cell>
          <table:table-cell table:number-columns-repeated="2"/>
          <table:table-cell office:value-type="float" office:value="130802" calcext:value-type="float">
            <text:p>130802</text:p>
          </table:table-cell>
          <table:table-cell table:number-columns-repeated="3"/>
          <table:table-cell office:value-type="float" office:value="701078" calcext:value-type="float">
            <text:p>701078</text:p>
          </table:table-cell>
          <table:table-cell table:number-columns-repeated="3"/>
          <table:table-cell office:value-type="float" office:value="171525" calcext:value-type="float">
            <text:p>171525</text:p>
          </table:table-cell>
          <table:table-cell/>
          <table:table-cell office:value-type="float" office:value="3616434" calcext:value-type="float">
            <text:p>3616434</text:p>
          </table:table-cell>
          <table:table-cell/>
          <table:table-cell office:value-type="float" office:value="4611349" calcext:value-type="float">
            <text:p>4611349</text:p>
          </table:table-cell>
          <table:table-cell/>
          <table:table-cell office:value-type="float" office:value="7410519" calcext:value-type="float">
            <text:p>7410519</text:p>
          </table:table-cell>
          <table:table-cell/>
          <table:table-cell office:value-type="float" office:value="9162680" calcext:value-type="float">
            <text:p>9162680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620628" calcext:value-type="float">
            <text:p>620628</text:p>
          </table:table-cell>
          <table:table-cell table:number-columns-repeated="2"/>
          <table:table-cell office:value-type="float" office:value="584959" calcext:value-type="float">
            <text:p>584959</text:p>
          </table:table-cell>
          <table:table-cell table:number-columns-repeated="2"/>
          <table:table-cell office:value-type="float" office:value="226718" calcext:value-type="float">
            <text:p>226718</text:p>
          </table:table-cell>
          <table:table-cell table:number-columns-repeated="2"/>
          <table:table-cell office:value-type="float" office:value="213797" calcext:value-type="float">
            <text:p>213797</text:p>
          </table:table-cell>
          <table:table-cell table:number-columns-repeated="2"/>
          <table:table-cell office:value-type="float" office:value="207109" calcext:value-type="float">
            <text:p>207109</text:p>
          </table:table-cell>
          <table:table-cell table:number-columns-repeated="2"/>
          <table:table-cell office:value-type="float" office:value="427659" calcext:value-type="float">
            <text:p>427659</text:p>
          </table:table-cell>
          <table:table-cell table:number-columns-repeated="2"/>
          <table:table-cell office:value-type="float" office:value="211115" calcext:value-type="float">
            <text:p>211115</text:p>
          </table:table-cell>
          <table:table-cell table:number-columns-repeated="3"/>
          <table:table-cell office:value-type="float" office:value="578391" calcext:value-type="float">
            <text:p>578391</text:p>
          </table:table-cell>
          <table:table-cell table:number-columns-repeated="3"/>
          <table:table-cell office:value-type="float" office:value="181100" calcext:value-type="float">
            <text:p>181100</text:p>
          </table:table-cell>
          <table:table-cell/>
          <table:table-cell office:value-type="float" office:value="2855981" calcext:value-type="float">
            <text:p>2855981</text:p>
          </table:table-cell>
          <table:table-cell/>
          <table:table-cell office:value-type="float" office:value="3289716" calcext:value-type="float">
            <text:p>3289716</text:p>
          </table:table-cell>
          <table:table-cell/>
          <table:table-cell office:value-type="float" office:value="5550585" calcext:value-type="float">
            <text:p>5550585</text:p>
          </table:table-cell>
          <table:table-cell/>
          <table:table-cell office:value-type="float" office:value="6834944" calcext:value-type="float">
            <text:p>683494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85584" calcext:value-type="float">
            <text:p>1585584</text:p>
          </table:table-cell>
          <table:table-cell/>
          <table:table-cell office:value-type="float" office:value="1684208" calcext:value-type="float">
            <text:p>1684208</text:p>
          </table:table-cell>
          <table:table-cell table:number-columns-repeated="2"/>
          <table:table-cell office:value-type="float" office:value="790714" calcext:value-type="float">
            <text:p>790714</text:p>
          </table:table-cell>
          <table:table-cell table:number-columns-repeated="2"/>
          <table:table-cell office:value-type="float" office:value="898149" calcext:value-type="float">
            <text:p>898149</text:p>
          </table:table-cell>
          <table:table-cell table:number-columns-repeated="2"/>
          <table:table-cell office:value-type="float" office:value="861688" calcext:value-type="float">
            <text:p>861688</text:p>
          </table:table-cell>
          <table:table-cell table:number-columns-repeated="2"/>
          <table:table-cell office:value-type="float" office:value="684935" calcext:value-type="float">
            <text:p>684935</text:p>
          </table:table-cell>
          <table:table-cell table:number-columns-repeated="2"/>
          <table:table-cell office:value-type="float" office:value="517519" calcext:value-type="float">
            <text:p>517519</text:p>
          </table:table-cell>
          <table:table-cell table:number-columns-repeated="3"/>
          <table:table-cell office:value-type="float" office:value="585689" calcext:value-type="float">
            <text:p>585689</text:p>
          </table:table-cell>
          <table:table-cell table:number-columns-repeated="3"/>
          <table:table-cell office:value-type="float" office:value="331163" calcext:value-type="float">
            <text:p>331163</text:p>
          </table:table-cell>
          <table:table-cell/>
          <table:table-cell office:value-type="float" office:value="3519996" calcext:value-type="float">
            <text:p>3519996</text:p>
          </table:table-cell>
          <table:table-cell/>
          <table:table-cell office:value-type="float" office:value="4611349" calcext:value-type="float">
            <text:p>4611349</text:p>
          </table:table-cell>
          <table:table-cell/>
          <table:table-cell office:value-type="float" office:value="6068959" calcext:value-type="float">
            <text:p>6068959</text:p>
          </table:table-cell>
          <table:table-cell/>
          <table:table-cell office:value-type="float" office:value="8987225" calcext:value-type="float">
            <text:p>8987225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020781" calcext:value-type="float">
            <text:p>1020781</text:p>
          </table:table-cell>
          <table:table-cell table:number-columns-repeated="2"/>
          <table:table-cell office:value-type="float" office:value="925503" calcext:value-type="float">
            <text:p>925503</text:p>
          </table:table-cell>
          <table:table-cell table:number-columns-repeated="2"/>
          <table:table-cell office:value-type="float" office:value="529588" calcext:value-type="float">
            <text:p>529588</text:p>
          </table:table-cell>
          <table:table-cell table:number-columns-repeated="2"/>
          <table:table-cell office:value-type="float" office:value="535700" calcext:value-type="float">
            <text:p>535700</text:p>
          </table:table-cell>
          <table:table-cell table:number-columns-repeated="2"/>
          <table:table-cell office:value-type="float" office:value="522577" calcext:value-type="float">
            <text:p>522577</text:p>
          </table:table-cell>
          <table:table-cell table:number-columns-repeated="2"/>
          <table:table-cell office:value-type="float" office:value="856620" calcext:value-type="float">
            <text:p>856620</text:p>
          </table:table-cell>
          <table:table-cell table:number-columns-repeated="2"/>
          <table:table-cell office:value-type="float" office:value="483460" calcext:value-type="float">
            <text:p>483460</text:p>
          </table:table-cell>
          <table:table-cell table:number-columns-repeated="3"/>
          <table:table-cell office:value-type="float" office:value="809815" calcext:value-type="float">
            <text:p>809815</text:p>
          </table:table-cell>
          <table:table-cell table:number-columns-repeated="3"/>
          <table:table-cell office:value-type="float" office:value="307244" calcext:value-type="float">
            <text:p>307244</text:p>
          </table:table-cell>
          <table:table-cell/>
          <table:table-cell office:value-type="float" office:value="3698770" calcext:value-type="float">
            <text:p>3698770</text:p>
          </table:table-cell>
          <table:table-cell/>
          <table:table-cell office:value-type="float" office:value="4934574" calcext:value-type="float">
            <text:p>4934574</text:p>
          </table:table-cell>
          <table:table-cell/>
          <table:table-cell office:value-type="float" office:value="5907686" calcext:value-type="float">
            <text:p>5907686</text:p>
          </table:table-cell>
          <table:table-cell office:value-type="float" office:value="10378368" calcext:value-type="float">
            <text:p>10378368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177584" calcext:value-type="float">
            <text:p>1177584</text:p>
          </table:table-cell>
          <table:table-cell/>
          <table:table-cell office:value-type="float" office:value="1371872" calcext:value-type="float">
            <text:p>1371872</text:p>
          </table:table-cell>
          <table:table-cell table:number-columns-repeated="2"/>
          <table:table-cell office:value-type="float" office:value="459129" calcext:value-type="float">
            <text:p>459129</text:p>
          </table:table-cell>
          <table:table-cell table:number-columns-repeated="2"/>
          <table:table-cell office:value-type="float" office:value="472060" calcext:value-type="float">
            <text:p>472060</text:p>
          </table:table-cell>
          <table:table-cell table:number-columns-repeated="2"/>
          <table:table-cell office:value-type="float" office:value="470850" calcext:value-type="float">
            <text:p>470850</text:p>
          </table:table-cell>
          <table:table-cell/>
          <table:table-cell office:value-type="float" office:value="1188853" calcext:value-type="float">
            <text:p>1188853</text:p>
          </table:table-cell>
          <table:table-cell table:number-columns-repeated="2"/>
          <table:table-cell office:value-type="float" office:value="428657" calcext:value-type="float">
            <text:p>428657</text:p>
          </table:table-cell>
          <table:table-cell table:number-columns-repeated="2"/>
          <table:table-cell office:value-type="float" office:value="1164918" calcext:value-type="float">
            <text:p>1164918</text:p>
          </table:table-cell>
          <table:table-cell table:number-columns-repeated="3"/>
          <table:table-cell office:value-type="float" office:value="388449" calcext:value-type="float">
            <text:p>388449</text:p>
          </table:table-cell>
          <table:table-cell/>
          <table:table-cell office:value-type="float" office:value="3552561" calcext:value-type="float">
            <text:p>3552561</text:p>
          </table:table-cell>
          <table:table-cell/>
          <table:table-cell office:value-type="float" office:value="4816414" calcext:value-type="float">
            <text:p>4816414</text:p>
          </table:table-cell>
          <table:table-cell/>
          <table:table-cell office:value-type="float" office:value="4714281" calcext:value-type="float">
            <text:p>4714281</text:p>
          </table:table-cell>
          <table:table-cell office:value-type="float" office:value="10720801" calcext:value-type="float">
            <text:p>10720801</text:p>
          </table:table-cell>
          <table:table-cell table:number-columns-repeated="31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379939" calcext:value-type="float">
            <text:p>1379939</text:p>
          </table:table-cell>
          <table:table-cell/>
          <table:table-cell office:value-type="float" office:value="1435756" calcext:value-type="float">
            <text:p>1435756</text:p>
          </table:table-cell>
          <table:table-cell table:number-columns-repeated="2"/>
          <table:table-cell office:value-type="float" office:value="918259" calcext:value-type="float">
            <text:p>918259</text:p>
          </table:table-cell>
          <table:table-cell table:number-columns-repeated="2"/>
          <table:table-cell office:value-type="float" office:value="919059" calcext:value-type="float">
            <text:p>919059</text:p>
          </table:table-cell>
          <table:table-cell table:number-columns-repeated="2"/>
          <table:table-cell office:value-type="float" office:value="901985" calcext:value-type="float">
            <text:p>901985</text:p>
          </table:table-cell>
          <table:table-cell/>
          <table:table-cell office:value-type="float" office:value="1714284" calcext:value-type="float">
            <text:p>1714284</text:p>
          </table:table-cell>
          <table:table-cell table:number-columns-repeated="2"/>
          <table:table-cell office:value-type="float" office:value="824355" calcext:value-type="float">
            <text:p>824355</text:p>
          </table:table-cell>
          <table:table-cell table:number-columns-repeated="2"/>
          <table:table-cell office:value-type="float" office:value="1833331" calcext:value-type="float">
            <text:p>1833331</text:p>
          </table:table-cell>
          <table:table-cell table:number-columns-repeated="3"/>
          <table:table-cell office:value-type="float" office:value="899679" calcext:value-type="float">
            <text:p>899679</text:p>
          </table:table-cell>
          <table:table-cell/>
          <table:table-cell office:value-type="float" office:value="3751328" calcext:value-type="float">
            <text:p>3751328</text:p>
          </table:table-cell>
          <table:table-cell/>
          <table:table-cell office:value-type="float" office:value="4512816" calcext:value-type="float">
            <text:p>4512816</text:p>
          </table:table-cell>
          <table:table-cell/>
          <table:table-cell office:value-type="float" office:value="3019296" calcext:value-type="float">
            <text:p>3019296</text:p>
          </table:table-cell>
          <table:table-cell/>
          <table:table-cell office:value-type="float" office:value="7652166" calcext:value-type="float">
            <text:p>7652166</text:p>
          </table:table-cell>
          <table:table-cell table:number-columns-repeated="30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7852" calcext:value-type="float">
            <text:p>117852</text:p>
          </table:table-cell>
          <table:table-cell table:number-columns-repeated="2"/>
          <table:table-cell office:value-type="float" office:value="141287" calcext:value-type="float">
            <text:p>141287</text:p>
          </table:table-cell>
          <table:table-cell table:number-columns-repeated="3"/>
          <table:table-cell office:value-type="float" office:value="36809" calcext:value-type="float">
            <text:p>36809</text:p>
          </table:table-cell>
          <table:table-cell table:number-columns-repeated="3"/>
          <table:table-cell office:value-type="float" office:value="36841" calcext:value-type="float">
            <text:p>36841</text:p>
          </table:table-cell>
          <table:table-cell table:number-columns-repeated="3"/>
          <table:table-cell office:value-type="float" office:value="43291" calcext:value-type="float">
            <text:p>43291</text:p>
          </table:table-cell>
          <table:table-cell table:number-columns-repeated="2"/>
          <table:table-cell office:value-type="float" office:value="126804" calcext:value-type="float">
            <text:p>126804</text:p>
          </table:table-cell>
          <table:table-cell table:number-columns-repeated="3"/>
          <table:table-cell office:value-type="float" office:value="43445" calcext:value-type="float">
            <text:p>43445</text:p>
          </table:table-cell>
          <table:table-cell table:number-columns-repeated="3"/>
          <table:table-cell office:value-type="float" office:value="125313" calcext:value-type="float">
            <text:p>125313</text:p>
          </table:table-cell>
          <table:table-cell table:number-columns-repeated="4"/>
          <table:table-cell office:value-type="float" office:value="23663" calcext:value-type="float">
            <text:p>23663</text:p>
          </table:table-cell>
          <table:table-cell/>
          <table:table-cell office:value-type="float" office:value="1369204" calcext:value-type="float">
            <text:p>1369204</text:p>
          </table:table-cell>
          <table:table-cell/>
          <table:table-cell office:value-type="float" office:value="1330601" calcext:value-type="float">
            <text:p>1330601</text:p>
          </table:table-cell>
          <table:table-cell/>
          <table:table-cell office:value-type="float" office:value="1223282" calcext:value-type="float">
            <text:p>1223282</text:p>
          </table:table-cell>
          <table:table-cell/>
          <table:table-cell office:value-type="float" office:value="1288196" calcext:value-type="float">
            <text:p>1288196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7348" calcext:value-type="float">
            <text:p>177348</text:p>
          </table:table-cell>
          <table:table-cell table:number-columns-repeated="2"/>
          <table:table-cell office:value-type="float" office:value="254949" calcext:value-type="float">
            <text:p>254949</text:p>
          </table:table-cell>
          <table:table-cell table:number-columns-repeated="3"/>
          <table:table-cell office:value-type="float" office:value="47846" calcext:value-type="float">
            <text:p>47846</text:p>
          </table:table-cell>
          <table:table-cell table:number-columns-repeated="3"/>
          <table:table-cell office:value-type="float" office:value="52808" calcext:value-type="float">
            <text:p>52808</text:p>
          </table:table-cell>
          <table:table-cell table:number-columns-repeated="3"/>
          <table:table-cell office:value-type="float" office:value="83579" calcext:value-type="float">
            <text:p>83579</text:p>
          </table:table-cell>
          <table:table-cell table:number-columns-repeated="2"/>
          <table:table-cell office:value-type="float" office:value="232791" calcext:value-type="float">
            <text:p>232791</text:p>
          </table:table-cell>
          <table:table-cell table:number-columns-repeated="3"/>
          <table:table-cell office:value-type="float" office:value="50672" calcext:value-type="float">
            <text:p>50672</text:p>
          </table:table-cell>
          <table:table-cell table:number-columns-repeated="3"/>
          <table:table-cell office:value-type="float" office:value="228065" calcext:value-type="float">
            <text:p>228065</text:p>
          </table:table-cell>
          <table:table-cell table:number-columns-repeated="4"/>
          <table:table-cell office:value-type="float" office:value="45500" calcext:value-type="float">
            <text:p>45500</text:p>
          </table:table-cell>
          <table:table-cell/>
          <table:table-cell office:value-type="float" office:value="2042057" calcext:value-type="float">
            <text:p>2042057</text:p>
          </table:table-cell>
          <table:table-cell/>
          <table:table-cell office:value-type="float" office:value="2056473" calcext:value-type="float">
            <text:p>2056473</text:p>
          </table:table-cell>
          <table:table-cell/>
          <table:table-cell office:value-type="float" office:value="2309456" calcext:value-type="float">
            <text:p>2309456</text:p>
          </table:table-cell>
          <table:table-cell/>
          <table:table-cell office:value-type="float" office:value="2509801" calcext:value-type="float">
            <text:p>250980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62714" calcext:value-type="float">
            <text:p>362714</text:p>
          </table:table-cell>
          <table:table-cell table:number-columns-repeated="2"/>
          <table:table-cell office:value-type="float" office:value="418196" calcext:value-type="float">
            <text:p>418196</text:p>
          </table:table-cell>
          <table:table-cell table:number-columns-repeated="2"/>
          <table:table-cell office:value-type="float" office:value="101182" calcext:value-type="float">
            <text:p>101182</text:p>
          </table:table-cell>
          <table:table-cell table:number-columns-repeated="2"/>
          <table:table-cell office:value-type="float" office:value="102225" calcext:value-type="float">
            <text:p>102225</text:p>
          </table:table-cell>
          <table:table-cell table:number-columns-repeated="2"/>
          <table:table-cell office:value-type="float" office:value="107066" calcext:value-type="float">
            <text:p>107066</text:p>
          </table:table-cell>
          <table:table-cell table:number-columns-repeated="2"/>
          <table:table-cell office:value-type="float" office:value="410614" calcext:value-type="float">
            <text:p>410614</text:p>
          </table:table-cell>
          <table:table-cell table:number-columns-repeated="2"/>
          <table:table-cell office:value-type="float" office:value="150138" calcext:value-type="float">
            <text:p>150138</text:p>
          </table:table-cell>
          <table:table-cell table:number-columns-repeated="3"/>
          <table:table-cell office:value-type="float" office:value="421556" calcext:value-type="float">
            <text:p>421556</text:p>
          </table:table-cell>
          <table:table-cell table:number-columns-repeated="4"/>
          <table:table-cell office:value-type="float" office:value="82465" calcext:value-type="float">
            <text:p>82465</text:p>
          </table:table-cell>
          <table:table-cell/>
          <table:table-cell office:value-type="float" office:value="2717269" calcext:value-type="float">
            <text:p>2717269</text:p>
          </table:table-cell>
          <table:table-cell/>
          <table:table-cell office:value-type="float" office:value="2725158" calcext:value-type="float">
            <text:p>2725158</text:p>
          </table:table-cell>
          <table:table-cell/>
          <table:table-cell office:value-type="float" office:value="3111599" calcext:value-type="float">
            <text:p>3111599</text:p>
          </table:table-cell>
          <table:table-cell/>
          <table:table-cell office:value-type="float" office:value="3537685" calcext:value-type="float">
            <text:p>3537685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86493" calcext:value-type="float">
            <text:p>686493</text:p>
          </table:table-cell>
          <table:table-cell table:number-columns-repeated="2"/>
          <table:table-cell office:value-type="float" office:value="774121" calcext:value-type="float">
            <text:p>774121</text:p>
          </table:table-cell>
          <table:table-cell table:number-columns-repeated="2"/>
          <table:table-cell office:value-type="float" office:value="157300" calcext:value-type="float">
            <text:p>157300</text:p>
          </table:table-cell>
          <table:table-cell table:number-columns-repeated="2"/>
          <table:table-cell office:value-type="float" office:value="163727" calcext:value-type="float">
            <text:p>163727</text:p>
          </table:table-cell>
          <table:table-cell table:number-columns-repeated="2"/>
          <table:table-cell office:value-type="float" office:value="214808" calcext:value-type="float">
            <text:p>214808</text:p>
          </table:table-cell>
          <table:table-cell table:number-columns-repeated="2"/>
          <table:table-cell office:value-type="float" office:value="660050" calcext:value-type="float">
            <text:p>660050</text:p>
          </table:table-cell>
          <table:table-cell table:number-columns-repeated="3"/>
          <table:table-cell office:value-type="float" office:value="72853" calcext:value-type="float">
            <text:p>72853</text:p>
          </table:table-cell>
          <table:table-cell table:number-columns-repeated="3"/>
          <table:table-cell office:value-type="float" office:value="581857" calcext:value-type="float">
            <text:p>581857</text:p>
          </table:table-cell>
          <table:table-cell table:number-columns-repeated="3"/>
          <table:table-cell office:value-type="float" office:value="120601" calcext:value-type="float">
            <text:p>120601</text:p>
          </table:table-cell>
          <table:table-cell/>
          <table:table-cell office:value-type="float" office:value="2951779" calcext:value-type="float">
            <text:p>2951779</text:p>
          </table:table-cell>
          <table:table-cell/>
          <table:table-cell office:value-type="float" office:value="3058650" calcext:value-type="float">
            <text:p>3058650</text:p>
          </table:table-cell>
          <table:table-cell/>
          <table:table-cell office:value-type="float" office:value="3278227" calcext:value-type="float">
            <text:p>3278227</text:p>
          </table:table-cell>
          <table:table-cell/>
          <table:table-cell office:value-type="float" office:value="3705259" calcext:value-type="float">
            <text:p>3705259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040393" calcext:value-type="float">
            <text:p>1040393</text:p>
          </table:table-cell>
          <table:table-cell/>
          <table:table-cell office:value-type="float" office:value="1135177" calcext:value-type="float">
            <text:p>1135177</text:p>
          </table:table-cell>
          <table:table-cell table:number-columns-repeated="2"/>
          <table:table-cell office:value-type="float" office:value="495599" calcext:value-type="float">
            <text:p>495599</text:p>
          </table:table-cell>
          <table:table-cell table:number-columns-repeated="2"/>
          <table:table-cell office:value-type="float" office:value="499881" calcext:value-type="float">
            <text:p>499881</text:p>
          </table:table-cell>
          <table:table-cell table:number-columns-repeated="2"/>
          <table:table-cell office:value-type="float" office:value="228404" calcext:value-type="float">
            <text:p>228404</text:p>
          </table:table-cell>
          <table:table-cell table:number-columns-repeated="2"/>
          <table:table-cell office:value-type="float" office:value="719835" calcext:value-type="float">
            <text:p>719835</text:p>
          </table:table-cell>
          <table:table-cell table:number-columns-repeated="2"/>
          <table:table-cell office:value-type="float" office:value="160057" calcext:value-type="float">
            <text:p>160057</text:p>
          </table:table-cell>
          <table:table-cell table:number-columns-repeated="3"/>
          <table:table-cell office:value-type="float" office:value="646612" calcext:value-type="float">
            <text:p>646612</text:p>
          </table:table-cell>
          <table:table-cell table:number-columns-repeated="3"/>
          <table:table-cell office:value-type="float" office:value="146842" calcext:value-type="float">
            <text:p>146842</text:p>
          </table:table-cell>
          <table:table-cell/>
          <table:table-cell office:value-type="float" office:value="3682646" calcext:value-type="float">
            <text:p>3682646</text:p>
          </table:table-cell>
          <table:table-cell/>
          <table:table-cell office:value-type="float" office:value="3996211" calcext:value-type="float">
            <text:p>3996211</text:p>
          </table:table-cell>
          <table:table-cell/>
          <table:table-cell office:value-type="float" office:value="4846811" calcext:value-type="float">
            <text:p>4846811</text:p>
          </table:table-cell>
          <table:table-cell/>
          <table:table-cell office:value-type="float" office:value="5446803" calcext:value-type="float">
            <text:p>5446803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389015" calcext:value-type="float">
            <text:p>1389015</text:p>
          </table:table-cell>
          <table:table-cell table:number-columns-repeated="2"/>
          <table:table-cell office:value-type="float" office:value="945176" calcext:value-type="float">
            <text:p>945176</text:p>
          </table:table-cell>
          <table:table-cell table:number-columns-repeated="2"/>
          <table:table-cell office:value-type="float" office:value="977550" calcext:value-type="float">
            <text:p>977550</text:p>
          </table:table-cell>
          <table:table-cell table:number-columns-repeated="2"/>
          <table:table-cell office:value-type="float" office:value="924287" calcext:value-type="float">
            <text:p>924287</text:p>
          </table:table-cell>
          <table:table-cell table:number-columns-repeated="2"/>
          <table:table-cell office:value-type="float" office:value="735695" calcext:value-type="float">
            <text:p>735695</text:p>
          </table:table-cell>
          <table:table-cell/>
          <table:table-cell office:value-type="float" office:value="1442129" calcext:value-type="float">
            <text:p>1442129</text:p>
          </table:table-cell>
          <table:table-cell table:number-columns-repeated="2"/>
          <table:table-cell office:value-type="float" office:value="269318" calcext:value-type="float">
            <text:p>269318</text:p>
          </table:table-cell>
          <table:table-cell table:number-columns-repeated="3"/>
          <table:table-cell office:value-type="float" office:value="879357" calcext:value-type="float">
            <text:p>879357</text:p>
          </table:table-cell>
          <table:table-cell table:number-columns-repeated="3"/>
          <table:table-cell office:value-type="float" office:value="265969" calcext:value-type="float">
            <text:p>265969</text:p>
          </table:table-cell>
          <table:table-cell/>
          <table:table-cell office:value-type="float" office:value="4036307" calcext:value-type="float">
            <text:p>4036307</text:p>
          </table:table-cell>
          <table:table-cell/>
          <table:table-cell office:value-type="float" office:value="4474571" calcext:value-type="float">
            <text:p>4474571</text:p>
          </table:table-cell>
          <table:table-cell/>
          <table:table-cell office:value-type="float" office:value="5001771" calcext:value-type="float">
            <text:p>5001771</text:p>
          </table:table-cell>
          <table:table-cell/>
          <table:table-cell office:value-type="float" office:value="5806179" calcext:value-type="float">
            <text:p>5806179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712309" calcext:value-type="float">
            <text:p>712309</text:p>
          </table:table-cell>
          <table:table-cell table:number-columns-repeated="2"/>
          <table:table-cell office:value-type="float" office:value="605938" calcext:value-type="float">
            <text:p>605938</text:p>
          </table:table-cell>
          <table:table-cell table:number-columns-repeated="2"/>
          <table:table-cell office:value-type="float" office:value="439358" calcext:value-type="float">
            <text:p>439358</text:p>
          </table:table-cell>
          <table:table-cell table:number-columns-repeated="2"/>
          <table:table-cell office:value-type="float" office:value="390929" calcext:value-type="float">
            <text:p>390929</text:p>
          </table:table-cell>
          <table:table-cell table:number-columns-repeated="2"/>
          <table:table-cell office:value-type="float" office:value="346371" calcext:value-type="float">
            <text:p>346371</text:p>
          </table:table-cell>
          <table:table-cell table:number-columns-repeated="2"/>
          <table:table-cell office:value-type="float" office:value="516160" calcext:value-type="float">
            <text:p>516160</text:p>
          </table:table-cell>
          <table:table-cell table:number-columns-repeated="2"/>
          <table:table-cell office:value-type="float" office:value="349466" calcext:value-type="float">
            <text:p>349466</text:p>
          </table:table-cell>
          <table:table-cell table:number-columns-repeated="3"/>
          <table:table-cell office:value-type="float" office:value="558618" calcext:value-type="float">
            <text:p>558618</text:p>
          </table:table-cell>
          <table:table-cell table:number-columns-repeated="3"/>
          <table:table-cell office:value-type="float" office:value="379241" calcext:value-type="float">
            <text:p>379241</text:p>
          </table:table-cell>
          <table:table-cell/>
          <table:table-cell office:value-type="float" office:value="3608710" calcext:value-type="float">
            <text:p>3608710</text:p>
          </table:table-cell>
          <table:table-cell/>
          <table:table-cell office:value-type="float" office:value="3534724" calcext:value-type="float">
            <text:p>3534724</text:p>
          </table:table-cell>
          <table:table-cell/>
          <table:table-cell office:value-type="float" office:value="4022853" calcext:value-type="float">
            <text:p>4022853</text:p>
          </table:table-cell>
          <table:table-cell/>
          <table:table-cell office:value-type="float" office:value="4900227" calcext:value-type="float">
            <text:p>4900227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886649" calcext:value-type="float">
            <text:p>886649</text:p>
          </table:table-cell>
          <table:table-cell table:number-columns-repeated="2"/>
          <table:table-cell office:value-type="float" office:value="906631" calcext:value-type="float">
            <text:p>906631</text:p>
          </table:table-cell>
          <table:table-cell table:number-columns-repeated="2"/>
          <table:table-cell office:value-type="float" office:value="620947" calcext:value-type="float">
            <text:p>620947</text:p>
          </table:table-cell>
          <table:table-cell table:number-columns-repeated="2"/>
          <table:table-cell office:value-type="float" office:value="599488" calcext:value-type="float">
            <text:p>599488</text:p>
          </table:table-cell>
          <table:table-cell table:number-columns-repeated="2"/>
          <table:table-cell office:value-type="float" office:value="556191" calcext:value-type="float">
            <text:p>556191</text:p>
          </table:table-cell>
          <table:table-cell table:number-columns-repeated="2"/>
          <table:table-cell office:value-type="float" office:value="829291" calcext:value-type="float">
            <text:p>829291</text:p>
          </table:table-cell>
          <table:table-cell table:number-columns-repeated="2"/>
          <table:table-cell office:value-type="float" office:value="512869" calcext:value-type="float">
            <text:p>512869</text:p>
          </table:table-cell>
          <table:table-cell table:number-columns-repeated="3"/>
          <table:table-cell office:value-type="float" office:value="838011" calcext:value-type="float">
            <text:p>838011</text:p>
          </table:table-cell>
          <table:table-cell table:number-columns-repeated="3"/>
          <table:table-cell office:value-type="float" office:value="321411" calcext:value-type="float">
            <text:p>321411</text:p>
          </table:table-cell>
          <table:table-cell/>
          <table:table-cell office:value-type="float" office:value="2844441" calcext:value-type="float">
            <text:p>2844441</text:p>
          </table:table-cell>
          <table:table-cell/>
          <table:table-cell office:value-type="float" office:value="2447983" calcext:value-type="float">
            <text:p>2447983</text:p>
          </table:table-cell>
          <table:table-cell/>
          <table:table-cell office:value-type="float" office:value="2393876" calcext:value-type="float">
            <text:p>2393876</text:p>
          </table:table-cell>
          <table:table-cell/>
          <table:table-cell office:value-type="float" office:value="3003196" calcext:value-type="float">
            <text:p>3003196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234905" calcext:value-type="float">
            <text:p>1234905</text:p>
          </table:table-cell>
          <table:table-cell/>
          <table:table-cell office:value-type="float" office:value="1231126" calcext:value-type="float">
            <text:p>1231126</text:p>
          </table:table-cell>
          <table:table-cell table:number-columns-repeated="2"/>
          <table:table-cell office:value-type="float" office:value="924186" calcext:value-type="float">
            <text:p>924186</text:p>
          </table:table-cell>
          <table:table-cell table:number-columns-repeated="2"/>
          <table:table-cell office:value-type="float" office:value="923176" calcext:value-type="float">
            <text:p>923176</text:p>
          </table:table-cell>
          <table:table-cell table:number-columns-repeated="2"/>
          <table:table-cell office:value-type="float" office:value="902659" calcext:value-type="float">
            <text:p>902659</text:p>
          </table:table-cell>
          <table:table-cell table:number-columns-repeated="2"/>
          <table:table-cell office:value-type="float" office:value="684047" calcext:value-type="float">
            <text:p>684047</text:p>
          </table:table-cell>
          <table:table-cell table:number-columns-repeated="2"/>
          <table:table-cell office:value-type="float" office:value="779910" calcext:value-type="float">
            <text:p>779910</text:p>
          </table:table-cell>
          <table:table-cell table:number-columns-repeated="2"/>
          <table:table-cell office:value-type="float" office:value="1146423" calcext:value-type="float">
            <text:p>1146423</text:p>
          </table:table-cell>
          <table:table-cell table:number-columns-repeated="3"/>
          <table:table-cell office:value-type="float" office:value="400530" calcext:value-type="float">
            <text:p>400530</text:p>
          </table:table-cell>
          <table:table-cell/>
          <table:table-cell office:value-type="float" office:value="3739704" calcext:value-type="float">
            <text:p>3739704</text:p>
          </table:table-cell>
          <table:table-cell/>
          <table:table-cell office:value-type="float" office:value="3964332" calcext:value-type="float">
            <text:p>3964332</text:p>
          </table:table-cell>
          <table:table-cell/>
          <table:table-cell office:value-type="float" office:value="3703635" calcext:value-type="float">
            <text:p>3703635</text:p>
          </table:table-cell>
          <table:table-cell/>
          <table:table-cell office:value-type="float" office:value="5326602" calcext:value-type="float">
            <text:p>5326602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618079" calcext:value-type="float">
            <text:p>1618079</text:p>
          </table:table-cell>
          <table:table-cell/>
          <table:table-cell office:value-type="float" office:value="1538235" calcext:value-type="float">
            <text:p>1538235</text:p>
          </table:table-cell>
          <table:table-cell table:number-columns-repeated="2"/>
          <table:table-cell office:value-type="float" office:value="660618" calcext:value-type="float">
            <text:p>660618</text:p>
          </table:table-cell>
          <table:table-cell table:number-columns-repeated="2"/>
          <table:table-cell office:value-type="float" office:value="681399" calcext:value-type="float">
            <text:p>681399</text:p>
          </table:table-cell>
          <table:table-cell table:number-columns-repeated="2"/>
          <table:table-cell office:value-type="float" office:value="657840" calcext:value-type="float">
            <text:p>657840</text:p>
          </table:table-cell>
          <table:table-cell/>
          <table:table-cell office:value-type="float" office:value="1544987" calcext:value-type="float">
            <text:p>1544987</text:p>
          </table:table-cell>
          <table:table-cell/>
          <table:table-cell office:value-type="float" office:value="1155359" calcext:value-type="float">
            <text:p>1155359</text:p>
          </table:table-cell>
          <table:table-cell table:number-columns-repeated="2"/>
          <table:table-cell office:value-type="float" office:value="1521338" calcext:value-type="float">
            <text:p>1521338</text:p>
          </table:table-cell>
          <table:table-cell table:number-columns-repeated="3"/>
          <table:table-cell office:value-type="float" office:value="903045" calcext:value-type="float">
            <text:p>903045</text:p>
          </table:table-cell>
          <table:table-cell/>
          <table:table-cell office:value-type="float" office:value="3621085" calcext:value-type="float">
            <text:p>3621085</text:p>
          </table:table-cell>
          <table:table-cell/>
          <table:table-cell office:value-type="float" office:value="3495238" calcext:value-type="float">
            <text:p>3495238</text:p>
          </table:table-cell>
          <table:table-cell/>
          <table:table-cell office:value-type="float" office:value="2719894" calcext:value-type="float">
            <text:p>2719894</text:p>
          </table:table-cell>
          <table:table-cell/>
          <table:table-cell office:value-type="float" office:value="4646860" calcext:value-type="float">
            <text:p>4646860</text:p>
          </table:table-cell>
          <table:table-cell table:number-columns-repeated="31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888241" calcext:value-type="float">
            <text:p>1888241</text:p>
          </table:table-cell>
          <table:table-cell/>
          <table:table-cell office:value-type="float" office:value="1948337" calcext:value-type="float">
            <text:p>1948337</text:p>
          </table:table-cell>
          <table:table-cell table:number-columns-repeated="2"/>
          <table:table-cell office:value-type="float" office:value="854886" calcext:value-type="float">
            <text:p>854886</text:p>
          </table:table-cell>
          <table:table-cell table:number-columns-repeated="2"/>
          <table:table-cell office:value-type="float" office:value="889449" calcext:value-type="float">
            <text:p>889449</text:p>
          </table:table-cell>
          <table:table-cell table:number-columns-repeated="2"/>
          <table:table-cell office:value-type="float" office:value="871466" calcext:value-type="float">
            <text:p>871466</text:p>
          </table:table-cell>
          <table:table-cell/>
          <table:table-cell office:value-type="float" office:value="1685889" calcext:value-type="float">
            <text:p>1685889</text:p>
          </table:table-cell>
          <table:table-cell table:number-columns-repeated="2"/>
          <table:table-cell office:value-type="float" office:value="802126" calcext:value-type="float">
            <text:p>802126</text:p>
          </table:table-cell>
          <table:table-cell table:number-columns-repeated="2"/>
          <table:table-cell office:value-type="float" office:value="1693663" calcext:value-type="float">
            <text:p>1693663</text:p>
          </table:table-cell>
          <table:table-cell table:number-columns-repeated="3"/>
          <table:table-cell office:value-type="float" office:value="768837" calcext:value-type="float">
            <text:p>768837</text:p>
          </table:table-cell>
          <table:table-cell/>
          <table:table-cell office:value-type="float" office:value="3456625" calcext:value-type="float">
            <text:p>3456625</text:p>
          </table:table-cell>
          <table:table-cell/>
          <table:table-cell office:value-type="float" office:value="3994322" calcext:value-type="float">
            <text:p>3994322</text:p>
          </table:table-cell>
          <table:table-cell/>
          <table:table-cell office:value-type="float" office:value="2299398" calcext:value-type="float">
            <text:p>2299398</text:p>
          </table:table-cell>
          <table:table-cell/>
          <table:table-cell office:value-type="float" office:value="3898473" calcext:value-type="float">
            <text:p>3898473</text:p>
          </table:table-cell>
          <table:table-cell table:number-columns-repeated="30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899" calcext:value-type="float">
            <text:p>125899</text:p>
          </table:table-cell>
          <table:table-cell table:number-columns-repeated="2"/>
          <table:table-cell office:value-type="float" office:value="145324" calcext:value-type="float">
            <text:p>145324</text:p>
          </table:table-cell>
          <table:table-cell table:number-columns-repeated="3"/>
          <table:table-cell office:value-type="float" office:value="36208" calcext:value-type="float">
            <text:p>36208</text:p>
          </table:table-cell>
          <table:table-cell table:number-columns-repeated="3"/>
          <table:table-cell office:value-type="float" office:value="36030" calcext:value-type="float">
            <text:p>36030</text:p>
          </table:table-cell>
          <table:table-cell table:number-columns-repeated="3"/>
          <table:table-cell office:value-type="float" office:value="41112" calcext:value-type="float">
            <text:p>41112</text:p>
          </table:table-cell>
          <table:table-cell table:number-columns-repeated="2"/>
          <table:table-cell office:value-type="float" office:value="128351" calcext:value-type="float">
            <text:p>128351</text:p>
          </table:table-cell>
          <table:table-cell table:number-columns-repeated="3"/>
          <table:table-cell office:value-type="float" office:value="38840" calcext:value-type="float">
            <text:p>38840</text:p>
          </table:table-cell>
          <table:table-cell table:number-columns-repeated="3"/>
          <table:table-cell office:value-type="float" office:value="126707" calcext:value-type="float">
            <text:p>126707</text:p>
          </table:table-cell>
          <table:table-cell table:number-columns-repeated="4"/>
          <table:table-cell office:value-type="float" office:value="21685" calcext:value-type="float">
            <text:p>21685</text:p>
          </table:table-cell>
          <table:table-cell/>
          <table:table-cell office:value-type="float" office:value="1293422" calcext:value-type="float">
            <text:p>1293422</text:p>
          </table:table-cell>
          <table:table-cell/>
          <table:table-cell office:value-type="float" office:value="1307333" calcext:value-type="float">
            <text:p>1307333</text:p>
          </table:table-cell>
          <table:table-cell/>
          <table:table-cell office:value-type="float" office:value="1374551" calcext:value-type="float">
            <text:p>1374551</text:p>
          </table:table-cell>
          <table:table-cell/>
          <table:table-cell office:value-type="float" office:value="1379489" calcext:value-type="float">
            <text:p>137948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27806" calcext:value-type="float">
            <text:p>227806</text:p>
          </table:table-cell>
          <table:table-cell table:number-columns-repeated="2"/>
          <table:table-cell office:value-type="float" office:value="264877" calcext:value-type="float">
            <text:p>264877</text:p>
          </table:table-cell>
          <table:table-cell table:number-columns-repeated="3"/>
          <table:table-cell office:value-type="float" office:value="58939" calcext:value-type="float">
            <text:p>58939</text:p>
          </table:table-cell>
          <table:table-cell table:number-columns-repeated="3"/>
          <table:table-cell office:value-type="float" office:value="58640" calcext:value-type="float">
            <text:p>58640</text:p>
          </table:table-cell>
          <table:table-cell table:number-columns-repeated="3"/>
          <table:table-cell office:value-type="float" office:value="84834" calcext:value-type="float">
            <text:p>84834</text:p>
          </table:table-cell>
          <table:table-cell table:number-columns-repeated="2"/>
          <table:table-cell office:value-type="float" office:value="236515" calcext:value-type="float">
            <text:p>236515</text:p>
          </table:table-cell>
          <table:table-cell table:number-columns-repeated="3"/>
          <table:table-cell office:value-type="float" office:value="66512" calcext:value-type="float">
            <text:p>66512</text:p>
          </table:table-cell>
          <table:table-cell table:number-columns-repeated="3"/>
          <table:table-cell office:value-type="float" office:value="234969" calcext:value-type="float">
            <text:p>234969</text:p>
          </table:table-cell>
          <table:table-cell table:number-columns-repeated="4"/>
          <table:table-cell office:value-type="float" office:value="66643" calcext:value-type="float">
            <text:p>66643</text:p>
          </table:table-cell>
          <table:table-cell/>
          <table:table-cell office:value-type="float" office:value="1908288" calcext:value-type="float">
            <text:p>1908288</text:p>
          </table:table-cell>
          <table:table-cell/>
          <table:table-cell office:value-type="float" office:value="1893743" calcext:value-type="float">
            <text:p>1893743</text:p>
          </table:table-cell>
          <table:table-cell/>
          <table:table-cell office:value-type="float" office:value="1984028" calcext:value-type="float">
            <text:p>1984028</text:p>
          </table:table-cell>
          <table:table-cell/>
          <table:table-cell office:value-type="float" office:value="2059983" calcext:value-type="float">
            <text:p>205998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17679" calcext:value-type="float">
            <text:p>417679</text:p>
          </table:table-cell>
          <table:table-cell table:number-columns-repeated="2"/>
          <table:table-cell office:value-type="float" office:value="276602" calcext:value-type="float">
            <text:p>276602</text:p>
          </table:table-cell>
          <table:table-cell table:number-columns-repeated="2"/>
          <table:table-cell office:value-type="float" office:value="101500" calcext:value-type="float">
            <text:p>101500</text:p>
          </table:table-cell>
          <table:table-cell table:number-columns-repeated="3"/>
          <table:table-cell office:value-type="float" office:value="56464" calcext:value-type="float">
            <text:p>56464</text:p>
          </table:table-cell>
          <table:table-cell table:number-columns-repeated="2"/>
          <table:table-cell office:value-type="float" office:value="127682" calcext:value-type="float">
            <text:p>127682</text:p>
          </table:table-cell>
          <table:table-cell table:number-columns-repeated="2"/>
          <table:table-cell office:value-type="float" office:value="428006" calcext:value-type="float">
            <text:p>428006</text:p>
          </table:table-cell>
          <table:table-cell table:number-columns-repeated="2"/>
          <table:table-cell office:value-type="float" office:value="118889" calcext:value-type="float">
            <text:p>118889</text:p>
          </table:table-cell>
          <table:table-cell table:number-columns-repeated="3"/>
          <table:table-cell office:value-type="float" office:value="416855" calcext:value-type="float">
            <text:p>416855</text:p>
          </table:table-cell>
          <table:table-cell table:number-columns-repeated="4"/>
          <table:table-cell office:value-type="float" office:value="52262" calcext:value-type="float">
            <text:p>52262</text:p>
          </table:table-cell>
          <table:table-cell/>
          <table:table-cell office:value-type="float" office:value="2835372" calcext:value-type="float">
            <text:p>2835372</text:p>
          </table:table-cell>
          <table:table-cell/>
          <table:table-cell office:value-type="float" office:value="2953843" calcext:value-type="float">
            <text:p>2953843</text:p>
          </table:table-cell>
          <table:table-cell/>
          <table:table-cell office:value-type="float" office:value="3183716" calcext:value-type="float">
            <text:p>3183716</text:p>
          </table:table-cell>
          <table:table-cell/>
          <table:table-cell office:value-type="float" office:value="3345739" calcext:value-type="float">
            <text:p>3345739</text:p>
          </table:table-cell>
          <table:table-cell table:number-columns-repeated="2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67614" calcext:value-type="float">
            <text:p>667614</text:p>
          </table:table-cell>
          <table:table-cell table:number-columns-repeated="2"/>
          <table:table-cell office:value-type="float" office:value="697431" calcext:value-type="float">
            <text:p>697431</text:p>
          </table:table-cell>
          <table:table-cell table:number-columns-repeated="2"/>
          <table:table-cell office:value-type="float" office:value="111275" calcext:value-type="float">
            <text:p>111275</text:p>
          </table:table-cell>
          <table:table-cell table:number-columns-repeated="3"/>
          <table:table-cell office:value-type="float" office:value="75931" calcext:value-type="float">
            <text:p>75931</text:p>
          </table:table-cell>
          <table:table-cell table:number-columns-repeated="2"/>
          <table:table-cell office:value-type="float" office:value="128517" calcext:value-type="float">
            <text:p>128517</text:p>
          </table:table-cell>
          <table:table-cell table:number-columns-repeated="2"/>
          <table:table-cell office:value-type="float" office:value="675326" calcext:value-type="float">
            <text:p>675326</text:p>
          </table:table-cell>
          <table:table-cell table:number-columns-repeated="3"/>
          <table:table-cell office:value-type="float" office:value="76852" calcext:value-type="float">
            <text:p>76852</text:p>
          </table:table-cell>
          <table:table-cell table:number-columns-repeated="3"/>
          <table:table-cell office:value-type="float" office:value="588034" calcext:value-type="float">
            <text:p>588034</text:p>
          </table:table-cell>
          <table:table-cell table:number-columns-repeated="3"/>
          <table:table-cell office:value-type="float" office:value="110592" calcext:value-type="float">
            <text:p>110592</text:p>
          </table:table-cell>
          <table:table-cell/>
          <table:table-cell office:value-type="float" office:value="1626960" calcext:value-type="float">
            <text:p>1626960</text:p>
          </table:table-cell>
          <table:table-cell/>
          <table:table-cell office:value-type="float" office:value="1580393" calcext:value-type="float">
            <text:p>1580393</text:p>
          </table:table-cell>
          <table:table-cell/>
          <table:table-cell office:value-type="float" office:value="1667915" calcext:value-type="float">
            <text:p>1667915</text:p>
          </table:table-cell>
          <table:table-cell/>
          <table:table-cell office:value-type="float" office:value="1780773" calcext:value-type="float">
            <text:p>1780773</text:p>
          </table:table-cell>
          <table:table-cell table:number-columns-repeated="2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827180" calcext:value-type="float">
            <text:p>827180</text:p>
          </table:table-cell>
          <table:table-cell table:number-columns-repeated="2"/>
          <table:table-cell office:value-type="float" office:value="863935" calcext:value-type="float">
            <text:p>863935</text:p>
          </table:table-cell>
          <table:table-cell table:number-columns-repeated="2"/>
          <table:table-cell office:value-type="float" office:value="285034" calcext:value-type="float">
            <text:p>285034</text:p>
          </table:table-cell>
          <table:table-cell table:number-columns-repeated="2"/>
          <table:table-cell office:value-type="float" office:value="453875" calcext:value-type="float">
            <text:p>453875</text:p>
          </table:table-cell>
          <table:table-cell table:number-columns-repeated="2"/>
          <table:table-cell office:value-type="float" office:value="143957" calcext:value-type="float">
            <text:p>143957</text:p>
          </table:table-cell>
          <table:table-cell table:number-columns-repeated="2"/>
          <table:table-cell office:value-type="float" office:value="808923" calcext:value-type="float">
            <text:p>808923</text:p>
          </table:table-cell>
          <table:table-cell table:number-columns-repeated="2"/>
          <table:table-cell office:value-type="float" office:value="235654" calcext:value-type="float">
            <text:p>235654</text:p>
          </table:table-cell>
          <table:table-cell table:number-columns-repeated="2"/>
          <table:table-cell office:value-type="float" office:value="1037454" calcext:value-type="float">
            <text:p>1037454</text:p>
          </table:table-cell>
          <table:table-cell table:number-columns-repeated="3"/>
          <table:table-cell office:value-type="float" office:value="150318" calcext:value-type="float">
            <text:p>150318</text:p>
          </table:table-cell>
          <table:table-cell/>
          <table:table-cell office:value-type="float" office:value="4037272" calcext:value-type="float">
            <text:p>4037272</text:p>
          </table:table-cell>
          <table:table-cell/>
          <table:table-cell office:value-type="float" office:value="4138129" calcext:value-type="float">
            <text:p>4138129</text:p>
          </table:table-cell>
          <table:table-cell/>
          <table:table-cell office:value-type="float" office:value="4688119" calcext:value-type="float">
            <text:p>4688119</text:p>
          </table:table-cell>
          <table:table-cell/>
          <table:table-cell office:value-type="float" office:value="5157504" calcext:value-type="float">
            <text:p>515750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16378" calcext:value-type="float">
            <text:p>1416378</text:p>
          </table:table-cell>
          <table:table-cell/>
          <table:table-cell office:value-type="float" office:value="1515878" calcext:value-type="float">
            <text:p>1515878</text:p>
          </table:table-cell>
          <table:table-cell table:number-columns-repeated="2"/>
          <table:table-cell office:value-type="float" office:value="912260" calcext:value-type="float">
            <text:p>912260</text:p>
          </table:table-cell>
          <table:table-cell table:number-columns-repeated="2"/>
          <table:table-cell office:value-type="float" office:value="965429" calcext:value-type="float">
            <text:p>965429</text:p>
          </table:table-cell>
          <table:table-cell table:number-columns-repeated="2"/>
          <table:table-cell office:value-type="float" office:value="289389" calcext:value-type="float">
            <text:p>289389</text:p>
          </table:table-cell>
          <table:table-cell/>
          <table:table-cell office:value-type="float" office:value="1135940" calcext:value-type="float">
            <text:p>1135940</text:p>
          </table:table-cell>
          <table:table-cell table:number-columns-repeated="2"/>
          <table:table-cell office:value-type="float" office:value="262290" calcext:value-type="float">
            <text:p>262290</text:p>
          </table:table-cell>
          <table:table-cell table:number-columns-repeated="2"/>
          <table:table-cell office:value-type="float" office:value="1001896" calcext:value-type="float">
            <text:p>1001896</text:p>
          </table:table-cell>
          <table:table-cell table:number-columns-repeated="3"/>
          <table:table-cell office:value-type="float" office:value="284023" calcext:value-type="float">
            <text:p>284023</text:p>
          </table:table-cell>
          <table:table-cell/>
          <table:table-cell office:value-type="float" office:value="3666663" calcext:value-type="float">
            <text:p>3666663</text:p>
          </table:table-cell>
          <table:table-cell/>
          <table:table-cell office:value-type="float" office:value="4008537" calcext:value-type="float">
            <text:p>4008537</text:p>
          </table:table-cell>
          <table:table-cell/>
          <table:table-cell office:value-type="float" office:value="4385150" calcext:value-type="float">
            <text:p>4385150</text:p>
          </table:table-cell>
          <table:table-cell/>
          <table:table-cell office:value-type="float" office:value="4826045" calcext:value-type="float">
            <text:p>4826045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564573" calcext:value-type="float">
            <text:p>564573</text:p>
          </table:table-cell>
          <table:table-cell table:number-columns-repeated="2"/>
          <table:table-cell office:value-type="float" office:value="565007" calcext:value-type="float">
            <text:p>565007</text:p>
          </table:table-cell>
          <table:table-cell table:number-columns-repeated="2"/>
          <table:table-cell office:value-type="float" office:value="556539" calcext:value-type="float">
            <text:p>556539</text:p>
          </table:table-cell>
          <table:table-cell table:number-columns-repeated="2"/>
          <table:table-cell office:value-type="float" office:value="541867" calcext:value-type="float">
            <text:p>541867</text:p>
          </table:table-cell>
          <table:table-cell table:number-columns-repeated="2"/>
          <table:table-cell office:value-type="float" office:value="458805" calcext:value-type="float">
            <text:p>458805</text:p>
          </table:table-cell>
          <table:table-cell table:number-columns-repeated="2"/>
          <table:table-cell office:value-type="float" office:value="594008" calcext:value-type="float">
            <text:p>594008</text:p>
          </table:table-cell>
          <table:table-cell table:number-columns-repeated="2"/>
          <table:table-cell office:value-type="float" office:value="443010" calcext:value-type="float">
            <text:p>443010</text:p>
          </table:table-cell>
          <table:table-cell table:number-columns-repeated="3"/>
          <table:table-cell office:value-type="float" office:value="581197" calcext:value-type="float">
            <text:p>581197</text:p>
          </table:table-cell>
          <table:table-cell table:number-columns-repeated="3"/>
          <table:table-cell office:value-type="float" office:value="480327" calcext:value-type="float">
            <text:p>480327</text:p>
          </table:table-cell>
          <table:table-cell/>
          <table:table-cell office:value-type="float" office:value="4100966" calcext:value-type="float">
            <text:p>4100966</text:p>
          </table:table-cell>
          <table:table-cell/>
          <table:table-cell office:value-type="float" office:value="4315704" calcext:value-type="float">
            <text:p>4315704</text:p>
          </table:table-cell>
          <table:table-cell/>
          <table:table-cell office:value-type="float" office:value="4356880" calcext:value-type="float">
            <text:p>4356880</text:p>
          </table:table-cell>
          <table:table-cell/>
          <table:table-cell office:value-type="float" office:value="5024080" calcext:value-type="float">
            <text:p>502408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893116" calcext:value-type="float">
            <text:p>893116</text:p>
          </table:table-cell>
          <table:table-cell table:number-columns-repeated="2"/>
          <table:table-cell office:value-type="float" office:value="911571" calcext:value-type="float">
            <text:p>911571</text:p>
          </table:table-cell>
          <table:table-cell table:number-columns-repeated="2"/>
          <table:table-cell office:value-type="float" office:value="944859" calcext:value-type="float">
            <text:p>944859</text:p>
          </table:table-cell>
          <table:table-cell table:number-columns-repeated="2"/>
          <table:table-cell office:value-type="float" office:value="911424" calcext:value-type="float">
            <text:p>911424</text:p>
          </table:table-cell>
          <table:table-cell table:number-columns-repeated="2"/>
          <table:table-cell office:value-type="float" office:value="708724" calcext:value-type="float">
            <text:p>708724</text:p>
          </table:table-cell>
          <table:table-cell table:number-columns-repeated="2"/>
          <table:table-cell office:value-type="float" office:value="828478" calcext:value-type="float">
            <text:p>828478</text:p>
          </table:table-cell>
          <table:table-cell table:number-columns-repeated="2"/>
          <table:table-cell office:value-type="float" office:value="707596" calcext:value-type="float">
            <text:p>707596</text:p>
          </table:table-cell>
          <table:table-cell table:number-columns-repeated="3"/>
          <table:table-cell office:value-type="float" office:value="885348" calcext:value-type="float">
            <text:p>885348</text:p>
          </table:table-cell>
          <table:table-cell table:number-columns-repeated="3"/>
          <table:table-cell office:value-type="float" office:value="315706" calcext:value-type="float">
            <text:p>315706</text:p>
          </table:table-cell>
          <table:table-cell/>
          <table:table-cell office:value-type="float" office:value="1353519" calcext:value-type="float">
            <text:p>1353519</text:p>
          </table:table-cell>
          <table:table-cell/>
          <table:table-cell office:value-type="float" office:value="1290262" calcext:value-type="float">
            <text:p>1290262</text:p>
          </table:table-cell>
          <table:table-cell/>
          <table:table-cell office:value-type="float" office:value="1186265" calcext:value-type="float">
            <text:p>1186265</text:p>
          </table:table-cell>
          <table:table-cell/>
          <table:table-cell office:value-type="float" office:value="1986127" calcext:value-type="float">
            <text:p>1986127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290656" calcext:value-type="float">
            <text:p>1290656</text:p>
          </table:table-cell>
          <table:table-cell/>
          <table:table-cell office:value-type="float" office:value="1331440" calcext:value-type="float">
            <text:p>1331440</text:p>
          </table:table-cell>
          <table:table-cell table:number-columns-repeated="2"/>
          <table:table-cell office:value-type="float" office:value="793760" calcext:value-type="float">
            <text:p>793760</text:p>
          </table:table-cell>
          <table:table-cell table:number-columns-repeated="2"/>
          <table:table-cell office:value-type="float" office:value="756107" calcext:value-type="float">
            <text:p>756107</text:p>
          </table:table-cell>
          <table:table-cell table:number-columns-repeated="2"/>
          <table:table-cell office:value-type="float" office:value="725554" calcext:value-type="float">
            <text:p>725554</text:p>
          </table:table-cell>
          <table:table-cell/>
          <table:table-cell office:value-type="float" office:value="1178734" calcext:value-type="float">
            <text:p>1178734</text:p>
          </table:table-cell>
          <table:table-cell/>
          <table:table-cell office:value-type="float" office:value="1005952" calcext:value-type="float">
            <text:p>1005952</text:p>
          </table:table-cell>
          <table:table-cell table:number-columns-repeated="2"/>
          <table:table-cell office:value-type="float" office:value="1228262" calcext:value-type="float">
            <text:p>1228262</text:p>
          </table:table-cell>
          <table:table-cell table:number-columns-repeated="3"/>
          <table:table-cell office:value-type="float" office:value="582680" calcext:value-type="float">
            <text:p>582680</text:p>
          </table:table-cell>
          <table:table-cell/>
          <table:table-cell office:value-type="float" office:value="3036115" calcext:value-type="float">
            <text:p>3036115</text:p>
          </table:table-cell>
          <table:table-cell/>
          <table:table-cell office:value-type="float" office:value="3115615" calcext:value-type="float">
            <text:p>3115615</text:p>
          </table:table-cell>
          <table:table-cell/>
          <table:table-cell office:value-type="float" office:value="2912096" calcext:value-type="float">
            <text:p>2912096</text:p>
          </table:table-cell>
          <table:table-cell/>
          <table:table-cell office:value-type="float" office:value="3561547" calcext:value-type="float">
            <text:p>3561547</text:p>
          </table:table-cell>
          <table:table-cell table:number-columns-repeated="31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72597" calcext:value-type="float">
            <text:p>1572597</text:p>
          </table:table-cell>
          <table:table-cell/>
          <table:table-cell office:value-type="float" office:value="1554797" calcext:value-type="float">
            <text:p>1554797</text:p>
          </table:table-cell>
          <table:table-cell/>
          <table:table-cell office:value-type="float" office:value="1018996" calcext:value-type="float">
            <text:p>1018996</text:p>
          </table:table-cell>
          <table:table-cell/>
          <table:table-cell office:value-type="float" office:value="1012463" calcext:value-type="float">
            <text:p>1012463</text:p>
          </table:table-cell>
          <table:table-cell table:number-columns-repeated="2"/>
          <table:table-cell office:value-type="float" office:value="941437" calcext:value-type="float">
            <text:p>941437</text:p>
          </table:table-cell>
          <table:table-cell/>
          <table:table-cell office:value-type="float" office:value="1534882" calcext:value-type="float">
            <text:p>1534882</text:p>
          </table:table-cell>
          <table:table-cell/>
          <table:table-cell office:value-type="float" office:value="1187349" calcext:value-type="float">
            <text:p>1187349</text:p>
          </table:table-cell>
          <table:table-cell table:number-columns-repeated="2"/>
          <table:table-cell office:value-type="float" office:value="1520243" calcext:value-type="float">
            <text:p>1520243</text:p>
          </table:table-cell>
          <table:table-cell table:number-columns-repeated="3"/>
          <table:table-cell office:value-type="float" office:value="603837" calcext:value-type="float">
            <text:p>603837</text:p>
          </table:table-cell>
          <table:table-cell/>
          <table:table-cell office:value-type="float" office:value="2706822" calcext:value-type="float">
            <text:p>2706822</text:p>
          </table:table-cell>
          <table:table-cell/>
          <table:table-cell office:value-type="float" office:value="2548798" calcext:value-type="float">
            <text:p>2548798</text:p>
          </table:table-cell>
          <table:table-cell/>
          <table:table-cell office:value-type="float" office:value="2168097" calcext:value-type="float">
            <text:p>2168097</text:p>
          </table:table-cell>
          <table:table-cell/>
          <table:table-cell office:value-type="float" office:value="2890672" calcext:value-type="float">
            <text:p>2890672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570550" calcext:value-type="float">
            <text:p>1570550</text:p>
          </table:table-cell>
          <table:table-cell/>
          <table:table-cell office:value-type="float" office:value="1527942" calcext:value-type="float">
            <text:p>1527942</text:p>
          </table:table-cell>
          <table:table-cell/>
          <table:table-cell office:value-type="float" office:value="1309055" calcext:value-type="float">
            <text:p>1309055</text:p>
          </table:table-cell>
          <table:table-cell/>
          <table:table-cell office:value-type="float" office:value="1299791" calcext:value-type="float">
            <text:p>1299791</text:p>
          </table:table-cell>
          <table:table-cell/>
          <table:table-cell office:value-type="float" office:value="1330811" calcext:value-type="float">
            <text:p>1330811</text:p>
          </table:table-cell>
          <table:table-cell/>
          <table:table-cell office:value-type="float" office:value="1581428" calcext:value-type="float">
            <text:p>1581428</text:p>
          </table:table-cell>
          <table:table-cell/>
          <table:table-cell office:value-type="float" office:value="1071196" calcext:value-type="float">
            <text:p>1071196</text:p>
          </table:table-cell>
          <table:table-cell table:number-columns-repeated="2"/>
          <table:table-cell office:value-type="float" office:value="1500531" calcext:value-type="float">
            <text:p>1500531</text:p>
          </table:table-cell>
          <table:table-cell table:number-columns-repeated="2"/>
          <table:table-cell office:value-type="float" office:value="1227548" calcext:value-type="float">
            <text:p>1227548</text:p>
          </table:table-cell>
          <table:table-cell/>
          <table:table-cell office:value-type="float" office:value="2469811" calcext:value-type="float">
            <text:p>2469811</text:p>
          </table:table-cell>
          <table:table-cell/>
          <table:table-cell office:value-type="float" office:value="2311984" calcext:value-type="float">
            <text:p>2311984</text:p>
          </table:table-cell>
          <table:table-cell/>
          <table:table-cell office:value-type="float" office:value="1454919" calcext:value-type="float">
            <text:p>1454919</text:p>
          </table:table-cell>
          <table:table-cell/>
          <table:table-cell office:value-type="float" office:value="2267004" calcext:value-type="float">
            <text:p>2267004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547676" calcext:value-type="float">
            <text:p>1547676</text:p>
          </table:table-cell>
          <table:table-cell/>
          <table:table-cell office:value-type="float" office:value="1529463" calcext:value-type="float">
            <text:p>1529463</text:p>
          </table:table-cell>
          <table:table-cell/>
          <table:table-cell office:value-type="float" office:value="1011553" calcext:value-type="float">
            <text:p>1011553</text:p>
          </table:table-cell>
          <table:table-cell/>
          <table:table-cell office:value-type="float" office:value="1037008" calcext:value-type="float">
            <text:p>1037008</text:p>
          </table:table-cell>
          <table:table-cell/>
          <table:table-cell office:value-type="float" office:value="1040200" calcext:value-type="float">
            <text:p>1040200</text:p>
          </table:table-cell>
          <table:table-cell/>
          <table:table-cell office:value-type="float" office:value="1430287" calcext:value-type="float">
            <text:p>1430287</text:p>
          </table:table-cell>
          <table:table-cell/>
          <table:table-cell office:value-type="float" office:value="1317631" calcext:value-type="float">
            <text:p>1317631</text:p>
          </table:table-cell>
          <table:table-cell table:number-columns-repeated="2"/>
          <table:table-cell office:value-type="float" office:value="1521201" calcext:value-type="float">
            <text:p>1521201</text:p>
          </table:table-cell>
          <table:table-cell table:number-columns-repeated="2"/>
          <table:table-cell office:value-type="float" office:value="1093308" calcext:value-type="float">
            <text:p>1093308</text:p>
          </table:table-cell>
          <table:table-cell/>
          <table:table-cell office:value-type="float" office:value="2696884" calcext:value-type="float">
            <text:p>2696884</text:p>
          </table:table-cell>
          <table:table-cell/>
          <table:table-cell office:value-type="float" office:value="2656601" calcext:value-type="float">
            <text:p>2656601</text:p>
          </table:table-cell>
          <table:table-cell/>
          <table:table-cell office:value-type="float" office:value="1406006" calcext:value-type="float">
            <text:p>1406006</text:p>
          </table:table-cell>
          <table:table-cell/>
          <table:table-cell office:value-type="float" office:value="2402044" calcext:value-type="float">
            <text:p>2402044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1598" calcext:value-type="float">
            <text:p>121598</text:p>
          </table:table-cell>
          <table:table-cell table:number-columns-repeated="2"/>
          <table:table-cell office:value-type="float" office:value="145893" calcext:value-type="float">
            <text:p>145893</text:p>
          </table:table-cell>
          <table:table-cell table:number-columns-repeated="3"/>
          <table:table-cell office:value-type="float" office:value="33023" calcext:value-type="float">
            <text:p>33023</text:p>
          </table:table-cell>
          <table:table-cell table:number-columns-repeated="3"/>
          <table:table-cell office:value-type="float" office:value="33641" calcext:value-type="float">
            <text:p>33641</text:p>
          </table:table-cell>
          <table:table-cell table:number-columns-repeated="3"/>
          <table:table-cell office:value-type="float" office:value="49555" calcext:value-type="float">
            <text:p>49555</text:p>
          </table:table-cell>
          <table:table-cell table:number-columns-repeated="2"/>
          <table:table-cell office:value-type="float" office:value="128222" calcext:value-type="float">
            <text:p>128222</text:p>
          </table:table-cell>
          <table:table-cell table:number-columns-repeated="3"/>
          <table:table-cell office:value-type="float" office:value="43872" calcext:value-type="float">
            <text:p>43872</text:p>
          </table:table-cell>
          <table:table-cell table:number-columns-repeated="3"/>
          <table:table-cell office:value-type="float" office:value="129041" calcext:value-type="float">
            <text:p>129041</text:p>
          </table:table-cell>
          <table:table-cell table:number-columns-repeated="4"/>
          <table:table-cell office:value-type="float" office:value="28110" calcext:value-type="float">
            <text:p>28110</text:p>
          </table:table-cell>
          <table:table-cell/>
          <table:table-cell office:value-type="float" office:value="1401632" calcext:value-type="float">
            <text:p>1401632</text:p>
          </table:table-cell>
          <table:table-cell/>
          <table:table-cell office:value-type="float" office:value="1327570" calcext:value-type="float">
            <text:p>1327570</text:p>
          </table:table-cell>
          <table:table-cell/>
          <table:table-cell office:value-type="float" office:value="1411350" calcext:value-type="float">
            <text:p>1411350</text:p>
          </table:table-cell>
          <table:table-cell/>
          <table:table-cell office:value-type="float" office:value="1455483" calcext:value-type="float">
            <text:p>1455483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33461" calcext:value-type="float">
            <text:p>233461</text:p>
          </table:table-cell>
          <table:table-cell table:number-columns-repeated="2"/>
          <table:table-cell office:value-type="float" office:value="272671" calcext:value-type="float">
            <text:p>272671</text:p>
          </table:table-cell>
          <table:table-cell table:number-columns-repeated="3"/>
          <table:table-cell office:value-type="float" office:value="59164" calcext:value-type="float">
            <text:p>59164</text:p>
          </table:table-cell>
          <table:table-cell table:number-columns-repeated="3"/>
          <table:table-cell office:value-type="float" office:value="40535" calcext:value-type="float">
            <text:p>40535</text:p>
          </table:table-cell>
          <table:table-cell table:number-columns-repeated="3"/>
          <table:table-cell office:value-type="float" office:value="75611" calcext:value-type="float">
            <text:p>75611</text:p>
          </table:table-cell>
          <table:table-cell table:number-columns-repeated="2"/>
          <table:table-cell office:value-type="float" office:value="240250" calcext:value-type="float">
            <text:p>240250</text:p>
          </table:table-cell>
          <table:table-cell table:number-columns-repeated="3"/>
          <table:table-cell office:value-type="float" office:value="82052" calcext:value-type="float">
            <text:p>82052</text:p>
          </table:table-cell>
          <table:table-cell table:number-columns-repeated="3"/>
          <table:table-cell office:value-type="float" office:value="239713" calcext:value-type="float">
            <text:p>239713</text:p>
          </table:table-cell>
          <table:table-cell table:number-columns-repeated="4"/>
          <table:table-cell office:value-type="float" office:value="85218" calcext:value-type="float">
            <text:p>85218</text:p>
          </table:table-cell>
          <table:table-cell/>
          <table:table-cell office:value-type="float" office:value="2132523" calcext:value-type="float">
            <text:p>2132523</text:p>
          </table:table-cell>
          <table:table-cell/>
          <table:table-cell office:value-type="float" office:value="2010110" calcext:value-type="float">
            <text:p>2010110</text:p>
          </table:table-cell>
          <table:table-cell/>
          <table:table-cell office:value-type="float" office:value="2194141" calcext:value-type="float">
            <text:p>2194141</text:p>
          </table:table-cell>
          <table:table-cell/>
          <table:table-cell office:value-type="float" office:value="2213979" calcext:value-type="float">
            <text:p>2213979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18771" calcext:value-type="float">
            <text:p>418771</text:p>
          </table:table-cell>
          <table:table-cell table:number-columns-repeated="2"/>
          <table:table-cell office:value-type="float" office:value="485635" calcext:value-type="float">
            <text:p>485635</text:p>
          </table:table-cell>
          <table:table-cell table:number-columns-repeated="2"/>
          <table:table-cell office:value-type="float" office:value="103316" calcext:value-type="float">
            <text:p>103316</text:p>
          </table:table-cell>
          <table:table-cell table:number-columns-repeated="3"/>
          <table:table-cell office:value-type="float" office:value="61513" calcext:value-type="float">
            <text:p>61513</text:p>
          </table:table-cell>
          <table:table-cell table:number-columns-repeated="3"/>
          <table:table-cell office:value-type="float" office:value="56875" calcext:value-type="float">
            <text:p>56875</text:p>
          </table:table-cell>
          <table:table-cell table:number-columns-repeated="2"/>
          <table:table-cell office:value-type="float" office:value="433030" calcext:value-type="float">
            <text:p>433030</text:p>
          </table:table-cell>
          <table:table-cell table:number-columns-repeated="3"/>
          <table:table-cell office:value-type="float" office:value="67646" calcext:value-type="float">
            <text:p>67646</text:p>
          </table:table-cell>
          <table:table-cell table:number-columns-repeated="3"/>
          <table:table-cell office:value-type="float" office:value="428196" calcext:value-type="float">
            <text:p>428196</text:p>
          </table:table-cell>
          <table:table-cell table:number-columns-repeated="3"/>
          <table:table-cell office:value-type="float" office:value="132141" calcext:value-type="float">
            <text:p>132141</text:p>
          </table:table-cell>
          <table:table-cell/>
          <table:table-cell office:value-type="float" office:value="2803614" calcext:value-type="float">
            <text:p>2803614</text:p>
          </table:table-cell>
          <table:table-cell/>
          <table:table-cell office:value-type="float" office:value="2714650" calcext:value-type="float">
            <text:p>2714650</text:p>
          </table:table-cell>
          <table:table-cell/>
          <table:table-cell office:value-type="float" office:value="3045967" calcext:value-type="float">
            <text:p>3045967</text:p>
          </table:table-cell>
          <table:table-cell/>
          <table:table-cell office:value-type="float" office:value="3250477" calcext:value-type="float">
            <text:p>3250477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66752" calcext:value-type="float">
            <text:p>466752</text:p>
          </table:table-cell>
          <table:table-cell table:number-columns-repeated="2"/>
          <table:table-cell office:value-type="float" office:value="646043" calcext:value-type="float">
            <text:p>646043</text:p>
          </table:table-cell>
          <table:table-cell table:number-columns-repeated="2"/>
          <table:table-cell office:value-type="float" office:value="182199" calcext:value-type="float">
            <text:p>182199</text:p>
          </table:table-cell>
          <table:table-cell table:number-columns-repeated="3"/>
          <table:table-cell office:value-type="float" office:value="76151" calcext:value-type="float">
            <text:p>76151</text:p>
          </table:table-cell>
          <table:table-cell table:number-columns-repeated="3"/>
          <table:table-cell office:value-type="float" office:value="86678" calcext:value-type="float">
            <text:p>86678</text:p>
          </table:table-cell>
          <table:table-cell table:number-columns-repeated="2"/>
          <table:table-cell office:value-type="float" office:value="685755" calcext:value-type="float">
            <text:p>685755</text:p>
          </table:table-cell>
          <table:table-cell table:number-columns-repeated="3"/>
          <table:table-cell office:value-type="float" office:value="88909" calcext:value-type="float">
            <text:p>88909</text:p>
          </table:table-cell>
          <table:table-cell table:number-columns-repeated="3"/>
          <table:table-cell office:value-type="float" office:value="688676" calcext:value-type="float">
            <text:p>688676</text:p>
          </table:table-cell>
          <table:table-cell table:number-columns-repeated="3"/>
          <table:table-cell office:value-type="float" office:value="177440" calcext:value-type="float">
            <text:p>177440</text:p>
          </table:table-cell>
          <table:table-cell/>
          <table:table-cell office:value-type="float" office:value="3668255" calcext:value-type="float">
            <text:p>3668255</text:p>
          </table:table-cell>
          <table:table-cell/>
          <table:table-cell office:value-type="float" office:value="3471539" calcext:value-type="float">
            <text:p>3471539</text:p>
          </table:table-cell>
          <table:table-cell/>
          <table:table-cell office:value-type="float" office:value="3643731" calcext:value-type="float">
            <text:p>3643731</text:p>
          </table:table-cell>
          <table:table-cell/>
          <table:table-cell office:value-type="float" office:value="4175972" calcext:value-type="float">
            <text:p>4175972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035451" calcext:value-type="float">
            <text:p>1035451</text:p>
          </table:table-cell>
          <table:table-cell/>
          <table:table-cell office:value-type="float" office:value="1152994" calcext:value-type="float">
            <text:p>1152994</text:p>
          </table:table-cell>
          <table:table-cell table:number-columns-repeated="2"/>
          <table:table-cell office:value-type="float" office:value="464807" calcext:value-type="float">
            <text:p>464807</text:p>
          </table:table-cell>
          <table:table-cell table:number-columns-repeated="2"/>
          <table:table-cell office:value-type="float" office:value="659291" calcext:value-type="float">
            <text:p>659291</text:p>
          </table:table-cell>
          <table:table-cell table:number-columns-repeated="2"/>
          <table:table-cell office:value-type="float" office:value="454437" calcext:value-type="float">
            <text:p>454437</text:p>
          </table:table-cell>
          <table:table-cell/>
          <table:table-cell office:value-type="float" office:value="1065354" calcext:value-type="float">
            <text:p>1065354</text:p>
          </table:table-cell>
          <table:table-cell table:number-columns-repeated="2"/>
          <table:table-cell office:value-type="float" office:value="250323" calcext:value-type="float">
            <text:p>250323</text:p>
          </table:table-cell>
          <table:table-cell table:number-columns-repeated="2"/>
          <table:table-cell office:value-type="float" office:value="1040745" calcext:value-type="float">
            <text:p>1040745</text:p>
          </table:table-cell>
          <table:table-cell table:number-columns-repeated="3"/>
          <table:table-cell office:value-type="float" office:value="242948" calcext:value-type="float">
            <text:p>242948</text:p>
          </table:table-cell>
          <table:table-cell/>
          <table:table-cell office:value-type="float" office:value="4089057" calcext:value-type="float">
            <text:p>4089057</text:p>
          </table:table-cell>
          <table:table-cell/>
          <table:table-cell office:value-type="float" office:value="4056658" calcext:value-type="float">
            <text:p>4056658</text:p>
          </table:table-cell>
          <table:table-cell/>
          <table:table-cell office:value-type="float" office:value="4442219" calcext:value-type="float">
            <text:p>4442219</text:p>
          </table:table-cell>
          <table:table-cell/>
          <table:table-cell office:value-type="float" office:value="5130099" calcext:value-type="float">
            <text:p>513009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27809" calcext:value-type="float">
            <text:p>1427809</text:p>
          </table:table-cell>
          <table:table-cell table:number-columns-repeated="2"/>
          <table:table-cell office:value-type="float" office:value="962213" calcext:value-type="float">
            <text:p>962213</text:p>
          </table:table-cell>
          <table:table-cell table:number-columns-repeated="2"/>
          <table:table-cell office:value-type="float" office:value="364888" calcext:value-type="float">
            <text:p>364888</text:p>
          </table:table-cell>
          <table:table-cell table:number-columns-repeated="2"/>
          <table:table-cell office:value-type="float" office:value="703867" calcext:value-type="float">
            <text:p>703867</text:p>
          </table:table-cell>
          <table:table-cell table:number-columns-repeated="2"/>
          <table:table-cell office:value-type="float" office:value="261181" calcext:value-type="float">
            <text:p>261181</text:p>
          </table:table-cell>
          <table:table-cell table:number-columns-repeated="2"/>
          <table:table-cell office:value-type="float" office:value="753965" calcext:value-type="float">
            <text:p>753965</text:p>
          </table:table-cell>
          <table:table-cell table:number-columns-repeated="2"/>
          <table:table-cell office:value-type="float" office:value="266076" calcext:value-type="float">
            <text:p>266076</text:p>
          </table:table-cell>
          <table:table-cell table:number-columns-repeated="3"/>
          <table:table-cell office:value-type="float" office:value="568075" calcext:value-type="float">
            <text:p>568075</text:p>
          </table:table-cell>
          <table:table-cell table:number-columns-repeated="3"/>
          <table:table-cell office:value-type="float" office:value="420047" calcext:value-type="float">
            <text:p>420047</text:p>
          </table:table-cell>
          <table:table-cell/>
          <table:table-cell office:value-type="float" office:value="3091105" calcext:value-type="float">
            <text:p>3091105</text:p>
          </table:table-cell>
          <table:table-cell/>
          <table:table-cell office:value-type="float" office:value="2915111" calcext:value-type="float">
            <text:p>2915111</text:p>
          </table:table-cell>
          <table:table-cell/>
          <table:table-cell office:value-type="float" office:value="3112745" calcext:value-type="float">
            <text:p>3112745</text:p>
          </table:table-cell>
          <table:table-cell/>
          <table:table-cell office:value-type="float" office:value="3411951" calcext:value-type="float">
            <text:p>3411951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553812" calcext:value-type="float">
            <text:p>553812</text:p>
          </table:table-cell>
          <table:table-cell table:number-columns-repeated="2"/>
          <table:table-cell office:value-type="float" office:value="532115" calcext:value-type="float">
            <text:p>532115</text:p>
          </table:table-cell>
          <table:table-cell table:number-columns-repeated="2"/>
          <table:table-cell office:value-type="float" office:value="516767" calcext:value-type="float">
            <text:p>516767</text:p>
          </table:table-cell>
          <table:table-cell table:number-columns-repeated="2"/>
          <table:table-cell office:value-type="float" office:value="645241" calcext:value-type="float">
            <text:p>645241</text:p>
          </table:table-cell>
          <table:table-cell table:number-columns-repeated="2"/>
          <table:table-cell office:value-type="float" office:value="459729" calcext:value-type="float">
            <text:p>459729</text:p>
          </table:table-cell>
          <table:table-cell table:number-columns-repeated="2"/>
          <table:table-cell office:value-type="float" office:value="575123" calcext:value-type="float">
            <text:p>575123</text:p>
          </table:table-cell>
          <table:table-cell table:number-columns-repeated="2"/>
          <table:table-cell office:value-type="float" office:value="428799" calcext:value-type="float">
            <text:p>428799</text:p>
          </table:table-cell>
          <table:table-cell table:number-columns-repeated="3"/>
          <table:table-cell office:value-type="float" office:value="571350" calcext:value-type="float">
            <text:p>571350</text:p>
          </table:table-cell>
          <table:table-cell table:number-columns-repeated="3"/>
          <table:table-cell office:value-type="float" office:value="465287" calcext:value-type="float">
            <text:p>465287</text:p>
          </table:table-cell>
          <table:table-cell/>
          <table:table-cell office:value-type="float" office:value="3987252" calcext:value-type="float">
            <text:p>3987252</text:p>
          </table:table-cell>
          <table:table-cell/>
          <table:table-cell office:value-type="float" office:value="3858411" calcext:value-type="float">
            <text:p>3858411</text:p>
          </table:table-cell>
          <table:table-cell/>
          <table:table-cell office:value-type="float" office:value="4616388" calcext:value-type="float">
            <text:p>4616388</text:p>
          </table:table-cell>
          <table:table-cell/>
          <table:table-cell office:value-type="float" office:value="5455596" calcext:value-type="float">
            <text:p>5455596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915225" calcext:value-type="float">
            <text:p>915225</text:p>
          </table:table-cell>
          <table:table-cell table:number-columns-repeated="2"/>
          <table:table-cell office:value-type="float" office:value="944199" calcext:value-type="float">
            <text:p>944199</text:p>
          </table:table-cell>
          <table:table-cell table:number-columns-repeated="2"/>
          <table:table-cell office:value-type="float" office:value="970810" calcext:value-type="float">
            <text:p>970810</text:p>
          </table:table-cell>
          <table:table-cell table:number-columns-repeated="2"/>
          <table:table-cell office:value-type="float" office:value="925832" calcext:value-type="float">
            <text:p>925832</text:p>
          </table:table-cell>
          <table:table-cell table:number-columns-repeated="2"/>
          <table:table-cell office:value-type="float" office:value="753225" calcext:value-type="float">
            <text:p>753225</text:p>
          </table:table-cell>
          <table:table-cell table:number-columns-repeated="2"/>
          <table:table-cell office:value-type="float" office:value="917462" calcext:value-type="float">
            <text:p>917462</text:p>
          </table:table-cell>
          <table:table-cell table:number-columns-repeated="2"/>
          <table:table-cell office:value-type="float" office:value="711904" calcext:value-type="float">
            <text:p>711904</text:p>
          </table:table-cell>
          <table:table-cell table:number-columns-repeated="3"/>
          <table:table-cell office:value-type="float" office:value="914161" calcext:value-type="float">
            <text:p>914161</text:p>
          </table:table-cell>
          <table:table-cell table:number-columns-repeated="3"/>
          <table:table-cell office:value-type="float" office:value="746256" calcext:value-type="float">
            <text:p>746256</text:p>
          </table:table-cell>
          <table:table-cell/>
          <table:table-cell office:value-type="float" office:value="2977265" calcext:value-type="float">
            <text:p>2977265</text:p>
          </table:table-cell>
          <table:table-cell/>
          <table:table-cell office:value-type="float" office:value="4376630" calcext:value-type="float">
            <text:p>4376630</text:p>
          </table:table-cell>
          <table:table-cell/>
          <table:table-cell office:value-type="float" office:value="4447481" calcext:value-type="float">
            <text:p>4447481</text:p>
          </table:table-cell>
          <table:table-cell/>
          <table:table-cell office:value-type="float" office:value="5120770" calcext:value-type="float">
            <text:p>5120770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781895" calcext:value-type="float">
            <text:p>781895</text:p>
          </table:table-cell>
          <table:table-cell/>
          <table:table-cell office:value-type="float" office:value="1110554" calcext:value-type="float">
            <text:p>1110554</text:p>
          </table:table-cell>
          <table:table-cell/>
          <table:table-cell office:value-type="float" office:value="1033298" calcext:value-type="float">
            <text:p>1033298</text:p>
          </table:table-cell>
          <table:table-cell/>
          <table:table-cell office:value-type="float" office:value="1010616" calcext:value-type="float">
            <text:p>1010616</text:p>
          </table:table-cell>
          <table:table-cell table:number-columns-repeated="2"/>
          <table:table-cell office:value-type="float" office:value="937675" calcext:value-type="float">
            <text:p>937675</text:p>
          </table:table-cell>
          <table:table-cell/>
          <table:table-cell office:value-type="float" office:value="1249194" calcext:value-type="float">
            <text:p>1249194</text:p>
          </table:table-cell>
          <table:table-cell/>
          <table:table-cell office:value-type="float" office:value="1041900" calcext:value-type="float">
            <text:p>1041900</text:p>
          </table:table-cell>
          <table:table-cell table:number-columns-repeated="2"/>
          <table:table-cell office:value-type="float" office:value="1270040" calcext:value-type="float">
            <text:p>1270040</text:p>
          </table:table-cell>
          <table:table-cell table:number-columns-repeated="3"/>
          <table:table-cell office:value-type="float" office:value="376269" calcext:value-type="float">
            <text:p>376269</text:p>
          </table:table-cell>
          <table:table-cell/>
          <table:table-cell office:value-type="float" office:value="1210314" calcext:value-type="float">
            <text:p>1210314</text:p>
          </table:table-cell>
          <table:table-cell/>
          <table:table-cell office:value-type="float" office:value="1832536" calcext:value-type="float">
            <text:p>1832536</text:p>
          </table:table-cell>
          <table:table-cell/>
          <table:table-cell office:value-type="float" office:value="2614061" calcext:value-type="float">
            <text:p>2614061</text:p>
          </table:table-cell>
          <table:table-cell/>
          <table:table-cell office:value-type="float" office:value="3502121" calcext:value-type="float">
            <text:p>3502121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610905" calcext:value-type="float">
            <text:p>1610905</text:p>
          </table:table-cell>
          <table:table-cell/>
          <table:table-cell office:value-type="float" office:value="1578990" calcext:value-type="float">
            <text:p>1578990</text:p>
          </table:table-cell>
          <table:table-cell/>
          <table:table-cell office:value-type="float" office:value="1329502" calcext:value-type="float">
            <text:p>1329502</text:p>
          </table:table-cell>
          <table:table-cell/>
          <table:table-cell office:value-type="float" office:value="1338348" calcext:value-type="float">
            <text:p>1338348</text:p>
          </table:table-cell>
          <table:table-cell/>
          <table:table-cell office:value-type="float" office:value="1329711" calcext:value-type="float">
            <text:p>1329711</text:p>
          </table:table-cell>
          <table:table-cell/>
          <table:table-cell office:value-type="float" office:value="1515198" calcext:value-type="float">
            <text:p>1515198</text:p>
          </table:table-cell>
          <table:table-cell/>
          <table:table-cell office:value-type="float" office:value="1137317" calcext:value-type="float">
            <text:p>1137317</text:p>
          </table:table-cell>
          <table:table-cell table:number-columns-repeated="2"/>
          <table:table-cell office:value-type="float" office:value="1515131" calcext:value-type="float">
            <text:p>1515131</text:p>
          </table:table-cell>
          <table:table-cell table:number-columns-repeated="3"/>
          <table:table-cell office:value-type="float" office:value="994759" calcext:value-type="float">
            <text:p>994759</text:p>
          </table:table-cell>
          <table:table-cell/>
          <table:table-cell office:value-type="float" office:value="2651806" calcext:value-type="float">
            <text:p>2651806</text:p>
          </table:table-cell>
          <table:table-cell/>
          <table:table-cell office:value-type="float" office:value="2512413" calcext:value-type="float">
            <text:p>2512413</text:p>
          </table:table-cell>
          <table:table-cell/>
          <table:table-cell office:value-type="float" office:value="2318170" calcext:value-type="float">
            <text:p>2318170</text:p>
          </table:table-cell>
          <table:table-cell/>
          <table:table-cell office:value-type="float" office:value="3379534" calcext:value-type="float">
            <text:p>3379534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619242" calcext:value-type="float">
            <text:p>1619242</text:p>
          </table:table-cell>
          <table:table-cell/>
          <table:table-cell office:value-type="float" office:value="1505143" calcext:value-type="float">
            <text:p>1505143</text:p>
          </table:table-cell>
          <table:table-cell/>
          <table:table-cell office:value-type="float" office:value="1304507" calcext:value-type="float">
            <text:p>1304507</text:p>
          </table:table-cell>
          <table:table-cell/>
          <table:table-cell office:value-type="float" office:value="1309410" calcext:value-type="float">
            <text:p>1309410</text:p>
          </table:table-cell>
          <table:table-cell/>
          <table:table-cell office:value-type="float" office:value="1281309" calcext:value-type="float">
            <text:p>1281309</text:p>
          </table:table-cell>
          <table:table-cell/>
          <table:table-cell office:value-type="float" office:value="1561695" calcext:value-type="float">
            <text:p>1561695</text:p>
          </table:table-cell>
          <table:table-cell/>
          <table:table-cell office:value-type="float" office:value="1378307" calcext:value-type="float">
            <text:p>1378307</text:p>
          </table:table-cell>
          <table:table-cell table:number-columns-repeated="2"/>
          <table:table-cell office:value-type="float" office:value="1566546" calcext:value-type="float">
            <text:p>1566546</text:p>
          </table:table-cell>
          <table:table-cell table:number-columns-repeated="3"/>
          <table:table-cell office:value-type="float" office:value="792624" calcext:value-type="float">
            <text:p>792624</text:p>
          </table:table-cell>
          <table:table-cell/>
          <table:table-cell office:value-type="float" office:value="1161675" calcext:value-type="float">
            <text:p>1161675</text:p>
          </table:table-cell>
          <table:table-cell/>
          <table:table-cell office:value-type="float" office:value="2173116" calcext:value-type="float">
            <text:p>2173116</text:p>
          </table:table-cell>
          <table:table-cell/>
          <table:table-cell office:value-type="float" office:value="1973714" calcext:value-type="float">
            <text:p>1973714</text:p>
          </table:table-cell>
          <table:table-cell/>
          <table:table-cell office:value-type="float" office:value="2781460" calcext:value-type="float">
            <text:p>2781460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668162" calcext:value-type="float">
            <text:p>1668162</text:p>
          </table:table-cell>
          <table:table-cell/>
          <table:table-cell office:value-type="float" office:value="1599014" calcext:value-type="float">
            <text:p>1599014</text:p>
          </table:table-cell>
          <table:table-cell/>
          <table:table-cell office:value-type="float" office:value="1488567" calcext:value-type="float">
            <text:p>1488567</text:p>
          </table:table-cell>
          <table:table-cell/>
          <table:table-cell office:value-type="float" office:value="1502867" calcext:value-type="float">
            <text:p>1502867</text:p>
          </table:table-cell>
          <table:table-cell/>
          <table:table-cell office:value-type="float" office:value="1473187" calcext:value-type="float">
            <text:p>1473187</text:p>
          </table:table-cell>
          <table:table-cell/>
          <table:table-cell office:value-type="float" office:value="1570696" calcext:value-type="float">
            <text:p>1570696</text:p>
          </table:table-cell>
          <table:table-cell/>
          <table:table-cell office:value-type="float" office:value="1298292" calcext:value-type="float">
            <text:p>1298292</text:p>
          </table:table-cell>
          <table:table-cell table:number-columns-repeated="2"/>
          <table:table-cell office:value-type="float" office:value="1557879" calcext:value-type="float">
            <text:p>1557879</text:p>
          </table:table-cell>
          <table:table-cell table:number-columns-repeated="2"/>
          <table:table-cell office:value-type="float" office:value="1372652" calcext:value-type="float">
            <text:p>1372652</text:p>
          </table:table-cell>
          <table:table-cell/>
          <table:table-cell office:value-type="float" office:value="1995510" calcext:value-type="float">
            <text:p>1995510</text:p>
          </table:table-cell>
          <table:table-cell/>
          <table:table-cell office:value-type="float" office:value="1860996" calcext:value-type="float">
            <text:p>1860996</text:p>
          </table:table-cell>
          <table:table-cell/>
          <table:table-cell office:value-type="float" office:value="1758807" calcext:value-type="float">
            <text:p>1758807</text:p>
          </table:table-cell>
          <table:table-cell/>
          <table:table-cell office:value-type="float" office:value="2824234" calcext:value-type="float">
            <text:p>2824234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529878" calcext:value-type="float">
            <text:p>1529878</text:p>
          </table:table-cell>
          <table:table-cell/>
          <table:table-cell office:value-type="float" office:value="1537675" calcext:value-type="float">
            <text:p>1537675</text:p>
          </table:table-cell>
          <table:table-cell/>
          <table:table-cell office:value-type="float" office:value="1561551" calcext:value-type="float">
            <text:p>1561551</text:p>
          </table:table-cell>
          <table:table-cell/>
          <table:table-cell office:value-type="float" office:value="1547038" calcext:value-type="float">
            <text:p>1547038</text:p>
          </table:table-cell>
          <table:table-cell/>
          <table:table-cell office:value-type="float" office:value="1621729" calcext:value-type="float">
            <text:p>1621729</text:p>
          </table:table-cell>
          <table:table-cell/>
          <table:table-cell office:value-type="float" office:value="1432045" calcext:value-type="float">
            <text:p>1432045</text:p>
          </table:table-cell>
          <table:table-cell/>
          <table:table-cell office:value-type="float" office:value="1441267" calcext:value-type="float">
            <text:p>1441267</text:p>
          </table:table-cell>
          <table:table-cell table:number-columns-repeated="2"/>
          <table:table-cell office:value-type="float" office:value="1442867" calcext:value-type="float">
            <text:p>1442867</text:p>
          </table:table-cell>
          <table:table-cell table:number-columns-repeated="2"/>
          <table:table-cell office:value-type="float" office:value="1306171" calcext:value-type="float">
            <text:p>1306171</text:p>
          </table:table-cell>
          <table:table-cell/>
          <table:table-cell office:value-type="float" office:value="1741943" calcext:value-type="float">
            <text:p>1741943</text:p>
          </table:table-cell>
          <table:table-cell/>
          <table:table-cell office:value-type="float" office:value="2162962" calcext:value-type="float">
            <text:p>2162962</text:p>
          </table:table-cell>
          <table:table-cell/>
          <table:table-cell office:value-type="float" office:value="1521749" calcext:value-type="float">
            <text:p>1521749</text:p>
          </table:table-cell>
          <table:table-cell/>
          <table:table-cell office:value-type="float" office:value="2865182" calcext:value-type="float">
            <text:p>2865182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79310" calcext:value-type="float">
            <text:p>679310</text:p>
          </table:table-cell>
          <table:table-cell table:number-columns-repeated="2"/>
          <table:table-cell office:value-type="float" office:value="680843" calcext:value-type="float">
            <text:p>680843</text:p>
          </table:table-cell>
          <table:table-cell table:number-columns-repeated="2"/>
          <table:table-cell office:value-type="float" office:value="530811" calcext:value-type="float">
            <text:p>530811</text:p>
          </table:table-cell>
          <table:table-cell table:number-columns-repeated="2"/>
          <table:table-cell office:value-type="float" office:value="657936" calcext:value-type="float">
            <text:p>657936</text:p>
          </table:table-cell>
          <table:table-cell table:number-columns-repeated="2"/>
          <table:table-cell office:value-type="float" office:value="460971" calcext:value-type="float">
            <text:p>460971</text:p>
          </table:table-cell>
          <table:table-cell/>
          <table:table-cell office:value-type="float" office:value="1057089" calcext:value-type="float">
            <text:p>1057089</text:p>
          </table:table-cell>
          <table:table-cell table:number-columns-repeated="2"/>
          <table:table-cell office:value-type="float" office:value="318206" calcext:value-type="float">
            <text:p>318206</text:p>
          </table:table-cell>
          <table:table-cell table:number-columns-repeated="2"/>
          <table:table-cell office:value-type="float" office:value="1089676" calcext:value-type="float">
            <text:p>1089676</text:p>
          </table:table-cell>
          <table:table-cell table:number-columns-repeated="3"/>
          <table:table-cell office:value-type="float" office:value="384143" calcext:value-type="float">
            <text:p>384143</text:p>
          </table:table-cell>
          <table:table-cell/>
          <table:table-cell office:value-type="float" office:value="4355196" calcext:value-type="float">
            <text:p>4355196</text:p>
          </table:table-cell>
          <table:table-cell/>
          <table:table-cell office:value-type="float" office:value="4013774" calcext:value-type="float">
            <text:p>4013774</text:p>
          </table:table-cell>
          <table:table-cell/>
          <table:table-cell office:value-type="float" office:value="4400282" calcext:value-type="float">
            <text:p>4400282</text:p>
          </table:table-cell>
          <table:table-cell/>
          <table:table-cell office:value-type="float" office:value="5077299" calcext:value-type="float">
            <text:p>5077299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092565" calcext:value-type="float">
            <text:p>1092565</text:p>
          </table:table-cell>
          <table:table-cell/>
          <table:table-cell office:value-type="float" office:value="1105233" calcext:value-type="float">
            <text:p>1105233</text:p>
          </table:table-cell>
          <table:table-cell table:number-columns-repeated="2"/>
          <table:table-cell office:value-type="float" office:value="732188" calcext:value-type="float">
            <text:p>732188</text:p>
          </table:table-cell>
          <table:table-cell table:number-columns-repeated="2"/>
          <table:table-cell office:value-type="float" office:value="860043" calcext:value-type="float">
            <text:p>860043</text:p>
          </table:table-cell>
          <table:table-cell table:number-columns-repeated="2"/>
          <table:table-cell office:value-type="float" office:value="270950" calcext:value-type="float">
            <text:p>270950</text:p>
          </table:table-cell>
          <table:table-cell table:number-columns-repeated="2"/>
          <table:table-cell office:value-type="float" office:value="437787" calcext:value-type="float">
            <text:p>437787</text:p>
          </table:table-cell>
          <table:table-cell table:number-columns-repeated="2"/>
          <table:table-cell office:value-type="float" office:value="278808" calcext:value-type="float">
            <text:p>278808</text:p>
          </table:table-cell>
          <table:table-cell table:number-columns-repeated="3"/>
          <table:table-cell office:value-type="float" office:value="898555" calcext:value-type="float">
            <text:p>898555</text:p>
          </table:table-cell>
          <table:table-cell table:number-columns-repeated="3"/>
          <table:table-cell office:value-type="float" office:value="364575" calcext:value-type="float">
            <text:p>364575</text:p>
          </table:table-cell>
          <table:table-cell/>
          <table:table-cell office:value-type="float" office:value="1977121" calcext:value-type="float">
            <text:p>1977121</text:p>
          </table:table-cell>
          <table:table-cell/>
          <table:table-cell office:value-type="float" office:value="3154884" calcext:value-type="float">
            <text:p>3154884</text:p>
          </table:table-cell>
          <table:table-cell/>
          <table:table-cell office:value-type="float" office:value="3711567" calcext:value-type="float">
            <text:p>3711567</text:p>
          </table:table-cell>
          <table:table-cell/>
          <table:table-cell office:value-type="float" office:value="4578236" calcext:value-type="float">
            <text:p>4578236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095647" calcext:value-type="float">
            <text:p>1095647</text:p>
          </table:table-cell>
          <table:table-cell table:number-columns-repeated="2"/>
          <table:table-cell office:value-type="float" office:value="743383" calcext:value-type="float">
            <text:p>743383</text:p>
          </table:table-cell>
          <table:table-cell table:number-columns-repeated="2"/>
          <table:table-cell office:value-type="float" office:value="532458" calcext:value-type="float">
            <text:p>532458</text:p>
          </table:table-cell>
          <table:table-cell table:number-columns-repeated="2"/>
          <table:table-cell office:value-type="float" office:value="560248" calcext:value-type="float">
            <text:p>560248</text:p>
          </table:table-cell>
          <table:table-cell table:number-columns-repeated="2"/>
          <table:table-cell office:value-type="float" office:value="467647" calcext:value-type="float">
            <text:p>467647</text:p>
          </table:table-cell>
          <table:table-cell table:number-columns-repeated="2"/>
          <table:table-cell office:value-type="float" office:value="573313" calcext:value-type="float">
            <text:p>573313</text:p>
          </table:table-cell>
          <table:table-cell table:number-columns-repeated="2"/>
          <table:table-cell office:value-type="float" office:value="470886" calcext:value-type="float">
            <text:p>470886</text:p>
          </table:table-cell>
          <table:table-cell table:number-columns-repeated="3"/>
          <table:table-cell office:value-type="float" office:value="474063" calcext:value-type="float">
            <text:p>474063</text:p>
          </table:table-cell>
          <table:table-cell table:number-columns-repeated="3"/>
          <table:table-cell office:value-type="float" office:value="470119" calcext:value-type="float">
            <text:p>470119</text:p>
          </table:table-cell>
          <table:table-cell/>
          <table:table-cell office:value-type="float" office:value="3774584" calcext:value-type="float">
            <text:p>3774584</text:p>
          </table:table-cell>
          <table:table-cell/>
          <table:table-cell office:value-type="float" office:value="3557798" calcext:value-type="float">
            <text:p>3557798</text:p>
          </table:table-cell>
          <table:table-cell/>
          <table:table-cell office:value-type="float" office:value="3414364" calcext:value-type="float">
            <text:p>3414364</text:p>
          </table:table-cell>
          <table:table-cell/>
          <table:table-cell office:value-type="float" office:value="4158755" calcext:value-type="float">
            <text:p>4158755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924831" calcext:value-type="float">
            <text:p>924831</text:p>
          </table:table-cell>
          <table:table-cell table:number-columns-repeated="2"/>
          <table:table-cell office:value-type="float" office:value="902009" calcext:value-type="float">
            <text:p>902009</text:p>
          </table:table-cell>
          <table:table-cell table:number-columns-repeated="2"/>
          <table:table-cell office:value-type="float" office:value="876245" calcext:value-type="float">
            <text:p>876245</text:p>
          </table:table-cell>
          <table:table-cell table:number-columns-repeated="2"/>
          <table:table-cell office:value-type="float" office:value="863548" calcext:value-type="float">
            <text:p>863548</text:p>
          </table:table-cell>
          <table:table-cell table:number-columns-repeated="2"/>
          <table:table-cell office:value-type="float" office:value="714546" calcext:value-type="float">
            <text:p>714546</text:p>
          </table:table-cell>
          <table:table-cell table:number-columns-repeated="2"/>
          <table:table-cell office:value-type="float" office:value="901515" calcext:value-type="float">
            <text:p>901515</text:p>
          </table:table-cell>
          <table:table-cell table:number-columns-repeated="2"/>
          <table:table-cell office:value-type="float" office:value="743669" calcext:value-type="float">
            <text:p>743669</text:p>
          </table:table-cell>
          <table:table-cell table:number-columns-repeated="3"/>
          <table:table-cell office:value-type="float" office:value="906631" calcext:value-type="float">
            <text:p>906631</text:p>
          </table:table-cell>
          <table:table-cell table:number-columns-repeated="3"/>
          <table:table-cell office:value-type="float" office:value="745326" calcext:value-type="float">
            <text:p>745326</text:p>
          </table:table-cell>
          <table:table-cell/>
          <table:table-cell office:value-type="float" office:value="3601019" calcext:value-type="float">
            <text:p>3601019</text:p>
          </table:table-cell>
          <table:table-cell/>
          <table:table-cell office:value-type="float" office:value="4669333" calcext:value-type="float">
            <text:p>4669333</text:p>
          </table:table-cell>
          <table:table-cell/>
          <table:table-cell office:value-type="float" office:value="3065309" calcext:value-type="float">
            <text:p>3065309</text:p>
          </table:table-cell>
          <table:table-cell/>
          <table:table-cell office:value-type="float" office:value="3773530" calcext:value-type="float">
            <text:p>3773530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174494" calcext:value-type="float">
            <text:p>1174494</text:p>
          </table:table-cell>
          <table:table-cell/>
          <table:table-cell office:value-type="float" office:value="1203053" calcext:value-type="float">
            <text:p>1203053</text:p>
          </table:table-cell>
          <table:table-cell/>
          <table:table-cell office:value-type="float" office:value="1122302" calcext:value-type="float">
            <text:p>1122302</text:p>
          </table:table-cell>
          <table:table-cell/>
          <table:table-cell office:value-type="float" office:value="1138984" calcext:value-type="float">
            <text:p>1138984</text:p>
          </table:table-cell>
          <table:table-cell/>
          <table:table-cell office:value-type="float" office:value="1054187" calcext:value-type="float">
            <text:p>1054187</text:p>
          </table:table-cell>
          <table:table-cell/>
          <table:table-cell office:value-type="float" office:value="1261459" calcext:value-type="float">
            <text:p>1261459</text:p>
          </table:table-cell>
          <table:table-cell/>
          <table:table-cell office:value-type="float" office:value="1013070" calcext:value-type="float">
            <text:p>1013070</text:p>
          </table:table-cell>
          <table:table-cell table:number-columns-repeated="2"/>
          <table:table-cell office:value-type="float" office:value="1169899" calcext:value-type="float">
            <text:p>1169899</text:p>
          </table:table-cell>
          <table:table-cell table:number-columns-repeated="2"/>
          <table:table-cell office:value-type="float" office:value="1048300" calcext:value-type="float">
            <text:p>1048300</text:p>
          </table:table-cell>
          <table:table-cell/>
          <table:table-cell office:value-type="float" office:value="2535982" calcext:value-type="float">
            <text:p>2535982</text:p>
          </table:table-cell>
          <table:table-cell/>
          <table:table-cell office:value-type="float" office:value="4568334" calcext:value-type="float">
            <text:p>4568334</text:p>
          </table:table-cell>
          <table:table-cell/>
          <table:table-cell office:value-type="float" office:value="4629036" calcext:value-type="float">
            <text:p>4629036</text:p>
          </table:table-cell>
          <table:table-cell/>
          <table:table-cell office:value-type="float" office:value="5344716" calcext:value-type="float">
            <text:p>5344716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194906" calcext:value-type="float">
            <text:p>1194906</text:p>
          </table:table-cell>
          <table:table-cell table:number-columns-repeated="2"/>
          <table:table-cell office:value-type="float" office:value="721834" calcext:value-type="float">
            <text:p>721834</text:p>
          </table:table-cell>
          <table:table-cell/>
          <table:table-cell office:value-type="float" office:value="1176928" calcext:value-type="float">
            <text:p>1176928</text:p>
          </table:table-cell>
          <table:table-cell/>
          <table:table-cell office:value-type="float" office:value="1151050" calcext:value-type="float">
            <text:p>1151050</text:p>
          </table:table-cell>
          <table:table-cell/>
          <table:table-cell office:value-type="float" office:value="1081221" calcext:value-type="float">
            <text:p>1081221</text:p>
          </table:table-cell>
          <table:table-cell/>
          <table:table-cell office:value-type="float" office:value="1272407" calcext:value-type="float">
            <text:p>1272407</text:p>
          </table:table-cell>
          <table:table-cell/>
          <table:table-cell office:value-type="float" office:value="1124562" calcext:value-type="float">
            <text:p>1124562</text:p>
          </table:table-cell>
          <table:table-cell table:number-columns-repeated="2"/>
          <table:table-cell office:value-type="float" office:value="1193535" calcext:value-type="float">
            <text:p>1193535</text:p>
          </table:table-cell>
          <table:table-cell table:number-columns-repeated="3"/>
          <table:table-cell office:value-type="float" office:value="485140" calcext:value-type="float">
            <text:p>485140</text:p>
          </table:table-cell>
          <table:table-cell/>
          <table:table-cell office:value-type="float" office:value="1528287" calcext:value-type="float">
            <text:p>1528287</text:p>
          </table:table-cell>
          <table:table-cell/>
          <table:table-cell office:value-type="float" office:value="3679639" calcext:value-type="float">
            <text:p>3679639</text:p>
          </table:table-cell>
          <table:table-cell/>
          <table:table-cell office:value-type="float" office:value="3787912" calcext:value-type="float">
            <text:p>3787912</text:p>
          </table:table-cell>
          <table:table-cell/>
          <table:table-cell office:value-type="float" office:value="4589117" calcext:value-type="float">
            <text:p>4589117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198636" calcext:value-type="float">
            <text:p>1198636</text:p>
          </table:table-cell>
          <table:table-cell/>
          <table:table-cell office:value-type="float" office:value="1210986" calcext:value-type="float">
            <text:p>1210986</text:p>
          </table:table-cell>
          <table:table-cell/>
          <table:table-cell office:value-type="float" office:value="1682364" calcext:value-type="float">
            <text:p>1682364</text:p>
          </table:table-cell>
          <table:table-cell/>
          <table:table-cell office:value-type="float" office:value="1829460" calcext:value-type="float">
            <text:p>1829460</text:p>
          </table:table-cell>
          <table:table-cell/>
          <table:table-cell office:value-type="float" office:value="1510053" calcext:value-type="float">
            <text:p>1510053</text:p>
          </table:table-cell>
          <table:table-cell table:number-columns-repeated="2"/>
          <table:table-cell office:value-type="float" office:value="928146" calcext:value-type="float">
            <text:p>928146</text:p>
          </table:table-cell>
          <table:table-cell/>
          <table:table-cell office:value-type="float" office:value="1265142" calcext:value-type="float">
            <text:p>1265142</text:p>
          </table:table-cell>
          <table:table-cell table:number-columns-repeated="2"/>
          <table:table-cell office:value-type="float" office:value="1252923" calcext:value-type="float">
            <text:p>1252923</text:p>
          </table:table-cell>
          <table:table-cell table:number-columns-repeated="2"/>
          <table:table-cell office:value-type="float" office:value="1149054" calcext:value-type="float">
            <text:p>1149054</text:p>
          </table:table-cell>
          <table:table-cell/>
          <table:table-cell office:value-type="float" office:value="1569821" calcext:value-type="float">
            <text:p>1569821</text:p>
          </table:table-cell>
          <table:table-cell/>
          <table:table-cell office:value-type="float" office:value="3610831" calcext:value-type="float">
            <text:p>3610831</text:p>
          </table:table-cell>
          <table:table-cell/>
          <table:table-cell office:value-type="float" office:value="3002396" calcext:value-type="float">
            <text:p>3002396</text:p>
          </table:table-cell>
          <table:table-cell/>
          <table:table-cell office:value-type="float" office:value="3682446" calcext:value-type="float">
            <text:p>3682446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205048" calcext:value-type="float">
            <text:p>1205048</text:p>
          </table:table-cell>
          <table:table-cell/>
          <table:table-cell office:value-type="float" office:value="1212354" calcext:value-type="float">
            <text:p>1212354</text:p>
          </table:table-cell>
          <table:table-cell/>
          <table:table-cell office:value-type="float" office:value="1730702" calcext:value-type="float">
            <text:p>1730702</text:p>
          </table:table-cell>
          <table:table-cell/>
          <table:table-cell office:value-type="float" office:value="1854052" calcext:value-type="float">
            <text:p>1854052</text:p>
          </table:table-cell>
          <table:table-cell/>
          <table:table-cell office:value-type="float" office:value="1769954" calcext:value-type="float">
            <text:p>1769954</text:p>
          </table:table-cell>
          <table:table-cell/>
          <table:table-cell office:value-type="float" office:value="1265521" calcext:value-type="float">
            <text:p>1265521</text:p>
          </table:table-cell>
          <table:table-cell/>
          <table:table-cell office:value-type="float" office:value="1554332" calcext:value-type="float">
            <text:p>1554332</text:p>
          </table:table-cell>
          <table:table-cell table:number-columns-repeated="2"/>
          <table:table-cell office:value-type="float" office:value="1255716" calcext:value-type="float">
            <text:p>1255716</text:p>
          </table:table-cell>
          <table:table-cell table:number-columns-repeated="2"/>
          <table:table-cell office:value-type="float" office:value="1227526" calcext:value-type="float">
            <text:p>1227526</text:p>
          </table:table-cell>
          <table:table-cell/>
          <table:table-cell office:value-type="float" office:value="1625708" calcext:value-type="float">
            <text:p>1625708</text:p>
          </table:table-cell>
          <table:table-cell/>
          <table:table-cell office:value-type="float" office:value="3410918" calcext:value-type="float">
            <text:p>3410918</text:p>
          </table:table-cell>
          <table:table-cell/>
          <table:table-cell office:value-type="float" office:value="2484612" calcext:value-type="float">
            <text:p>2484612</text:p>
          </table:table-cell>
          <table:table-cell/>
          <table:table-cell office:value-type="float" office:value="3246730" calcext:value-type="float">
            <text:p>324673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204404" calcext:value-type="float">
            <text:p>1204404</text:p>
          </table:table-cell>
          <table:table-cell/>
          <table:table-cell office:value-type="float" office:value="1193155" calcext:value-type="float">
            <text:p>1193155</text:p>
          </table:table-cell>
          <table:table-cell/>
          <table:table-cell office:value-type="float" office:value="1587819" calcext:value-type="float">
            <text:p>1587819</text:p>
          </table:table-cell>
          <table:table-cell/>
          <table:table-cell office:value-type="float" office:value="1588192" calcext:value-type="float">
            <text:p>1588192</text:p>
          </table:table-cell>
          <table:table-cell/>
          <table:table-cell office:value-type="float" office:value="1715067" calcext:value-type="float">
            <text:p>1715067</text:p>
          </table:table-cell>
          <table:table-cell/>
          <table:table-cell office:value-type="float" office:value="1451451" calcext:value-type="float">
            <text:p>1451451</text:p>
          </table:table-cell>
          <table:table-cell/>
          <table:table-cell office:value-type="float" office:value="1656103" calcext:value-type="float">
            <text:p>1656103</text:p>
          </table:table-cell>
          <table:table-cell table:number-columns-repeated="2"/>
          <table:table-cell office:value-type="float" office:value="1259062" calcext:value-type="float">
            <text:p>1259062</text:p>
          </table:table-cell>
          <table:table-cell table:number-columns-repeated="2"/>
          <table:table-cell office:value-type="float" office:value="1809185" calcext:value-type="float">
            <text:p>1809185</text:p>
          </table:table-cell>
          <table:table-cell/>
          <table:table-cell office:value-type="float" office:value="1835472" calcext:value-type="float">
            <text:p>1835472</text:p>
          </table:table-cell>
          <table:table-cell/>
          <table:table-cell office:value-type="float" office:value="3305969" calcext:value-type="float">
            <text:p>3305969</text:p>
          </table:table-cell>
          <table:table-cell/>
          <table:table-cell office:value-type="float" office:value="2417424" calcext:value-type="float">
            <text:p>2417424</text:p>
          </table:table-cell>
          <table:table-cell/>
          <table:table-cell office:value-type="float" office:value="3157685" calcext:value-type="float">
            <text:p>3157685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706741" calcext:value-type="float">
            <text:p>706741</text:p>
          </table:table-cell>
          <table:table-cell/>
          <table:table-cell office:value-type="float" office:value="1061172" calcext:value-type="float">
            <text:p>1061172</text:p>
          </table:table-cell>
          <table:table-cell table:number-columns-repeated="2"/>
          <table:table-cell office:value-type="float" office:value="633193" calcext:value-type="float">
            <text:p>633193</text:p>
          </table:table-cell>
          <table:table-cell table:number-columns-repeated="2"/>
          <table:table-cell office:value-type="float" office:value="658950" calcext:value-type="float">
            <text:p>658950</text:p>
          </table:table-cell>
          <table:table-cell table:number-columns-repeated="2"/>
          <table:table-cell office:value-type="float" office:value="323208" calcext:value-type="float">
            <text:p>323208</text:p>
          </table:table-cell>
          <table:table-cell/>
          <table:table-cell office:value-type="float" office:value="1075894" calcext:value-type="float">
            <text:p>1075894</text:p>
          </table:table-cell>
          <table:table-cell table:number-columns-repeated="2"/>
          <table:table-cell office:value-type="float" office:value="322039" calcext:value-type="float">
            <text:p>322039</text:p>
          </table:table-cell>
          <table:table-cell table:number-columns-repeated="3"/>
          <table:table-cell office:value-type="float" office:value="848160" calcext:value-type="float">
            <text:p>848160</text:p>
          </table:table-cell>
          <table:table-cell table:number-columns-repeated="3"/>
          <table:table-cell office:value-type="float" office:value="213709" calcext:value-type="float">
            <text:p>213709</text:p>
          </table:table-cell>
          <table:table-cell/>
          <table:table-cell office:value-type="float" office:value="4133321" calcext:value-type="float">
            <text:p>4133321</text:p>
          </table:table-cell>
          <table:table-cell/>
          <table:table-cell office:value-type="float" office:value="4144219" calcext:value-type="float">
            <text:p>4144219</text:p>
          </table:table-cell>
          <table:table-cell/>
          <table:table-cell office:value-type="float" office:value="4488837" calcext:value-type="float">
            <text:p>4488837</text:p>
          </table:table-cell>
          <table:table-cell/>
          <table:table-cell office:value-type="float" office:value="5007886" calcext:value-type="float">
            <text:p>5007886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157457" calcext:value-type="float">
            <text:p>1157457</text:p>
          </table:table-cell>
          <table:table-cell table:number-columns-repeated="2"/>
          <table:table-cell office:value-type="float" office:value="845782" calcext:value-type="float">
            <text:p>845782</text:p>
          </table:table-cell>
          <table:table-cell table:number-columns-repeated="2"/>
          <table:table-cell office:value-type="float" office:value="791177" calcext:value-type="float">
            <text:p>791177</text:p>
          </table:table-cell>
          <table:table-cell table:number-columns-repeated="2"/>
          <table:table-cell office:value-type="float" office:value="795385" calcext:value-type="float">
            <text:p>795385</text:p>
          </table:table-cell>
          <table:table-cell table:number-columns-repeated="2"/>
          <table:table-cell office:value-type="float" office:value="375195" calcext:value-type="float">
            <text:p>375195</text:p>
          </table:table-cell>
          <table:table-cell table:number-columns-repeated="2"/>
          <table:table-cell office:value-type="float" office:value="902955" calcext:value-type="float">
            <text:p>902955</text:p>
          </table:table-cell>
          <table:table-cell table:number-columns-repeated="2"/>
          <table:table-cell office:value-type="float" office:value="267957" calcext:value-type="float">
            <text:p>267957</text:p>
          </table:table-cell>
          <table:table-cell table:number-columns-repeated="2"/>
          <table:table-cell office:value-type="float" office:value="1255227" calcext:value-type="float">
            <text:p>1255227</text:p>
          </table:table-cell>
          <table:table-cell table:number-columns-repeated="3"/>
          <table:table-cell office:value-type="float" office:value="280227" calcext:value-type="float">
            <text:p>280227</text:p>
          </table:table-cell>
          <table:table-cell/>
          <table:table-cell office:value-type="float" office:value="3855769" calcext:value-type="float">
            <text:p>3855769</text:p>
          </table:table-cell>
          <table:table-cell/>
          <table:table-cell office:value-type="float" office:value="4451583" calcext:value-type="float">
            <text:p>4451583</text:p>
          </table:table-cell>
          <table:table-cell/>
          <table:table-cell office:value-type="float" office:value="4758929" calcext:value-type="float">
            <text:p>4758929</text:p>
          </table:table-cell>
          <table:table-cell/>
          <table:table-cell office:value-type="float" office:value="5226302" calcext:value-type="float">
            <text:p>5226302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931402" calcext:value-type="float">
            <text:p>931402</text:p>
          </table:table-cell>
          <table:table-cell table:number-columns-repeated="2"/>
          <table:table-cell office:value-type="float" office:value="619788" calcext:value-type="float">
            <text:p>619788</text:p>
          </table:table-cell>
          <table:table-cell table:number-columns-repeated="2"/>
          <table:table-cell office:value-type="float" office:value="576290" calcext:value-type="float">
            <text:p>576290</text:p>
          </table:table-cell>
          <table:table-cell table:number-columns-repeated="2"/>
          <table:table-cell office:value-type="float" office:value="579743" calcext:value-type="float">
            <text:p>579743</text:p>
          </table:table-cell>
          <table:table-cell table:number-columns-repeated="2"/>
          <table:table-cell office:value-type="float" office:value="469799" calcext:value-type="float">
            <text:p>469799</text:p>
          </table:table-cell>
          <table:table-cell table:number-columns-repeated="2"/>
          <table:table-cell office:value-type="float" office:value="595201" calcext:value-type="float">
            <text:p>595201</text:p>
          </table:table-cell>
          <table:table-cell table:number-columns-repeated="2"/>
          <table:table-cell office:value-type="float" office:value="486789" calcext:value-type="float">
            <text:p>486789</text:p>
          </table:table-cell>
          <table:table-cell table:number-columns-repeated="3"/>
          <table:table-cell office:value-type="float" office:value="524960" calcext:value-type="float">
            <text:p>524960</text:p>
          </table:table-cell>
          <table:table-cell table:number-columns-repeated="3"/>
          <table:table-cell office:value-type="float" office:value="477498" calcext:value-type="float">
            <text:p>477498</text:p>
          </table:table-cell>
          <table:table-cell/>
          <table:table-cell office:value-type="float" office:value="3511036" calcext:value-type="float">
            <text:p>3511036</text:p>
          </table:table-cell>
          <table:table-cell/>
          <table:table-cell office:value-type="float" office:value="4690071" calcext:value-type="float">
            <text:p>4690071</text:p>
          </table:table-cell>
          <table:table-cell/>
          <table:table-cell office:value-type="float" office:value="4771191" calcext:value-type="float">
            <text:p>4771191</text:p>
          </table:table-cell>
          <table:table-cell/>
          <table:table-cell office:value-type="float" office:value="5157700" calcext:value-type="float">
            <text:p>5157700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053776" calcext:value-type="float">
            <text:p>1053776</text:p>
          </table:table-cell>
          <table:table-cell table:number-columns-repeated="2"/>
          <table:table-cell office:value-type="float" office:value="735583" calcext:value-type="float">
            <text:p>735583</text:p>
          </table:table-cell>
          <table:table-cell table:number-columns-repeated="2"/>
          <table:table-cell office:value-type="float" office:value="940703" calcext:value-type="float">
            <text:p>940703</text:p>
          </table:table-cell>
          <table:table-cell table:number-columns-repeated="2"/>
          <table:table-cell office:value-type="float" office:value="922899" calcext:value-type="float">
            <text:p>922899</text:p>
          </table:table-cell>
          <table:table-cell table:number-columns-repeated="2"/>
          <table:table-cell office:value-type="float" office:value="742958" calcext:value-type="float">
            <text:p>742958</text:p>
          </table:table-cell>
          <table:table-cell table:number-columns-repeated="2"/>
          <table:table-cell office:value-type="float" office:value="903184" calcext:value-type="float">
            <text:p>903184</text:p>
          </table:table-cell>
          <table:table-cell table:number-columns-repeated="2"/>
          <table:table-cell office:value-type="float" office:value="742701" calcext:value-type="float">
            <text:p>742701</text:p>
          </table:table-cell>
          <table:table-cell table:number-columns-repeated="3"/>
          <table:table-cell office:value-type="float" office:value="896737" calcext:value-type="float">
            <text:p>896737</text:p>
          </table:table-cell>
          <table:table-cell table:number-columns-repeated="3"/>
          <table:table-cell office:value-type="float" office:value="771250" calcext:value-type="float">
            <text:p>771250</text:p>
          </table:table-cell>
          <table:table-cell/>
          <table:table-cell office:value-type="float" office:value="3904328" calcext:value-type="float">
            <text:p>3904328</text:p>
          </table:table-cell>
          <table:table-cell/>
          <table:table-cell office:value-type="float" office:value="3922001" calcext:value-type="float">
            <text:p>3922001</text:p>
          </table:table-cell>
          <table:table-cell/>
          <table:table-cell office:value-type="float" office:value="4754242" calcext:value-type="float">
            <text:p>4754242</text:p>
          </table:table-cell>
          <table:table-cell/>
          <table:table-cell office:value-type="float" office:value="5310071" calcext:value-type="float">
            <text:p>5310071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113308" calcext:value-type="float">
            <text:p>1113308</text:p>
          </table:table-cell>
          <table:table-cell/>
          <table:table-cell office:value-type="float" office:value="1108860" calcext:value-type="float">
            <text:p>1108860</text:p>
          </table:table-cell>
          <table:table-cell/>
          <table:table-cell office:value-type="float" office:value="1162404" calcext:value-type="float">
            <text:p>1162404</text:p>
          </table:table-cell>
          <table:table-cell/>
          <table:table-cell office:value-type="float" office:value="1152286" calcext:value-type="float">
            <text:p>1152286</text:p>
          </table:table-cell>
          <table:table-cell/>
          <table:table-cell office:value-type="float" office:value="1023681" calcext:value-type="float">
            <text:p>1023681</text:p>
          </table:table-cell>
          <table:table-cell table:number-columns-repeated="2"/>
          <table:table-cell office:value-type="float" office:value="845094" calcext:value-type="float">
            <text:p>845094</text:p>
          </table:table-cell>
          <table:table-cell table:number-columns-repeated="2"/>
          <table:table-cell office:value-type="float" office:value="945051" calcext:value-type="float">
            <text:p>945051</text:p>
          </table:table-cell>
          <table:table-cell table:number-columns-repeated="3"/>
          <table:table-cell office:value-type="float" office:value="419456" calcext:value-type="float">
            <text:p>419456</text:p>
          </table:table-cell>
          <table:table-cell table:number-columns-repeated="3"/>
          <table:table-cell office:value-type="float" office:value="877576" calcext:value-type="float">
            <text:p>877576</text:p>
          </table:table-cell>
          <table:table-cell/>
          <table:table-cell office:value-type="float" office:value="2188244" calcext:value-type="float">
            <text:p>2188244</text:p>
          </table:table-cell>
          <table:table-cell/>
          <table:table-cell office:value-type="float" office:value="4032334" calcext:value-type="float">
            <text:p>4032334</text:p>
          </table:table-cell>
          <table:table-cell/>
          <table:table-cell office:value-type="float" office:value="3820351" calcext:value-type="float">
            <text:p>3820351</text:p>
          </table:table-cell>
          <table:table-cell/>
          <table:table-cell office:value-type="float" office:value="5099134" calcext:value-type="float">
            <text:p>509913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08755" calcext:value-type="float">
            <text:p>308755</text:p>
          </table:table-cell>
          <table:table-cell table:number-columns-repeated="2"/>
          <table:table-cell office:value-type="float" office:value="254618" calcext:value-type="float">
            <text:p>254618</text:p>
          </table:table-cell>
          <table:table-cell table:number-columns-repeated="2"/>
          <table:table-cell office:value-type="float" office:value="596104" calcext:value-type="float">
            <text:p>596104</text:p>
          </table:table-cell>
          <table:table-cell table:number-columns-repeated="2"/>
          <table:table-cell office:value-type="float" office:value="633178" calcext:value-type="float">
            <text:p>633178</text:p>
          </table:table-cell>
          <table:table-cell table:number-columns-repeated="2"/>
          <table:table-cell office:value-type="float" office:value="642176" calcext:value-type="float">
            <text:p>642176</text:p>
          </table:table-cell>
          <table:table-cell table:number-columns-repeated="2"/>
          <table:table-cell office:value-type="float" office:value="321724" calcext:value-type="float">
            <text:p>321724</text:p>
          </table:table-cell>
          <table:table-cell table:number-columns-repeated="2"/>
          <table:table-cell office:value-type="float" office:value="694090" calcext:value-type="float">
            <text:p>694090</text:p>
          </table:table-cell>
          <table:table-cell table:number-columns-repeated="3"/>
          <table:table-cell office:value-type="float" office:value="311319" calcext:value-type="float">
            <text:p>311319</text:p>
          </table:table-cell>
          <table:table-cell table:number-columns-repeated="3"/>
          <table:table-cell office:value-type="float" office:value="623634" calcext:value-type="float">
            <text:p>623634</text:p>
          </table:table-cell>
          <table:table-cell/>
          <table:table-cell office:value-type="float" office:value="3648157" calcext:value-type="float">
            <text:p>3648157</text:p>
          </table:table-cell>
          <table:table-cell/>
          <table:table-cell office:value-type="float" office:value="4120971" calcext:value-type="float">
            <text:p>4120971</text:p>
          </table:table-cell>
          <table:table-cell/>
          <table:table-cell office:value-type="float" office:value="3729900" calcext:value-type="float">
            <text:p>3729900</text:p>
          </table:table-cell>
          <table:table-cell/>
          <table:table-cell office:value-type="float" office:value="4737413" calcext:value-type="float">
            <text:p>4737413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72880" calcext:value-type="float">
            <text:p>372880</text:p>
          </table:table-cell>
          <table:table-cell table:number-columns-repeated="2"/>
          <table:table-cell office:value-type="float" office:value="363828" calcext:value-type="float">
            <text:p>363828</text:p>
          </table:table-cell>
          <table:table-cell/>
          <table:table-cell office:value-type="float" office:value="1472577" calcext:value-type="float">
            <text:p>1472577</text:p>
          </table:table-cell>
          <table:table-cell/>
          <table:table-cell office:value-type="float" office:value="1451513" calcext:value-type="float">
            <text:p>1451513</text:p>
          </table:table-cell>
          <table:table-cell/>
          <table:table-cell office:value-type="float" office:value="1119745" calcext:value-type="float">
            <text:p>1119745</text:p>
          </table:table-cell>
          <table:table-cell table:number-columns-repeated="2"/>
          <table:table-cell office:value-type="float" office:value="361335" calcext:value-type="float">
            <text:p>361335</text:p>
          </table:table-cell>
          <table:table-cell/>
          <table:table-cell office:value-type="float" office:value="1239049" calcext:value-type="float">
            <text:p>1239049</text:p>
          </table:table-cell>
          <table:table-cell table:number-columns-repeated="3"/>
          <table:table-cell office:value-type="float" office:value="351255" calcext:value-type="float">
            <text:p>351255</text:p>
          </table:table-cell>
          <table:table-cell table:number-columns-repeated="3"/>
          <table:table-cell office:value-type="float" office:value="723252" calcext:value-type="float">
            <text:p>723252</text:p>
          </table:table-cell>
          <table:table-cell/>
          <table:table-cell office:value-type="float" office:value="3477702" calcext:value-type="float">
            <text:p>3477702</text:p>
          </table:table-cell>
          <table:table-cell/>
          <table:table-cell office:value-type="float" office:value="3873337" calcext:value-type="float">
            <text:p>3873337</text:p>
          </table:table-cell>
          <table:table-cell/>
          <table:table-cell office:value-type="float" office:value="3043704" calcext:value-type="float">
            <text:p>3043704</text:p>
          </table:table-cell>
          <table:table-cell/>
          <table:table-cell office:value-type="float" office:value="3566058" calcext:value-type="float">
            <text:p>3566058</text:p>
          </table:table-cell>
          <table:table-cell table:number-columns-repeated="31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19501" calcext:value-type="float">
            <text:p>319501</text:p>
          </table:table-cell>
          <table:table-cell table:number-columns-repeated="2"/>
          <table:table-cell office:value-type="float" office:value="333616" calcext:value-type="float">
            <text:p>333616</text:p>
          </table:table-cell>
          <table:table-cell/>
          <table:table-cell office:value-type="float" office:value="1329280" calcext:value-type="float">
            <text:p>1329280</text:p>
          </table:table-cell>
          <table:table-cell/>
          <table:table-cell office:value-type="float" office:value="1472962" calcext:value-type="float">
            <text:p>1472962</text:p>
          </table:table-cell>
          <table:table-cell/>
          <table:table-cell office:value-type="float" office:value="1449925" calcext:value-type="float">
            <text:p>1449925</text:p>
          </table:table-cell>
          <table:table-cell table:number-columns-repeated="2"/>
          <table:table-cell office:value-type="float" office:value="345100" calcext:value-type="float">
            <text:p>345100</text:p>
          </table:table-cell>
          <table:table-cell/>
          <table:table-cell office:value-type="float" office:value="1156546" calcext:value-type="float">
            <text:p>1156546</text:p>
          </table:table-cell>
          <table:table-cell table:number-columns-repeated="3"/>
          <table:table-cell office:value-type="float" office:value="340218" calcext:value-type="float">
            <text:p>340218</text:p>
          </table:table-cell>
          <table:table-cell table:number-columns-repeated="3"/>
          <table:table-cell office:value-type="float" office:value="767031" calcext:value-type="float">
            <text:p>767031</text:p>
          </table:table-cell>
          <table:table-cell/>
          <table:table-cell office:value-type="float" office:value="3776693" calcext:value-type="float">
            <text:p>3776693</text:p>
          </table:table-cell>
          <table:table-cell/>
          <table:table-cell office:value-type="float" office:value="3711465" calcext:value-type="float">
            <text:p>3711465</text:p>
          </table:table-cell>
          <table:table-cell/>
          <table:table-cell office:value-type="float" office:value="1665921" calcext:value-type="float">
            <text:p>1665921</text:p>
          </table:table-cell>
          <table:table-cell/>
          <table:table-cell office:value-type="float" office:value="3280455" calcext:value-type="float">
            <text:p>3280455</text:p>
          </table:table-cell>
          <table:table-cell table:number-columns-repeated="31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48651" calcext:value-type="float">
            <text:p>348651</text:p>
          </table:table-cell>
          <table:table-cell table:number-columns-repeated="2"/>
          <table:table-cell office:value-type="float" office:value="347345" calcext:value-type="float">
            <text:p>347345</text:p>
          </table:table-cell>
          <table:table-cell/>
          <table:table-cell office:value-type="float" office:value="1289646" calcext:value-type="float">
            <text:p>1289646</text:p>
          </table:table-cell>
          <table:table-cell/>
          <table:table-cell office:value-type="float" office:value="1352287" calcext:value-type="float">
            <text:p>1352287</text:p>
          </table:table-cell>
          <table:table-cell/>
          <table:table-cell office:value-type="float" office:value="1334754" calcext:value-type="float">
            <text:p>1334754</text:p>
          </table:table-cell>
          <table:table-cell table:number-columns-repeated="2"/>
          <table:table-cell office:value-type="float" office:value="337807" calcext:value-type="float">
            <text:p>337807</text:p>
          </table:table-cell>
          <table:table-cell/>
          <table:table-cell office:value-type="float" office:value="1220995" calcext:value-type="float">
            <text:p>1220995</text:p>
          </table:table-cell>
          <table:table-cell table:number-columns-repeated="3"/>
          <table:table-cell office:value-type="float" office:value="335233" calcext:value-type="float">
            <text:p>335233</text:p>
          </table:table-cell>
          <table:table-cell table:number-columns-repeated="2"/>
          <table:table-cell office:value-type="float" office:value="1003577" calcext:value-type="float">
            <text:p>1003577</text:p>
          </table:table-cell>
          <table:table-cell/>
          <table:table-cell office:value-type="float" office:value="2018696" calcext:value-type="float">
            <text:p>2018696</text:p>
          </table:table-cell>
          <table:table-cell/>
          <table:table-cell office:value-type="float" office:value="3700795" calcext:value-type="float">
            <text:p>3700795</text:p>
          </table:table-cell>
          <table:table-cell/>
          <table:table-cell office:value-type="float" office:value="2486714" calcext:value-type="float">
            <text:p>2486714</text:p>
          </table:table-cell>
          <table:table-cell/>
          <table:table-cell office:value-type="float" office:value="2980022" calcext:value-type="float">
            <text:p>2980022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35165" calcext:value-type="float">
            <text:p>335165</text:p>
          </table:table-cell>
          <table:table-cell table:number-columns-repeated="2"/>
          <table:table-cell office:value-type="float" office:value="348617" calcext:value-type="float">
            <text:p>348617</text:p>
          </table:table-cell>
          <table:table-cell table:number-columns-repeated="2"/>
          <table:table-cell office:value-type="float" office:value="562065" calcext:value-type="float">
            <text:p>562065</text:p>
          </table:table-cell>
          <table:table-cell table:number-columns-repeated="2"/>
          <table:table-cell office:value-type="float" office:value="570657" calcext:value-type="float">
            <text:p>570657</text:p>
          </table:table-cell>
          <table:table-cell table:number-columns-repeated="2"/>
          <table:table-cell office:value-type="float" office:value="213229" calcext:value-type="float">
            <text:p>213229</text:p>
          </table:table-cell>
          <table:table-cell table:number-columns-repeated="2"/>
          <table:table-cell office:value-type="float" office:value="356080" calcext:value-type="float">
            <text:p>356080</text:p>
          </table:table-cell>
          <table:table-cell table:number-columns-repeated="2"/>
          <table:table-cell office:value-type="float" office:value="140469" calcext:value-type="float">
            <text:p>140469</text:p>
          </table:table-cell>
          <table:table-cell table:number-columns-repeated="3"/>
          <table:table-cell office:value-type="float" office:value="345184" calcext:value-type="float">
            <text:p>345184</text:p>
          </table:table-cell>
          <table:table-cell table:number-columns-repeated="3"/>
          <table:table-cell office:value-type="float" office:value="148151" calcext:value-type="float">
            <text:p>148151</text:p>
          </table:table-cell>
          <table:table-cell/>
          <table:table-cell office:value-type="float" office:value="2823821" calcext:value-type="float">
            <text:p>2823821</text:p>
          </table:table-cell>
          <table:table-cell/>
          <table:table-cell office:value-type="float" office:value="3976519" calcext:value-type="float">
            <text:p>3976519</text:p>
          </table:table-cell>
          <table:table-cell/>
          <table:table-cell office:value-type="float" office:value="4167281" calcext:value-type="float">
            <text:p>4167281</text:p>
          </table:table-cell>
          <table:table-cell/>
          <table:table-cell office:value-type="float" office:value="4783094" calcext:value-type="float">
            <text:p>4783094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39078" calcext:value-type="float">
            <text:p>339078</text:p>
          </table:table-cell>
          <table:table-cell table:number-columns-repeated="2"/>
          <table:table-cell office:value-type="float" office:value="354869" calcext:value-type="float">
            <text:p>354869</text:p>
          </table:table-cell>
          <table:table-cell table:number-columns-repeated="2"/>
          <table:table-cell office:value-type="float" office:value="593986" calcext:value-type="float">
            <text:p>593986</text:p>
          </table:table-cell>
          <table:table-cell table:number-columns-repeated="2"/>
          <table:table-cell office:value-type="float" office:value="649425" calcext:value-type="float">
            <text:p>649425</text:p>
          </table:table-cell>
          <table:table-cell table:number-columns-repeated="2"/>
          <table:table-cell office:value-type="float" office:value="239493" calcext:value-type="float">
            <text:p>239493</text:p>
          </table:table-cell>
          <table:table-cell table:number-columns-repeated="2"/>
          <table:table-cell office:value-type="float" office:value="351784" calcext:value-type="float">
            <text:p>351784</text:p>
          </table:table-cell>
          <table:table-cell table:number-columns-repeated="2"/>
          <table:table-cell office:value-type="float" office:value="241375" calcext:value-type="float">
            <text:p>241375</text:p>
          </table:table-cell>
          <table:table-cell table:number-columns-repeated="3"/>
          <table:table-cell office:value-type="float" office:value="338159" calcext:value-type="float">
            <text:p>338159</text:p>
          </table:table-cell>
          <table:table-cell table:number-columns-repeated="3"/>
          <table:table-cell office:value-type="float" office:value="242973" calcext:value-type="float">
            <text:p>242973</text:p>
          </table:table-cell>
          <table:table-cell/>
          <table:table-cell office:value-type="float" office:value="2973761" calcext:value-type="float">
            <text:p>2973761</text:p>
          </table:table-cell>
          <table:table-cell/>
          <table:table-cell office:value-type="float" office:value="3934216" calcext:value-type="float">
            <text:p>3934216</text:p>
          </table:table-cell>
          <table:table-cell/>
          <table:table-cell office:value-type="float" office:value="4098293" calcext:value-type="float">
            <text:p>4098293</text:p>
          </table:table-cell>
          <table:table-cell/>
          <table:table-cell office:value-type="float" office:value="5081307" calcext:value-type="float">
            <text:p>5081307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43679" calcext:value-type="float">
            <text:p>343679</text:p>
          </table:table-cell>
          <table:table-cell table:number-columns-repeated="2"/>
          <table:table-cell office:value-type="float" office:value="358256" calcext:value-type="float">
            <text:p>358256</text:p>
          </table:table-cell>
          <table:table-cell table:number-columns-repeated="2"/>
          <table:table-cell office:value-type="float" office:value="548129" calcext:value-type="float">
            <text:p>548129</text:p>
          </table:table-cell>
          <table:table-cell table:number-columns-repeated="2"/>
          <table:table-cell office:value-type="float" office:value="586941" calcext:value-type="float">
            <text:p>586941</text:p>
          </table:table-cell>
          <table:table-cell table:number-columns-repeated="2"/>
          <table:table-cell office:value-type="float" office:value="397953" calcext:value-type="float">
            <text:p>397953</text:p>
          </table:table-cell>
          <table:table-cell table:number-columns-repeated="2"/>
          <table:table-cell office:value-type="float" office:value="349897" calcext:value-type="float">
            <text:p>349897</text:p>
          </table:table-cell>
          <table:table-cell table:number-columns-repeated="2"/>
          <table:table-cell office:value-type="float" office:value="390096" calcext:value-type="float">
            <text:p>390096</text:p>
          </table:table-cell>
          <table:table-cell table:number-columns-repeated="3"/>
          <table:table-cell office:value-type="float" office:value="333330" calcext:value-type="float">
            <text:p>333330</text:p>
          </table:table-cell>
          <table:table-cell table:number-columns-repeated="3"/>
          <table:table-cell office:value-type="float" office:value="338299" calcext:value-type="float">
            <text:p>338299</text:p>
          </table:table-cell>
          <table:table-cell/>
          <table:table-cell office:value-type="float" office:value="4119213" calcext:value-type="float">
            <text:p>4119213</text:p>
          </table:table-cell>
          <table:table-cell/>
          <table:table-cell office:value-type="float" office:value="4185282" calcext:value-type="float">
            <text:p>4185282</text:p>
          </table:table-cell>
          <table:table-cell/>
          <table:table-cell office:value-type="float" office:value="4219578" calcext:value-type="float">
            <text:p>4219578</text:p>
          </table:table-cell>
          <table:table-cell/>
          <table:table-cell office:value-type="float" office:value="5080066" calcext:value-type="float">
            <text:p>5080066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63332" calcext:value-type="float">
            <text:p>363332</text:p>
          </table:table-cell>
          <table:table-cell table:number-columns-repeated="2"/>
          <table:table-cell office:value-type="float" office:value="369780" calcext:value-type="float">
            <text:p>369780</text:p>
          </table:table-cell>
          <table:table-cell table:number-columns-repeated="2"/>
          <table:table-cell office:value-type="float" office:value="892895" calcext:value-type="float">
            <text:p>892895</text:p>
          </table:table-cell>
          <table:table-cell table:number-columns-repeated="2"/>
          <table:table-cell office:value-type="float" office:value="904859" calcext:value-type="float">
            <text:p>904859</text:p>
          </table:table-cell>
          <table:table-cell table:number-columns-repeated="2"/>
          <table:table-cell office:value-type="float" office:value="620108" calcext:value-type="float">
            <text:p>620108</text:p>
          </table:table-cell>
          <table:table-cell table:number-columns-repeated="2"/>
          <table:table-cell office:value-type="float" office:value="357879" calcext:value-type="float">
            <text:p>357879</text:p>
          </table:table-cell>
          <table:table-cell table:number-columns-repeated="2"/>
          <table:table-cell office:value-type="float" office:value="610322" calcext:value-type="float">
            <text:p>610322</text:p>
          </table:table-cell>
          <table:table-cell table:number-columns-repeated="3"/>
          <table:table-cell office:value-type="float" office:value="329676" calcext:value-type="float">
            <text:p>329676</text:p>
          </table:table-cell>
          <table:table-cell table:number-columns-repeated="3"/>
          <table:table-cell office:value-type="float" office:value="627868" calcext:value-type="float">
            <text:p>627868</text:p>
          </table:table-cell>
          <table:table-cell/>
          <table:table-cell office:value-type="float" office:value="3136691" calcext:value-type="float">
            <text:p>3136691</text:p>
          </table:table-cell>
          <table:table-cell/>
          <table:table-cell office:value-type="float" office:value="4185217" calcext:value-type="float">
            <text:p>4185217</text:p>
          </table:table-cell>
          <table:table-cell/>
          <table:table-cell office:value-type="float" office:value="4110569" calcext:value-type="float">
            <text:p>4110569</text:p>
          </table:table-cell>
          <table:table-cell/>
          <table:table-cell office:value-type="float" office:value="5195167" calcext:value-type="float">
            <text:p>5195167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63045" calcext:value-type="float">
            <text:p>363045</text:p>
          </table:table-cell>
          <table:table-cell table:number-columns-repeated="2"/>
          <table:table-cell office:value-type="float" office:value="363320" calcext:value-type="float">
            <text:p>363320</text:p>
          </table:table-cell>
          <table:table-cell table:number-columns-repeated="2"/>
          <table:table-cell office:value-type="float" office:value="906555" calcext:value-type="float">
            <text:p>906555</text:p>
          </table:table-cell>
          <table:table-cell table:number-columns-repeated="2"/>
          <table:table-cell office:value-type="float" office:value="951963" calcext:value-type="float">
            <text:p>951963</text:p>
          </table:table-cell>
          <table:table-cell table:number-columns-repeated="2"/>
          <table:table-cell office:value-type="float" office:value="834065" calcext:value-type="float">
            <text:p>834065</text:p>
          </table:table-cell>
          <table:table-cell table:number-columns-repeated="2"/>
          <table:table-cell office:value-type="float" office:value="350359" calcext:value-type="float">
            <text:p>350359</text:p>
          </table:table-cell>
          <table:table-cell table:number-columns-repeated="2"/>
          <table:table-cell office:value-type="float" office:value="752869" calcext:value-type="float">
            <text:p>752869</text:p>
          </table:table-cell>
          <table:table-cell table:number-columns-repeated="3"/>
          <table:table-cell office:value-type="float" office:value="321213" calcext:value-type="float">
            <text:p>321213</text:p>
          </table:table-cell>
          <table:table-cell table:number-columns-repeated="3"/>
          <table:table-cell office:value-type="float" office:value="844239" calcext:value-type="float">
            <text:p>844239</text:p>
          </table:table-cell>
          <table:table-cell/>
          <table:table-cell office:value-type="float" office:value="2539508" calcext:value-type="float">
            <text:p>2539508</text:p>
          </table:table-cell>
          <table:table-cell/>
          <table:table-cell office:value-type="float" office:value="4208804" calcext:value-type="float">
            <text:p>4208804</text:p>
          </table:table-cell>
          <table:table-cell/>
          <table:table-cell office:value-type="float" office:value="4383727" calcext:value-type="float">
            <text:p>4383727</text:p>
          </table:table-cell>
          <table:table-cell/>
          <table:table-cell office:value-type="float" office:value="5217627" calcext:value-type="float">
            <text:p>5217627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72890" calcext:value-type="float">
            <text:p>372890</text:p>
          </table:table-cell>
          <table:table-cell table:number-columns-repeated="2"/>
          <table:table-cell office:value-type="float" office:value="366481" calcext:value-type="float">
            <text:p>366481</text:p>
          </table:table-cell>
          <table:table-cell/>
          <table:table-cell office:value-type="float" office:value="1452371" calcext:value-type="float">
            <text:p>1452371</text:p>
          </table:table-cell>
          <table:table-cell/>
          <table:table-cell office:value-type="float" office:value="1420740" calcext:value-type="float">
            <text:p>1420740</text:p>
          </table:table-cell>
          <table:table-cell/>
          <table:table-cell office:value-type="float" office:value="1008523" calcext:value-type="float">
            <text:p>1008523</text:p>
          </table:table-cell>
          <table:table-cell table:number-columns-repeated="2"/>
          <table:table-cell office:value-type="float" office:value="352425" calcext:value-type="float">
            <text:p>352425</text:p>
          </table:table-cell>
          <table:table-cell table:number-columns-repeated="2"/>
          <table:table-cell office:value-type="float" office:value="981461" calcext:value-type="float">
            <text:p>981461</text:p>
          </table:table-cell>
          <table:table-cell table:number-columns-repeated="3"/>
          <table:table-cell office:value-type="float" office:value="342510" calcext:value-type="float">
            <text:p>342510</text:p>
          </table:table-cell>
          <table:table-cell table:number-columns-repeated="3"/>
          <table:table-cell office:value-type="float" office:value="979147" calcext:value-type="float">
            <text:p>979147</text:p>
          </table:table-cell>
          <table:table-cell/>
          <table:table-cell office:value-type="float" office:value="2800448" calcext:value-type="float">
            <text:p>2800448</text:p>
          </table:table-cell>
          <table:table-cell/>
          <table:table-cell office:value-type="float" office:value="4777178" calcext:value-type="float">
            <text:p>4777178</text:p>
          </table:table-cell>
          <table:table-cell/>
          <table:table-cell office:value-type="float" office:value="4889503" calcext:value-type="float">
            <text:p>4889503</text:p>
          </table:table-cell>
          <table:table-cell/>
          <table:table-cell office:value-type="float" office:value="5266212" calcext:value-type="float">
            <text:p>5266212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140536" calcext:value-type="float">
            <text:p>1140536</text:p>
          </table:table-cell>
          <table:table-cell/>
          <table:table-cell office:value-type="float" office:value="1039756" calcext:value-type="float">
            <text:p>1039756</text:p>
          </table:table-cell>
          <table:table-cell/>
          <table:table-cell office:value-type="float" office:value="1570240" calcext:value-type="float">
            <text:p>1570240</text:p>
          </table:table-cell>
          <table:table-cell/>
          <table:table-cell office:value-type="float" office:value="1542756" calcext:value-type="float">
            <text:p>1542756</text:p>
          </table:table-cell>
          <table:table-cell/>
          <table:table-cell office:value-type="float" office:value="1628440" calcext:value-type="float">
            <text:p>1628440</text:p>
          </table:table-cell>
          <table:table-cell/>
          <table:table-cell office:value-type="float" office:value="1427138" calcext:value-type="float">
            <text:p>1427138</text:p>
          </table:table-cell>
          <table:table-cell/>
          <table:table-cell office:value-type="float" office:value="1481551" calcext:value-type="float">
            <text:p>1481551</text:p>
          </table:table-cell>
          <table:table-cell table:number-columns-repeated="3"/>
          <table:table-cell office:value-type="float" office:value="765084" calcext:value-type="float">
            <text:p>765084</text:p>
          </table:table-cell>
          <table:table-cell table:number-columns-repeated="2"/>
          <table:table-cell office:value-type="float" office:value="1334411" calcext:value-type="float">
            <text:p>1334411</text:p>
          </table:table-cell>
          <table:table-cell/>
          <table:table-cell office:value-type="float" office:value="4161059" calcext:value-type="float">
            <text:p>4161059</text:p>
          </table:table-cell>
          <table:table-cell/>
          <table:table-cell office:value-type="float" office:value="4266056" calcext:value-type="float">
            <text:p>4266056</text:p>
          </table:table-cell>
          <table:table-cell/>
          <table:table-cell office:value-type="float" office:value="3503164" calcext:value-type="float">
            <text:p>3503164</text:p>
          </table:table-cell>
          <table:table-cell/>
          <table:table-cell office:value-type="float" office:value="3853461" calcext:value-type="float">
            <text:p>3853461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84961" calcext:value-type="float">
            <text:p>284961</text:p>
          </table:table-cell>
          <table:table-cell table:number-columns-repeated="2"/>
          <table:table-cell office:value-type="float" office:value="249353" calcext:value-type="float">
            <text:p>249353</text:p>
          </table:table-cell>
          <table:table-cell/>
          <table:table-cell office:value-type="float" office:value="1478092" calcext:value-type="float">
            <text:p>1478092</text:p>
          </table:table-cell>
          <table:table-cell/>
          <table:table-cell office:value-type="float" office:value="1401640" calcext:value-type="float">
            <text:p>1401640</text:p>
          </table:table-cell>
          <table:table-cell/>
          <table:table-cell office:value-type="float" office:value="1331952" calcext:value-type="float">
            <text:p>1331952</text:p>
          </table:table-cell>
          <table:table-cell table:number-columns-repeated="2"/>
          <table:table-cell office:value-type="float" office:value="212845" calcext:value-type="float">
            <text:p>212845</text:p>
          </table:table-cell>
          <table:table-cell/>
          <table:table-cell office:value-type="float" office:value="1290841" calcext:value-type="float">
            <text:p>1290841</text:p>
          </table:table-cell>
          <table:table-cell table:number-columns-repeated="3"/>
          <table:table-cell office:value-type="float" office:value="176829" calcext:value-type="float">
            <text:p>176829</text:p>
          </table:table-cell>
          <table:table-cell table:number-columns-repeated="3"/>
          <table:table-cell office:value-type="float" office:value="660542" calcext:value-type="float">
            <text:p>660542</text:p>
          </table:table-cell>
          <table:table-cell/>
          <table:table-cell office:value-type="float" office:value="3730003" calcext:value-type="float">
            <text:p>3730003</text:p>
          </table:table-cell>
          <table:table-cell/>
          <table:table-cell office:value-type="float" office:value="4066544" calcext:value-type="float">
            <text:p>4066544</text:p>
          </table:table-cell>
          <table:table-cell/>
          <table:table-cell office:value-type="float" office:value="3043875" calcext:value-type="float">
            <text:p>3043875</text:p>
          </table:table-cell>
          <table:table-cell/>
          <table:table-cell office:value-type="float" office:value="3290837" calcext:value-type="float">
            <text:p>3290837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55667" calcext:value-type="float">
            <text:p>255667</text:p>
          </table:table-cell>
          <table:table-cell table:number-columns-repeated="2"/>
          <table:table-cell office:value-type="float" office:value="283020" calcext:value-type="float">
            <text:p>283020</text:p>
          </table:table-cell>
          <table:table-cell/>
          <table:table-cell office:value-type="float" office:value="1021912" calcext:value-type="float">
            <text:p>1021912</text:p>
          </table:table-cell>
          <table:table-cell table:number-columns-repeated="2"/>
          <table:table-cell office:value-type="float" office:value="909354" calcext:value-type="float">
            <text:p>909354</text:p>
          </table:table-cell>
          <table:table-cell/>
          <table:table-cell office:value-type="float" office:value="1114818" calcext:value-type="float">
            <text:p>1114818</text:p>
          </table:table-cell>
          <table:table-cell table:number-columns-repeated="2"/>
          <table:table-cell office:value-type="float" office:value="362658" calcext:value-type="float">
            <text:p>362658</text:p>
          </table:table-cell>
          <table:table-cell/>
          <table:table-cell office:value-type="float" office:value="1323955" calcext:value-type="float">
            <text:p>1323955</text:p>
          </table:table-cell>
          <table:table-cell table:number-columns-repeated="3"/>
          <table:table-cell office:value-type="float" office:value="352908" calcext:value-type="float">
            <text:p>352908</text:p>
          </table:table-cell>
          <table:table-cell table:number-columns-repeated="3"/>
          <table:table-cell office:value-type="float" office:value="952785" calcext:value-type="float">
            <text:p>952785</text:p>
          </table:table-cell>
          <table:table-cell/>
          <table:table-cell office:value-type="float" office:value="3796370" calcext:value-type="float">
            <text:p>3796370</text:p>
          </table:table-cell>
          <table:table-cell/>
          <table:table-cell office:value-type="float" office:value="3735312" calcext:value-type="float">
            <text:p>3735312</text:p>
          </table:table-cell>
          <table:table-cell/>
          <table:table-cell office:value-type="float" office:value="2652664" calcext:value-type="float">
            <text:p>2652664</text:p>
          </table:table-cell>
          <table:table-cell/>
          <table:table-cell office:value-type="float" office:value="3003596" calcext:value-type="float">
            <text:p>3003596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49250" calcext:value-type="float">
            <text:p>349250</text:p>
          </table:table-cell>
          <table:table-cell table:number-columns-repeated="2"/>
          <table:table-cell office:value-type="float" office:value="342824" calcext:value-type="float">
            <text:p>342824</text:p>
          </table:table-cell>
          <table:table-cell table:number-columns-repeated="2"/>
          <table:table-cell office:value-type="float" office:value="625755" calcext:value-type="float">
            <text:p>625755</text:p>
          </table:table-cell>
          <table:table-cell table:number-columns-repeated="2"/>
          <table:table-cell office:value-type="float" office:value="623445" calcext:value-type="float">
            <text:p>623445</text:p>
          </table:table-cell>
          <table:table-cell table:number-columns-repeated="2"/>
          <table:table-cell office:value-type="float" office:value="198945" calcext:value-type="float">
            <text:p>198945</text:p>
          </table:table-cell>
          <table:table-cell table:number-columns-repeated="2"/>
          <table:table-cell office:value-type="float" office:value="584385" calcext:value-type="float">
            <text:p>584385</text:p>
          </table:table-cell>
          <table:table-cell table:number-columns-repeated="2"/>
          <table:table-cell office:value-type="float" office:value="264103" calcext:value-type="float">
            <text:p>264103</text:p>
          </table:table-cell>
          <table:table-cell table:number-columns-repeated="3"/>
          <table:table-cell office:value-type="float" office:value="989852" calcext:value-type="float">
            <text:p>989852</text:p>
          </table:table-cell>
          <table:table-cell table:number-columns-repeated="3"/>
          <table:table-cell office:value-type="float" office:value="240255" calcext:value-type="float">
            <text:p>240255</text:p>
          </table:table-cell>
          <table:table-cell/>
          <table:table-cell office:value-type="float" office:value="4284786" calcext:value-type="float">
            <text:p>4284786</text:p>
          </table:table-cell>
          <table:table-cell/>
          <table:table-cell office:value-type="float" office:value="4231202" calcext:value-type="float">
            <text:p>4231202</text:p>
          </table:table-cell>
          <table:table-cell/>
          <table:table-cell office:value-type="float" office:value="4486304" calcext:value-type="float">
            <text:p>4486304</text:p>
          </table:table-cell>
          <table:table-cell/>
          <table:table-cell office:value-type="float" office:value="4929490" calcext:value-type="float">
            <text:p>4929490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911032" calcext:value-type="float">
            <text:p>911032</text:p>
          </table:table-cell>
          <table:table-cell table:number-columns-repeated="2"/>
          <table:table-cell office:value-type="float" office:value="998761" calcext:value-type="float">
            <text:p>998761</text:p>
          </table:table-cell>
          <table:table-cell table:number-columns-repeated="2"/>
          <table:table-cell office:value-type="float" office:value="875031" calcext:value-type="float">
            <text:p>875031</text:p>
          </table:table-cell>
          <table:table-cell/>
          <table:table-cell office:value-type="float" office:value="1028753" calcext:value-type="float">
            <text:p>1028753</text:p>
          </table:table-cell>
          <table:table-cell table:number-columns-repeated="2"/>
          <table:table-cell office:value-type="float" office:value="285198" calcext:value-type="float">
            <text:p>285198</text:p>
          </table:table-cell>
          <table:table-cell table:number-columns-repeated="2"/>
          <table:table-cell office:value-type="float" office:value="241140" calcext:value-type="float">
            <text:p>241140</text:p>
          </table:table-cell>
          <table:table-cell table:number-columns-repeated="2"/>
          <table:table-cell office:value-type="float" office:value="164631" calcext:value-type="float">
            <text:p>164631</text:p>
          </table:table-cell>
          <table:table-cell table:number-columns-repeated="3"/>
          <table:table-cell office:value-type="float" office:value="345889" calcext:value-type="float">
            <text:p>345889</text:p>
          </table:table-cell>
          <table:table-cell table:number-columns-repeated="3"/>
          <table:table-cell office:value-type="float" office:value="323133" calcext:value-type="float">
            <text:p>323133</text:p>
          </table:table-cell>
          <table:table-cell/>
          <table:table-cell office:value-type="float" office:value="3732423" calcext:value-type="float">
            <text:p>3732423</text:p>
          </table:table-cell>
          <table:table-cell/>
          <table:table-cell office:value-type="float" office:value="4219545" calcext:value-type="float">
            <text:p>4219545</text:p>
          </table:table-cell>
          <table:table-cell/>
          <table:table-cell office:value-type="float" office:value="4482696" calcext:value-type="float">
            <text:p>4482696</text:p>
          </table:table-cell>
          <table:table-cell/>
          <table:table-cell office:value-type="float" office:value="5111041" calcext:value-type="float">
            <text:p>5111041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43068" calcext:value-type="float">
            <text:p>343068</text:p>
          </table:table-cell>
          <table:table-cell table:number-columns-repeated="2"/>
          <table:table-cell office:value-type="float" office:value="341930" calcext:value-type="float">
            <text:p>341930</text:p>
          </table:table-cell>
          <table:table-cell table:number-columns-repeated="2"/>
          <table:table-cell office:value-type="float" office:value="563533" calcext:value-type="float">
            <text:p>563533</text:p>
          </table:table-cell>
          <table:table-cell table:number-columns-repeated="2"/>
          <table:table-cell office:value-type="float" office:value="593092" calcext:value-type="float">
            <text:p>593092</text:p>
          </table:table-cell>
          <table:table-cell table:number-columns-repeated="2"/>
          <table:table-cell office:value-type="float" office:value="400949" calcext:value-type="float">
            <text:p>400949</text:p>
          </table:table-cell>
          <table:table-cell table:number-columns-repeated="2"/>
          <table:table-cell office:value-type="float" office:value="322064" calcext:value-type="float">
            <text:p>322064</text:p>
          </table:table-cell>
          <table:table-cell table:number-columns-repeated="2"/>
          <table:table-cell office:value-type="float" office:value="331015" calcext:value-type="float">
            <text:p>331015</text:p>
          </table:table-cell>
          <table:table-cell table:number-columns-repeated="3"/>
          <table:table-cell office:value-type="float" office:value="351613" calcext:value-type="float">
            <text:p>351613</text:p>
          </table:table-cell>
          <table:table-cell table:number-columns-repeated="3"/>
          <table:table-cell office:value-type="float" office:value="360572" calcext:value-type="float">
            <text:p>360572</text:p>
          </table:table-cell>
          <table:table-cell/>
          <table:table-cell office:value-type="float" office:value="4303921" calcext:value-type="float">
            <text:p>4303921</text:p>
          </table:table-cell>
          <table:table-cell/>
          <table:table-cell office:value-type="float" office:value="4584331" calcext:value-type="float">
            <text:p>4584331</text:p>
          </table:table-cell>
          <table:table-cell/>
          <table:table-cell office:value-type="float" office:value="4602791" calcext:value-type="float">
            <text:p>4602791</text:p>
          </table:table-cell>
          <table:table-cell/>
          <table:table-cell office:value-type="float" office:value="5145968" calcext:value-type="float">
            <text:p>5145968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60287" calcext:value-type="float">
            <text:p>360287</text:p>
          </table:table-cell>
          <table:table-cell table:number-columns-repeated="2"/>
          <table:table-cell office:value-type="float" office:value="350963" calcext:value-type="float">
            <text:p>350963</text:p>
          </table:table-cell>
          <table:table-cell table:number-columns-repeated="2"/>
          <table:table-cell office:value-type="float" office:value="921908" calcext:value-type="float">
            <text:p>921908</text:p>
          </table:table-cell>
          <table:table-cell table:number-columns-repeated="2"/>
          <table:table-cell office:value-type="float" office:value="927182" calcext:value-type="float">
            <text:p>927182</text:p>
          </table:table-cell>
          <table:table-cell table:number-columns-repeated="2"/>
          <table:table-cell office:value-type="float" office:value="619917" calcext:value-type="float">
            <text:p>619917</text:p>
          </table:table-cell>
          <table:table-cell table:number-columns-repeated="2"/>
          <table:table-cell office:value-type="float" office:value="530204" calcext:value-type="float">
            <text:p>530204</text:p>
          </table:table-cell>
          <table:table-cell table:number-columns-repeated="2"/>
          <table:table-cell office:value-type="float" office:value="705967" calcext:value-type="float">
            <text:p>705967</text:p>
          </table:table-cell>
          <table:table-cell table:number-columns-repeated="3"/>
          <table:table-cell office:value-type="float" office:value="836808" calcext:value-type="float">
            <text:p>836808</text:p>
          </table:table-cell>
          <table:table-cell table:number-columns-repeated="3"/>
          <table:table-cell office:value-type="float" office:value="705082" calcext:value-type="float">
            <text:p>705082</text:p>
          </table:table-cell>
          <table:table-cell/>
          <table:table-cell office:value-type="float" office:value="3842315" calcext:value-type="float">
            <text:p>3842315</text:p>
          </table:table-cell>
          <table:table-cell/>
          <table:table-cell office:value-type="float" office:value="4394452" calcext:value-type="float">
            <text:p>4394452</text:p>
          </table:table-cell>
          <table:table-cell/>
          <table:table-cell office:value-type="float" office:value="4556130" calcext:value-type="float">
            <text:p>4556130</text:p>
          </table:table-cell>
          <table:table-cell/>
          <table:table-cell office:value-type="float" office:value="5133265" calcext:value-type="float">
            <text:p>5133265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036587" calcext:value-type="float">
            <text:p>1036587</text:p>
          </table:table-cell>
          <table:table-cell/>
          <table:table-cell office:value-type="float" office:value="1013026" calcext:value-type="float">
            <text:p>1013026</text:p>
          </table:table-cell>
          <table:table-cell/>
          <table:table-cell office:value-type="float" office:value="1365114" calcext:value-type="float">
            <text:p>1365114</text:p>
          </table:table-cell>
          <table:table-cell/>
          <table:table-cell office:value-type="float" office:value="1356317" calcext:value-type="float">
            <text:p>1356317</text:p>
          </table:table-cell>
          <table:table-cell/>
          <table:table-cell office:value-type="float" office:value="1105412" calcext:value-type="float">
            <text:p>1105412</text:p>
          </table:table-cell>
          <table:table-cell/>
          <table:table-cell office:value-type="float" office:value="1010444" calcext:value-type="float">
            <text:p>1010444</text:p>
          </table:table-cell>
          <table:table-cell/>
          <table:table-cell office:value-type="float" office:value="1041168" calcext:value-type="float">
            <text:p>1041168</text:p>
          </table:table-cell>
          <table:table-cell table:number-columns-repeated="2"/>
          <table:table-cell office:value-type="float" office:value="1020895" calcext:value-type="float">
            <text:p>1020895</text:p>
          </table:table-cell>
          <table:table-cell table:number-columns-repeated="2"/>
          <table:table-cell office:value-type="float" office:value="1102059" calcext:value-type="float">
            <text:p>1102059</text:p>
          </table:table-cell>
          <table:table-cell/>
          <table:table-cell office:value-type="float" office:value="3924193" calcext:value-type="float">
            <text:p>3924193</text:p>
          </table:table-cell>
          <table:table-cell/>
          <table:table-cell office:value-type="float" office:value="4645063" calcext:value-type="float">
            <text:p>4645063</text:p>
          </table:table-cell>
          <table:table-cell/>
          <table:table-cell office:value-type="float" office:value="4626699" calcext:value-type="float">
            <text:p>4626699</text:p>
          </table:table-cell>
          <table:table-cell/>
          <table:table-cell office:value-type="float" office:value="5198164" calcext:value-type="float">
            <text:p>5198164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82653" calcext:value-type="float">
            <text:p>282653</text:p>
          </table:table-cell>
          <table:table-cell table:number-columns-repeated="2"/>
          <table:table-cell office:value-type="float" office:value="355933" calcext:value-type="float">
            <text:p>355933</text:p>
          </table:table-cell>
          <table:table-cell/>
          <table:table-cell office:value-type="float" office:value="1653485" calcext:value-type="float">
            <text:p>1653485</text:p>
          </table:table-cell>
          <table:table-cell/>
          <table:table-cell office:value-type="float" office:value="1557893" calcext:value-type="float">
            <text:p>1557893</text:p>
          </table:table-cell>
          <table:table-cell/>
          <table:table-cell office:value-type="float" office:value="1018700" calcext:value-type="float">
            <text:p>1018700</text:p>
          </table:table-cell>
          <table:table-cell/>
          <table:table-cell office:value-type="float" office:value="1163114" calcext:value-type="float">
            <text:p>1163114</text:p>
          </table:table-cell>
          <table:table-cell/>
          <table:table-cell office:value-type="float" office:value="1225589" calcext:value-type="float">
            <text:p>1225589</text:p>
          </table:table-cell>
          <table:table-cell table:number-columns-repeated="2"/>
          <table:table-cell office:value-type="float" office:value="1084683" calcext:value-type="float">
            <text:p>1084683</text:p>
          </table:table-cell>
          <table:table-cell table:number-columns-repeated="2"/>
          <table:table-cell office:value-type="float" office:value="1309721" calcext:value-type="float">
            <text:p>1309721</text:p>
          </table:table-cell>
          <table:table-cell/>
          <table:table-cell office:value-type="float" office:value="4515869" calcext:value-type="float">
            <text:p>4515869</text:p>
          </table:table-cell>
          <table:table-cell/>
          <table:table-cell office:value-type="float" office:value="4921503" calcext:value-type="float">
            <text:p>4921503</text:p>
          </table:table-cell>
          <table:table-cell/>
          <table:table-cell office:value-type="float" office:value="3929669" calcext:value-type="float">
            <text:p>3929669</text:p>
          </table:table-cell>
          <table:table-cell/>
          <table:table-cell office:value-type="float" office:value="5107034" calcext:value-type="float">
            <text:p>5107034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040321" calcext:value-type="float">
            <text:p>1040321</text:p>
          </table:table-cell>
          <table:table-cell/>
          <table:table-cell office:value-type="float" office:value="1051890" calcext:value-type="float">
            <text:p>1051890</text:p>
          </table:table-cell>
          <table:table-cell/>
          <table:table-cell office:value-type="float" office:value="1871612" calcext:value-type="float">
            <text:p>1871612</text:p>
          </table:table-cell>
          <table:table-cell/>
          <table:table-cell office:value-type="float" office:value="1850980" calcext:value-type="float">
            <text:p>1850980</text:p>
          </table:table-cell>
          <table:table-cell/>
          <table:table-cell office:value-type="float" office:value="1435325" calcext:value-type="float">
            <text:p>1435325</text:p>
          </table:table-cell>
          <table:table-cell/>
          <table:table-cell office:value-type="float" office:value="1153250" calcext:value-type="float">
            <text:p>1153250</text:p>
          </table:table-cell>
          <table:table-cell/>
          <table:table-cell office:value-type="float" office:value="1397275" calcext:value-type="float">
            <text:p>1397275</text:p>
          </table:table-cell>
          <table:table-cell table:number-columns-repeated="3"/>
          <table:table-cell office:value-type="float" office:value="716881" calcext:value-type="float">
            <text:p>716881</text:p>
          </table:table-cell>
          <table:table-cell table:number-columns-repeated="2"/>
          <table:table-cell office:value-type="float" office:value="1355569" calcext:value-type="float">
            <text:p>1355569</text:p>
          </table:table-cell>
          <table:table-cell/>
          <table:table-cell office:value-type="float" office:value="4328522" calcext:value-type="float">
            <text:p>4328522</text:p>
          </table:table-cell>
          <table:table-cell/>
          <table:table-cell office:value-type="float" office:value="4437480" calcext:value-type="float">
            <text:p>4437480</text:p>
          </table:table-cell>
          <table:table-cell/>
          <table:table-cell office:value-type="float" office:value="3464155" calcext:value-type="float">
            <text:p>3464155</text:p>
          </table:table-cell>
          <table:table-cell/>
          <table:table-cell office:value-type="float" office:value="3870426" calcext:value-type="float">
            <text:p>3870426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39478" calcext:value-type="float">
            <text:p>339478</text:p>
          </table:table-cell>
          <table:table-cell table:number-columns-repeated="2"/>
          <table:table-cell office:value-type="float" office:value="332097" calcext:value-type="float">
            <text:p>332097</text:p>
          </table:table-cell>
          <table:table-cell/>
          <table:table-cell office:value-type="float" office:value="1597436" calcext:value-type="float">
            <text:p>1597436</text:p>
          </table:table-cell>
          <table:table-cell/>
          <table:table-cell office:value-type="float" office:value="1525519" calcext:value-type="float">
            <text:p>1525519</text:p>
          </table:table-cell>
          <table:table-cell/>
          <table:table-cell office:value-type="float" office:value="1257659" calcext:value-type="float">
            <text:p>1257659</text:p>
          </table:table-cell>
          <table:table-cell table:number-columns-repeated="2"/>
          <table:table-cell office:value-type="float" office:value="358482" calcext:value-type="float">
            <text:p>358482</text:p>
          </table:table-cell>
          <table:table-cell/>
          <table:table-cell office:value-type="float" office:value="1268401" calcext:value-type="float">
            <text:p>1268401</text:p>
          </table:table-cell>
          <table:table-cell table:number-columns-repeated="3"/>
          <table:table-cell office:value-type="float" office:value="331108" calcext:value-type="float">
            <text:p>331108</text:p>
          </table:table-cell>
          <table:table-cell table:number-columns-repeated="2"/>
          <table:table-cell office:value-type="float" office:value="1213960" calcext:value-type="float">
            <text:p>1213960</text:p>
          </table:table-cell>
          <table:table-cell/>
          <table:table-cell office:value-type="float" office:value="4100624" calcext:value-type="float">
            <text:p>4100624</text:p>
          </table:table-cell>
          <table:table-cell/>
          <table:table-cell office:value-type="float" office:value="4106667" calcext:value-type="float">
            <text:p>4106667</text:p>
          </table:table-cell>
          <table:table-cell/>
          <table:table-cell office:value-type="float" office:value="3205137" calcext:value-type="float">
            <text:p>3205137</text:p>
          </table:table-cell>
          <table:table-cell/>
          <table:table-cell office:value-type="float" office:value="3389534" calcext:value-type="float">
            <text:p>3389534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27862" calcext:value-type="float">
            <text:p>327862</text:p>
          </table:table-cell>
          <table:table-cell table:number-columns-repeated="2"/>
          <table:table-cell office:value-type="float" office:value="349108" calcext:value-type="float">
            <text:p>349108</text:p>
          </table:table-cell>
          <table:table-cell/>
          <table:table-cell office:value-type="float" office:value="1860272" calcext:value-type="float">
            <text:p>1860272</text:p>
          </table:table-cell>
          <table:table-cell/>
          <table:table-cell office:value-type="float" office:value="1816284" calcext:value-type="float">
            <text:p>1816284</text:p>
          </table:table-cell>
          <table:table-cell/>
          <table:table-cell office:value-type="float" office:value="1482640" calcext:value-type="float">
            <text:p>1482640</text:p>
          </table:table-cell>
          <table:table-cell table:number-columns-repeated="2"/>
          <table:table-cell office:value-type="float" office:value="360386" calcext:value-type="float">
            <text:p>360386</text:p>
          </table:table-cell>
          <table:table-cell/>
          <table:table-cell office:value-type="float" office:value="1522366" calcext:value-type="float">
            <text:p>1522366</text:p>
          </table:table-cell>
          <table:table-cell table:number-columns-repeated="3"/>
          <table:table-cell office:value-type="float" office:value="327469" calcext:value-type="float">
            <text:p>327469</text:p>
          </table:table-cell>
          <table:table-cell table:number-columns-repeated="3"/>
          <table:table-cell office:value-type="float" office:value="888106" calcext:value-type="float">
            <text:p>888106</text:p>
          </table:table-cell>
          <table:table-cell/>
          <table:table-cell office:value-type="float" office:value="3900948" calcext:value-type="float">
            <text:p>3900948</text:p>
          </table:table-cell>
          <table:table-cell/>
          <table:table-cell office:value-type="float" office:value="3899569" calcext:value-type="float">
            <text:p>3899569</text:p>
          </table:table-cell>
          <table:table-cell/>
          <table:table-cell office:value-type="float" office:value="2936500" calcext:value-type="float">
            <text:p>2936500</text:p>
          </table:table-cell>
          <table:table-cell/>
          <table:table-cell office:value-type="float" office:value="3129157" calcext:value-type="float">
            <text:p>3129157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9056" calcext:value-type="float">
            <text:p>149056</text:p>
          </table:table-cell>
          <table:table-cell table:number-columns-repeated="2"/>
          <table:table-cell office:value-type="float" office:value="274066" calcext:value-type="float">
            <text:p>274066</text:p>
          </table:table-cell>
          <table:table-cell table:number-columns-repeated="2"/>
          <table:table-cell office:value-type="float" office:value="608268" calcext:value-type="float">
            <text:p>608268</text:p>
          </table:table-cell>
          <table:table-cell table:number-columns-repeated="2"/>
          <table:table-cell office:value-type="float" office:value="639104" calcext:value-type="float">
            <text:p>639104</text:p>
          </table:table-cell>
          <table:table-cell table:number-columns-repeated="2"/>
          <table:table-cell office:value-type="float" office:value="211819" calcext:value-type="float">
            <text:p>211819</text:p>
          </table:table-cell>
          <table:table-cell table:number-columns-repeated="2"/>
          <table:table-cell office:value-type="float" office:value="339858" calcext:value-type="float">
            <text:p>339858</text:p>
          </table:table-cell>
          <table:table-cell table:number-columns-repeated="2"/>
          <table:table-cell office:value-type="float" office:value="188375" calcext:value-type="float">
            <text:p>188375</text:p>
          </table:table-cell>
          <table:table-cell table:number-columns-repeated="3"/>
          <table:table-cell office:value-type="float" office:value="340285" calcext:value-type="float">
            <text:p>340285</text:p>
          </table:table-cell>
          <table:table-cell table:number-columns-repeated="3"/>
          <table:table-cell office:value-type="float" office:value="164194" calcext:value-type="float">
            <text:p>164194</text:p>
          </table:table-cell>
          <table:table-cell/>
          <table:table-cell office:value-type="float" office:value="3863098" calcext:value-type="float">
            <text:p>3863098</text:p>
          </table:table-cell>
          <table:table-cell/>
          <table:table-cell office:value-type="float" office:value="4313483" calcext:value-type="float">
            <text:p>4313483</text:p>
          </table:table-cell>
          <table:table-cell/>
          <table:table-cell office:value-type="float" office:value="4652938" calcext:value-type="float">
            <text:p>4652938</text:p>
          </table:table-cell>
          <table:table-cell/>
          <table:table-cell office:value-type="float" office:value="4805221" calcext:value-type="float">
            <text:p>4805221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44800" calcext:value-type="float">
            <text:p>344800</text:p>
          </table:table-cell>
          <table:table-cell table:number-columns-repeated="2"/>
          <table:table-cell office:value-type="float" office:value="334535" calcext:value-type="float">
            <text:p>334535</text:p>
          </table:table-cell>
          <table:table-cell table:number-columns-repeated="2"/>
          <table:table-cell office:value-type="float" office:value="999788" calcext:value-type="float">
            <text:p>999788</text:p>
          </table:table-cell>
          <table:table-cell/>
          <table:table-cell office:value-type="float" office:value="1014752" calcext:value-type="float">
            <text:p>1014752</text:p>
          </table:table-cell>
          <table:table-cell table:number-columns-repeated="2"/>
          <table:table-cell office:value-type="float" office:value="238691" calcext:value-type="float">
            <text:p>238691</text:p>
          </table:table-cell>
          <table:table-cell table:number-columns-repeated="2"/>
          <table:table-cell office:value-type="float" office:value="340605" calcext:value-type="float">
            <text:p>340605</text:p>
          </table:table-cell>
          <table:table-cell table:number-columns-repeated="2"/>
          <table:table-cell office:value-type="float" office:value="244581" calcext:value-type="float">
            <text:p>244581</text:p>
          </table:table-cell>
          <table:table-cell table:number-columns-repeated="3"/>
          <table:table-cell office:value-type="float" office:value="348842" calcext:value-type="float">
            <text:p>348842</text:p>
          </table:table-cell>
          <table:table-cell table:number-columns-repeated="3"/>
          <table:table-cell office:value-type="float" office:value="364320" calcext:value-type="float">
            <text:p>364320</text:p>
          </table:table-cell>
          <table:table-cell/>
          <table:table-cell office:value-type="float" office:value="4671915" calcext:value-type="float">
            <text:p>4671915</text:p>
          </table:table-cell>
          <table:table-cell/>
          <table:table-cell office:value-type="float" office:value="4665103" calcext:value-type="float">
            <text:p>4665103</text:p>
          </table:table-cell>
          <table:table-cell/>
          <table:table-cell office:value-type="float" office:value="4905273" calcext:value-type="float">
            <text:p>4905273</text:p>
          </table:table-cell>
          <table:table-cell/>
          <table:table-cell office:value-type="float" office:value="5020395" calcext:value-type="float">
            <text:p>5020395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01286" calcext:value-type="float">
            <text:p>301286</text:p>
          </table:table-cell>
          <table:table-cell table:number-columns-repeated="2"/>
          <table:table-cell office:value-type="float" office:value="241917" calcext:value-type="float">
            <text:p>241917</text:p>
          </table:table-cell>
          <table:table-cell table:number-columns-repeated="2"/>
          <table:table-cell office:value-type="float" office:value="473000" calcext:value-type="float">
            <text:p>473000</text:p>
          </table:table-cell>
          <table:table-cell table:number-columns-repeated="2"/>
          <table:table-cell office:value-type="float" office:value="584362" calcext:value-type="float">
            <text:p>584362</text:p>
          </table:table-cell>
          <table:table-cell table:number-columns-repeated="2"/>
          <table:table-cell office:value-type="float" office:value="402521" calcext:value-type="float">
            <text:p>402521</text:p>
          </table:table-cell>
          <table:table-cell table:number-columns-repeated="2"/>
          <table:table-cell office:value-type="float" office:value="334483" calcext:value-type="float">
            <text:p>334483</text:p>
          </table:table-cell>
          <table:table-cell table:number-columns-repeated="2"/>
          <table:table-cell office:value-type="float" office:value="387258" calcext:value-type="float">
            <text:p>387258</text:p>
          </table:table-cell>
          <table:table-cell table:number-columns-repeated="3"/>
          <table:table-cell office:value-type="float" office:value="338312" calcext:value-type="float">
            <text:p>338312</text:p>
          </table:table-cell>
          <table:table-cell table:number-columns-repeated="3"/>
          <table:table-cell office:value-type="float" office:value="403948" calcext:value-type="float">
            <text:p>403948</text:p>
          </table:table-cell>
          <table:table-cell/>
          <table:table-cell office:value-type="float" office:value="4517718" calcext:value-type="float">
            <text:p>4517718</text:p>
          </table:table-cell>
          <table:table-cell/>
          <table:table-cell office:value-type="float" office:value="4817208" calcext:value-type="float">
            <text:p>4817208</text:p>
          </table:table-cell>
          <table:table-cell/>
          <table:table-cell office:value-type="float" office:value="4847875" calcext:value-type="float">
            <text:p>4847875</text:p>
          </table:table-cell>
          <table:table-cell/>
          <table:table-cell office:value-type="float" office:value="5098365" calcext:value-type="float">
            <text:p>5098365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93957" calcext:value-type="float">
            <text:p>293957</text:p>
          </table:table-cell>
          <table:table-cell table:number-columns-repeated="2"/>
          <table:table-cell office:value-type="float" office:value="213036" calcext:value-type="float">
            <text:p>213036</text:p>
          </table:table-cell>
          <table:table-cell table:number-columns-repeated="2"/>
          <table:table-cell office:value-type="float" office:value="862550" calcext:value-type="float">
            <text:p>862550</text:p>
          </table:table-cell>
          <table:table-cell table:number-columns-repeated="2"/>
          <table:table-cell office:value-type="float" office:value="920795" calcext:value-type="float">
            <text:p>920795</text:p>
          </table:table-cell>
          <table:table-cell table:number-columns-repeated="2"/>
          <table:table-cell office:value-type="float" office:value="621784" calcext:value-type="float">
            <text:p>621784</text:p>
          </table:table-cell>
          <table:table-cell table:number-columns-repeated="2"/>
          <table:table-cell office:value-type="float" office:value="194176" calcext:value-type="float">
            <text:p>194176</text:p>
          </table:table-cell>
          <table:table-cell table:number-columns-repeated="2"/>
          <table:table-cell office:value-type="float" office:value="468186" calcext:value-type="float">
            <text:p>468186</text:p>
          </table:table-cell>
          <table:table-cell table:number-columns-repeated="3"/>
          <table:table-cell office:value-type="float" office:value="333181" calcext:value-type="float">
            <text:p>333181</text:p>
          </table:table-cell>
          <table:table-cell table:number-columns-repeated="3"/>
          <table:table-cell office:value-type="float" office:value="632084" calcext:value-type="float">
            <text:p>632084</text:p>
          </table:table-cell>
          <table:table-cell/>
          <table:table-cell office:value-type="float" office:value="4420573" calcext:value-type="float">
            <text:p>4420573</text:p>
          </table:table-cell>
          <table:table-cell/>
          <table:table-cell office:value-type="float" office:value="5014179" calcext:value-type="float">
            <text:p>5014179</text:p>
          </table:table-cell>
          <table:table-cell/>
          <table:table-cell office:value-type="float" office:value="5078730" calcext:value-type="float">
            <text:p>5078730</text:p>
          </table:table-cell>
          <table:table-cell/>
          <table:table-cell office:value-type="float" office:value="5226050" calcext:value-type="float">
            <text:p>5226050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455998" calcext:value-type="float">
            <text:p>455998</text:p>
          </table:table-cell>
          <table:table-cell table:number-columns-repeated="2"/>
          <table:table-cell office:value-type="float" office:value="351485" calcext:value-type="float">
            <text:p>351485</text:p>
          </table:table-cell>
          <table:table-cell/>
          <table:table-cell office:value-type="float" office:value="1237418" calcext:value-type="float">
            <text:p>1237418</text:p>
          </table:table-cell>
          <table:table-cell/>
          <table:table-cell office:value-type="float" office:value="1262109" calcext:value-type="float">
            <text:p>1262109</text:p>
          </table:table-cell>
          <table:table-cell table:number-columns-repeated="2"/>
          <table:table-cell office:value-type="float" office:value="963719" calcext:value-type="float">
            <text:p>963719</text:p>
          </table:table-cell>
          <table:table-cell table:number-columns-repeated="2"/>
          <table:table-cell office:value-type="float" office:value="184697" calcext:value-type="float">
            <text:p>184697</text:p>
          </table:table-cell>
          <table:table-cell table:number-columns-repeated="2"/>
          <table:table-cell office:value-type="float" office:value="438653" calcext:value-type="float">
            <text:p>438653</text:p>
          </table:table-cell>
          <table:table-cell table:number-columns-repeated="3"/>
          <table:table-cell office:value-type="float" office:value="352998" calcext:value-type="float">
            <text:p>352998</text:p>
          </table:table-cell>
          <table:table-cell table:number-columns-repeated="3"/>
          <table:table-cell office:value-type="float" office:value="798384" calcext:value-type="float">
            <text:p>798384</text:p>
          </table:table-cell>
          <table:table-cell/>
          <table:table-cell office:value-type="float" office:value="4203797" calcext:value-type="float">
            <text:p>4203797</text:p>
          </table:table-cell>
          <table:table-cell/>
          <table:table-cell office:value-type="float" office:value="5009371" calcext:value-type="float">
            <text:p>5009371</text:p>
          </table:table-cell>
          <table:table-cell/>
          <table:table-cell office:value-type="float" office:value="5023707" calcext:value-type="float">
            <text:p>5023707</text:p>
          </table:table-cell>
          <table:table-cell/>
          <table:table-cell office:value-type="float" office:value="5201089" calcext:value-type="float">
            <text:p>5201089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48878" calcext:value-type="float">
            <text:p>348878</text:p>
          </table:table-cell>
          <table:table-cell table:number-columns-repeated="2"/>
          <table:table-cell office:value-type="float" office:value="566833" calcext:value-type="float">
            <text:p>566833</text:p>
          </table:table-cell>
          <table:table-cell/>
          <table:table-cell office:value-type="float" office:value="1239605" calcext:value-type="float">
            <text:p>1239605</text:p>
          </table:table-cell>
          <table:table-cell/>
          <table:table-cell office:value-type="float" office:value="1298968" calcext:value-type="float">
            <text:p>1298968</text:p>
          </table:table-cell>
          <table:table-cell/>
          <table:table-cell office:value-type="float" office:value="1161965" calcext:value-type="float">
            <text:p>1161965</text:p>
          </table:table-cell>
          <table:table-cell table:number-columns-repeated="2"/>
          <table:table-cell office:value-type="float" office:value="261886" calcext:value-type="float">
            <text:p>261886</text:p>
          </table:table-cell>
          <table:table-cell table:number-columns-repeated="2"/>
          <table:table-cell office:value-type="float" office:value="957789" calcext:value-type="float">
            <text:p>957789</text:p>
          </table:table-cell>
          <table:table-cell table:number-columns-repeated="3"/>
          <table:table-cell office:value-type="float" office:value="183091" calcext:value-type="float">
            <text:p>183091</text:p>
          </table:table-cell>
          <table:table-cell table:number-columns-repeated="3"/>
          <table:table-cell office:value-type="float" office:value="611286" calcext:value-type="float">
            <text:p>611286</text:p>
          </table:table-cell>
          <table:table-cell/>
          <table:table-cell office:value-type="float" office:value="4805947" calcext:value-type="float">
            <text:p>4805947</text:p>
          </table:table-cell>
          <table:table-cell/>
          <table:table-cell office:value-type="float" office:value="5060287" calcext:value-type="float">
            <text:p>5060287</text:p>
          </table:table-cell>
          <table:table-cell/>
          <table:table-cell office:value-type="float" office:value="5059553" calcext:value-type="float">
            <text:p>5059553</text:p>
          </table:table-cell>
          <table:table-cell/>
          <table:table-cell office:value-type="float" office:value="5339358" calcext:value-type="float">
            <text:p>5339358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35819" calcext:value-type="float">
            <text:p>335819</text:p>
          </table:table-cell>
          <table:table-cell table:number-columns-repeated="2"/>
          <table:table-cell office:value-type="float" office:value="339509" calcext:value-type="float">
            <text:p>339509</text:p>
          </table:table-cell>
          <table:table-cell/>
          <table:table-cell office:value-type="float" office:value="1649193" calcext:value-type="float">
            <text:p>1649193</text:p>
          </table:table-cell>
          <table:table-cell/>
          <table:table-cell office:value-type="float" office:value="1767547" calcext:value-type="float">
            <text:p>1767547</text:p>
          </table:table-cell>
          <table:table-cell/>
          <table:table-cell office:value-type="float" office:value="1166404" calcext:value-type="float">
            <text:p>1166404</text:p>
          </table:table-cell>
          <table:table-cell table:number-columns-repeated="2"/>
          <table:table-cell office:value-type="float" office:value="357474" calcext:value-type="float">
            <text:p>357474</text:p>
          </table:table-cell>
          <table:table-cell/>
          <table:table-cell office:value-type="float" office:value="1210209" calcext:value-type="float">
            <text:p>1210209</text:p>
          </table:table-cell>
          <table:table-cell table:number-columns-repeated="3"/>
          <table:table-cell office:value-type="float" office:value="339520" calcext:value-type="float">
            <text:p>339520</text:p>
          </table:table-cell>
          <table:table-cell table:number-columns-repeated="2"/>
          <table:table-cell office:value-type="float" office:value="1181743" calcext:value-type="float">
            <text:p>1181743</text:p>
          </table:table-cell>
          <table:table-cell/>
          <table:table-cell office:value-type="float" office:value="4688160" calcext:value-type="float">
            <text:p>4688160</text:p>
          </table:table-cell>
          <table:table-cell/>
          <table:table-cell office:value-type="float" office:value="4832536" calcext:value-type="float">
            <text:p>4832536</text:p>
          </table:table-cell>
          <table:table-cell/>
          <table:table-cell office:value-type="float" office:value="3837679" calcext:value-type="float">
            <text:p>3837679</text:p>
          </table:table-cell>
          <table:table-cell/>
          <table:table-cell office:value-type="float" office:value="3976914" calcext:value-type="float">
            <text:p>3976914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797182" calcext:value-type="float">
            <text:p>797182</text:p>
          </table:table-cell>
          <table:table-cell table:number-columns-repeated="2"/>
          <table:table-cell office:value-type="float" office:value="996629" calcext:value-type="float">
            <text:p>996629</text:p>
          </table:table-cell>
          <table:table-cell/>
          <table:table-cell office:value-type="float" office:value="1746913" calcext:value-type="float">
            <text:p>1746913</text:p>
          </table:table-cell>
          <table:table-cell/>
          <table:table-cell office:value-type="float" office:value="1869192" calcext:value-type="float">
            <text:p>1869192</text:p>
          </table:table-cell>
          <table:table-cell/>
          <table:table-cell office:value-type="float" office:value="1555117" calcext:value-type="float">
            <text:p>1555117</text:p>
          </table:table-cell>
          <table:table-cell table:number-columns-repeated="2"/>
          <table:table-cell office:value-type="float" office:value="347803" calcext:value-type="float">
            <text:p>347803</text:p>
          </table:table-cell>
          <table:table-cell table:number-columns-repeated="2"/>
          <table:table-cell office:value-type="float" office:value="783786" calcext:value-type="float">
            <text:p>783786</text:p>
          </table:table-cell>
          <table:table-cell table:number-columns-repeated="3"/>
          <table:table-cell office:value-type="float" office:value="337670" calcext:value-type="float">
            <text:p>337670</text:p>
          </table:table-cell>
          <table:table-cell table:number-columns-repeated="2"/>
          <table:table-cell office:value-type="float" office:value="1380974" calcext:value-type="float">
            <text:p>1380974</text:p>
          </table:table-cell>
          <table:table-cell/>
          <table:table-cell office:value-type="float" office:value="4332650" calcext:value-type="float">
            <text:p>4332650</text:p>
          </table:table-cell>
          <table:table-cell/>
          <table:table-cell office:value-type="float" office:value="4248524" calcext:value-type="float">
            <text:p>4248524</text:p>
          </table:table-cell>
          <table:table-cell/>
          <table:table-cell office:value-type="float" office:value="3270681" calcext:value-type="float">
            <text:p>3270681</text:p>
          </table:table-cell>
          <table:table-cell/>
          <table:table-cell office:value-type="float" office:value="3313902" calcext:value-type="float">
            <text:p>3313902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410595" calcext:value-type="float">
            <text:p>410595</text:p>
          </table:table-cell>
          <table:table-cell/>
          <table:table-cell office:value-type="float" office:value="1045433" calcext:value-type="float">
            <text:p>1045433</text:p>
          </table:table-cell>
          <table:table-cell/>
          <table:table-cell office:value-type="float" office:value="2036262" calcext:value-type="float">
            <text:p>2036262</text:p>
          </table:table-cell>
          <table:table-cell/>
          <table:table-cell office:value-type="float" office:value="2004777" calcext:value-type="float">
            <text:p>2004777</text:p>
          </table:table-cell>
          <table:table-cell/>
          <table:table-cell office:value-type="float" office:value="1615019" calcext:value-type="float">
            <text:p>1615019</text:p>
          </table:table-cell>
          <table:table-cell table:number-columns-repeated="2"/>
          <table:table-cell office:value-type="float" office:value="439540" calcext:value-type="float">
            <text:p>439540</text:p>
          </table:table-cell>
          <table:table-cell table:number-columns-repeated="2"/>
          <table:table-cell office:value-type="float" office:value="946925" calcext:value-type="float">
            <text:p>946925</text:p>
          </table:table-cell>
          <table:table-cell table:number-columns-repeated="3"/>
          <table:table-cell office:value-type="float" office:value="337408" calcext:value-type="float">
            <text:p>337408</text:p>
          </table:table-cell>
          <table:table-cell table:number-columns-repeated="2"/>
          <table:table-cell office:value-type="float" office:value="1487066" calcext:value-type="float">
            <text:p>1487066</text:p>
          </table:table-cell>
          <table:table-cell/>
          <table:table-cell office:value-type="float" office:value="4011719" calcext:value-type="float">
            <text:p>4011719</text:p>
          </table:table-cell>
          <table:table-cell/>
          <table:table-cell office:value-type="float" office:value="4107462" calcext:value-type="float">
            <text:p>4107462</text:p>
          </table:table-cell>
          <table:table-cell/>
          <table:table-cell office:value-type="float" office:value="3059342" calcext:value-type="float">
            <text:p>3059342</text:p>
          </table:table-cell>
          <table:table-cell/>
          <table:table-cell office:value-type="float" office:value="3108146" calcext:value-type="float">
            <text:p>3108146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931746" calcext:value-type="float">
            <text:p>931746</text:p>
          </table:table-cell>
          <table:table-cell/>
          <table:table-cell office:value-type="float" office:value="1009208" calcext:value-type="float">
            <text:p>1009208</text:p>
          </table:table-cell>
          <table:table-cell table:number-columns-repeated="2"/>
          <table:table-cell office:value-type="float" office:value="713404" calcext:value-type="float">
            <text:p>713404</text:p>
          </table:table-cell>
          <table:table-cell table:number-columns-repeated="2"/>
          <table:table-cell office:value-type="float" office:value="713726" calcext:value-type="float">
            <text:p>713726</text:p>
          </table:table-cell>
          <table:table-cell table:number-columns-repeated="2"/>
          <table:table-cell office:value-type="float" office:value="392761" calcext:value-type="float">
            <text:p>392761</text:p>
          </table:table-cell>
          <table:table-cell table:number-columns-repeated="2"/>
          <table:table-cell office:value-type="float" office:value="901476" calcext:value-type="float">
            <text:p>901476</text:p>
          </table:table-cell>
          <table:table-cell table:number-columns-repeated="2"/>
          <table:table-cell office:value-type="float" office:value="442171" calcext:value-type="float">
            <text:p>442171</text:p>
          </table:table-cell>
          <table:table-cell table:number-columns-repeated="3"/>
          <table:table-cell office:value-type="float" office:value="247054" calcext:value-type="float">
            <text:p>247054</text:p>
          </table:table-cell>
          <table:table-cell table:number-columns-repeated="3"/>
          <table:table-cell office:value-type="float" office:value="470493" calcext:value-type="float">
            <text:p>470493</text:p>
          </table:table-cell>
          <table:table-cell/>
          <table:table-cell office:value-type="float" office:value="4423810" calcext:value-type="float">
            <text:p>4423810</text:p>
          </table:table-cell>
          <table:table-cell/>
          <table:table-cell office:value-type="float" office:value="4486872" calcext:value-type="float">
            <text:p>4486872</text:p>
          </table:table-cell>
          <table:table-cell/>
          <table:table-cell office:value-type="float" office:value="4924697" calcext:value-type="float">
            <text:p>4924697</text:p>
          </table:table-cell>
          <table:table-cell/>
          <table:table-cell office:value-type="float" office:value="5120977" calcext:value-type="float">
            <text:p>5120977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954586" calcext:value-type="float">
            <text:p>954586</text:p>
          </table:table-cell>
          <table:table-cell/>
          <table:table-cell office:value-type="float" office:value="1060996" calcext:value-type="float">
            <text:p>1060996</text:p>
          </table:table-cell>
          <table:table-cell/>
          <table:table-cell office:value-type="float" office:value="1095973" calcext:value-type="float">
            <text:p>1095973</text:p>
          </table:table-cell>
          <table:table-cell/>
          <table:table-cell office:value-type="float" office:value="1101864" calcext:value-type="float">
            <text:p>1101864</text:p>
          </table:table-cell>
          <table:table-cell table:number-columns-repeated="2"/>
          <table:table-cell office:value-type="float" office:value="448890" calcext:value-type="float">
            <text:p>448890</text:p>
          </table:table-cell>
          <table:table-cell table:number-columns-repeated="2"/>
          <table:table-cell office:value-type="float" office:value="340493" calcext:value-type="float">
            <text:p>340493</text:p>
          </table:table-cell>
          <table:table-cell table:number-columns-repeated="2"/>
          <table:table-cell office:value-type="float" office:value="275159" calcext:value-type="float">
            <text:p>275159</text:p>
          </table:table-cell>
          <table:table-cell table:number-columns-repeated="3"/>
          <table:table-cell office:value-type="float" office:value="335275" calcext:value-type="float">
            <text:p>335275</text:p>
          </table:table-cell>
          <table:table-cell table:number-columns-repeated="3"/>
          <table:table-cell office:value-type="float" office:value="384385" calcext:value-type="float">
            <text:p>384385</text:p>
          </table:table-cell>
          <table:table-cell/>
          <table:table-cell office:value-type="float" office:value="4479252" calcext:value-type="float">
            <text:p>4479252</text:p>
          </table:table-cell>
          <table:table-cell/>
          <table:table-cell office:value-type="float" office:value="4796663" calcext:value-type="float">
            <text:p>4796663</text:p>
          </table:table-cell>
          <table:table-cell/>
          <table:table-cell office:value-type="float" office:value="5165992" calcext:value-type="float">
            <text:p>5165992</text:p>
          </table:table-cell>
          <table:table-cell/>
          <table:table-cell office:value-type="float" office:value="5403999" calcext:value-type="float">
            <text:p>5403999</text:p>
          </table:table-cell>
          <table:table-cell table:number-columns-repeated="31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72987" calcext:value-type="float">
            <text:p>272987</text:p>
          </table:table-cell>
          <table:table-cell table:number-columns-repeated="2"/>
          <table:table-cell office:value-type="float" office:value="195473" calcext:value-type="float">
            <text:p>195473</text:p>
          </table:table-cell>
          <table:table-cell table:number-columns-repeated="2"/>
          <table:table-cell office:value-type="float" office:value="812018" calcext:value-type="float">
            <text:p>812018</text:p>
          </table:table-cell>
          <table:table-cell table:number-columns-repeated="2"/>
          <table:table-cell office:value-type="float" office:value="571414" calcext:value-type="float">
            <text:p>571414</text:p>
          </table:table-cell>
          <table:table-cell table:number-columns-repeated="2"/>
          <table:table-cell office:value-type="float" office:value="404626" calcext:value-type="float">
            <text:p>404626</text:p>
          </table:table-cell>
          <table:table-cell table:number-columns-repeated="2"/>
          <table:table-cell office:value-type="float" office:value="187299" calcext:value-type="float">
            <text:p>187299</text:p>
          </table:table-cell>
          <table:table-cell table:number-columns-repeated="2"/>
          <table:table-cell office:value-type="float" office:value="329260" calcext:value-type="float">
            <text:p>329260</text:p>
          </table:table-cell>
          <table:table-cell table:number-columns-repeated="3"/>
          <table:table-cell office:value-type="float" office:value="347999" calcext:value-type="float">
            <text:p>347999</text:p>
          </table:table-cell>
          <table:table-cell table:number-columns-repeated="3"/>
          <table:table-cell office:value-type="float" office:value="395189" calcext:value-type="float">
            <text:p>395189</text:p>
          </table:table-cell>
          <table:table-cell/>
          <table:table-cell office:value-type="float" office:value="4872538" calcext:value-type="float">
            <text:p>4872538</text:p>
          </table:table-cell>
          <table:table-cell/>
          <table:table-cell office:value-type="float" office:value="5163081" calcext:value-type="float">
            <text:p>5163081</text:p>
          </table:table-cell>
          <table:table-cell/>
          <table:table-cell office:value-type="float" office:value="5182419" calcext:value-type="float">
            <text:p>5182419</text:p>
          </table:table-cell>
          <table:table-cell/>
          <table:table-cell office:value-type="float" office:value="5361517" calcext:value-type="float">
            <text:p>5361517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91540" calcext:value-type="float">
            <text:p>291540</text:p>
          </table:table-cell>
          <table:table-cell table:number-columns-repeated="2"/>
          <table:table-cell office:value-type="float" office:value="617606" calcext:value-type="float">
            <text:p>617606</text:p>
          </table:table-cell>
          <table:table-cell table:number-columns-repeated="2"/>
          <table:table-cell office:value-type="float" office:value="951338" calcext:value-type="float">
            <text:p>951338</text:p>
          </table:table-cell>
          <table:table-cell table:number-columns-repeated="2"/>
          <table:table-cell office:value-type="float" office:value="958030" calcext:value-type="float">
            <text:p>958030</text:p>
          </table:table-cell>
          <table:table-cell table:number-columns-repeated="2"/>
          <table:table-cell office:value-type="float" office:value="757600" calcext:value-type="float">
            <text:p>757600</text:p>
          </table:table-cell>
          <table:table-cell table:number-columns-repeated="2"/>
          <table:table-cell office:value-type="float" office:value="124216" calcext:value-type="float">
            <text:p>124216</text:p>
          </table:table-cell>
          <table:table-cell table:number-columns-repeated="2"/>
          <table:table-cell office:value-type="float" office:value="598080" calcext:value-type="float">
            <text:p>598080</text:p>
          </table:table-cell>
          <table:table-cell table:number-columns-repeated="4"/>
          <table:table-cell office:value-type="float" office:value="13823" calcext:value-type="float">
            <text:p>13823</text:p>
          </table:table-cell>
          <table:table-cell table:number-columns-repeated="3"/>
          <table:table-cell office:value-type="float" office:value="609471" calcext:value-type="float">
            <text:p>609471</text:p>
          </table:table-cell>
          <table:table-cell/>
          <table:table-cell office:value-type="float" office:value="4736873" calcext:value-type="float">
            <text:p>4736873</text:p>
          </table:table-cell>
          <table:table-cell/>
          <table:table-cell office:value-type="float" office:value="5298272" calcext:value-type="float">
            <text:p>5298272</text:p>
          </table:table-cell>
          <table:table-cell/>
          <table:table-cell office:value-type="float" office:value="5468661" calcext:value-type="float">
            <text:p>5468661</text:p>
          </table:table-cell>
          <table:table-cell/>
          <table:table-cell office:value-type="float" office:value="5568221" calcext:value-type="float">
            <text:p>5568221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752826" calcext:value-type="float">
            <text:p>752826</text:p>
          </table:table-cell>
          <table:table-cell table:number-columns-repeated="2"/>
          <table:table-cell office:value-type="float" office:value="224879" calcext:value-type="float">
            <text:p>224879</text:p>
          </table:table-cell>
          <table:table-cell table:number-columns-repeated="2"/>
          <table:table-cell office:value-type="float" office:value="780809" calcext:value-type="float">
            <text:p>780809</text:p>
          </table:table-cell>
          <table:table-cell/>
          <table:table-cell office:value-type="float" office:value="1336715" calcext:value-type="float">
            <text:p>1336715</text:p>
          </table:table-cell>
          <table:table-cell table:number-columns-repeated="2"/>
          <table:table-cell office:value-type="float" office:value="821090" calcext:value-type="float">
            <text:p>821090</text:p>
          </table:table-cell>
          <table:table-cell table:number-columns-repeated="2"/>
          <table:table-cell office:value-type="float" office:value="345583" calcext:value-type="float">
            <text:p>345583</text:p>
          </table:table-cell>
          <table:table-cell table:number-columns-repeated="2"/>
          <table:table-cell office:value-type="float" office:value="741311" calcext:value-type="float">
            <text:p>741311</text:p>
          </table:table-cell>
          <table:table-cell table:number-columns-repeated="3"/>
          <table:table-cell office:value-type="float" office:value="340889" calcext:value-type="float">
            <text:p>340889</text:p>
          </table:table-cell>
          <table:table-cell table:number-columns-repeated="3"/>
          <table:table-cell office:value-type="float" office:value="748846" calcext:value-type="float">
            <text:p>748846</text:p>
          </table:table-cell>
          <table:table-cell/>
          <table:table-cell office:value-type="float" office:value="5068161" calcext:value-type="float">
            <text:p>5068161</text:p>
          </table:table-cell>
          <table:table-cell/>
          <table:table-cell office:value-type="float" office:value="5317395" calcext:value-type="float">
            <text:p>5317395</text:p>
          </table:table-cell>
          <table:table-cell/>
          <table:table-cell office:value-type="float" office:value="5383511" calcext:value-type="float">
            <text:p>5383511</text:p>
          </table:table-cell>
          <table:table-cell/>
          <table:table-cell office:value-type="float" office:value="5397741" calcext:value-type="float">
            <text:p>539774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43604" calcext:value-type="float">
            <text:p>343604</text:p>
          </table:table-cell>
          <table:table-cell table:number-columns-repeated="2"/>
          <table:table-cell office:value-type="float" office:value="349263" calcext:value-type="float">
            <text:p>349263</text:p>
          </table:table-cell>
          <table:table-cell/>
          <table:table-cell office:value-type="float" office:value="1440623" calcext:value-type="float">
            <text:p>1440623</text:p>
          </table:table-cell>
          <table:table-cell/>
          <table:table-cell office:value-type="float" office:value="1431638" calcext:value-type="float">
            <text:p>1431638</text:p>
          </table:table-cell>
          <table:table-cell table:number-columns-repeated="2"/>
          <table:table-cell office:value-type="float" office:value="969800" calcext:value-type="float">
            <text:p>969800</text:p>
          </table:table-cell>
          <table:table-cell table:number-columns-repeated="2"/>
          <table:table-cell office:value-type="float" office:value="338496" calcext:value-type="float">
            <text:p>338496</text:p>
          </table:table-cell>
          <table:table-cell table:number-columns-repeated="2"/>
          <table:table-cell office:value-type="float" office:value="964907" calcext:value-type="float">
            <text:p>964907</text:p>
          </table:table-cell>
          <table:table-cell table:number-columns-repeated="3"/>
          <table:table-cell office:value-type="float" office:value="309710" calcext:value-type="float">
            <text:p>309710</text:p>
          </table:table-cell>
          <table:table-cell table:number-columns-repeated="3"/>
          <table:table-cell office:value-type="float" office:value="753335" calcext:value-type="float">
            <text:p>753335</text:p>
          </table:table-cell>
          <table:table-cell/>
          <table:table-cell office:value-type="float" office:value="5078098" calcext:value-type="float">
            <text:p>5078098</text:p>
          </table:table-cell>
          <table:table-cell/>
          <table:table-cell office:value-type="float" office:value="5282174" calcext:value-type="float">
            <text:p>5282174</text:p>
          </table:table-cell>
          <table:table-cell/>
          <table:table-cell office:value-type="float" office:value="5302702" calcext:value-type="float">
            <text:p>5302702</text:p>
          </table:table-cell>
          <table:table-cell/>
          <table:table-cell office:value-type="float" office:value="5511572" calcext:value-type="float">
            <text:p>5511572</text:p>
          </table:table-cell>
          <table:table-cell table:number-columns-repeated="31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555426" calcext:value-type="float">
            <text:p>555426</text:p>
          </table:table-cell>
          <table:table-cell/>
          <table:table-cell office:value-type="float" office:value="1038712" calcext:value-type="float">
            <text:p>1038712</text:p>
          </table:table-cell>
          <table:table-cell/>
          <table:table-cell office:value-type="float" office:value="1903147" calcext:value-type="float">
            <text:p>1903147</text:p>
          </table:table-cell>
          <table:table-cell/>
          <table:table-cell office:value-type="float" office:value="1857527" calcext:value-type="float">
            <text:p>1857527</text:p>
          </table:table-cell>
          <table:table-cell/>
          <table:table-cell office:value-type="float" office:value="1445069" calcext:value-type="float">
            <text:p>1445069</text:p>
          </table:table-cell>
          <table:table-cell table:number-columns-repeated="2"/>
          <table:table-cell office:value-type="float" office:value="332472" calcext:value-type="float">
            <text:p>332472</text:p>
          </table:table-cell>
          <table:table-cell/>
          <table:table-cell office:value-type="float" office:value="1177884" calcext:value-type="float">
            <text:p>1177884</text:p>
          </table:table-cell>
          <table:table-cell table:number-columns-repeated="3"/>
          <table:table-cell office:value-type="float" office:value="344657" calcext:value-type="float">
            <text:p>344657</text:p>
          </table:table-cell>
          <table:table-cell table:number-columns-repeated="2"/>
          <table:table-cell office:value-type="float" office:value="1194883" calcext:value-type="float">
            <text:p>1194883</text:p>
          </table:table-cell>
          <table:table-cell/>
          <table:table-cell office:value-type="float" office:value="4907465" calcext:value-type="float">
            <text:p>4907465</text:p>
          </table:table-cell>
          <table:table-cell/>
          <table:table-cell office:value-type="float" office:value="5176663" calcext:value-type="float">
            <text:p>5176663</text:p>
          </table:table-cell>
          <table:table-cell/>
          <table:table-cell office:value-type="float" office:value="4060688" calcext:value-type="float">
            <text:p>4060688</text:p>
          </table:table-cell>
          <table:table-cell/>
          <table:table-cell office:value-type="float" office:value="4128744" calcext:value-type="float">
            <text:p>4128744</text:p>
          </table:table-cell>
          <table:table-cell table:number-columns-repeated="3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459984" calcext:value-type="float">
            <text:p>459984</text:p>
          </table:table-cell>
          <table:table-cell table:number-columns-repeated="2"/>
          <table:table-cell office:value-type="float" office:value="208112" calcext:value-type="float">
            <text:p>208112</text:p>
          </table:table-cell>
          <table:table-cell/>
          <table:table-cell office:value-type="float" office:value="1705962" calcext:value-type="float">
            <text:p>1705962</text:p>
          </table:table-cell>
          <table:table-cell/>
          <table:table-cell office:value-type="float" office:value="1994006" calcext:value-type="float">
            <text:p>1994006</text:p>
          </table:table-cell>
          <table:table-cell/>
          <table:table-cell office:value-type="float" office:value="1343670" calcext:value-type="float">
            <text:p>1343670</text:p>
          </table:table-cell>
          <table:table-cell table:number-columns-repeated="2"/>
          <table:table-cell office:value-type="float" office:value="852659" calcext:value-type="float">
            <text:p>852659</text:p>
          </table:table-cell>
          <table:table-cell/>
          <table:table-cell office:value-type="float" office:value="1569130" calcext:value-type="float">
            <text:p>1569130</text:p>
          </table:table-cell>
          <table:table-cell table:number-columns-repeated="2"/>
          <table:table-cell office:value-type="float" office:value="1017753" calcext:value-type="float">
            <text:p>1017753</text:p>
          </table:table-cell>
          <table:table-cell table:number-columns-repeated="2"/>
          <table:table-cell office:value-type="float" office:value="1586073" calcext:value-type="float">
            <text:p>1586073</text:p>
          </table:table-cell>
          <table:table-cell/>
          <table:table-cell office:value-type="float" office:value="4584438" calcext:value-type="float">
            <text:p>4584438</text:p>
          </table:table-cell>
          <table:table-cell/>
          <table:table-cell office:value-type="float" office:value="4620699" calcext:value-type="float">
            <text:p>4620699</text:p>
          </table:table-cell>
          <table:table-cell/>
          <table:table-cell office:value-type="float" office:value="3411483" calcext:value-type="float">
            <text:p>3411483</text:p>
          </table:table-cell>
          <table:table-cell/>
          <table:table-cell office:value-type="float" office:value="3464343" calcext:value-type="float">
            <text:p>3464343</text:p>
          </table:table-cell>
          <table:table-cell table:number-columns-repeated="3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037644" calcext:value-type="float">
            <text:p>1037644</text:p>
          </table:table-cell>
          <table:table-cell/>
          <table:table-cell office:value-type="float" office:value="1035326" calcext:value-type="float">
            <text:p>1035326</text:p>
          </table:table-cell>
          <table:table-cell/>
          <table:table-cell office:value-type="float" office:value="1927122" calcext:value-type="float">
            <text:p>1927122</text:p>
          </table:table-cell>
          <table:table-cell/>
          <table:table-cell office:value-type="float" office:value="2044760" calcext:value-type="float">
            <text:p>2044760</text:p>
          </table:table-cell>
          <table:table-cell/>
          <table:table-cell office:value-type="float" office:value="1809514" calcext:value-type="float">
            <text:p>1809514</text:p>
          </table:table-cell>
          <table:table-cell table:number-columns-repeated="2"/>
          <table:table-cell office:value-type="float" office:value="846067" calcext:value-type="float">
            <text:p>846067</text:p>
          </table:table-cell>
          <table:table-cell/>
          <table:table-cell office:value-type="float" office:value="1132533" calcext:value-type="float">
            <text:p>1132533</text:p>
          </table:table-cell>
          <table:table-cell table:number-columns-repeated="3"/>
          <table:table-cell office:value-type="float" office:value="348387" calcext:value-type="float">
            <text:p>348387</text:p>
          </table:table-cell>
          <table:table-cell table:number-columns-repeated="2"/>
          <table:table-cell office:value-type="float" office:value="1705136" calcext:value-type="float">
            <text:p>1705136</text:p>
          </table:table-cell>
          <table:table-cell/>
          <table:table-cell office:value-type="float" office:value="4306989" calcext:value-type="float">
            <text:p>4306989</text:p>
          </table:table-cell>
          <table:table-cell/>
          <table:table-cell office:value-type="float" office:value="4276178" calcext:value-type="float">
            <text:p>4276178</text:p>
          </table:table-cell>
          <table:table-cell/>
          <table:table-cell office:value-type="float" office:value="3206016" calcext:value-type="float">
            <text:p>3206016</text:p>
          </table:table-cell>
          <table:table-cell/>
          <table:table-cell office:value-type="float" office:value="3269697" calcext:value-type="float">
            <text:p>3269697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23079" calcext:value-type="float">
            <text:p>623079</text:p>
          </table:table-cell>
          <table:table-cell table:number-columns-repeated="2"/>
          <table:table-cell office:value-type="float" office:value="987892" calcext:value-type="float">
            <text:p>987892</text:p>
          </table:table-cell>
          <table:table-cell table:number-columns-repeated="2"/>
          <table:table-cell office:value-type="float" office:value="695578" calcext:value-type="float">
            <text:p>695578</text:p>
          </table:table-cell>
          <table:table-cell table:number-columns-repeated="2"/>
          <table:table-cell office:value-type="float" office:value="697657" calcext:value-type="float">
            <text:p>697657</text:p>
          </table:table-cell>
          <table:table-cell table:number-columns-repeated="2"/>
          <table:table-cell office:value-type="float" office:value="462977" calcext:value-type="float">
            <text:p>462977</text:p>
          </table:table-cell>
          <table:table-cell table:number-columns-repeated="2"/>
          <table:table-cell office:value-type="float" office:value="207875" calcext:value-type="float">
            <text:p>207875</text:p>
          </table:table-cell>
          <table:table-cell table:number-columns-repeated="2"/>
          <table:table-cell office:value-type="float" office:value="220271" calcext:value-type="float">
            <text:p>220271</text:p>
          </table:table-cell>
          <table:table-cell table:number-columns-repeated="3"/>
          <table:table-cell office:value-type="float" office:value="336509" calcext:value-type="float">
            <text:p>336509</text:p>
          </table:table-cell>
          <table:table-cell table:number-columns-repeated="3"/>
          <table:table-cell office:value-type="float" office:value="239541" calcext:value-type="float">
            <text:p>239541</text:p>
          </table:table-cell>
          <table:table-cell/>
          <table:table-cell office:value-type="float" office:value="1831416" calcext:value-type="float">
            <text:p>1831416</text:p>
          </table:table-cell>
          <table:table-cell/>
          <table:table-cell office:value-type="float" office:value="3076832" calcext:value-type="float">
            <text:p>3076832</text:p>
          </table:table-cell>
          <table:table-cell/>
          <table:table-cell office:value-type="float" office:value="5135404" calcext:value-type="float">
            <text:p>5135404</text:p>
          </table:table-cell>
          <table:table-cell/>
          <table:table-cell office:value-type="float" office:value="5219359" calcext:value-type="float">
            <text:p>5219359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684119" calcext:value-type="float">
            <text:p>684119</text:p>
          </table:table-cell>
          <table:table-cell table:number-columns-repeated="2"/>
          <table:table-cell office:value-type="float" office:value="295856" calcext:value-type="float">
            <text:p>295856</text:p>
          </table:table-cell>
          <table:table-cell/>
          <table:table-cell office:value-type="float" office:value="1059938" calcext:value-type="float">
            <text:p>1059938</text:p>
          </table:table-cell>
          <table:table-cell/>
          <table:table-cell office:value-type="float" office:value="1057317" calcext:value-type="float">
            <text:p>1057317</text:p>
          </table:table-cell>
          <table:table-cell table:number-columns-repeated="2"/>
          <table:table-cell office:value-type="float" office:value="328391" calcext:value-type="float">
            <text:p>328391</text:p>
          </table:table-cell>
          <table:table-cell table:number-columns-repeated="2"/>
          <table:table-cell office:value-type="float" office:value="334850" calcext:value-type="float">
            <text:p>334850</text:p>
          </table:table-cell>
          <table:table-cell table:number-columns-repeated="2"/>
          <table:table-cell office:value-type="float" office:value="287779" calcext:value-type="float">
            <text:p>287779</text:p>
          </table:table-cell>
          <table:table-cell table:number-columns-repeated="3"/>
          <table:table-cell office:value-type="float" office:value="341855" calcext:value-type="float">
            <text:p>341855</text:p>
          </table:table-cell>
          <table:table-cell table:number-columns-repeated="3"/>
          <table:table-cell office:value-type="float" office:value="322556" calcext:value-type="float">
            <text:p>322556</text:p>
          </table:table-cell>
          <table:table-cell/>
          <table:table-cell office:value-type="float" office:value="1709124" calcext:value-type="float">
            <text:p>1709124</text:p>
          </table:table-cell>
          <table:table-cell/>
          <table:table-cell office:value-type="float" office:value="1949439" calcext:value-type="float">
            <text:p>1949439</text:p>
          </table:table-cell>
          <table:table-cell/>
          <table:table-cell office:value-type="float" office:value="5484505" calcext:value-type="float">
            <text:p>5484505</text:p>
          </table:table-cell>
          <table:table-cell/>
          <table:table-cell office:value-type="float" office:value="5552474" calcext:value-type="float">
            <text:p>555247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0228" calcext:value-type="float">
            <text:p>250228</text:p>
          </table:table-cell>
          <table:table-cell table:number-columns-repeated="2"/>
          <table:table-cell office:value-type="float" office:value="335369" calcext:value-type="float">
            <text:p>335369</text:p>
          </table:table-cell>
          <table:table-cell table:number-columns-repeated="2"/>
          <table:table-cell office:value-type="float" office:value="615404" calcext:value-type="float">
            <text:p>615404</text:p>
          </table:table-cell>
          <table:table-cell table:number-columns-repeated="2"/>
          <table:table-cell office:value-type="float" office:value="884384" calcext:value-type="float">
            <text:p>884384</text:p>
          </table:table-cell>
          <table:table-cell table:number-columns-repeated="2"/>
          <table:table-cell office:value-type="float" office:value="407406" calcext:value-type="float">
            <text:p>407406</text:p>
          </table:table-cell>
          <table:table-cell table:number-columns-repeated="2"/>
          <table:table-cell office:value-type="float" office:value="341701" calcext:value-type="float">
            <text:p>341701</text:p>
          </table:table-cell>
          <table:table-cell table:number-columns-repeated="2"/>
          <table:table-cell office:value-type="float" office:value="398095" calcext:value-type="float">
            <text:p>398095</text:p>
          </table:table-cell>
          <table:table-cell table:number-columns-repeated="3"/>
          <table:table-cell office:value-type="float" office:value="341493" calcext:value-type="float">
            <text:p>341493</text:p>
          </table:table-cell>
          <table:table-cell table:number-columns-repeated="3"/>
          <table:table-cell office:value-type="float" office:value="398137" calcext:value-type="float">
            <text:p>398137</text:p>
          </table:table-cell>
          <table:table-cell/>
          <table:table-cell office:value-type="float" office:value="1751933" calcext:value-type="float">
            <text:p>1751933</text:p>
          </table:table-cell>
          <table:table-cell/>
          <table:table-cell office:value-type="float" office:value="1631341" calcext:value-type="float">
            <text:p>1631341</text:p>
          </table:table-cell>
          <table:table-cell/>
          <table:table-cell office:value-type="float" office:value="5444938" calcext:value-type="float">
            <text:p>5444938</text:p>
          </table:table-cell>
          <table:table-cell/>
          <table:table-cell office:value-type="float" office:value="5512028" calcext:value-type="float">
            <text:p>5512028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46534" calcext:value-type="float">
            <text:p>346534</text:p>
          </table:table-cell>
          <table:table-cell table:number-columns-repeated="2"/>
          <table:table-cell office:value-type="float" office:value="337905" calcext:value-type="float">
            <text:p>337905</text:p>
          </table:table-cell>
          <table:table-cell table:number-columns-repeated="2"/>
          <table:table-cell office:value-type="float" office:value="904109" calcext:value-type="float">
            <text:p>904109</text:p>
          </table:table-cell>
          <table:table-cell table:number-columns-repeated="2"/>
          <table:table-cell office:value-type="float" office:value="925938" calcext:value-type="float">
            <text:p>925938</text:p>
          </table:table-cell>
          <table:table-cell table:number-columns-repeated="2"/>
          <table:table-cell office:value-type="float" office:value="628481" calcext:value-type="float">
            <text:p>628481</text:p>
          </table:table-cell>
          <table:table-cell table:number-columns-repeated="2"/>
          <table:table-cell office:value-type="float" office:value="346857" calcext:value-type="float">
            <text:p>346857</text:p>
          </table:table-cell>
          <table:table-cell table:number-columns-repeated="2"/>
          <table:table-cell office:value-type="float" office:value="611907" calcext:value-type="float">
            <text:p>611907</text:p>
          </table:table-cell>
          <table:table-cell table:number-columns-repeated="3"/>
          <table:table-cell office:value-type="float" office:value="343969" calcext:value-type="float">
            <text:p>343969</text:p>
          </table:table-cell>
          <table:table-cell table:number-columns-repeated="3"/>
          <table:table-cell office:value-type="float" office:value="626075" calcext:value-type="float">
            <text:p>626075</text:p>
          </table:table-cell>
          <table:table-cell/>
          <table:table-cell office:value-type="float" office:value="1634605" calcext:value-type="float">
            <text:p>1634605</text:p>
          </table:table-cell>
          <table:table-cell/>
          <table:table-cell office:value-type="float" office:value="1725014" calcext:value-type="float">
            <text:p>1725014</text:p>
          </table:table-cell>
          <table:table-cell/>
          <table:table-cell office:value-type="float" office:value="5579260" calcext:value-type="float">
            <text:p>5579260</text:p>
          </table:table-cell>
          <table:table-cell/>
          <table:table-cell office:value-type="float" office:value="5672834" calcext:value-type="float">
            <text:p>5672834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62256" calcext:value-type="float">
            <text:p>362256</text:p>
          </table:table-cell>
          <table:table-cell table:number-columns-repeated="2"/>
          <table:table-cell office:value-type="float" office:value="342540" calcext:value-type="float">
            <text:p>342540</text:p>
          </table:table-cell>
          <table:table-cell/>
          <table:table-cell office:value-type="float" office:value="1355640" calcext:value-type="float">
            <text:p>1355640</text:p>
          </table:table-cell>
          <table:table-cell/>
          <table:table-cell office:value-type="float" office:value="1351823" calcext:value-type="float">
            <text:p>1351823</text:p>
          </table:table-cell>
          <table:table-cell table:number-columns-repeated="2"/>
          <table:table-cell office:value-type="float" office:value="843942" calcext:value-type="float">
            <text:p>843942</text:p>
          </table:table-cell>
          <table:table-cell table:number-columns-repeated="2"/>
          <table:table-cell office:value-type="float" office:value="281796" calcext:value-type="float">
            <text:p>281796</text:p>
          </table:table-cell>
          <table:table-cell table:number-columns-repeated="2"/>
          <table:table-cell office:value-type="float" office:value="713040" calcext:value-type="float">
            <text:p>713040</text:p>
          </table:table-cell>
          <table:table-cell table:number-columns-repeated="3"/>
          <table:table-cell office:value-type="float" office:value="331503" calcext:value-type="float">
            <text:p>331503</text:p>
          </table:table-cell>
          <table:table-cell table:number-columns-repeated="3"/>
          <table:table-cell office:value-type="float" office:value="631477" calcext:value-type="float">
            <text:p>631477</text:p>
          </table:table-cell>
          <table:table-cell/>
          <table:table-cell office:value-type="float" office:value="1724203" calcext:value-type="float">
            <text:p>1724203</text:p>
          </table:table-cell>
          <table:table-cell/>
          <table:table-cell office:value-type="float" office:value="1855622" calcext:value-type="float">
            <text:p>1855622</text:p>
          </table:table-cell>
          <table:table-cell/>
          <table:table-cell office:value-type="float" office:value="5679657" calcext:value-type="float">
            <text:p>5679657</text:p>
          </table:table-cell>
          <table:table-cell/>
          <table:table-cell office:value-type="float" office:value="5746979" calcext:value-type="float">
            <text:p>5746979</text:p>
          </table:table-cell>
          <table:table-cell table:number-columns-repeated="31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65545" calcext:value-type="float">
            <text:p>265545</text:p>
          </table:table-cell>
          <table:table-cell table:number-columns-repeated="2"/>
          <table:table-cell office:value-type="float" office:value="339869" calcext:value-type="float">
            <text:p>339869</text:p>
          </table:table-cell>
          <table:table-cell/>
          <table:table-cell office:value-type="float" office:value="1588858" calcext:value-type="float">
            <text:p>1588858</text:p>
          </table:table-cell>
          <table:table-cell/>
          <table:table-cell office:value-type="float" office:value="1607075" calcext:value-type="float">
            <text:p>1607075</text:p>
          </table:table-cell>
          <table:table-cell table:number-columns-repeated="2"/>
          <table:table-cell office:value-type="float" office:value="998551" calcext:value-type="float">
            <text:p>998551</text:p>
          </table:table-cell>
          <table:table-cell table:number-columns-repeated="2"/>
          <table:table-cell office:value-type="float" office:value="341202" calcext:value-type="float">
            <text:p>341202</text:p>
          </table:table-cell>
          <table:table-cell/>
          <table:table-cell office:value-type="float" office:value="1032482" calcext:value-type="float">
            <text:p>1032482</text:p>
          </table:table-cell>
          <table:table-cell table:number-columns-repeated="3"/>
          <table:table-cell office:value-type="float" office:value="338540" calcext:value-type="float">
            <text:p>338540</text:p>
          </table:table-cell>
          <table:table-cell table:number-columns-repeated="2"/>
          <table:table-cell office:value-type="float" office:value="1035117" calcext:value-type="float">
            <text:p>1035117</text:p>
          </table:table-cell>
          <table:table-cell/>
          <table:table-cell office:value-type="float" office:value="1750793" calcext:value-type="float">
            <text:p>1750793</text:p>
          </table:table-cell>
          <table:table-cell/>
          <table:table-cell office:value-type="float" office:value="1589073" calcext:value-type="float">
            <text:p>1589073</text:p>
          </table:table-cell>
          <table:table-cell/>
          <table:table-cell office:value-type="float" office:value="5618139" calcext:value-type="float">
            <text:p>5618139</text:p>
          </table:table-cell>
          <table:table-cell/>
          <table:table-cell office:value-type="float" office:value="5671904" calcext:value-type="float">
            <text:p>5671904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675713" calcext:value-type="float">
            <text:p>675713</text:p>
          </table:table-cell>
          <table:table-cell table:number-columns-repeated="2"/>
          <table:table-cell office:value-type="float" office:value="310142" calcext:value-type="float">
            <text:p>310142</text:p>
          </table:table-cell>
          <table:table-cell/>
          <table:table-cell office:value-type="float" office:value="1793235" calcext:value-type="float">
            <text:p>1793235</text:p>
          </table:table-cell>
          <table:table-cell/>
          <table:table-cell office:value-type="float" office:value="1798456" calcext:value-type="float">
            <text:p>1798456</text:p>
          </table:table-cell>
          <table:table-cell/>
          <table:table-cell office:value-type="float" office:value="1118635" calcext:value-type="float">
            <text:p>1118635</text:p>
          </table:table-cell>
          <table:table-cell table:number-columns-repeated="2"/>
          <table:table-cell office:value-type="float" office:value="485912" calcext:value-type="float">
            <text:p>485912</text:p>
          </table:table-cell>
          <table:table-cell/>
          <table:table-cell office:value-type="float" office:value="1261611" calcext:value-type="float">
            <text:p>1261611</text:p>
          </table:table-cell>
          <table:table-cell table:number-columns-repeated="3"/>
          <table:table-cell office:value-type="float" office:value="303246" calcext:value-type="float">
            <text:p>303246</text:p>
          </table:table-cell>
          <table:table-cell table:number-columns-repeated="2"/>
          <table:table-cell office:value-type="float" office:value="1274362" calcext:value-type="float">
            <text:p>1274362</text:p>
          </table:table-cell>
          <table:table-cell/>
          <table:table-cell office:value-type="float" office:value="3355037" calcext:value-type="float">
            <text:p>3355037</text:p>
          </table:table-cell>
          <table:table-cell/>
          <table:table-cell office:value-type="float" office:value="1283059" calcext:value-type="float">
            <text:p>1283059</text:p>
          </table:table-cell>
          <table:table-cell/>
          <table:table-cell office:value-type="float" office:value="4223880" calcext:value-type="float">
            <text:p>4223880</text:p>
          </table:table-cell>
          <table:table-cell/>
          <table:table-cell office:value-type="float" office:value="4270867" calcext:value-type="float">
            <text:p>4270867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629858" calcext:value-type="float">
            <text:p>629858</text:p>
          </table:table-cell>
          <table:table-cell table:number-columns-repeated="2"/>
          <table:table-cell office:value-type="float" office:value="275660" calcext:value-type="float">
            <text:p>275660</text:p>
          </table:table-cell>
          <table:table-cell/>
          <table:table-cell office:value-type="float" office:value="1804883" calcext:value-type="float">
            <text:p>1804883</text:p>
          </table:table-cell>
          <table:table-cell/>
          <table:table-cell office:value-type="float" office:value="1837855" calcext:value-type="float">
            <text:p>1837855</text:p>
          </table:table-cell>
          <table:table-cell/>
          <table:table-cell office:value-type="float" office:value="1259537" calcext:value-type="float">
            <text:p>1259537</text:p>
          </table:table-cell>
          <table:table-cell table:number-columns-repeated="2"/>
          <table:table-cell office:value-type="float" office:value="341282" calcext:value-type="float">
            <text:p>341282</text:p>
          </table:table-cell>
          <table:table-cell/>
          <table:table-cell office:value-type="float" office:value="1267400" calcext:value-type="float">
            <text:p>1267400</text:p>
          </table:table-cell>
          <table:table-cell table:number-columns-repeated="3"/>
          <table:table-cell office:value-type="float" office:value="659829" calcext:value-type="float">
            <text:p>659829</text:p>
          </table:table-cell>
          <table:table-cell table:number-columns-repeated="2"/>
          <table:table-cell office:value-type="float" office:value="1274920" calcext:value-type="float">
            <text:p>1274920</text:p>
          </table:table-cell>
          <table:table-cell/>
          <table:table-cell office:value-type="float" office:value="4116018" calcext:value-type="float">
            <text:p>4116018</text:p>
          </table:table-cell>
          <table:table-cell/>
          <table:table-cell office:value-type="float" office:value="1016698" calcext:value-type="float">
            <text:p>1016698</text:p>
          </table:table-cell>
          <table:table-cell/>
          <table:table-cell office:value-type="float" office:value="3540505" calcext:value-type="float">
            <text:p>3540505</text:p>
          </table:table-cell>
          <table:table-cell/>
          <table:table-cell office:value-type="float" office:value="3558547" calcext:value-type="float">
            <text:p>3558547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818498" calcext:value-type="float">
            <text:p>818498</text:p>
          </table:table-cell>
          <table:table-cell table:number-columns-repeated="2"/>
          <table:table-cell office:value-type="float" office:value="502183" calcext:value-type="float">
            <text:p>502183</text:p>
          </table:table-cell>
          <table:table-cell/>
          <table:table-cell office:value-type="float" office:value="1739518" calcext:value-type="float">
            <text:p>1739518</text:p>
          </table:table-cell>
          <table:table-cell/>
          <table:table-cell office:value-type="float" office:value="1974392" calcext:value-type="float">
            <text:p>1974392</text:p>
          </table:table-cell>
          <table:table-cell/>
          <table:table-cell office:value-type="float" office:value="1641828" calcext:value-type="float">
            <text:p>1641828</text:p>
          </table:table-cell>
          <table:table-cell table:number-columns-repeated="2"/>
          <table:table-cell office:value-type="float" office:value="343176" calcext:value-type="float">
            <text:p>343176</text:p>
          </table:table-cell>
          <table:table-cell/>
          <table:table-cell office:value-type="float" office:value="1420632" calcext:value-type="float">
            <text:p>1420632</text:p>
          </table:table-cell>
          <table:table-cell table:number-columns-repeated="3"/>
          <table:table-cell office:value-type="float" office:value="334759" calcext:value-type="float">
            <text:p>334759</text:p>
          </table:table-cell>
          <table:table-cell table:number-columns-repeated="2"/>
          <table:table-cell office:value-type="float" office:value="1440565" calcext:value-type="float">
            <text:p>1440565</text:p>
          </table:table-cell>
          <table:table-cell/>
          <table:table-cell office:value-type="float" office:value="1618782" calcext:value-type="float">
            <text:p>1618782</text:p>
          </table:table-cell>
          <table:table-cell/>
          <table:table-cell office:value-type="float" office:value="3037241" calcext:value-type="float">
            <text:p>3037241</text:p>
          </table:table-cell>
          <table:table-cell/>
          <table:table-cell office:value-type="float" office:value="3248366" calcext:value-type="float">
            <text:p>3248366</text:p>
          </table:table-cell>
          <table:table-cell/>
          <table:table-cell office:value-type="float" office:value="3300989" calcext:value-type="float">
            <text:p>3300989</text:p>
          </table:table-cell>
          <table:table-cell table:number-columns-repeated="3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88085" calcext:value-type="float">
            <text:p>288085</text:p>
          </table:table-cell>
          <table:table-cell table:number-columns-repeated="2"/>
          <table:table-cell office:value-type="float" office:value="339966" calcext:value-type="float">
            <text:p>339966</text:p>
          </table:table-cell>
          <table:table-cell table:number-columns-repeated="2"/>
          <table:table-cell office:value-type="float" office:value="640789" calcext:value-type="float">
            <text:p>640789</text:p>
          </table:table-cell>
          <table:table-cell table:number-columns-repeated="2"/>
          <table:table-cell office:value-type="float" office:value="639123" calcext:value-type="float">
            <text:p>639123</text:p>
          </table:table-cell>
          <table:table-cell table:number-columns-repeated="2"/>
          <table:table-cell office:value-type="float" office:value="196298" calcext:value-type="float">
            <text:p>196298</text:p>
          </table:table-cell>
          <table:table-cell table:number-columns-repeated="2"/>
          <table:table-cell office:value-type="float" office:value="339642" calcext:value-type="float">
            <text:p>339642</text:p>
          </table:table-cell>
          <table:table-cell table:number-columns-repeated="2"/>
          <table:table-cell office:value-type="float" office:value="198956" calcext:value-type="float">
            <text:p>198956</text:p>
          </table:table-cell>
          <table:table-cell table:number-columns-repeated="3"/>
          <table:table-cell office:value-type="float" office:value="342116" calcext:value-type="float">
            <text:p>342116</text:p>
          </table:table-cell>
          <table:table-cell table:number-columns-repeated="3"/>
          <table:table-cell office:value-type="float" office:value="214714" calcext:value-type="float">
            <text:p>214714</text:p>
          </table:table-cell>
          <table:table-cell table:number-columns-repeated="2"/>
          <table:table-cell office:value-type="float" office:value="563343" calcext:value-type="float">
            <text:p>563343</text:p>
          </table:table-cell>
          <table:table-cell/>
          <table:table-cell office:value-type="float" office:value="1075590" calcext:value-type="float">
            <text:p>1075590</text:p>
          </table:table-cell>
          <table:table-cell/>
          <table:table-cell office:value-type="float" office:value="5277611" calcext:value-type="float">
            <text:p>5277611</text:p>
          </table:table-cell>
          <table:table-cell/>
          <table:table-cell office:value-type="float" office:value="5324651" calcext:value-type="float">
            <text:p>532465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31317" calcext:value-type="float">
            <text:p>331317</text:p>
          </table:table-cell>
          <table:table-cell table:number-columns-repeated="2"/>
          <table:table-cell office:value-type="float" office:value="340952" calcext:value-type="float">
            <text:p>340952</text:p>
          </table:table-cell>
          <table:table-cell/>
          <table:table-cell office:value-type="float" office:value="1047866" calcext:value-type="float">
            <text:p>1047866</text:p>
          </table:table-cell>
          <table:table-cell table:number-columns-repeated="2"/>
          <table:table-cell office:value-type="float" office:value="975134" calcext:value-type="float">
            <text:p>975134</text:p>
          </table:table-cell>
          <table:table-cell table:number-columns-repeated="2"/>
          <table:table-cell office:value-type="float" office:value="286968" calcext:value-type="float">
            <text:p>286968</text:p>
          </table:table-cell>
          <table:table-cell table:number-columns-repeated="2"/>
          <table:table-cell office:value-type="float" office:value="310621" calcext:value-type="float">
            <text:p>310621</text:p>
          </table:table-cell>
          <table:table-cell table:number-columns-repeated="2"/>
          <table:table-cell office:value-type="float" office:value="253076" calcext:value-type="float">
            <text:p>253076</text:p>
          </table:table-cell>
          <table:table-cell table:number-columns-repeated="3"/>
          <table:table-cell office:value-type="float" office:value="337756" calcext:value-type="float">
            <text:p>337756</text:p>
          </table:table-cell>
          <table:table-cell table:number-columns-repeated="3"/>
          <table:table-cell office:value-type="float" office:value="253086" calcext:value-type="float">
            <text:p>253086</text:p>
          </table:table-cell>
          <table:table-cell table:number-columns-repeated="2"/>
          <table:table-cell office:value-type="float" office:value="445312" calcext:value-type="float">
            <text:p>445312</text:p>
          </table:table-cell>
          <table:table-cell table:number-columns-repeated="2"/>
          <table:table-cell office:value-type="float" office:value="574957" calcext:value-type="float">
            <text:p>574957</text:p>
          </table:table-cell>
          <table:table-cell/>
          <table:table-cell office:value-type="float" office:value="5585496" calcext:value-type="float">
            <text:p>5585496</text:p>
          </table:table-cell>
          <table:table-cell/>
          <table:table-cell office:value-type="float" office:value="5604595" calcext:value-type="float">
            <text:p>5604595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13781" calcext:value-type="float">
            <text:p>313781</text:p>
          </table:table-cell>
          <table:table-cell table:number-columns-repeated="2"/>
          <table:table-cell office:value-type="float" office:value="339626" calcext:value-type="float">
            <text:p>339626</text:p>
          </table:table-cell>
          <table:table-cell table:number-columns-repeated="2"/>
          <table:table-cell office:value-type="float" office:value="821127" calcext:value-type="float">
            <text:p>821127</text:p>
          </table:table-cell>
          <table:table-cell table:number-columns-repeated="2"/>
          <table:table-cell office:value-type="float" office:value="772958" calcext:value-type="float">
            <text:p>772958</text:p>
          </table:table-cell>
          <table:table-cell table:number-columns-repeated="2"/>
          <table:table-cell office:value-type="float" office:value="397091" calcext:value-type="float">
            <text:p>397091</text:p>
          </table:table-cell>
          <table:table-cell table:number-columns-repeated="2"/>
          <table:table-cell office:value-type="float" office:value="318380" calcext:value-type="float">
            <text:p>318380</text:p>
          </table:table-cell>
          <table:table-cell table:number-columns-repeated="2"/>
          <table:table-cell office:value-type="float" office:value="393051" calcext:value-type="float">
            <text:p>393051</text:p>
          </table:table-cell>
          <table:table-cell table:number-columns-repeated="3"/>
          <table:table-cell office:value-type="float" office:value="230996" calcext:value-type="float">
            <text:p>230996</text:p>
          </table:table-cell>
          <table:table-cell table:number-columns-repeated="3"/>
          <table:table-cell office:value-type="float" office:value="387243" calcext:value-type="float">
            <text:p>387243</text:p>
          </table:table-cell>
          <table:table-cell table:number-columns-repeated="2"/>
          <table:table-cell office:value-type="float" office:value="452368" calcext:value-type="float">
            <text:p>452368</text:p>
          </table:table-cell>
          <table:table-cell table:number-columns-repeated="2"/>
          <table:table-cell office:value-type="float" office:value="905393" calcext:value-type="float">
            <text:p>905393</text:p>
          </table:table-cell>
          <table:table-cell/>
          <table:table-cell office:value-type="float" office:value="5558214" calcext:value-type="float">
            <text:p>5558214</text:p>
          </table:table-cell>
          <table:table-cell/>
          <table:table-cell office:value-type="float" office:value="5582961" calcext:value-type="float">
            <text:p>558296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41744" calcext:value-type="float">
            <text:p>341744</text:p>
          </table:table-cell>
          <table:table-cell table:number-columns-repeated="2"/>
          <table:table-cell office:value-type="float" office:value="339605" calcext:value-type="float">
            <text:p>339605</text:p>
          </table:table-cell>
          <table:table-cell table:number-columns-repeated="2"/>
          <table:table-cell office:value-type="float" office:value="911240" calcext:value-type="float">
            <text:p>911240</text:p>
          </table:table-cell>
          <table:table-cell table:number-columns-repeated="2"/>
          <table:table-cell office:value-type="float" office:value="933942" calcext:value-type="float">
            <text:p>933942</text:p>
          </table:table-cell>
          <table:table-cell table:number-columns-repeated="2"/>
          <table:table-cell office:value-type="float" office:value="634880" calcext:value-type="float">
            <text:p>634880</text:p>
          </table:table-cell>
          <table:table-cell table:number-columns-repeated="2"/>
          <table:table-cell office:value-type="float" office:value="331742" calcext:value-type="float">
            <text:p>331742</text:p>
          </table:table-cell>
          <table:table-cell table:number-columns-repeated="2"/>
          <table:table-cell office:value-type="float" office:value="631968" calcext:value-type="float">
            <text:p>631968</text:p>
          </table:table-cell>
          <table:table-cell table:number-columns-repeated="3"/>
          <table:table-cell office:value-type="float" office:value="317396" calcext:value-type="float">
            <text:p>317396</text:p>
          </table:table-cell>
          <table:table-cell table:number-columns-repeated="3"/>
          <table:table-cell office:value-type="float" office:value="629255" calcext:value-type="float">
            <text:p>629255</text:p>
          </table:table-cell>
          <table:table-cell table:number-columns-repeated="2"/>
          <table:table-cell office:value-type="float" office:value="578586" calcext:value-type="float">
            <text:p>578586</text:p>
          </table:table-cell>
          <table:table-cell table:number-columns-repeated="2"/>
          <table:table-cell office:value-type="float" office:value="572072" calcext:value-type="float">
            <text:p>572072</text:p>
          </table:table-cell>
          <table:table-cell/>
          <table:table-cell office:value-type="float" office:value="5695989" calcext:value-type="float">
            <text:p>5695989</text:p>
          </table:table-cell>
          <table:table-cell/>
          <table:table-cell office:value-type="float" office:value="5723348" calcext:value-type="float">
            <text:p>5723348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06382" calcext:value-type="float">
            <text:p>306382</text:p>
          </table:table-cell>
          <table:table-cell table:number-columns-repeated="2"/>
          <table:table-cell office:value-type="float" office:value="273769" calcext:value-type="float">
            <text:p>273769</text:p>
          </table:table-cell>
          <table:table-cell/>
          <table:table-cell office:value-type="float" office:value="1077841" calcext:value-type="float">
            <text:p>1077841</text:p>
          </table:table-cell>
          <table:table-cell/>
          <table:table-cell office:value-type="float" office:value="1332278" calcext:value-type="float">
            <text:p>1332278</text:p>
          </table:table-cell>
          <table:table-cell table:number-columns-repeated="2"/>
          <table:table-cell office:value-type="float" office:value="862249" calcext:value-type="float">
            <text:p>862249</text:p>
          </table:table-cell>
          <table:table-cell table:number-columns-repeated="2"/>
          <table:table-cell office:value-type="float" office:value="327719" calcext:value-type="float">
            <text:p>327719</text:p>
          </table:table-cell>
          <table:table-cell table:number-columns-repeated="2"/>
          <table:table-cell office:value-type="float" office:value="793597" calcext:value-type="float">
            <text:p>793597</text:p>
          </table:table-cell>
          <table:table-cell table:number-columns-repeated="3"/>
          <table:table-cell office:value-type="float" office:value="338973" calcext:value-type="float">
            <text:p>338973</text:p>
          </table:table-cell>
          <table:table-cell table:number-columns-repeated="3"/>
          <table:table-cell office:value-type="float" office:value="821737" calcext:value-type="float">
            <text:p>821737</text:p>
          </table:table-cell>
          <table:table-cell table:number-columns-repeated="2"/>
          <table:table-cell office:value-type="float" office:value="528034" calcext:value-type="float">
            <text:p>528034</text:p>
          </table:table-cell>
          <table:table-cell table:number-columns-repeated="2"/>
          <table:table-cell office:value-type="float" office:value="536178" calcext:value-type="float">
            <text:p>536178</text:p>
          </table:table-cell>
          <table:table-cell/>
          <table:table-cell office:value-type="float" office:value="5604388" calcext:value-type="float">
            <text:p>5604388</text:p>
          </table:table-cell>
          <table:table-cell/>
          <table:table-cell office:value-type="float" office:value="5743407" calcext:value-type="float">
            <text:p>5743407</text:p>
          </table:table-cell>
          <table:table-cell table:number-columns-repeated="29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80273" calcext:value-type="float">
            <text:p>280273</text:p>
          </table:table-cell>
          <table:table-cell table:number-columns-repeated="2"/>
          <table:table-cell office:value-type="float" office:value="322557" calcext:value-type="float">
            <text:p>322557</text:p>
          </table:table-cell>
          <table:table-cell/>
          <table:table-cell office:value-type="float" office:value="1628645" calcext:value-type="float">
            <text:p>1628645</text:p>
          </table:table-cell>
          <table:table-cell/>
          <table:table-cell office:value-type="float" office:value="1625207" calcext:value-type="float">
            <text:p>1625207</text:p>
          </table:table-cell>
          <table:table-cell/>
          <table:table-cell office:value-type="float" office:value="1035412" calcext:value-type="float">
            <text:p>1035412</text:p>
          </table:table-cell>
          <table:table-cell table:number-columns-repeated="2"/>
          <table:table-cell office:value-type="float" office:value="365425" calcext:value-type="float">
            <text:p>365425</text:p>
          </table:table-cell>
          <table:table-cell/>
          <table:table-cell office:value-type="float" office:value="1079142" calcext:value-type="float">
            <text:p>1079142</text:p>
          </table:table-cell>
          <table:table-cell table:number-columns-repeated="3"/>
          <table:table-cell office:value-type="float" office:value="318448" calcext:value-type="float">
            <text:p>318448</text:p>
          </table:table-cell>
          <table:table-cell table:number-columns-repeated="3"/>
          <table:table-cell office:value-type="float" office:value="997545" calcext:value-type="float">
            <text:p>997545</text:p>
          </table:table-cell>
          <table:table-cell table:number-columns-repeated="2"/>
          <table:table-cell office:value-type="float" office:value="508549" calcext:value-type="float">
            <text:p>508549</text:p>
          </table:table-cell>
          <table:table-cell table:number-columns-repeated="2"/>
          <table:table-cell office:value-type="float" office:value="556050" calcext:value-type="float">
            <text:p>556050</text:p>
          </table:table-cell>
          <table:table-cell/>
          <table:table-cell office:value-type="float" office:value="5426885" calcext:value-type="float">
            <text:p>5426885</text:p>
          </table:table-cell>
          <table:table-cell/>
          <table:table-cell office:value-type="float" office:value="4963052" calcext:value-type="float">
            <text:p>4963052</text:p>
          </table:table-cell>
          <table:table-cell table:number-columns-repeated="31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90015" calcext:value-type="float">
            <text:p>290015</text:p>
          </table:table-cell>
          <table:table-cell table:number-columns-repeated="2"/>
          <table:table-cell office:value-type="float" office:value="320587" calcext:value-type="float">
            <text:p>320587</text:p>
          </table:table-cell>
          <table:table-cell/>
          <table:table-cell office:value-type="float" office:value="1633956" calcext:value-type="float">
            <text:p>1633956</text:p>
          </table:table-cell>
          <table:table-cell/>
          <table:table-cell office:value-type="float" office:value="1739179" calcext:value-type="float">
            <text:p>1739179</text:p>
          </table:table-cell>
          <table:table-cell/>
          <table:table-cell office:value-type="float" office:value="1200896" calcext:value-type="float">
            <text:p>1200896</text:p>
          </table:table-cell>
          <table:table-cell table:number-columns-repeated="2"/>
          <table:table-cell office:value-type="float" office:value="297683" calcext:value-type="float">
            <text:p>297683</text:p>
          </table:table-cell>
          <table:table-cell/>
          <table:table-cell office:value-type="float" office:value="1054744" calcext:value-type="float">
            <text:p>1054744</text:p>
          </table:table-cell>
          <table:table-cell table:number-columns-repeated="3"/>
          <table:table-cell office:value-type="float" office:value="583385" calcext:value-type="float">
            <text:p>583385</text:p>
          </table:table-cell>
          <table:table-cell table:number-columns-repeated="2"/>
          <table:table-cell office:value-type="float" office:value="1261813" calcext:value-type="float">
            <text:p>1261813</text:p>
          </table:table-cell>
          <table:table-cell table:number-columns-repeated="2"/>
          <table:table-cell office:value-type="float" office:value="514252" calcext:value-type="float">
            <text:p>514252</text:p>
          </table:table-cell>
          <table:table-cell table:number-columns-repeated="2"/>
          <table:table-cell office:value-type="float" office:value="535756" calcext:value-type="float">
            <text:p>535756</text:p>
          </table:table-cell>
          <table:table-cell/>
          <table:table-cell office:value-type="float" office:value="3749897" calcext:value-type="float">
            <text:p>3749897</text:p>
          </table:table-cell>
          <table:table-cell/>
          <table:table-cell office:value-type="float" office:value="3896806" calcext:value-type="float">
            <text:p>3896806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37023" calcext:value-type="float">
            <text:p>337023</text:p>
          </table:table-cell>
          <table:table-cell table:number-columns-repeated="2"/>
          <table:table-cell office:value-type="float" office:value="342795" calcext:value-type="float">
            <text:p>342795</text:p>
          </table:table-cell>
          <table:table-cell/>
          <table:table-cell office:value-type="float" office:value="1868972" calcext:value-type="float">
            <text:p>1868972</text:p>
          </table:table-cell>
          <table:table-cell/>
          <table:table-cell office:value-type="float" office:value="1932600" calcext:value-type="float">
            <text:p>1932600</text:p>
          </table:table-cell>
          <table:table-cell/>
          <table:table-cell office:value-type="float" office:value="1314639" calcext:value-type="float">
            <text:p>1314639</text:p>
          </table:table-cell>
          <table:table-cell table:number-columns-repeated="2"/>
          <table:table-cell office:value-type="float" office:value="319706" calcext:value-type="float">
            <text:p>319706</text:p>
          </table:table-cell>
          <table:table-cell/>
          <table:table-cell office:value-type="float" office:value="1355336" calcext:value-type="float">
            <text:p>1355336</text:p>
          </table:table-cell>
          <table:table-cell table:number-columns-repeated="3"/>
          <table:table-cell office:value-type="float" office:value="343595" calcext:value-type="float">
            <text:p>343595</text:p>
          </table:table-cell>
          <table:table-cell table:number-columns-repeated="2"/>
          <table:table-cell office:value-type="float" office:value="1325622" calcext:value-type="float">
            <text:p>1325622</text:p>
          </table:table-cell>
          <table:table-cell table:number-columns-repeated="2"/>
          <table:table-cell office:value-type="float" office:value="596822" calcext:value-type="float">
            <text:p>596822</text:p>
          </table:table-cell>
          <table:table-cell table:number-columns-repeated="2"/>
          <table:table-cell office:value-type="float" office:value="789109" calcext:value-type="float">
            <text:p>789109</text:p>
          </table:table-cell>
          <table:table-cell/>
          <table:table-cell office:value-type="float" office:value="3585626" calcext:value-type="float">
            <text:p>3585626</text:p>
          </table:table-cell>
          <table:table-cell/>
          <table:table-cell office:value-type="float" office:value="3594940" calcext:value-type="float">
            <text:p>3594940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403533" calcext:value-type="float">
            <text:p>403533</text:p>
          </table:table-cell>
          <table:table-cell table:number-columns-repeated="2"/>
          <table:table-cell office:value-type="float" office:value="342179" calcext:value-type="float">
            <text:p>342179</text:p>
          </table:table-cell>
          <table:table-cell/>
          <table:table-cell office:value-type="float" office:value="2108327" calcext:value-type="float">
            <text:p>2108327</text:p>
          </table:table-cell>
          <table:table-cell/>
          <table:table-cell office:value-type="float" office:value="2052268" calcext:value-type="float">
            <text:p>2052268</text:p>
          </table:table-cell>
          <table:table-cell/>
          <table:table-cell office:value-type="float" office:value="1367722" calcext:value-type="float">
            <text:p>1367722</text:p>
          </table:table-cell>
          <table:table-cell table:number-columns-repeated="2"/>
          <table:table-cell office:value-type="float" office:value="386466" calcext:value-type="float">
            <text:p>386466</text:p>
          </table:table-cell>
          <table:table-cell/>
          <table:table-cell office:value-type="float" office:value="1488471" calcext:value-type="float">
            <text:p>1488471</text:p>
          </table:table-cell>
          <table:table-cell table:number-columns-repeated="3"/>
          <table:table-cell office:value-type="float" office:value="343371" calcext:value-type="float">
            <text:p>343371</text:p>
          </table:table-cell>
          <table:table-cell table:number-columns-repeated="2"/>
          <table:table-cell office:value-type="float" office:value="1483452" calcext:value-type="float">
            <text:p>1483452</text:p>
          </table:table-cell>
          <table:table-cell table:number-columns-repeated="2"/>
          <table:table-cell office:value-type="float" office:value="645784" calcext:value-type="float">
            <text:p>645784</text:p>
          </table:table-cell>
          <table:table-cell table:number-columns-repeated="2"/>
          <table:table-cell office:value-type="float" office:value="574553" calcext:value-type="float">
            <text:p>574553</text:p>
          </table:table-cell>
          <table:table-cell/>
          <table:table-cell office:value-type="float" office:value="3327728" calcext:value-type="float">
            <text:p>3327728</text:p>
          </table:table-cell>
          <table:table-cell/>
          <table:table-cell office:value-type="float" office:value="3343954" calcext:value-type="float">
            <text:p>3343954</text:p>
          </table:table-cell>
          <table:table-cell table:number-columns-repeated="3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39806" calcext:value-type="float">
            <text:p>39806</text:p>
          </table:table-cell>
          <table:table-cell office:value-type="float" office:value="133064" calcext:value-type="float">
            <text:p>133064</text:p>
          </table:table-cell>
          <table:table-cell office:value-type="float" office:value="58849" calcext:value-type="float">
            <text:p>58849</text:p>
          </table:table-cell>
          <table:table-cell office:value-type="float" office:value="326732" calcext:value-type="float">
            <text:p>326732</text:p>
          </table:table-cell>
          <table:table-cell office:value-type="float" office:value="501900" calcext:value-type="float">
            <text:p>501900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107316" calcext:value-type="float">
            <text:p>107316</text:p>
          </table:table-cell>
          <table:table-cell office:value-type="float" office:value="175765" calcext:value-type="float">
            <text:p>175765</text:p>
          </table:table-cell>
          <table:table-cell office:value-type="float" office:value="76036" calcext:value-type="float">
            <text:p>76036</text:p>
          </table:table-cell>
          <table:table-cell office:value-type="float" office:value="176352" calcext:value-type="float">
            <text:p>176352</text:p>
          </table:table-cell>
          <table:table-cell office:value-type="float" office:value="309495" calcext:value-type="float">
            <text:p>309495</text:p>
          </table:table-cell>
          <table:table-cell office:value-type="float" office:value="232598" calcext:value-type="float">
            <text:p>232598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105053" calcext:value-type="float">
            <text:p>105053</text:p>
          </table:table-cell>
          <table:table-cell office:value-type="float" office:value="121658" calcext:value-type="float">
            <text:p>121658</text:p>
          </table:table-cell>
          <table:table-cell office:value-type="float" office:value="173341" calcext:value-type="float">
            <text:p>173341</text:p>
          </table:table-cell>
          <table:table-cell office:value-type="float" office:value="190682" calcext:value-type="float">
            <text:p>190682</text:p>
          </table:table-cell>
          <table:table-cell office:value-type="float" office:value="226414" calcext:value-type="float">
            <text:p>226414</text:p>
          </table:table-cell>
          <table:table-cell office:value-type="float" office:value="499999" calcext:value-type="float">
            <text:p>499999</text:p>
          </table:table-cell>
          <table:table-cell office:value-type="float" office:value="434567" calcext:value-type="float">
            <text:p>434567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97219" calcext:value-type="float">
            <text:p>97219</text:p>
          </table:table-cell>
          <table:table-cell office:value-type="float" office:value="168286" calcext:value-type="float">
            <text:p>168286</text:p>
          </table:table-cell>
          <table:table-cell office:value-type="float" office:value="217597" calcext:value-type="float">
            <text:p>217597</text:p>
          </table:table-cell>
          <table:table-cell office:value-type="float" office:value="625221" calcext:value-type="float">
            <text:p>625221</text:p>
          </table:table-cell>
          <table:table-cell office:value-type="float" office:value="775899" calcext:value-type="float">
            <text:p>775899</text:p>
          </table:table-cell>
          <table:table-cell office:value-type="float" office:value="157049" calcext:value-type="float">
            <text:p>157049</text:p>
          </table:table-cell>
          <table:table-cell office:value-type="float" office:value="186308" calcext:value-type="float">
            <text:p>186308</text:p>
          </table:table-cell>
          <table:table-cell office:value-type="float" office:value="282882" calcext:value-type="float">
            <text:p>282882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64567" calcext:value-type="float">
            <text:p>64567</text:p>
          </table:table-cell>
          <table:table-cell office:value-type="float" office:value="64042" calcext:value-type="float">
            <text:p>64042</text:p>
          </table:table-cell>
          <table:table-cell office:value-type="float" office:value="80675" calcext:value-type="float">
            <text:p>80675</text:p>
          </table:table-cell>
          <table:table-cell office:value-type="float" office:value="146768" calcext:value-type="float">
            <text:p>146768</text:p>
          </table:table-cell>
          <table:table-cell office:value-type="float" office:value="554912" calcext:value-type="float">
            <text:p>554912</text:p>
          </table:table-cell>
          <table:table-cell office:value-type="float" office:value="1145956" calcext:value-type="float">
            <text:p>1145956</text:p>
          </table:table-cell>
          <table:table-cell office:value-type="float" office:value="575162" calcext:value-type="float">
            <text:p>575162</text:p>
          </table:table-cell>
          <table:table-cell office:value-type="float" office:value="895673" calcext:value-type="float">
            <text:p>895673</text:p>
          </table:table-cell>
          <table:table-cell office:value-type="float" office:value="1388558" calcext:value-type="float">
            <text:p>1388558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112214" calcext:value-type="float">
            <text:p>112214</text:p>
          </table:table-cell>
          <table:table-cell office:value-type="float" office:value="204799" calcext:value-type="float">
            <text:p>204799</text:p>
          </table:table-cell>
          <table:table-cell office:value-type="float" office:value="349900" calcext:value-type="float">
            <text:p>349900</text:p>
          </table:table-cell>
          <table:table-cell office:value-type="float" office:value="596441" calcext:value-type="float">
            <text:p>596441</text:p>
          </table:table-cell>
          <table:table-cell office:value-type="float" office:value="476318" calcext:value-type="float">
            <text:p>476318</text:p>
          </table:table-cell>
          <table:table-cell office:value-type="float" office:value="620628" calcext:value-type="float">
            <text:p>620628</text:p>
          </table:table-cell>
          <table:table-cell office:value-type="float" office:value="1585584" calcext:value-type="float">
            <text:p>1585584</text:p>
          </table:table-cell>
          <table:table-cell office:value-type="float" office:value="1020781" calcext:value-type="float">
            <text:p>1020781</text:p>
          </table:table-cell>
          <table:table-cell office:value-type="float" office:value="1177584" calcext:value-type="float">
            <text:p>1177584</text:p>
          </table:table-cell>
          <table:table-cell office:value-type="float" office:value="1379939" calcext:value-type="float">
            <text:p>1379939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117852" calcext:value-type="float">
            <text:p>117852</text:p>
          </table:table-cell>
          <table:table-cell office:value-type="float" office:value="177348" calcext:value-type="float">
            <text:p>177348</text:p>
          </table:table-cell>
          <table:table-cell office:value-type="float" office:value="362714" calcext:value-type="float">
            <text:p>362714</text:p>
          </table:table-cell>
          <table:table-cell office:value-type="float" office:value="686493" calcext:value-type="float">
            <text:p>686493</text:p>
          </table:table-cell>
          <table:table-cell office:value-type="float" office:value="1040393" calcext:value-type="float">
            <text:p>1040393</text:p>
          </table:table-cell>
          <table:table-cell office:value-type="float" office:value="1389015" calcext:value-type="float">
            <text:p>1389015</text:p>
          </table:table-cell>
          <table:table-cell office:value-type="float" office:value="712309" calcext:value-type="float">
            <text:p>712309</text:p>
          </table:table-cell>
          <table:table-cell office:value-type="float" office:value="886649" calcext:value-type="float">
            <text:p>886649</text:p>
          </table:table-cell>
          <table:table-cell office:value-type="float" office:value="1234905" calcext:value-type="float">
            <text:p>1234905</text:p>
          </table:table-cell>
          <table:table-cell office:value-type="float" office:value="1618079" calcext:value-type="float">
            <text:p>1618079</text:p>
          </table:table-cell>
          <table:table-cell office:value-type="float" office:value="1888241" calcext:value-type="float">
            <text:p>1888241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125899" calcext:value-type="float">
            <text:p>125899</text:p>
          </table:table-cell>
          <table:table-cell office:value-type="float" office:value="227806" calcext:value-type="float">
            <text:p>227806</text:p>
          </table:table-cell>
          <table:table-cell office:value-type="float" office:value="417679" calcext:value-type="float">
            <text:p>417679</text:p>
          </table:table-cell>
          <table:table-cell office:value-type="float" office:value="667614" calcext:value-type="float">
            <text:p>667614</text:p>
          </table:table-cell>
          <table:table-cell office:value-type="float" office:value="827180" calcext:value-type="float">
            <text:p>827180</text:p>
          </table:table-cell>
          <table:table-cell office:value-type="float" office:value="1416378" calcext:value-type="float">
            <text:p>1416378</text:p>
          </table:table-cell>
          <table:table-cell office:value-type="float" office:value="564573" calcext:value-type="float">
            <text:p>564573</text:p>
          </table:table-cell>
          <table:table-cell office:value-type="float" office:value="893116" calcext:value-type="float">
            <text:p>893116</text:p>
          </table:table-cell>
          <table:table-cell office:value-type="float" office:value="1290656" calcext:value-type="float">
            <text:p>1290656</text:p>
          </table:table-cell>
          <table:table-cell office:value-type="float" office:value="1572597" calcext:value-type="float">
            <text:p>1572597</text:p>
          </table:table-cell>
          <table:table-cell office:value-type="float" office:value="1570550" calcext:value-type="float">
            <text:p>1570550</text:p>
          </table:table-cell>
          <table:table-cell office:value-type="float" office:value="1547676" calcext:value-type="float">
            <text:p>1547676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121598" calcext:value-type="float">
            <text:p>121598</text:p>
          </table:table-cell>
          <table:table-cell office:value-type="float" office:value="233461" calcext:value-type="float">
            <text:p>233461</text:p>
          </table:table-cell>
          <table:table-cell office:value-type="float" office:value="418771" calcext:value-type="float">
            <text:p>418771</text:p>
          </table:table-cell>
          <table:table-cell office:value-type="float" office:value="466752" calcext:value-type="float">
            <text:p>466752</text:p>
          </table:table-cell>
          <table:table-cell office:value-type="float" office:value="1035451" calcext:value-type="float">
            <text:p>1035451</text:p>
          </table:table-cell>
          <table:table-cell office:value-type="float" office:value="1427809" calcext:value-type="float">
            <text:p>1427809</text:p>
          </table:table-cell>
          <table:table-cell office:value-type="float" office:value="553812" calcext:value-type="float">
            <text:p>553812</text:p>
          </table:table-cell>
          <table:table-cell office:value-type="float" office:value="915225" calcext:value-type="float">
            <text:p>915225</text:p>
          </table:table-cell>
          <table:table-cell office:value-type="float" office:value="781895" calcext:value-type="float">
            <text:p>781895</text:p>
          </table:table-cell>
          <table:table-cell office:value-type="float" office:value="1610905" calcext:value-type="float">
            <text:p>1610905</text:p>
          </table:table-cell>
          <table:table-cell office:value-type="float" office:value="1619242" calcext:value-type="float">
            <text:p>1619242</text:p>
          </table:table-cell>
          <table:table-cell office:value-type="float" office:value="1668162" calcext:value-type="float">
            <text:p>1668162</text:p>
          </table:table-cell>
          <table:table-cell office:value-type="float" office:value="1529878" calcext:value-type="float">
            <text:p>152987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9310" calcext:value-type="float">
            <text:p>679310</text:p>
          </table:table-cell>
          <table:table-cell office:value-type="float" office:value="1092565" calcext:value-type="float">
            <text:p>1092565</text:p>
          </table:table-cell>
          <table:table-cell office:value-type="float" office:value="1095647" calcext:value-type="float">
            <text:p>1095647</text:p>
          </table:table-cell>
          <table:table-cell office:value-type="float" office:value="924831" calcext:value-type="float">
            <text:p>924831</text:p>
          </table:table-cell>
          <table:table-cell office:value-type="float" office:value="1174494" calcext:value-type="float">
            <text:p>1174494</text:p>
          </table:table-cell>
          <table:table-cell office:value-type="float" office:value="1194906" calcext:value-type="float">
            <text:p>1194906</text:p>
          </table:table-cell>
          <table:table-cell office:value-type="float" office:value="1198636" calcext:value-type="float">
            <text:p>1198636</text:p>
          </table:table-cell>
          <table:table-cell office:value-type="float" office:value="1205048" calcext:value-type="float">
            <text:p>1205048</text:p>
          </table:table-cell>
          <table:table-cell office:value-type="float" office:value="1204404" calcext:value-type="float">
            <text:p>120440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6741" calcext:value-type="float">
            <text:p>706741</text:p>
          </table:table-cell>
          <table:table-cell office:value-type="float" office:value="1157457" calcext:value-type="float">
            <text:p>1157457</text:p>
          </table:table-cell>
          <table:table-cell office:value-type="float" office:value="931402" calcext:value-type="float">
            <text:p>931402</text:p>
          </table:table-cell>
          <table:table-cell office:value-type="float" office:value="1053776" calcext:value-type="float">
            <text:p>1053776</text:p>
          </table:table-cell>
          <table:table-cell office:value-type="float" office:value="1113308" calcext:value-type="float">
            <text:p>1113308</text:p>
          </table:table-cell>
          <table:table-cell office:value-type="float" office:value="308755" calcext:value-type="float">
            <text:p>308755</text:p>
          </table:table-cell>
          <table:table-cell office:value-type="float" office:value="372880" calcext:value-type="float">
            <text:p>372880</text:p>
          </table:table-cell>
          <table:table-cell office:value-type="float" office:value="319501" calcext:value-type="float">
            <text:p>319501</text:p>
          </table:table-cell>
          <table:table-cell office:value-type="float" office:value="348651" calcext:value-type="float">
            <text:p>34865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165" calcext:value-type="float">
            <text:p>335165</text:p>
          </table:table-cell>
          <table:table-cell office:value-type="float" office:value="339078" calcext:value-type="float">
            <text:p>339078</text:p>
          </table:table-cell>
          <table:table-cell office:value-type="float" office:value="343679" calcext:value-type="float">
            <text:p>343679</text:p>
          </table:table-cell>
          <table:table-cell office:value-type="float" office:value="363332" calcext:value-type="float">
            <text:p>363332</text:p>
          </table:table-cell>
          <table:table-cell office:value-type="float" office:value="363045" calcext:value-type="float">
            <text:p>363045</text:p>
          </table:table-cell>
          <table:table-cell office:value-type="float" office:value="372890" calcext:value-type="float">
            <text:p>372890</text:p>
          </table:table-cell>
          <table:table-cell office:value-type="float" office:value="1140536" calcext:value-type="float">
            <text:p>1140536</text:p>
          </table:table-cell>
          <table:table-cell office:value-type="float" office:value="284961" calcext:value-type="float">
            <text:p>284961</text:p>
          </table:table-cell>
          <table:table-cell office:value-type="float" office:value="255667" calcext:value-type="float">
            <text:p>25566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250" calcext:value-type="float">
            <text:p>349250</text:p>
          </table:table-cell>
          <table:table-cell office:value-type="float" office:value="911032" calcext:value-type="float">
            <text:p>911032</text:p>
          </table:table-cell>
          <table:table-cell office:value-type="float" office:value="343068" calcext:value-type="float">
            <text:p>343068</text:p>
          </table:table-cell>
          <table:table-cell office:value-type="float" office:value="360287" calcext:value-type="float">
            <text:p>360287</text:p>
          </table:table-cell>
          <table:table-cell office:value-type="float" office:value="1036587" calcext:value-type="float">
            <text:p>1036587</text:p>
          </table:table-cell>
          <table:table-cell office:value-type="float" office:value="282653" calcext:value-type="float">
            <text:p>282653</text:p>
          </table:table-cell>
          <table:table-cell office:value-type="float" office:value="1040321" calcext:value-type="float">
            <text:p>1040321</text:p>
          </table:table-cell>
          <table:table-cell office:value-type="float" office:value="339478" calcext:value-type="float">
            <text:p>339478</text:p>
          </table:table-cell>
          <table:table-cell office:value-type="float" office:value="327862" calcext:value-type="float">
            <text:p>32786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056" calcext:value-type="float">
            <text:p>149056</text:p>
          </table:table-cell>
          <table:table-cell office:value-type="float" office:value="344800" calcext:value-type="float">
            <text:p>344800</text:p>
          </table:table-cell>
          <table:table-cell office:value-type="float" office:value="301286" calcext:value-type="float">
            <text:p>301286</text:p>
          </table:table-cell>
          <table:table-cell office:value-type="float" office:value="293957" calcext:value-type="float">
            <text:p>293957</text:p>
          </table:table-cell>
          <table:table-cell office:value-type="float" office:value="455998" calcext:value-type="float">
            <text:p>455998</text:p>
          </table:table-cell>
          <table:table-cell office:value-type="float" office:value="348878" calcext:value-type="float">
            <text:p>348878</text:p>
          </table:table-cell>
          <table:table-cell office:value-type="float" office:value="335819" calcext:value-type="float">
            <text:p>335819</text:p>
          </table:table-cell>
          <table:table-cell office:value-type="float" office:value="797182" calcext:value-type="float">
            <text:p>797182</text:p>
          </table:table-cell>
          <table:table-cell office:value-type="float" office:value="410595" calcext:value-type="float">
            <text:p>41059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1746" calcext:value-type="float">
            <text:p>931746</text:p>
          </table:table-cell>
          <table:table-cell office:value-type="float" office:value="954586" calcext:value-type="float">
            <text:p>954586</text:p>
          </table:table-cell>
          <table:table-cell office:value-type="float" office:value="272987" calcext:value-type="float">
            <text:p>272987</text:p>
          </table:table-cell>
          <table:table-cell office:value-type="float" office:value="291540" calcext:value-type="float">
            <text:p>291540</text:p>
          </table:table-cell>
          <table:table-cell office:value-type="float" office:value="752826" calcext:value-type="float">
            <text:p>752826</text:p>
          </table:table-cell>
          <table:table-cell office:value-type="float" office:value="343604" calcext:value-type="float">
            <text:p>343604</text:p>
          </table:table-cell>
          <table:table-cell office:value-type="float" office:value="555426" calcext:value-type="float">
            <text:p>555426</text:p>
          </table:table-cell>
          <table:table-cell office:value-type="float" office:value="459984" calcext:value-type="float">
            <text:p>459984</text:p>
          </table:table-cell>
          <table:table-cell office:value-type="float" office:value="1037644" calcext:value-type="float">
            <text:p>103764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3079" calcext:value-type="float">
            <text:p>623079</text:p>
          </table:table-cell>
          <table:table-cell office:value-type="float" office:value="684119" calcext:value-type="float">
            <text:p>684119</text:p>
          </table:table-cell>
          <table:table-cell office:value-type="float" office:value="250228" calcext:value-type="float">
            <text:p>250228</text:p>
          </table:table-cell>
          <table:table-cell office:value-type="float" office:value="346534" calcext:value-type="float">
            <text:p>346534</text:p>
          </table:table-cell>
          <table:table-cell office:value-type="float" office:value="362256" calcext:value-type="float">
            <text:p>362256</text:p>
          </table:table-cell>
          <table:table-cell office:value-type="float" office:value="265545" calcext:value-type="float">
            <text:p>265545</text:p>
          </table:table-cell>
          <table:table-cell office:value-type="float" office:value="675713" calcext:value-type="float">
            <text:p>675713</text:p>
          </table:table-cell>
          <table:table-cell office:value-type="float" office:value="629858" calcext:value-type="float">
            <text:p>629858</text:p>
          </table:table-cell>
          <table:table-cell office:value-type="float" office:value="818498" calcext:value-type="float">
            <text:p>81849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085" calcext:value-type="float">
            <text:p>288085</text:p>
          </table:table-cell>
          <table:table-cell office:value-type="float" office:value="331317" calcext:value-type="float">
            <text:p>331317</text:p>
          </table:table-cell>
          <table:table-cell office:value-type="float" office:value="313781" calcext:value-type="float">
            <text:p>313781</text:p>
          </table:table-cell>
          <table:table-cell office:value-type="float" office:value="341744" calcext:value-type="float">
            <text:p>341744</text:p>
          </table:table-cell>
          <table:table-cell office:value-type="float" office:value="306382" calcext:value-type="float">
            <text:p>306382</text:p>
          </table:table-cell>
          <table:table-cell office:value-type="float" office:value="280273" calcext:value-type="float">
            <text:p>280273</text:p>
          </table:table-cell>
          <table:table-cell office:value-type="float" office:value="290015" calcext:value-type="float">
            <text:p>290015</text:p>
          </table:table-cell>
          <table:table-cell office:value-type="float" office:value="337023" calcext:value-type="float">
            <text:p>337023</text:p>
          </table:table-cell>
          <table:table-cell office:value-type="float" office:value="403533" calcext:value-type="float">
            <text:p>403533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8034" calcext:value-type="float">
            <text:p>48034</text:p>
          </table:table-cell>
          <table:table-cell/>
          <table:table-cell office:value-type="float" office:value="182068" calcext:value-type="float">
            <text:p>182068</text:p>
          </table:table-cell>
          <table:table-cell/>
          <table:table-cell office:value-type="float" office:value="121658" calcext:value-type="float">
            <text:p>121658</text:p>
          </table:table-cell>
          <table:table-cell/>
          <table:table-cell office:value-type="float" office:value="321167" calcext:value-type="float">
            <text:p>321167</text:p>
          </table:table-cell>
          <table:table-cell/>
          <table:table-cell office:value-type="float" office:value="379309" calcext:value-type="float">
            <text:p>37930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20218" calcext:value-type="float">
            <text:p>120218</text:p>
          </table:table-cell>
          <table:table-cell/>
          <table:table-cell office:value-type="float" office:value="73640" calcext:value-type="float">
            <text:p>73640</text:p>
          </table:table-cell>
          <table:table-cell/>
          <table:table-cell office:value-type="float" office:value="125534" calcext:value-type="float">
            <text:p>125534</text:p>
          </table:table-cell>
          <table:table-cell/>
          <table:table-cell office:value-type="float" office:value="192139" calcext:value-type="float">
            <text:p>192139</text:p>
          </table:table-cell>
          <table:table-cell/>
          <table:table-cell office:value-type="float" office:value="321950" calcext:value-type="float">
            <text:p>321950</text:p>
          </table:table-cell>
          <table:table-cell/>
          <table:table-cell office:value-type="float" office:value="248821" calcext:value-type="float">
            <text:p>24882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2003" calcext:value-type="float">
            <text:p>72003</text:p>
          </table:table-cell>
          <table:table-cell/>
          <table:table-cell office:value-type="float" office:value="131408" calcext:value-type="float">
            <text:p>131408</text:p>
          </table:table-cell>
          <table:table-cell/>
          <table:table-cell office:value-type="float" office:value="161963" calcext:value-type="float">
            <text:p>161963</text:p>
          </table:table-cell>
          <table:table-cell/>
          <table:table-cell office:value-type="float" office:value="228274" calcext:value-type="float">
            <text:p>228274</text:p>
          </table:table-cell>
          <table:table-cell/>
          <table:table-cell office:value-type="float" office:value="788058" calcext:value-type="float">
            <text:p>788058</text:p>
          </table:table-cell>
          <table:table-cell/>
          <table:table-cell office:value-type="float" office:value="548286" calcext:value-type="float">
            <text:p>548286</text:p>
          </table:table-cell>
          <table:table-cell/>
          <table:table-cell office:value-type="float" office:value="711589" calcext:value-type="float">
            <text:p>71158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11333" calcext:value-type="float">
            <text:p>111333</text:p>
          </table:table-cell>
          <table:table-cell/>
          <table:table-cell office:value-type="float" office:value="171178" calcext:value-type="float">
            <text:p>171178</text:p>
          </table:table-cell>
          <table:table-cell/>
          <table:table-cell office:value-type="float" office:value="241702" calcext:value-type="float">
            <text:p>241702</text:p>
          </table:table-cell>
          <table:table-cell/>
          <table:table-cell office:value-type="float" office:value="424607" calcext:value-type="float">
            <text:p>424607</text:p>
          </table:table-cell>
          <table:table-cell/>
          <table:table-cell office:value-type="float" office:value="947934" calcext:value-type="float">
            <text:p>947934</text:p>
          </table:table-cell>
          <table:table-cell/>
          <table:table-cell office:value-type="float" office:value="589614" calcext:value-type="float">
            <text:p>589614</text:p>
          </table:table-cell>
          <table:table-cell/>
          <table:table-cell office:value-type="float" office:value="613596" calcext:value-type="float">
            <text:p>613596</text:p>
          </table:table-cell>
          <table:table-cell/>
          <table:table-cell office:value-type="float" office:value="765771" calcext:value-type="float">
            <text:p>76577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21651" calcext:value-type="float">
            <text:p>121651</text:p>
          </table:table-cell>
          <table:table-cell/>
          <table:table-cell office:value-type="float" office:value="266229" calcext:value-type="float">
            <text:p>266229</text:p>
          </table:table-cell>
          <table:table-cell/>
          <table:table-cell office:value-type="float" office:value="304981" calcext:value-type="float">
            <text:p>304981</text:p>
          </table:table-cell>
          <table:table-cell/>
          <table:table-cell office:value-type="float" office:value="761354" calcext:value-type="float">
            <text:p>761354</text:p>
          </table:table-cell>
          <table:table-cell/>
          <table:table-cell office:value-type="float" office:value="505746" calcext:value-type="float">
            <text:p>505746</text:p>
          </table:table-cell>
          <table:table-cell/>
          <table:table-cell office:value-type="float" office:value="1332490" calcext:value-type="float">
            <text:p>1332490</text:p>
          </table:table-cell>
          <table:table-cell/>
          <table:table-cell office:value-type="float" office:value="1649998" calcext:value-type="float">
            <text:p>1649998</text:p>
          </table:table-cell>
          <table:table-cell/>
          <table:table-cell office:value-type="float" office:value="924287" calcext:value-type="float">
            <text:p>924287</text:p>
          </table:table-cell>
          <table:table-cell/>
          <table:table-cell office:value-type="float" office:value="1486275" calcext:value-type="float">
            <text:p>148627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28847" calcext:value-type="float">
            <text:p>128847</text:p>
          </table:table-cell>
          <table:table-cell/>
          <table:table-cell office:value-type="float" office:value="232739" calcext:value-type="float">
            <text:p>232739</text:p>
          </table:table-cell>
          <table:table-cell/>
          <table:table-cell office:value-type="float" office:value="366189" calcext:value-type="float">
            <text:p>366189</text:p>
          </table:table-cell>
          <table:table-cell/>
          <table:table-cell office:value-type="float" office:value="750265" calcext:value-type="float">
            <text:p>750265</text:p>
          </table:table-cell>
          <table:table-cell/>
          <table:table-cell office:value-type="float" office:value="745235" calcext:value-type="float">
            <text:p>745235</text:p>
          </table:table-cell>
          <table:table-cell/>
          <table:table-cell office:value-type="float" office:value="584959" calcext:value-type="float">
            <text:p>584959</text:p>
          </table:table-cell>
          <table:table-cell/>
          <table:table-cell office:value-type="float" office:value="1684208" calcext:value-type="float">
            <text:p>1684208</text:p>
          </table:table-cell>
          <table:table-cell/>
          <table:table-cell office:value-type="float" office:value="925503" calcext:value-type="float">
            <text:p>925503</text:p>
          </table:table-cell>
          <table:table-cell/>
          <table:table-cell office:value-type="float" office:value="1371872" calcext:value-type="float">
            <text:p>1371872</text:p>
          </table:table-cell>
          <table:table-cell/>
          <table:table-cell office:value-type="float" office:value="1435756" calcext:value-type="float">
            <text:p>143575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41287" calcext:value-type="float">
            <text:p>141287</text:p>
          </table:table-cell>
          <table:table-cell/>
          <table:table-cell office:value-type="float" office:value="254949" calcext:value-type="float">
            <text:p>254949</text:p>
          </table:table-cell>
          <table:table-cell/>
          <table:table-cell office:value-type="float" office:value="418196" calcext:value-type="float">
            <text:p>418196</text:p>
          </table:table-cell>
          <table:table-cell/>
          <table:table-cell office:value-type="float" office:value="774121" calcext:value-type="float">
            <text:p>774121</text:p>
          </table:table-cell>
          <table:table-cell/>
          <table:table-cell office:value-type="float" office:value="1135177" calcext:value-type="float">
            <text:p>1135177</text:p>
          </table:table-cell>
          <table:table-cell/>
          <table:table-cell office:value-type="float" office:value="945176" calcext:value-type="float">
            <text:p>945176</text:p>
          </table:table-cell>
          <table:table-cell/>
          <table:table-cell office:value-type="float" office:value="605938" calcext:value-type="float">
            <text:p>605938</text:p>
          </table:table-cell>
          <table:table-cell/>
          <table:table-cell office:value-type="float" office:value="906631" calcext:value-type="float">
            <text:p>906631</text:p>
          </table:table-cell>
          <table:table-cell/>
          <table:table-cell office:value-type="float" office:value="1231126" calcext:value-type="float">
            <text:p>1231126</text:p>
          </table:table-cell>
          <table:table-cell/>
          <table:table-cell office:value-type="float" office:value="1538235" calcext:value-type="float">
            <text:p>1538235</text:p>
          </table:table-cell>
          <table:table-cell/>
          <table:table-cell office:value-type="float" office:value="1948337" calcext:value-type="float">
            <text:p>194833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45324" calcext:value-type="float">
            <text:p>145324</text:p>
          </table:table-cell>
          <table:table-cell/>
          <table:table-cell office:value-type="float" office:value="264877" calcext:value-type="float">
            <text:p>264877</text:p>
          </table:table-cell>
          <table:table-cell/>
          <table:table-cell office:value-type="float" office:value="276602" calcext:value-type="float">
            <text:p>276602</text:p>
          </table:table-cell>
          <table:table-cell/>
          <table:table-cell office:value-type="float" office:value="697431" calcext:value-type="float">
            <text:p>697431</text:p>
          </table:table-cell>
          <table:table-cell/>
          <table:table-cell office:value-type="float" office:value="863935" calcext:value-type="float">
            <text:p>863935</text:p>
          </table:table-cell>
          <table:table-cell/>
          <table:table-cell office:value-type="float" office:value="1515878" calcext:value-type="float">
            <text:p>1515878</text:p>
          </table:table-cell>
          <table:table-cell/>
          <table:table-cell office:value-type="float" office:value="565007" calcext:value-type="float">
            <text:p>565007</text:p>
          </table:table-cell>
          <table:table-cell/>
          <table:table-cell office:value-type="float" office:value="911571" calcext:value-type="float">
            <text:p>911571</text:p>
          </table:table-cell>
          <table:table-cell/>
          <table:table-cell office:value-type="float" office:value="1331440" calcext:value-type="float">
            <text:p>1331440</text:p>
          </table:table-cell>
          <table:table-cell/>
          <table:table-cell office:value-type="float" office:value="1554797" calcext:value-type="float">
            <text:p>1554797</text:p>
          </table:table-cell>
          <table:table-cell/>
          <table:table-cell office:value-type="float" office:value="1527942" calcext:value-type="float">
            <text:p>1527942</text:p>
          </table:table-cell>
          <table:table-cell/>
          <table:table-cell office:value-type="float" office:value="1529463" calcext:value-type="float">
            <text:p>152946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45893" calcext:value-type="float">
            <text:p>145893</text:p>
          </table:table-cell>
          <table:table-cell/>
          <table:table-cell office:value-type="float" office:value="272671" calcext:value-type="float">
            <text:p>272671</text:p>
          </table:table-cell>
          <table:table-cell/>
          <table:table-cell office:value-type="float" office:value="485635" calcext:value-type="float">
            <text:p>485635</text:p>
          </table:table-cell>
          <table:table-cell/>
          <table:table-cell office:value-type="float" office:value="646043" calcext:value-type="float">
            <text:p>646043</text:p>
          </table:table-cell>
          <table:table-cell/>
          <table:table-cell office:value-type="float" office:value="1152994" calcext:value-type="float">
            <text:p>1152994</text:p>
          </table:table-cell>
          <table:table-cell/>
          <table:table-cell office:value-type="float" office:value="962213" calcext:value-type="float">
            <text:p>962213</text:p>
          </table:table-cell>
          <table:table-cell/>
          <table:table-cell office:value-type="float" office:value="532115" calcext:value-type="float">
            <text:p>532115</text:p>
          </table:table-cell>
          <table:table-cell/>
          <table:table-cell office:value-type="float" office:value="944199" calcext:value-type="float">
            <text:p>944199</text:p>
          </table:table-cell>
          <table:table-cell/>
          <table:table-cell office:value-type="float" office:value="1110554" calcext:value-type="float">
            <text:p>1110554</text:p>
          </table:table-cell>
          <table:table-cell/>
          <table:table-cell office:value-type="float" office:value="1578990" calcext:value-type="float">
            <text:p>1578990</text:p>
          </table:table-cell>
          <table:table-cell/>
          <table:table-cell office:value-type="float" office:value="1505143" calcext:value-type="float">
            <text:p>1505143</text:p>
          </table:table-cell>
          <table:table-cell/>
          <table:table-cell office:value-type="float" office:value="1599014" calcext:value-type="float">
            <text:p>1599014</text:p>
          </table:table-cell>
          <table:table-cell/>
          <table:table-cell office:value-type="float" office:value="1537675" calcext:value-type="float">
            <text:p>15376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0843" calcext:value-type="float">
            <text:p>680843</text:p>
          </table:table-cell>
          <table:table-cell/>
          <table:table-cell office:value-type="float" office:value="1105233" calcext:value-type="float">
            <text:p>1105233</text:p>
          </table:table-cell>
          <table:table-cell/>
          <table:table-cell office:value-type="float" office:value="743383" calcext:value-type="float">
            <text:p>743383</text:p>
          </table:table-cell>
          <table:table-cell/>
          <table:table-cell office:value-type="float" office:value="902009" calcext:value-type="float">
            <text:p>902009</text:p>
          </table:table-cell>
          <table:table-cell/>
          <table:table-cell office:value-type="float" office:value="1203053" calcext:value-type="float">
            <text:p>1203053</text:p>
          </table:table-cell>
          <table:table-cell/>
          <table:table-cell office:value-type="float" office:value="721834" calcext:value-type="float">
            <text:p>721834</text:p>
          </table:table-cell>
          <table:table-cell/>
          <table:table-cell office:value-type="float" office:value="1210986" calcext:value-type="float">
            <text:p>1210986</text:p>
          </table:table-cell>
          <table:table-cell/>
          <table:table-cell office:value-type="float" office:value="1212354" calcext:value-type="float">
            <text:p>1212354</text:p>
          </table:table-cell>
          <table:table-cell/>
          <table:table-cell office:value-type="float" office:value="1193155" calcext:value-type="float">
            <text:p>11931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1172" calcext:value-type="float">
            <text:p>1061172</text:p>
          </table:table-cell>
          <table:table-cell/>
          <table:table-cell office:value-type="float" office:value="845782" calcext:value-type="float">
            <text:p>845782</text:p>
          </table:table-cell>
          <table:table-cell/>
          <table:table-cell office:value-type="float" office:value="619788" calcext:value-type="float">
            <text:p>619788</text:p>
          </table:table-cell>
          <table:table-cell/>
          <table:table-cell office:value-type="float" office:value="735583" calcext:value-type="float">
            <text:p>735583</text:p>
          </table:table-cell>
          <table:table-cell/>
          <table:table-cell office:value-type="float" office:value="1108860" calcext:value-type="float">
            <text:p>1108860</text:p>
          </table:table-cell>
          <table:table-cell/>
          <table:table-cell office:value-type="float" office:value="254618" calcext:value-type="float">
            <text:p>254618</text:p>
          </table:table-cell>
          <table:table-cell/>
          <table:table-cell office:value-type="float" office:value="363828" calcext:value-type="float">
            <text:p>363828</text:p>
          </table:table-cell>
          <table:table-cell/>
          <table:table-cell office:value-type="float" office:value="333616" calcext:value-type="float">
            <text:p>333616</text:p>
          </table:table-cell>
          <table:table-cell/>
          <table:table-cell office:value-type="float" office:value="347345" calcext:value-type="float">
            <text:p>34734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8617" calcext:value-type="float">
            <text:p>348617</text:p>
          </table:table-cell>
          <table:table-cell/>
          <table:table-cell office:value-type="float" office:value="354869" calcext:value-type="float">
            <text:p>354869</text:p>
          </table:table-cell>
          <table:table-cell/>
          <table:table-cell office:value-type="float" office:value="358256" calcext:value-type="float">
            <text:p>358256</text:p>
          </table:table-cell>
          <table:table-cell/>
          <table:table-cell office:value-type="float" office:value="369780" calcext:value-type="float">
            <text:p>369780</text:p>
          </table:table-cell>
          <table:table-cell/>
          <table:table-cell office:value-type="float" office:value="363320" calcext:value-type="float">
            <text:p>363320</text:p>
          </table:table-cell>
          <table:table-cell/>
          <table:table-cell office:value-type="float" office:value="366481" calcext:value-type="float">
            <text:p>366481</text:p>
          </table:table-cell>
          <table:table-cell/>
          <table:table-cell office:value-type="float" office:value="1039756" calcext:value-type="float">
            <text:p>1039756</text:p>
          </table:table-cell>
          <table:table-cell/>
          <table:table-cell office:value-type="float" office:value="249353" calcext:value-type="float">
            <text:p>249353</text:p>
          </table:table-cell>
          <table:table-cell/>
          <table:table-cell office:value-type="float" office:value="283020" calcext:value-type="float">
            <text:p>28302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2824" calcext:value-type="float">
            <text:p>342824</text:p>
          </table:table-cell>
          <table:table-cell/>
          <table:table-cell office:value-type="float" office:value="998761" calcext:value-type="float">
            <text:p>998761</text:p>
          </table:table-cell>
          <table:table-cell/>
          <table:table-cell office:value-type="float" office:value="341930" calcext:value-type="float">
            <text:p>341930</text:p>
          </table:table-cell>
          <table:table-cell/>
          <table:table-cell office:value-type="float" office:value="350963" calcext:value-type="float">
            <text:p>350963</text:p>
          </table:table-cell>
          <table:table-cell/>
          <table:table-cell office:value-type="float" office:value="1013026" calcext:value-type="float">
            <text:p>1013026</text:p>
          </table:table-cell>
          <table:table-cell/>
          <table:table-cell office:value-type="float" office:value="355933" calcext:value-type="float">
            <text:p>355933</text:p>
          </table:table-cell>
          <table:table-cell/>
          <table:table-cell office:value-type="float" office:value="1051890" calcext:value-type="float">
            <text:p>1051890</text:p>
          </table:table-cell>
          <table:table-cell/>
          <table:table-cell office:value-type="float" office:value="332097" calcext:value-type="float">
            <text:p>332097</text:p>
          </table:table-cell>
          <table:table-cell/>
          <table:table-cell office:value-type="float" office:value="349108" calcext:value-type="float">
            <text:p>3491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4066" calcext:value-type="float">
            <text:p>274066</text:p>
          </table:table-cell>
          <table:table-cell/>
          <table:table-cell office:value-type="float" office:value="334535" calcext:value-type="float">
            <text:p>334535</text:p>
          </table:table-cell>
          <table:table-cell/>
          <table:table-cell office:value-type="float" office:value="241917" calcext:value-type="float">
            <text:p>241917</text:p>
          </table:table-cell>
          <table:table-cell/>
          <table:table-cell office:value-type="float" office:value="213036" calcext:value-type="float">
            <text:p>213036</text:p>
          </table:table-cell>
          <table:table-cell/>
          <table:table-cell office:value-type="float" office:value="351485" calcext:value-type="float">
            <text:p>351485</text:p>
          </table:table-cell>
          <table:table-cell/>
          <table:table-cell office:value-type="float" office:value="566833" calcext:value-type="float">
            <text:p>566833</text:p>
          </table:table-cell>
          <table:table-cell/>
          <table:table-cell office:value-type="float" office:value="339509" calcext:value-type="float">
            <text:p>339509</text:p>
          </table:table-cell>
          <table:table-cell/>
          <table:table-cell office:value-type="float" office:value="996629" calcext:value-type="float">
            <text:p>996629</text:p>
          </table:table-cell>
          <table:table-cell/>
          <table:table-cell office:value-type="float" office:value="1045433" calcext:value-type="float">
            <text:p>104543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9208" calcext:value-type="float">
            <text:p>1009208</text:p>
          </table:table-cell>
          <table:table-cell/>
          <table:table-cell office:value-type="float" office:value="1060996" calcext:value-type="float">
            <text:p>1060996</text:p>
          </table:table-cell>
          <table:table-cell/>
          <table:table-cell office:value-type="float" office:value="195473" calcext:value-type="float">
            <text:p>195473</text:p>
          </table:table-cell>
          <table:table-cell/>
          <table:table-cell office:value-type="float" office:value="617606" calcext:value-type="float">
            <text:p>617606</text:p>
          </table:table-cell>
          <table:table-cell/>
          <table:table-cell office:value-type="float" office:value="224879" calcext:value-type="float">
            <text:p>224879</text:p>
          </table:table-cell>
          <table:table-cell/>
          <table:table-cell office:value-type="float" office:value="349263" calcext:value-type="float">
            <text:p>349263</text:p>
          </table:table-cell>
          <table:table-cell/>
          <table:table-cell office:value-type="float" office:value="1038712" calcext:value-type="float">
            <text:p>1038712</text:p>
          </table:table-cell>
          <table:table-cell/>
          <table:table-cell office:value-type="float" office:value="208112" calcext:value-type="float">
            <text:p>208112</text:p>
          </table:table-cell>
          <table:table-cell/>
          <table:table-cell office:value-type="float" office:value="1035326" calcext:value-type="float">
            <text:p>103532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7892" calcext:value-type="float">
            <text:p>987892</text:p>
          </table:table-cell>
          <table:table-cell/>
          <table:table-cell office:value-type="float" office:value="295856" calcext:value-type="float">
            <text:p>295856</text:p>
          </table:table-cell>
          <table:table-cell/>
          <table:table-cell office:value-type="float" office:value="335369" calcext:value-type="float">
            <text:p>335369</text:p>
          </table:table-cell>
          <table:table-cell/>
          <table:table-cell office:value-type="float" office:value="337905" calcext:value-type="float">
            <text:p>337905</text:p>
          </table:table-cell>
          <table:table-cell/>
          <table:table-cell office:value-type="float" office:value="342540" calcext:value-type="float">
            <text:p>342540</text:p>
          </table:table-cell>
          <table:table-cell/>
          <table:table-cell office:value-type="float" office:value="339869" calcext:value-type="float">
            <text:p>339869</text:p>
          </table:table-cell>
          <table:table-cell/>
          <table:table-cell office:value-type="float" office:value="310142" calcext:value-type="float">
            <text:p>310142</text:p>
          </table:table-cell>
          <table:table-cell/>
          <table:table-cell office:value-type="float" office:value="275660" calcext:value-type="float">
            <text:p>275660</text:p>
          </table:table-cell>
          <table:table-cell/>
          <table:table-cell office:value-type="float" office:value="502183" calcext:value-type="float">
            <text:p>5021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9966" calcext:value-type="float">
            <text:p>339966</text:p>
          </table:table-cell>
          <table:table-cell/>
          <table:table-cell office:value-type="float" office:value="340952" calcext:value-type="float">
            <text:p>340952</text:p>
          </table:table-cell>
          <table:table-cell/>
          <table:table-cell office:value-type="float" office:value="339626" calcext:value-type="float">
            <text:p>339626</text:p>
          </table:table-cell>
          <table:table-cell/>
          <table:table-cell office:value-type="float" office:value="339605" calcext:value-type="float">
            <text:p>339605</text:p>
          </table:table-cell>
          <table:table-cell/>
          <table:table-cell office:value-type="float" office:value="273769" calcext:value-type="float">
            <text:p>273769</text:p>
          </table:table-cell>
          <table:table-cell/>
          <table:table-cell office:value-type="float" office:value="322557" calcext:value-type="float">
            <text:p>322557</text:p>
          </table:table-cell>
          <table:table-cell/>
          <table:table-cell office:value-type="float" office:value="320587" calcext:value-type="float">
            <text:p>320587</text:p>
          </table:table-cell>
          <table:table-cell/>
          <table:table-cell office:value-type="float" office:value="342795" calcext:value-type="float">
            <text:p>342795</text:p>
          </table:table-cell>
          <table:table-cell/>
          <table:table-cell office:value-type="float" office:value="342179" calcext:value-type="float">
            <text:p>34217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42871" calcext:value-type="float">
            <text:p>42871</text:p>
          </table:table-cell>
          <table:table-cell office:value-type="float" office:value="148148" calcext:value-type="float">
            <text:p>148148</text:p>
          </table:table-cell>
          <table:table-cell office:value-type="float" office:value="104761" calcext:value-type="float">
            <text:p>104761</text:p>
          </table:table-cell>
          <table:table-cell office:value-type="float" office:value="318840" calcext:value-type="float">
            <text:p>318840</text:p>
          </table:table-cell>
          <table:table-cell office:value-type="float" office:value="441471" calcext:value-type="float">
            <text:p>441471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35613" calcext:value-type="float">
            <text:p>35613</text:p>
          </table:table-cell>
          <table:table-cell office:value-type="float" office:value="106925" calcext:value-type="float">
            <text:p>106925</text:p>
          </table:table-cell>
          <table:table-cell office:value-type="float" office:value="71467" calcext:value-type="float">
            <text:p>71467</text:p>
          </table:table-cell>
          <table:table-cell office:value-type="float" office:value="80243" calcext:value-type="float">
            <text:p>80243</text:p>
          </table:table-cell>
          <table:table-cell office:value-type="float" office:value="160291" calcext:value-type="float">
            <text:p>160291</text:p>
          </table:table-cell>
          <table:table-cell office:value-type="float" office:value="241979" calcext:value-type="float">
            <text:p>241979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44459" calcext:value-type="float">
            <text:p>44459</text:p>
          </table:table-cell>
          <table:table-cell office:value-type="float" office:value="25144" calcext:value-type="float">
            <text:p>25144</text:p>
          </table:table-cell>
          <table:table-cell office:value-type="float" office:value="114957" calcext:value-type="float">
            <text:p>114957</text:p>
          </table:table-cell>
          <table:table-cell office:value-type="float" office:value="73599" calcext:value-type="float">
            <text:p>73599</text:p>
          </table:table-cell>
          <table:table-cell office:value-type="float" office:value="260740" calcext:value-type="float">
            <text:p>260740</text:p>
          </table:table-cell>
          <table:table-cell office:value-type="float" office:value="352469" calcext:value-type="float">
            <text:p>352469</text:p>
          </table:table-cell>
          <table:table-cell office:value-type="float" office:value="319805" calcext:value-type="float">
            <text:p>319805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22462" calcext:value-type="float">
            <text:p>22462</text:p>
          </table:table-cell>
          <table:table-cell office:value-type="float" office:value="26470" calcext:value-type="float">
            <text:p>26470</text:p>
          </table:table-cell>
          <table:table-cell office:value-type="float" office:value="45166" calcext:value-type="float">
            <text:p>45166</text:p>
          </table:table-cell>
          <table:table-cell office:value-type="float" office:value="266061" calcext:value-type="float">
            <text:p>266061</text:p>
          </table:table-cell>
          <table:table-cell office:value-type="float" office:value="262034" calcext:value-type="float">
            <text:p>262034</text:p>
          </table:table-cell>
          <table:table-cell office:value-type="float" office:value="236611" calcext:value-type="float">
            <text:p>236611</text:p>
          </table:table-cell>
          <table:table-cell office:value-type="float" office:value="403978" calcext:value-type="float">
            <text:p>403978</text:p>
          </table:table-cell>
          <table:table-cell office:value-type="float" office:value="683052" calcext:value-type="float">
            <text:p>683052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35223" calcext:value-type="float">
            <text:p>35223</text:p>
          </table:table-cell>
          <table:table-cell office:value-type="float" office:value="58239" calcext:value-type="float">
            <text:p>58239</text:p>
          </table:table-cell>
          <table:table-cell office:value-type="float" office:value="39464" calcext:value-type="float">
            <text:p>39464</text:p>
          </table:table-cell>
          <table:table-cell office:value-type="float" office:value="209295" calcext:value-type="float">
            <text:p>209295</text:p>
          </table:table-cell>
          <table:table-cell office:value-type="float" office:value="134702" calcext:value-type="float">
            <text:p>134702</text:p>
          </table:table-cell>
          <table:table-cell office:value-type="float" office:value="346911" calcext:value-type="float">
            <text:p>346911</text:p>
          </table:table-cell>
          <table:table-cell office:value-type="float" office:value="426752" calcext:value-type="float">
            <text:p>426752</text:p>
          </table:table-cell>
          <table:table-cell office:value-type="float" office:value="343079" calcext:value-type="float">
            <text:p>343079</text:p>
          </table:table-cell>
          <table:table-cell office:value-type="float" office:value="440734" calcext:value-type="float">
            <text:p>440734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35317" calcext:value-type="float">
            <text:p>35317</text:p>
          </table:table-cell>
          <table:table-cell office:value-type="float" office:value="54434" calcext:value-type="float">
            <text:p>54434</text:p>
          </table:table-cell>
          <table:table-cell office:value-type="float" office:value="105126" calcext:value-type="float">
            <text:p>105126</text:p>
          </table:table-cell>
          <table:table-cell office:value-type="float" office:value="224429" calcext:value-type="float">
            <text:p>224429</text:p>
          </table:table-cell>
          <table:table-cell office:value-type="float" office:value="197687" calcext:value-type="float">
            <text:p>197687</text:p>
          </table:table-cell>
          <table:table-cell office:value-type="float" office:value="226718" calcext:value-type="float">
            <text:p>226718</text:p>
          </table:table-cell>
          <table:table-cell office:value-type="float" office:value="790714" calcext:value-type="float">
            <text:p>790714</text:p>
          </table:table-cell>
          <table:table-cell office:value-type="float" office:value="529588" calcext:value-type="float">
            <text:p>529588</text:p>
          </table:table-cell>
          <table:table-cell office:value-type="float" office:value="459129" calcext:value-type="float">
            <text:p>459129</text:p>
          </table:table-cell>
          <table:table-cell office:value-type="float" office:value="918259" calcext:value-type="float">
            <text:p>918259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36809" calcext:value-type="float">
            <text:p>36809</text:p>
          </table:table-cell>
          <table:table-cell office:value-type="float" office:value="47846" calcext:value-type="float">
            <text:p>47846</text:p>
          </table:table-cell>
          <table:table-cell office:value-type="float" office:value="101182" calcext:value-type="float">
            <text:p>101182</text:p>
          </table:table-cell>
          <table:table-cell office:value-type="float" office:value="157300" calcext:value-type="float">
            <text:p>157300</text:p>
          </table:table-cell>
          <table:table-cell office:value-type="float" office:value="495599" calcext:value-type="float">
            <text:p>495599</text:p>
          </table:table-cell>
          <table:table-cell office:value-type="float" office:value="977550" calcext:value-type="float">
            <text:p>977550</text:p>
          </table:table-cell>
          <table:table-cell office:value-type="float" office:value="439358" calcext:value-type="float">
            <text:p>439358</text:p>
          </table:table-cell>
          <table:table-cell office:value-type="float" office:value="620947" calcext:value-type="float">
            <text:p>620947</text:p>
          </table:table-cell>
          <table:table-cell office:value-type="float" office:value="924186" calcext:value-type="float">
            <text:p>924186</text:p>
          </table:table-cell>
          <table:table-cell office:value-type="float" office:value="660618" calcext:value-type="float">
            <text:p>660618</text:p>
          </table:table-cell>
          <table:table-cell office:value-type="float" office:value="854886" calcext:value-type="float">
            <text:p>854886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36208" calcext:value-type="float">
            <text:p>36208</text:p>
          </table:table-cell>
          <table:table-cell office:value-type="float" office:value="58939" calcext:value-type="float">
            <text:p>58939</text:p>
          </table:table-cell>
          <table:table-cell office:value-type="float" office:value="101500" calcext:value-type="float">
            <text:p>101500</text:p>
          </table:table-cell>
          <table:table-cell office:value-type="float" office:value="111275" calcext:value-type="float">
            <text:p>111275</text:p>
          </table:table-cell>
          <table:table-cell office:value-type="float" office:value="285034" calcext:value-type="float">
            <text:p>285034</text:p>
          </table:table-cell>
          <table:table-cell office:value-type="float" office:value="912260" calcext:value-type="float">
            <text:p>912260</text:p>
          </table:table-cell>
          <table:table-cell office:value-type="float" office:value="556539" calcext:value-type="float">
            <text:p>556539</text:p>
          </table:table-cell>
          <table:table-cell office:value-type="float" office:value="944859" calcext:value-type="float">
            <text:p>944859</text:p>
          </table:table-cell>
          <table:table-cell office:value-type="float" office:value="793760" calcext:value-type="float">
            <text:p>793760</text:p>
          </table:table-cell>
          <table:table-cell office:value-type="float" office:value="1018996" calcext:value-type="float">
            <text:p>1018996</text:p>
          </table:table-cell>
          <table:table-cell office:value-type="float" office:value="1309055" calcext:value-type="float">
            <text:p>1309055</text:p>
          </table:table-cell>
          <table:table-cell office:value-type="float" office:value="1011553" calcext:value-type="float">
            <text:p>1011553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33023" calcext:value-type="float">
            <text:p>33023</text:p>
          </table:table-cell>
          <table:table-cell office:value-type="float" office:value="59164" calcext:value-type="float">
            <text:p>59164</text:p>
          </table:table-cell>
          <table:table-cell office:value-type="float" office:value="103316" calcext:value-type="float">
            <text:p>103316</text:p>
          </table:table-cell>
          <table:table-cell office:value-type="float" office:value="182199" calcext:value-type="float">
            <text:p>182199</text:p>
          </table:table-cell>
          <table:table-cell office:value-type="float" office:value="464807" calcext:value-type="float">
            <text:p>464807</text:p>
          </table:table-cell>
          <table:table-cell office:value-type="float" office:value="364888" calcext:value-type="float">
            <text:p>364888</text:p>
          </table:table-cell>
          <table:table-cell office:value-type="float" office:value="516767" calcext:value-type="float">
            <text:p>516767</text:p>
          </table:table-cell>
          <table:table-cell office:value-type="float" office:value="970810" calcext:value-type="float">
            <text:p>970810</text:p>
          </table:table-cell>
          <table:table-cell office:value-type="float" office:value="1033298" calcext:value-type="float">
            <text:p>1033298</text:p>
          </table:table-cell>
          <table:table-cell office:value-type="float" office:value="1329502" calcext:value-type="float">
            <text:p>1329502</text:p>
          </table:table-cell>
          <table:table-cell office:value-type="float" office:value="1304507" calcext:value-type="float">
            <text:p>1304507</text:p>
          </table:table-cell>
          <table:table-cell office:value-type="float" office:value="1488567" calcext:value-type="float">
            <text:p>1488567</text:p>
          </table:table-cell>
          <table:table-cell office:value-type="float" office:value="1561551" calcext:value-type="float">
            <text:p>156155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0811" calcext:value-type="float">
            <text:p>530811</text:p>
          </table:table-cell>
          <table:table-cell office:value-type="float" office:value="732188" calcext:value-type="float">
            <text:p>732188</text:p>
          </table:table-cell>
          <table:table-cell office:value-type="float" office:value="532458" calcext:value-type="float">
            <text:p>532458</text:p>
          </table:table-cell>
          <table:table-cell office:value-type="float" office:value="876245" calcext:value-type="float">
            <text:p>876245</text:p>
          </table:table-cell>
          <table:table-cell office:value-type="float" office:value="1122302" calcext:value-type="float">
            <text:p>1122302</text:p>
          </table:table-cell>
          <table:table-cell office:value-type="float" office:value="1176928" calcext:value-type="float">
            <text:p>1176928</text:p>
          </table:table-cell>
          <table:table-cell office:value-type="float" office:value="1682364" calcext:value-type="float">
            <text:p>1682364</text:p>
          </table:table-cell>
          <table:table-cell office:value-type="float" office:value="1730702" calcext:value-type="float">
            <text:p>1730702</text:p>
          </table:table-cell>
          <table:table-cell office:value-type="float" office:value="1587819" calcext:value-type="float">
            <text:p>158781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3193" calcext:value-type="float">
            <text:p>633193</text:p>
          </table:table-cell>
          <table:table-cell office:value-type="float" office:value="791177" calcext:value-type="float">
            <text:p>791177</text:p>
          </table:table-cell>
          <table:table-cell office:value-type="float" office:value="576290" calcext:value-type="float">
            <text:p>576290</text:p>
          </table:table-cell>
          <table:table-cell office:value-type="float" office:value="940703" calcext:value-type="float">
            <text:p>940703</text:p>
          </table:table-cell>
          <table:table-cell office:value-type="float" office:value="1162404" calcext:value-type="float">
            <text:p>1162404</text:p>
          </table:table-cell>
          <table:table-cell office:value-type="float" office:value="596104" calcext:value-type="float">
            <text:p>596104</text:p>
          </table:table-cell>
          <table:table-cell office:value-type="float" office:value="1472577" calcext:value-type="float">
            <text:p>1472577</text:p>
          </table:table-cell>
          <table:table-cell office:value-type="float" office:value="1329280" calcext:value-type="float">
            <text:p>1329280</text:p>
          </table:table-cell>
          <table:table-cell office:value-type="float" office:value="1289646" calcext:value-type="float">
            <text:p>128964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2065" calcext:value-type="float">
            <text:p>562065</text:p>
          </table:table-cell>
          <table:table-cell office:value-type="float" office:value="593986" calcext:value-type="float">
            <text:p>593986</text:p>
          </table:table-cell>
          <table:table-cell office:value-type="float" office:value="548129" calcext:value-type="float">
            <text:p>548129</text:p>
          </table:table-cell>
          <table:table-cell office:value-type="float" office:value="892895" calcext:value-type="float">
            <text:p>892895</text:p>
          </table:table-cell>
          <table:table-cell office:value-type="float" office:value="906555" calcext:value-type="float">
            <text:p>906555</text:p>
          </table:table-cell>
          <table:table-cell office:value-type="float" office:value="1452371" calcext:value-type="float">
            <text:p>1452371</text:p>
          </table:table-cell>
          <table:table-cell office:value-type="float" office:value="1570240" calcext:value-type="float">
            <text:p>1570240</text:p>
          </table:table-cell>
          <table:table-cell office:value-type="float" office:value="1478092" calcext:value-type="float">
            <text:p>1478092</text:p>
          </table:table-cell>
          <table:table-cell office:value-type="float" office:value="1021912" calcext:value-type="float">
            <text:p>102191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5755" calcext:value-type="float">
            <text:p>625755</text:p>
          </table:table-cell>
          <table:table-cell office:value-type="float" office:value="875031" calcext:value-type="float">
            <text:p>875031</text:p>
          </table:table-cell>
          <table:table-cell office:value-type="float" office:value="563533" calcext:value-type="float">
            <text:p>563533</text:p>
          </table:table-cell>
          <table:table-cell office:value-type="float" office:value="921908" calcext:value-type="float">
            <text:p>921908</text:p>
          </table:table-cell>
          <table:table-cell office:value-type="float" office:value="1365114" calcext:value-type="float">
            <text:p>1365114</text:p>
          </table:table-cell>
          <table:table-cell office:value-type="float" office:value="1653485" calcext:value-type="float">
            <text:p>1653485</text:p>
          </table:table-cell>
          <table:table-cell office:value-type="float" office:value="1871612" calcext:value-type="float">
            <text:p>1871612</text:p>
          </table:table-cell>
          <table:table-cell office:value-type="float" office:value="1597436" calcext:value-type="float">
            <text:p>1597436</text:p>
          </table:table-cell>
          <table:table-cell office:value-type="float" office:value="1860272" calcext:value-type="float">
            <text:p>186027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8268" calcext:value-type="float">
            <text:p>608268</text:p>
          </table:table-cell>
          <table:table-cell office:value-type="float" office:value="999788" calcext:value-type="float">
            <text:p>999788</text:p>
          </table:table-cell>
          <table:table-cell office:value-type="float" office:value="473000" calcext:value-type="float">
            <text:p>473000</text:p>
          </table:table-cell>
          <table:table-cell office:value-type="float" office:value="862550" calcext:value-type="float">
            <text:p>862550</text:p>
          </table:table-cell>
          <table:table-cell office:value-type="float" office:value="1237418" calcext:value-type="float">
            <text:p>1237418</text:p>
          </table:table-cell>
          <table:table-cell office:value-type="float" office:value="1239605" calcext:value-type="float">
            <text:p>1239605</text:p>
          </table:table-cell>
          <table:table-cell office:value-type="float" office:value="1649193" calcext:value-type="float">
            <text:p>1649193</text:p>
          </table:table-cell>
          <table:table-cell office:value-type="float" office:value="1746913" calcext:value-type="float">
            <text:p>1746913</text:p>
          </table:table-cell>
          <table:table-cell office:value-type="float" office:value="2036262" calcext:value-type="float">
            <text:p>203626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3404" calcext:value-type="float">
            <text:p>713404</text:p>
          </table:table-cell>
          <table:table-cell office:value-type="float" office:value="1095973" calcext:value-type="float">
            <text:p>1095973</text:p>
          </table:table-cell>
          <table:table-cell office:value-type="float" office:value="812018" calcext:value-type="float">
            <text:p>812018</text:p>
          </table:table-cell>
          <table:table-cell office:value-type="float" office:value="951338" calcext:value-type="float">
            <text:p>951338</text:p>
          </table:table-cell>
          <table:table-cell office:value-type="float" office:value="780809" calcext:value-type="float">
            <text:p>780809</text:p>
          </table:table-cell>
          <table:table-cell office:value-type="float" office:value="1440623" calcext:value-type="float">
            <text:p>1440623</text:p>
          </table:table-cell>
          <table:table-cell office:value-type="float" office:value="1903147" calcext:value-type="float">
            <text:p>1903147</text:p>
          </table:table-cell>
          <table:table-cell office:value-type="float" office:value="1705962" calcext:value-type="float">
            <text:p>1705962</text:p>
          </table:table-cell>
          <table:table-cell office:value-type="float" office:value="1927122" calcext:value-type="float">
            <text:p>192712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5578" calcext:value-type="float">
            <text:p>695578</text:p>
          </table:table-cell>
          <table:table-cell office:value-type="float" office:value="1059938" calcext:value-type="float">
            <text:p>1059938</text:p>
          </table:table-cell>
          <table:table-cell office:value-type="float" office:value="615404" calcext:value-type="float">
            <text:p>615404</text:p>
          </table:table-cell>
          <table:table-cell office:value-type="float" office:value="904109" calcext:value-type="float">
            <text:p>904109</text:p>
          </table:table-cell>
          <table:table-cell office:value-type="float" office:value="1355640" calcext:value-type="float">
            <text:p>1355640</text:p>
          </table:table-cell>
          <table:table-cell office:value-type="float" office:value="1588858" calcext:value-type="float">
            <text:p>1588858</text:p>
          </table:table-cell>
          <table:table-cell office:value-type="float" office:value="1793235" calcext:value-type="float">
            <text:p>1793235</text:p>
          </table:table-cell>
          <table:table-cell office:value-type="float" office:value="1804883" calcext:value-type="float">
            <text:p>1804883</text:p>
          </table:table-cell>
          <table:table-cell office:value-type="float" office:value="1739518" calcext:value-type="float">
            <text:p>173951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0789" calcext:value-type="float">
            <text:p>640789</text:p>
          </table:table-cell>
          <table:table-cell office:value-type="float" office:value="1047866" calcext:value-type="float">
            <text:p>1047866</text:p>
          </table:table-cell>
          <table:table-cell office:value-type="float" office:value="821127" calcext:value-type="float">
            <text:p>821127</text:p>
          </table:table-cell>
          <table:table-cell office:value-type="float" office:value="911240" calcext:value-type="float">
            <text:p>911240</text:p>
          </table:table-cell>
          <table:table-cell office:value-type="float" office:value="1077841" calcext:value-type="float">
            <text:p>1077841</text:p>
          </table:table-cell>
          <table:table-cell office:value-type="float" office:value="1628645" calcext:value-type="float">
            <text:p>1628645</text:p>
          </table:table-cell>
          <table:table-cell office:value-type="float" office:value="1633956" calcext:value-type="float">
            <text:p>1633956</text:p>
          </table:table-cell>
          <table:table-cell office:value-type="float" office:value="1868972" calcext:value-type="float">
            <text:p>1868972</text:p>
          </table:table-cell>
          <table:table-cell office:value-type="float" office:value="2108327" calcext:value-type="float">
            <text:p>2108327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8252" calcext:value-type="float">
            <text:p>58252</text:p>
          </table:table-cell>
          <table:table-cell/>
          <table:table-cell office:value-type="float" office:value="144104" calcext:value-type="float">
            <text:p>144104</text:p>
          </table:table-cell>
          <table:table-cell/>
          <table:table-cell office:value-type="float" office:value="114088" calcext:value-type="float">
            <text:p>114088</text:p>
          </table:table-cell>
          <table:table-cell/>
          <table:table-cell office:value-type="float" office:value="314285" calcext:value-type="float">
            <text:p>314285</text:p>
          </table:table-cell>
          <table:table-cell/>
          <table:table-cell office:value-type="float" office:value="429967" calcext:value-type="float">
            <text:p>42996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5493" calcext:value-type="float">
            <text:p>35493</text:p>
          </table:table-cell>
          <table:table-cell/>
          <table:table-cell office:value-type="float" office:value="101616" calcext:value-type="float">
            <text:p>101616</text:p>
          </table:table-cell>
          <table:table-cell/>
          <table:table-cell office:value-type="float" office:value="66099" calcext:value-type="float">
            <text:p>66099</text:p>
          </table:table-cell>
          <table:table-cell/>
          <table:table-cell office:value-type="float" office:value="94623" calcext:value-type="float">
            <text:p>94623</text:p>
          </table:table-cell>
          <table:table-cell/>
          <table:table-cell office:value-type="float" office:value="158653" calcext:value-type="float">
            <text:p>158653</text:p>
          </table:table-cell>
          <table:table-cell/>
          <table:table-cell office:value-type="float" office:value="240436" calcext:value-type="float">
            <text:p>24043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4384" calcext:value-type="float">
            <text:p>44384</text:p>
          </table:table-cell>
          <table:table-cell/>
          <table:table-cell office:value-type="float" office:value="29508" calcext:value-type="float">
            <text:p>29508</text:p>
          </table:table-cell>
          <table:table-cell/>
          <table:table-cell office:value-type="float" office:value="150943" calcext:value-type="float">
            <text:p>150943</text:p>
          </table:table-cell>
          <table:table-cell/>
          <table:table-cell office:value-type="float" office:value="74523" calcext:value-type="float">
            <text:p>74523</text:p>
          </table:table-cell>
          <table:table-cell/>
          <table:table-cell office:value-type="float" office:value="291551" calcext:value-type="float">
            <text:p>291551</text:p>
          </table:table-cell>
          <table:table-cell/>
          <table:table-cell office:value-type="float" office:value="265059" calcext:value-type="float">
            <text:p>265059</text:p>
          </table:table-cell>
          <table:table-cell/>
          <table:table-cell office:value-type="float" office:value="319805" calcext:value-type="float">
            <text:p>31980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7249" calcext:value-type="float">
            <text:p>37249</text:p>
          </table:table-cell>
          <table:table-cell/>
          <table:table-cell office:value-type="float" office:value="26578" calcext:value-type="float">
            <text:p>26578</text:p>
          </table:table-cell>
          <table:table-cell/>
          <table:table-cell office:value-type="float" office:value="65859" calcext:value-type="float">
            <text:p>65859</text:p>
          </table:table-cell>
          <table:table-cell/>
          <table:table-cell office:value-type="float" office:value="266330" calcext:value-type="float">
            <text:p>266330</text:p>
          </table:table-cell>
          <table:table-cell/>
          <table:table-cell office:value-type="float" office:value="253968" calcext:value-type="float">
            <text:p>253968</text:p>
          </table:table-cell>
          <table:table-cell/>
          <table:table-cell office:value-type="float" office:value="233266" calcext:value-type="float">
            <text:p>233266</text:p>
          </table:table-cell>
          <table:table-cell/>
          <table:table-cell office:value-type="float" office:value="410575" calcext:value-type="float">
            <text:p>410575</text:p>
          </table:table-cell>
          <table:table-cell/>
          <table:table-cell office:value-type="float" office:value="673468" calcext:value-type="float">
            <text:p>67346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5051" calcext:value-type="float">
            <text:p>35051</text:p>
          </table:table-cell>
          <table:table-cell/>
          <table:table-cell office:value-type="float" office:value="59875" calcext:value-type="float">
            <text:p>59875</text:p>
          </table:table-cell>
          <table:table-cell/>
          <table:table-cell office:value-type="float" office:value="52287" calcext:value-type="float">
            <text:p>52287</text:p>
          </table:table-cell>
          <table:table-cell/>
          <table:table-cell office:value-type="float" office:value="203213" calcext:value-type="float">
            <text:p>203213</text:p>
          </table:table-cell>
          <table:table-cell/>
          <table:table-cell office:value-type="float" office:value="137840" calcext:value-type="float">
            <text:p>137840</text:p>
          </table:table-cell>
          <table:table-cell/>
          <table:table-cell office:value-type="float" office:value="343749" calcext:value-type="float">
            <text:p>343749</text:p>
          </table:table-cell>
          <table:table-cell/>
          <table:table-cell office:value-type="float" office:value="427011" calcext:value-type="float">
            <text:p>427011</text:p>
          </table:table-cell>
          <table:table-cell/>
          <table:table-cell office:value-type="float" office:value="340480" calcext:value-type="float">
            <text:p>340480</text:p>
          </table:table-cell>
          <table:table-cell/>
          <table:table-cell office:value-type="float" office:value="437085" calcext:value-type="float">
            <text:p>43708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5136" calcext:value-type="float">
            <text:p>35136</text:p>
          </table:table-cell>
          <table:table-cell/>
          <table:table-cell office:value-type="float" office:value="54976" calcext:value-type="float">
            <text:p>54976</text:p>
          </table:table-cell>
          <table:table-cell/>
          <table:table-cell office:value-type="float" office:value="111474" calcext:value-type="float">
            <text:p>111474</text:p>
          </table:table-cell>
          <table:table-cell/>
          <table:table-cell office:value-type="float" office:value="230316" calcext:value-type="float">
            <text:p>230316</text:p>
          </table:table-cell>
          <table:table-cell/>
          <table:table-cell office:value-type="float" office:value="165212" calcext:value-type="float">
            <text:p>165212</text:p>
          </table:table-cell>
          <table:table-cell/>
          <table:table-cell office:value-type="float" office:value="213797" calcext:value-type="float">
            <text:p>213797</text:p>
          </table:table-cell>
          <table:table-cell/>
          <table:table-cell office:value-type="float" office:value="898149" calcext:value-type="float">
            <text:p>898149</text:p>
          </table:table-cell>
          <table:table-cell/>
          <table:table-cell office:value-type="float" office:value="535700" calcext:value-type="float">
            <text:p>535700</text:p>
          </table:table-cell>
          <table:table-cell/>
          <table:table-cell office:value-type="float" office:value="472060" calcext:value-type="float">
            <text:p>472060</text:p>
          </table:table-cell>
          <table:table-cell/>
          <table:table-cell office:value-type="float" office:value="919059" calcext:value-type="float">
            <text:p>91905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6841" calcext:value-type="float">
            <text:p>36841</text:p>
          </table:table-cell>
          <table:table-cell/>
          <table:table-cell office:value-type="float" office:value="52808" calcext:value-type="float">
            <text:p>52808</text:p>
          </table:table-cell>
          <table:table-cell/>
          <table:table-cell office:value-type="float" office:value="102225" calcext:value-type="float">
            <text:p>102225</text:p>
          </table:table-cell>
          <table:table-cell/>
          <table:table-cell office:value-type="float" office:value="163727" calcext:value-type="float">
            <text:p>163727</text:p>
          </table:table-cell>
          <table:table-cell/>
          <table:table-cell office:value-type="float" office:value="499881" calcext:value-type="float">
            <text:p>499881</text:p>
          </table:table-cell>
          <table:table-cell/>
          <table:table-cell office:value-type="float" office:value="924287" calcext:value-type="float">
            <text:p>924287</text:p>
          </table:table-cell>
          <table:table-cell/>
          <table:table-cell office:value-type="float" office:value="390929" calcext:value-type="float">
            <text:p>390929</text:p>
          </table:table-cell>
          <table:table-cell/>
          <table:table-cell office:value-type="float" office:value="599488" calcext:value-type="float">
            <text:p>599488</text:p>
          </table:table-cell>
          <table:table-cell/>
          <table:table-cell office:value-type="float" office:value="923176" calcext:value-type="float">
            <text:p>923176</text:p>
          </table:table-cell>
          <table:table-cell/>
          <table:table-cell office:value-type="float" office:value="681399" calcext:value-type="float">
            <text:p>681399</text:p>
          </table:table-cell>
          <table:table-cell/>
          <table:table-cell office:value-type="float" office:value="889449" calcext:value-type="float">
            <text:p>88944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6030" calcext:value-type="float">
            <text:p>36030</text:p>
          </table:table-cell>
          <table:table-cell/>
          <table:table-cell office:value-type="float" office:value="58640" calcext:value-type="float">
            <text:p>58640</text:p>
          </table:table-cell>
          <table:table-cell/>
          <table:table-cell office:value-type="float" office:value="56464" calcext:value-type="float">
            <text:p>56464</text:p>
          </table:table-cell>
          <table:table-cell/>
          <table:table-cell office:value-type="float" office:value="75931" calcext:value-type="float">
            <text:p>75931</text:p>
          </table:table-cell>
          <table:table-cell/>
          <table:table-cell office:value-type="float" office:value="453875" calcext:value-type="float">
            <text:p>453875</text:p>
          </table:table-cell>
          <table:table-cell/>
          <table:table-cell office:value-type="float" office:value="965429" calcext:value-type="float">
            <text:p>965429</text:p>
          </table:table-cell>
          <table:table-cell/>
          <table:table-cell office:value-type="float" office:value="541867" calcext:value-type="float">
            <text:p>541867</text:p>
          </table:table-cell>
          <table:table-cell/>
          <table:table-cell office:value-type="float" office:value="911424" calcext:value-type="float">
            <text:p>911424</text:p>
          </table:table-cell>
          <table:table-cell/>
          <table:table-cell office:value-type="float" office:value="756107" calcext:value-type="float">
            <text:p>756107</text:p>
          </table:table-cell>
          <table:table-cell/>
          <table:table-cell office:value-type="float" office:value="1012463" calcext:value-type="float">
            <text:p>1012463</text:p>
          </table:table-cell>
          <table:table-cell/>
          <table:table-cell office:value-type="float" office:value="1299791" calcext:value-type="float">
            <text:p>1299791</text:p>
          </table:table-cell>
          <table:table-cell/>
          <table:table-cell office:value-type="float" office:value="1037008" calcext:value-type="float">
            <text:p>103700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3641" calcext:value-type="float">
            <text:p>33641</text:p>
          </table:table-cell>
          <table:table-cell/>
          <table:table-cell office:value-type="float" office:value="40535" calcext:value-type="float">
            <text:p>40535</text:p>
          </table:table-cell>
          <table:table-cell/>
          <table:table-cell office:value-type="float" office:value="61513" calcext:value-type="float">
            <text:p>61513</text:p>
          </table:table-cell>
          <table:table-cell/>
          <table:table-cell office:value-type="float" office:value="76151" calcext:value-type="float">
            <text:p>76151</text:p>
          </table:table-cell>
          <table:table-cell/>
          <table:table-cell office:value-type="float" office:value="659291" calcext:value-type="float">
            <text:p>659291</text:p>
          </table:table-cell>
          <table:table-cell/>
          <table:table-cell office:value-type="float" office:value="703867" calcext:value-type="float">
            <text:p>703867</text:p>
          </table:table-cell>
          <table:table-cell/>
          <table:table-cell office:value-type="float" office:value="645241" calcext:value-type="float">
            <text:p>645241</text:p>
          </table:table-cell>
          <table:table-cell/>
          <table:table-cell office:value-type="float" office:value="925832" calcext:value-type="float">
            <text:p>925832</text:p>
          </table:table-cell>
          <table:table-cell/>
          <table:table-cell office:value-type="float" office:value="1010616" calcext:value-type="float">
            <text:p>1010616</text:p>
          </table:table-cell>
          <table:table-cell/>
          <table:table-cell office:value-type="float" office:value="1338348" calcext:value-type="float">
            <text:p>1338348</text:p>
          </table:table-cell>
          <table:table-cell/>
          <table:table-cell office:value-type="float" office:value="1309410" calcext:value-type="float">
            <text:p>1309410</text:p>
          </table:table-cell>
          <table:table-cell/>
          <table:table-cell office:value-type="float" office:value="1502867" calcext:value-type="float">
            <text:p>1502867</text:p>
          </table:table-cell>
          <table:table-cell/>
          <table:table-cell office:value-type="float" office:value="1547038" calcext:value-type="float">
            <text:p>15470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7936" calcext:value-type="float">
            <text:p>657936</text:p>
          </table:table-cell>
          <table:table-cell/>
          <table:table-cell office:value-type="float" office:value="860043" calcext:value-type="float">
            <text:p>860043</text:p>
          </table:table-cell>
          <table:table-cell/>
          <table:table-cell office:value-type="float" office:value="560248" calcext:value-type="float">
            <text:p>560248</text:p>
          </table:table-cell>
          <table:table-cell/>
          <table:table-cell office:value-type="float" office:value="863548" calcext:value-type="float">
            <text:p>863548</text:p>
          </table:table-cell>
          <table:table-cell/>
          <table:table-cell office:value-type="float" office:value="1138984" calcext:value-type="float">
            <text:p>1138984</text:p>
          </table:table-cell>
          <table:table-cell/>
          <table:table-cell office:value-type="float" office:value="1151050" calcext:value-type="float">
            <text:p>1151050</text:p>
          </table:table-cell>
          <table:table-cell/>
          <table:table-cell office:value-type="float" office:value="1829460" calcext:value-type="float">
            <text:p>1829460</text:p>
          </table:table-cell>
          <table:table-cell/>
          <table:table-cell office:value-type="float" office:value="1854052" calcext:value-type="float">
            <text:p>1854052</text:p>
          </table:table-cell>
          <table:table-cell/>
          <table:table-cell office:value-type="float" office:value="1588192" calcext:value-type="float">
            <text:p>15881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8950" calcext:value-type="float">
            <text:p>658950</text:p>
          </table:table-cell>
          <table:table-cell/>
          <table:table-cell office:value-type="float" office:value="795385" calcext:value-type="float">
            <text:p>795385</text:p>
          </table:table-cell>
          <table:table-cell/>
          <table:table-cell office:value-type="float" office:value="579743" calcext:value-type="float">
            <text:p>579743</text:p>
          </table:table-cell>
          <table:table-cell/>
          <table:table-cell office:value-type="float" office:value="922899" calcext:value-type="float">
            <text:p>922899</text:p>
          </table:table-cell>
          <table:table-cell/>
          <table:table-cell office:value-type="float" office:value="1152286" calcext:value-type="float">
            <text:p>1152286</text:p>
          </table:table-cell>
          <table:table-cell/>
          <table:table-cell office:value-type="float" office:value="633178" calcext:value-type="float">
            <text:p>633178</text:p>
          </table:table-cell>
          <table:table-cell/>
          <table:table-cell office:value-type="float" office:value="1451513" calcext:value-type="float">
            <text:p>1451513</text:p>
          </table:table-cell>
          <table:table-cell/>
          <table:table-cell office:value-type="float" office:value="1472962" calcext:value-type="float">
            <text:p>1472962</text:p>
          </table:table-cell>
          <table:table-cell/>
          <table:table-cell office:value-type="float" office:value="1352287" calcext:value-type="float">
            <text:p>135228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0657" calcext:value-type="float">
            <text:p>570657</text:p>
          </table:table-cell>
          <table:table-cell/>
          <table:table-cell office:value-type="float" office:value="649425" calcext:value-type="float">
            <text:p>649425</text:p>
          </table:table-cell>
          <table:table-cell/>
          <table:table-cell office:value-type="float" office:value="586941" calcext:value-type="float">
            <text:p>586941</text:p>
          </table:table-cell>
          <table:table-cell/>
          <table:table-cell office:value-type="float" office:value="904859" calcext:value-type="float">
            <text:p>904859</text:p>
          </table:table-cell>
          <table:table-cell/>
          <table:table-cell office:value-type="float" office:value="951963" calcext:value-type="float">
            <text:p>951963</text:p>
          </table:table-cell>
          <table:table-cell/>
          <table:table-cell office:value-type="float" office:value="1420740" calcext:value-type="float">
            <text:p>1420740</text:p>
          </table:table-cell>
          <table:table-cell/>
          <table:table-cell office:value-type="float" office:value="1542756" calcext:value-type="float">
            <text:p>1542756</text:p>
          </table:table-cell>
          <table:table-cell/>
          <table:table-cell office:value-type="float" office:value="1401640" calcext:value-type="float">
            <text:p>1401640</text:p>
          </table:table-cell>
          <table:table-cell/>
          <table:table-cell office:value-type="float" office:value="909354" calcext:value-type="float">
            <text:p>90935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3445" calcext:value-type="float">
            <text:p>623445</text:p>
          </table:table-cell>
          <table:table-cell/>
          <table:table-cell office:value-type="float" office:value="1028753" calcext:value-type="float">
            <text:p>1028753</text:p>
          </table:table-cell>
          <table:table-cell/>
          <table:table-cell office:value-type="float" office:value="593092" calcext:value-type="float">
            <text:p>593092</text:p>
          </table:table-cell>
          <table:table-cell/>
          <table:table-cell office:value-type="float" office:value="927182" calcext:value-type="float">
            <text:p>927182</text:p>
          </table:table-cell>
          <table:table-cell/>
          <table:table-cell office:value-type="float" office:value="1356317" calcext:value-type="float">
            <text:p>1356317</text:p>
          </table:table-cell>
          <table:table-cell/>
          <table:table-cell office:value-type="float" office:value="1557893" calcext:value-type="float">
            <text:p>1557893</text:p>
          </table:table-cell>
          <table:table-cell/>
          <table:table-cell office:value-type="float" office:value="1850980" calcext:value-type="float">
            <text:p>1850980</text:p>
          </table:table-cell>
          <table:table-cell/>
          <table:table-cell office:value-type="float" office:value="1525519" calcext:value-type="float">
            <text:p>1525519</text:p>
          </table:table-cell>
          <table:table-cell/>
          <table:table-cell office:value-type="float" office:value="1816284" calcext:value-type="float">
            <text:p>181628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9104" calcext:value-type="float">
            <text:p>639104</text:p>
          </table:table-cell>
          <table:table-cell/>
          <table:table-cell office:value-type="float" office:value="1014752" calcext:value-type="float">
            <text:p>1014752</text:p>
          </table:table-cell>
          <table:table-cell/>
          <table:table-cell office:value-type="float" office:value="584362" calcext:value-type="float">
            <text:p>584362</text:p>
          </table:table-cell>
          <table:table-cell/>
          <table:table-cell office:value-type="float" office:value="920795" calcext:value-type="float">
            <text:p>920795</text:p>
          </table:table-cell>
          <table:table-cell/>
          <table:table-cell office:value-type="float" office:value="1262109" calcext:value-type="float">
            <text:p>1262109</text:p>
          </table:table-cell>
          <table:table-cell/>
          <table:table-cell office:value-type="float" office:value="1298968" calcext:value-type="float">
            <text:p>1298968</text:p>
          </table:table-cell>
          <table:table-cell/>
          <table:table-cell office:value-type="float" office:value="1767547" calcext:value-type="float">
            <text:p>1767547</text:p>
          </table:table-cell>
          <table:table-cell/>
          <table:table-cell office:value-type="float" office:value="1869192" calcext:value-type="float">
            <text:p>1869192</text:p>
          </table:table-cell>
          <table:table-cell/>
          <table:table-cell office:value-type="float" office:value="2004777" calcext:value-type="float">
            <text:p>20047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3726" calcext:value-type="float">
            <text:p>713726</text:p>
          </table:table-cell>
          <table:table-cell/>
          <table:table-cell office:value-type="float" office:value="1101864" calcext:value-type="float">
            <text:p>1101864</text:p>
          </table:table-cell>
          <table:table-cell/>
          <table:table-cell office:value-type="float" office:value="571414" calcext:value-type="float">
            <text:p>571414</text:p>
          </table:table-cell>
          <table:table-cell/>
          <table:table-cell office:value-type="float" office:value="958030" calcext:value-type="float">
            <text:p>958030</text:p>
          </table:table-cell>
          <table:table-cell/>
          <table:table-cell office:value-type="float" office:value="1336715" calcext:value-type="float">
            <text:p>1336715</text:p>
          </table:table-cell>
          <table:table-cell/>
          <table:table-cell office:value-type="float" office:value="1431638" calcext:value-type="float">
            <text:p>1431638</text:p>
          </table:table-cell>
          <table:table-cell/>
          <table:table-cell office:value-type="float" office:value="1857527" calcext:value-type="float">
            <text:p>1857527</text:p>
          </table:table-cell>
          <table:table-cell/>
          <table:table-cell office:value-type="float" office:value="1994006" calcext:value-type="float">
            <text:p>1994006</text:p>
          </table:table-cell>
          <table:table-cell/>
          <table:table-cell office:value-type="float" office:value="2044760" calcext:value-type="float">
            <text:p>20447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97657" calcext:value-type="float">
            <text:p>697657</text:p>
          </table:table-cell>
          <table:table-cell/>
          <table:table-cell office:value-type="float" office:value="1057317" calcext:value-type="float">
            <text:p>1057317</text:p>
          </table:table-cell>
          <table:table-cell/>
          <table:table-cell office:value-type="float" office:value="884384" calcext:value-type="float">
            <text:p>884384</text:p>
          </table:table-cell>
          <table:table-cell/>
          <table:table-cell office:value-type="float" office:value="925938" calcext:value-type="float">
            <text:p>925938</text:p>
          </table:table-cell>
          <table:table-cell/>
          <table:table-cell office:value-type="float" office:value="1351823" calcext:value-type="float">
            <text:p>1351823</text:p>
          </table:table-cell>
          <table:table-cell/>
          <table:table-cell office:value-type="float" office:value="1607075" calcext:value-type="float">
            <text:p>1607075</text:p>
          </table:table-cell>
          <table:table-cell/>
          <table:table-cell office:value-type="float" office:value="1798456" calcext:value-type="float">
            <text:p>1798456</text:p>
          </table:table-cell>
          <table:table-cell/>
          <table:table-cell office:value-type="float" office:value="1837855" calcext:value-type="float">
            <text:p>1837855</text:p>
          </table:table-cell>
          <table:table-cell/>
          <table:table-cell office:value-type="float" office:value="1974392" calcext:value-type="float">
            <text:p>19743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9123" calcext:value-type="float">
            <text:p>639123</text:p>
          </table:table-cell>
          <table:table-cell/>
          <table:table-cell office:value-type="float" office:value="975134" calcext:value-type="float">
            <text:p>975134</text:p>
          </table:table-cell>
          <table:table-cell/>
          <table:table-cell office:value-type="float" office:value="772958" calcext:value-type="float">
            <text:p>772958</text:p>
          </table:table-cell>
          <table:table-cell/>
          <table:table-cell office:value-type="float" office:value="933942" calcext:value-type="float">
            <text:p>933942</text:p>
          </table:table-cell>
          <table:table-cell/>
          <table:table-cell office:value-type="float" office:value="1332278" calcext:value-type="float">
            <text:p>1332278</text:p>
          </table:table-cell>
          <table:table-cell/>
          <table:table-cell office:value-type="float" office:value="1625207" calcext:value-type="float">
            <text:p>1625207</text:p>
          </table:table-cell>
          <table:table-cell/>
          <table:table-cell office:value-type="float" office:value="1739179" calcext:value-type="float">
            <text:p>1739179</text:p>
          </table:table-cell>
          <table:table-cell/>
          <table:table-cell office:value-type="float" office:value="1932600" calcext:value-type="float">
            <text:p>1932600</text:p>
          </table:table-cell>
          <table:table-cell/>
          <table:table-cell office:value-type="float" office:value="2052268" calcext:value-type="float">
            <text:p>205226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6652" calcext:value-type="float">
            <text:p>56652</text:p>
          </table:table-cell>
          <table:table-cell/>
          <table:table-cell office:value-type="float" office:value="129411" calcext:value-type="float">
            <text:p>129411</text:p>
          </table:table-cell>
          <table:table-cell/>
          <table:table-cell office:value-type="float" office:value="104595" calcext:value-type="float">
            <text:p>104595</text:p>
          </table:table-cell>
          <table:table-cell/>
          <table:table-cell office:value-type="float" office:value="312056" calcext:value-type="float">
            <text:p>312056</text:p>
          </table:table-cell>
          <table:table-cell/>
          <table:table-cell office:value-type="float" office:value="424436" calcext:value-type="float">
            <text:p>42443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57704" calcext:value-type="float">
            <text:p>57704</text:p>
          </table:table-cell>
          <table:table-cell/>
          <table:table-cell office:value-type="float" office:value="92696" calcext:value-type="float">
            <text:p>92696</text:p>
          </table:table-cell>
          <table:table-cell/>
          <table:table-cell office:value-type="float" office:value="65589" calcext:value-type="float">
            <text:p>65589</text:p>
          </table:table-cell>
          <table:table-cell/>
          <table:table-cell office:value-type="float" office:value="92566" calcext:value-type="float">
            <text:p>92566</text:p>
          </table:table-cell>
          <table:table-cell/>
          <table:table-cell office:value-type="float" office:value="144578" calcext:value-type="float">
            <text:p>144578</text:p>
          </table:table-cell>
          <table:table-cell/>
          <table:table-cell office:value-type="float" office:value="222222" calcext:value-type="float">
            <text:p>22222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7748" calcext:value-type="float">
            <text:p>27748</text:p>
          </table:table-cell>
          <table:table-cell/>
          <table:table-cell office:value-type="float" office:value="27758" calcext:value-type="float">
            <text:p>27758</text:p>
          </table:table-cell>
          <table:table-cell/>
          <table:table-cell office:value-type="float" office:value="137679" calcext:value-type="float">
            <text:p>137679</text:p>
          </table:table-cell>
          <table:table-cell/>
          <table:table-cell office:value-type="float" office:value="77260" calcext:value-type="float">
            <text:p>77260</text:p>
          </table:table-cell>
          <table:table-cell/>
          <table:table-cell office:value-type="float" office:value="306264" calcext:value-type="float">
            <text:p>306264</text:p>
          </table:table-cell>
          <table:table-cell/>
          <table:table-cell office:value-type="float" office:value="260483" calcext:value-type="float">
            <text:p>260483</text:p>
          </table:table-cell>
          <table:table-cell/>
          <table:table-cell office:value-type="float" office:value="313166" calcext:value-type="float">
            <text:p>31316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60609" calcext:value-type="float">
            <text:p>60609</text:p>
          </table:table-cell>
          <table:table-cell/>
          <table:table-cell office:value-type="float" office:value="46265" calcext:value-type="float">
            <text:p>46265</text:p>
          </table:table-cell>
          <table:table-cell/>
          <table:table-cell office:value-type="float" office:value="103998" calcext:value-type="float">
            <text:p>103998</text:p>
          </table:table-cell>
          <table:table-cell/>
          <table:table-cell office:value-type="float" office:value="249822" calcext:value-type="float">
            <text:p>249822</text:p>
          </table:table-cell>
          <table:table-cell/>
          <table:table-cell office:value-type="float" office:value="259906" calcext:value-type="float">
            <text:p>259906</text:p>
          </table:table-cell>
          <table:table-cell/>
          <table:table-cell office:value-type="float" office:value="230165" calcext:value-type="float">
            <text:p>230165</text:p>
          </table:table-cell>
          <table:table-cell/>
          <table:table-cell office:value-type="float" office:value="406622" calcext:value-type="float">
            <text:p>406622</text:p>
          </table:table-cell>
          <table:table-cell/>
          <table:table-cell office:value-type="float" office:value="655086" calcext:value-type="float">
            <text:p>65508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41660" calcext:value-type="float">
            <text:p>41660</text:p>
          </table:table-cell>
          <table:table-cell/>
          <table:table-cell office:value-type="float" office:value="21414" calcext:value-type="float">
            <text:p>21414</text:p>
          </table:table-cell>
          <table:table-cell/>
          <table:table-cell office:value-type="float" office:value="59728" calcext:value-type="float">
            <text:p>59728</text:p>
          </table:table-cell>
          <table:table-cell/>
          <table:table-cell office:value-type="float" office:value="195392" calcext:value-type="float">
            <text:p>195392</text:p>
          </table:table-cell>
          <table:table-cell/>
          <table:table-cell office:value-type="float" office:value="137840" calcext:value-type="float">
            <text:p>137840</text:p>
          </table:table-cell>
          <table:table-cell/>
          <table:table-cell office:value-type="float" office:value="269903" calcext:value-type="float">
            <text:p>269903</text:p>
          </table:table-cell>
          <table:table-cell/>
          <table:table-cell office:value-type="float" office:value="417555" calcext:value-type="float">
            <text:p>417555</text:p>
          </table:table-cell>
          <table:table-cell/>
          <table:table-cell office:value-type="float" office:value="335397" calcext:value-type="float">
            <text:p>335397</text:p>
          </table:table-cell>
          <table:table-cell/>
          <table:table-cell office:value-type="float" office:value="429704" calcext:value-type="float">
            <text:p>42970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48874" calcext:value-type="float">
            <text:p>48874</text:p>
          </table:table-cell>
          <table:table-cell/>
          <table:table-cell office:value-type="float" office:value="67140" calcext:value-type="float">
            <text:p>67140</text:p>
          </table:table-cell>
          <table:table-cell/>
          <table:table-cell office:value-type="float" office:value="102226" calcext:value-type="float">
            <text:p>102226</text:p>
          </table:table-cell>
          <table:table-cell/>
          <table:table-cell office:value-type="float" office:value="257137" calcext:value-type="float">
            <text:p>257137</text:p>
          </table:table-cell>
          <table:table-cell/>
          <table:table-cell office:value-type="float" office:value="151013" calcext:value-type="float">
            <text:p>151013</text:p>
          </table:table-cell>
          <table:table-cell/>
          <table:table-cell office:value-type="float" office:value="207109" calcext:value-type="float">
            <text:p>207109</text:p>
          </table:table-cell>
          <table:table-cell/>
          <table:table-cell office:value-type="float" office:value="861688" calcext:value-type="float">
            <text:p>861688</text:p>
          </table:table-cell>
          <table:table-cell/>
          <table:table-cell office:value-type="float" office:value="522577" calcext:value-type="float">
            <text:p>522577</text:p>
          </table:table-cell>
          <table:table-cell/>
          <table:table-cell office:value-type="float" office:value="470850" calcext:value-type="float">
            <text:p>470850</text:p>
          </table:table-cell>
          <table:table-cell/>
          <table:table-cell office:value-type="float" office:value="901985" calcext:value-type="float">
            <text:p>90198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43291" calcext:value-type="float">
            <text:p>43291</text:p>
          </table:table-cell>
          <table:table-cell/>
          <table:table-cell office:value-type="float" office:value="83579" calcext:value-type="float">
            <text:p>83579</text:p>
          </table:table-cell>
          <table:table-cell/>
          <table:table-cell office:value-type="float" office:value="107066" calcext:value-type="float">
            <text:p>107066</text:p>
          </table:table-cell>
          <table:table-cell/>
          <table:table-cell office:value-type="float" office:value="214808" calcext:value-type="float">
            <text:p>214808</text:p>
          </table:table-cell>
          <table:table-cell/>
          <table:table-cell office:value-type="float" office:value="228404" calcext:value-type="float">
            <text:p>228404</text:p>
          </table:table-cell>
          <table:table-cell/>
          <table:table-cell office:value-type="float" office:value="735695" calcext:value-type="float">
            <text:p>735695</text:p>
          </table:table-cell>
          <table:table-cell/>
          <table:table-cell office:value-type="float" office:value="346371" calcext:value-type="float">
            <text:p>346371</text:p>
          </table:table-cell>
          <table:table-cell/>
          <table:table-cell office:value-type="float" office:value="556191" calcext:value-type="float">
            <text:p>556191</text:p>
          </table:table-cell>
          <table:table-cell/>
          <table:table-cell office:value-type="float" office:value="902659" calcext:value-type="float">
            <text:p>902659</text:p>
          </table:table-cell>
          <table:table-cell/>
          <table:table-cell office:value-type="float" office:value="657840" calcext:value-type="float">
            <text:p>657840</text:p>
          </table:table-cell>
          <table:table-cell/>
          <table:table-cell office:value-type="float" office:value="871466" calcext:value-type="float">
            <text:p>87146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41112" calcext:value-type="float">
            <text:p>41112</text:p>
          </table:table-cell>
          <table:table-cell/>
          <table:table-cell office:value-type="float" office:value="84834" calcext:value-type="float">
            <text:p>84834</text:p>
          </table:table-cell>
          <table:table-cell/>
          <table:table-cell office:value-type="float" office:value="127682" calcext:value-type="float">
            <text:p>127682</text:p>
          </table:table-cell>
          <table:table-cell/>
          <table:table-cell office:value-type="float" office:value="128517" calcext:value-type="float">
            <text:p>128517</text:p>
          </table:table-cell>
          <table:table-cell/>
          <table:table-cell office:value-type="float" office:value="143957" calcext:value-type="float">
            <text:p>143957</text:p>
          </table:table-cell>
          <table:table-cell/>
          <table:table-cell office:value-type="float" office:value="289389" calcext:value-type="float">
            <text:p>289389</text:p>
          </table:table-cell>
          <table:table-cell/>
          <table:table-cell office:value-type="float" office:value="458805" calcext:value-type="float">
            <text:p>458805</text:p>
          </table:table-cell>
          <table:table-cell/>
          <table:table-cell office:value-type="float" office:value="708724" calcext:value-type="float">
            <text:p>708724</text:p>
          </table:table-cell>
          <table:table-cell/>
          <table:table-cell office:value-type="float" office:value="725554" calcext:value-type="float">
            <text:p>725554</text:p>
          </table:table-cell>
          <table:table-cell/>
          <table:table-cell office:value-type="float" office:value="941437" calcext:value-type="float">
            <text:p>941437</text:p>
          </table:table-cell>
          <table:table-cell/>
          <table:table-cell office:value-type="float" office:value="1330811" calcext:value-type="float">
            <text:p>1330811</text:p>
          </table:table-cell>
          <table:table-cell/>
          <table:table-cell office:value-type="float" office:value="1040200" calcext:value-type="float">
            <text:p>104020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49555" calcext:value-type="float">
            <text:p>49555</text:p>
          </table:table-cell>
          <table:table-cell/>
          <table:table-cell office:value-type="float" office:value="75611" calcext:value-type="float">
            <text:p>75611</text:p>
          </table:table-cell>
          <table:table-cell/>
          <table:table-cell office:value-type="float" office:value="56875" calcext:value-type="float">
            <text:p>56875</text:p>
          </table:table-cell>
          <table:table-cell/>
          <table:table-cell office:value-type="float" office:value="86678" calcext:value-type="float">
            <text:p>86678</text:p>
          </table:table-cell>
          <table:table-cell/>
          <table:table-cell office:value-type="float" office:value="454437" calcext:value-type="float">
            <text:p>454437</text:p>
          </table:table-cell>
          <table:table-cell/>
          <table:table-cell office:value-type="float" office:value="261181" calcext:value-type="float">
            <text:p>261181</text:p>
          </table:table-cell>
          <table:table-cell/>
          <table:table-cell office:value-type="float" office:value="459729" calcext:value-type="float">
            <text:p>459729</text:p>
          </table:table-cell>
          <table:table-cell/>
          <table:table-cell office:value-type="float" office:value="753225" calcext:value-type="float">
            <text:p>753225</text:p>
          </table:table-cell>
          <table:table-cell/>
          <table:table-cell office:value-type="float" office:value="937675" calcext:value-type="float">
            <text:p>937675</text:p>
          </table:table-cell>
          <table:table-cell/>
          <table:table-cell office:value-type="float" office:value="1329711" calcext:value-type="float">
            <text:p>1329711</text:p>
          </table:table-cell>
          <table:table-cell/>
          <table:table-cell office:value-type="float" office:value="1281309" calcext:value-type="float">
            <text:p>1281309</text:p>
          </table:table-cell>
          <table:table-cell/>
          <table:table-cell office:value-type="float" office:value="1473187" calcext:value-type="float">
            <text:p>1473187</text:p>
          </table:table-cell>
          <table:table-cell/>
          <table:table-cell office:value-type="float" office:value="1621729" calcext:value-type="float">
            <text:p>16217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0971" calcext:value-type="float">
            <text:p>460971</text:p>
          </table:table-cell>
          <table:table-cell/>
          <table:table-cell office:value-type="float" office:value="270950" calcext:value-type="float">
            <text:p>270950</text:p>
          </table:table-cell>
          <table:table-cell/>
          <table:table-cell office:value-type="float" office:value="467647" calcext:value-type="float">
            <text:p>467647</text:p>
          </table:table-cell>
          <table:table-cell/>
          <table:table-cell office:value-type="float" office:value="714546" calcext:value-type="float">
            <text:p>714546</text:p>
          </table:table-cell>
          <table:table-cell/>
          <table:table-cell office:value-type="float" office:value="1054187" calcext:value-type="float">
            <text:p>1054187</text:p>
          </table:table-cell>
          <table:table-cell/>
          <table:table-cell office:value-type="float" office:value="1081221" calcext:value-type="float">
            <text:p>1081221</text:p>
          </table:table-cell>
          <table:table-cell/>
          <table:table-cell office:value-type="float" office:value="1510053" calcext:value-type="float">
            <text:p>1510053</text:p>
          </table:table-cell>
          <table:table-cell/>
          <table:table-cell office:value-type="float" office:value="1769954" calcext:value-type="float">
            <text:p>1769954</text:p>
          </table:table-cell>
          <table:table-cell/>
          <table:table-cell office:value-type="float" office:value="1715067" calcext:value-type="float">
            <text:p>17150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3208" calcext:value-type="float">
            <text:p>323208</text:p>
          </table:table-cell>
          <table:table-cell/>
          <table:table-cell office:value-type="float" office:value="375195" calcext:value-type="float">
            <text:p>375195</text:p>
          </table:table-cell>
          <table:table-cell/>
          <table:table-cell office:value-type="float" office:value="469799" calcext:value-type="float">
            <text:p>469799</text:p>
          </table:table-cell>
          <table:table-cell/>
          <table:table-cell office:value-type="float" office:value="742958" calcext:value-type="float">
            <text:p>742958</text:p>
          </table:table-cell>
          <table:table-cell/>
          <table:table-cell office:value-type="float" office:value="1023681" calcext:value-type="float">
            <text:p>1023681</text:p>
          </table:table-cell>
          <table:table-cell/>
          <table:table-cell office:value-type="float" office:value="642176" calcext:value-type="float">
            <text:p>642176</text:p>
          </table:table-cell>
          <table:table-cell/>
          <table:table-cell office:value-type="float" office:value="1119745" calcext:value-type="float">
            <text:p>1119745</text:p>
          </table:table-cell>
          <table:table-cell/>
          <table:table-cell office:value-type="float" office:value="1449925" calcext:value-type="float">
            <text:p>1449925</text:p>
          </table:table-cell>
          <table:table-cell/>
          <table:table-cell office:value-type="float" office:value="1334754" calcext:value-type="float">
            <text:p>133475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3229" calcext:value-type="float">
            <text:p>213229</text:p>
          </table:table-cell>
          <table:table-cell/>
          <table:table-cell office:value-type="float" office:value="239493" calcext:value-type="float">
            <text:p>239493</text:p>
          </table:table-cell>
          <table:table-cell/>
          <table:table-cell office:value-type="float" office:value="397953" calcext:value-type="float">
            <text:p>397953</text:p>
          </table:table-cell>
          <table:table-cell/>
          <table:table-cell office:value-type="float" office:value="620108" calcext:value-type="float">
            <text:p>620108</text:p>
          </table:table-cell>
          <table:table-cell/>
          <table:table-cell office:value-type="float" office:value="834065" calcext:value-type="float">
            <text:p>834065</text:p>
          </table:table-cell>
          <table:table-cell/>
          <table:table-cell office:value-type="float" office:value="1008523" calcext:value-type="float">
            <text:p>1008523</text:p>
          </table:table-cell>
          <table:table-cell/>
          <table:table-cell office:value-type="float" office:value="1628440" calcext:value-type="float">
            <text:p>1628440</text:p>
          </table:table-cell>
          <table:table-cell/>
          <table:table-cell office:value-type="float" office:value="1331952" calcext:value-type="float">
            <text:p>1331952</text:p>
          </table:table-cell>
          <table:table-cell/>
          <table:table-cell office:value-type="float" office:value="1114818" calcext:value-type="float">
            <text:p>11148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8945" calcext:value-type="float">
            <text:p>198945</text:p>
          </table:table-cell>
          <table:table-cell/>
          <table:table-cell office:value-type="float" office:value="285198" calcext:value-type="float">
            <text:p>285198</text:p>
          </table:table-cell>
          <table:table-cell/>
          <table:table-cell office:value-type="float" office:value="400949" calcext:value-type="float">
            <text:p>400949</text:p>
          </table:table-cell>
          <table:table-cell/>
          <table:table-cell office:value-type="float" office:value="619917" calcext:value-type="float">
            <text:p>619917</text:p>
          </table:table-cell>
          <table:table-cell/>
          <table:table-cell office:value-type="float" office:value="1105412" calcext:value-type="float">
            <text:p>1105412</text:p>
          </table:table-cell>
          <table:table-cell/>
          <table:table-cell office:value-type="float" office:value="1018700" calcext:value-type="float">
            <text:p>1018700</text:p>
          </table:table-cell>
          <table:table-cell/>
          <table:table-cell office:value-type="float" office:value="1435325" calcext:value-type="float">
            <text:p>1435325</text:p>
          </table:table-cell>
          <table:table-cell/>
          <table:table-cell office:value-type="float" office:value="1257659" calcext:value-type="float">
            <text:p>1257659</text:p>
          </table:table-cell>
          <table:table-cell/>
          <table:table-cell office:value-type="float" office:value="1482640" calcext:value-type="float">
            <text:p>14826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1819" calcext:value-type="float">
            <text:p>211819</text:p>
          </table:table-cell>
          <table:table-cell/>
          <table:table-cell office:value-type="float" office:value="238691" calcext:value-type="float">
            <text:p>238691</text:p>
          </table:table-cell>
          <table:table-cell/>
          <table:table-cell office:value-type="float" office:value="402521" calcext:value-type="float">
            <text:p>402521</text:p>
          </table:table-cell>
          <table:table-cell/>
          <table:table-cell office:value-type="float" office:value="621784" calcext:value-type="float">
            <text:p>621784</text:p>
          </table:table-cell>
          <table:table-cell/>
          <table:table-cell office:value-type="float" office:value="963719" calcext:value-type="float">
            <text:p>963719</text:p>
          </table:table-cell>
          <table:table-cell/>
          <table:table-cell office:value-type="float" office:value="1161965" calcext:value-type="float">
            <text:p>1161965</text:p>
          </table:table-cell>
          <table:table-cell/>
          <table:table-cell office:value-type="float" office:value="1166404" calcext:value-type="float">
            <text:p>1166404</text:p>
          </table:table-cell>
          <table:table-cell/>
          <table:table-cell office:value-type="float" office:value="1555117" calcext:value-type="float">
            <text:p>1555117</text:p>
          </table:table-cell>
          <table:table-cell/>
          <table:table-cell office:value-type="float" office:value="1615019" calcext:value-type="float">
            <text:p>16150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2761" calcext:value-type="float">
            <text:p>392761</text:p>
          </table:table-cell>
          <table:table-cell/>
          <table:table-cell office:value-type="float" office:value="448890" calcext:value-type="float">
            <text:p>448890</text:p>
          </table:table-cell>
          <table:table-cell/>
          <table:table-cell office:value-type="float" office:value="404626" calcext:value-type="float">
            <text:p>404626</text:p>
          </table:table-cell>
          <table:table-cell/>
          <table:table-cell office:value-type="float" office:value="757600" calcext:value-type="float">
            <text:p>757600</text:p>
          </table:table-cell>
          <table:table-cell/>
          <table:table-cell office:value-type="float" office:value="821090" calcext:value-type="float">
            <text:p>821090</text:p>
          </table:table-cell>
          <table:table-cell/>
          <table:table-cell office:value-type="float" office:value="969800" calcext:value-type="float">
            <text:p>969800</text:p>
          </table:table-cell>
          <table:table-cell/>
          <table:table-cell office:value-type="float" office:value="1445069" calcext:value-type="float">
            <text:p>1445069</text:p>
          </table:table-cell>
          <table:table-cell/>
          <table:table-cell office:value-type="float" office:value="1343670" calcext:value-type="float">
            <text:p>1343670</text:p>
          </table:table-cell>
          <table:table-cell/>
          <table:table-cell office:value-type="float" office:value="1809514" calcext:value-type="float">
            <text:p>18095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2977" calcext:value-type="float">
            <text:p>462977</text:p>
          </table:table-cell>
          <table:table-cell/>
          <table:table-cell office:value-type="float" office:value="328391" calcext:value-type="float">
            <text:p>328391</text:p>
          </table:table-cell>
          <table:table-cell/>
          <table:table-cell office:value-type="float" office:value="407406" calcext:value-type="float">
            <text:p>407406</text:p>
          </table:table-cell>
          <table:table-cell/>
          <table:table-cell office:value-type="float" office:value="628481" calcext:value-type="float">
            <text:p>628481</text:p>
          </table:table-cell>
          <table:table-cell/>
          <table:table-cell office:value-type="float" office:value="843942" calcext:value-type="float">
            <text:p>843942</text:p>
          </table:table-cell>
          <table:table-cell/>
          <table:table-cell office:value-type="float" office:value="998551" calcext:value-type="float">
            <text:p>998551</text:p>
          </table:table-cell>
          <table:table-cell/>
          <table:table-cell office:value-type="float" office:value="1118635" calcext:value-type="float">
            <text:p>1118635</text:p>
          </table:table-cell>
          <table:table-cell/>
          <table:table-cell office:value-type="float" office:value="1259537" calcext:value-type="float">
            <text:p>1259537</text:p>
          </table:table-cell>
          <table:table-cell/>
          <table:table-cell office:value-type="float" office:value="1641828" calcext:value-type="float">
            <text:p>16418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6298" calcext:value-type="float">
            <text:p>196298</text:p>
          </table:table-cell>
          <table:table-cell/>
          <table:table-cell office:value-type="float" office:value="286968" calcext:value-type="float">
            <text:p>286968</text:p>
          </table:table-cell>
          <table:table-cell/>
          <table:table-cell office:value-type="float" office:value="397091" calcext:value-type="float">
            <text:p>397091</text:p>
          </table:table-cell>
          <table:table-cell/>
          <table:table-cell office:value-type="float" office:value="634880" calcext:value-type="float">
            <text:p>634880</text:p>
          </table:table-cell>
          <table:table-cell/>
          <table:table-cell office:value-type="float" office:value="862249" calcext:value-type="float">
            <text:p>862249</text:p>
          </table:table-cell>
          <table:table-cell/>
          <table:table-cell office:value-type="float" office:value="1035412" calcext:value-type="float">
            <text:p>1035412</text:p>
          </table:table-cell>
          <table:table-cell/>
          <table:table-cell office:value-type="float" office:value="1200896" calcext:value-type="float">
            <text:p>1200896</text:p>
          </table:table-cell>
          <table:table-cell/>
          <table:table-cell office:value-type="float" office:value="1314639" calcext:value-type="float">
            <text:p>1314639</text:p>
          </table:table-cell>
          <table:table-cell/>
          <table:table-cell office:value-type="float" office:value="1367722" calcext:value-type="float">
            <text:p>136772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76168" calcext:value-type="float">
            <text:p>76168</text:p>
          </table:table-cell>
          <table:table-cell/>
          <table:table-cell office:value-type="float" office:value="174142" calcext:value-type="float">
            <text:p>174142</text:p>
          </table:table-cell>
          <table:table-cell/>
          <table:table-cell office:value-type="float" office:value="115992" calcext:value-type="float">
            <text:p>115992</text:p>
          </table:table-cell>
          <table:table-cell/>
          <table:table-cell office:value-type="float" office:value="330826" calcext:value-type="float">
            <text:p>330826</text:p>
          </table:table-cell>
          <table:table-cell/>
          <table:table-cell office:value-type="float" office:value="427184" calcext:value-type="float">
            <text:p>42718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17542" calcext:value-type="float">
            <text:p>117542</text:p>
          </table:table-cell>
          <table:table-cell/>
          <table:table-cell office:value-type="float" office:value="191720" calcext:value-type="float">
            <text:p>191720</text:p>
          </table:table-cell>
          <table:table-cell/>
          <table:table-cell office:value-type="float" office:value="112627" calcext:value-type="float">
            <text:p>112627</text:p>
          </table:table-cell>
          <table:table-cell/>
          <table:table-cell office:value-type="float" office:value="169665" calcext:value-type="float">
            <text:p>169665</text:p>
          </table:table-cell>
          <table:table-cell/>
          <table:table-cell office:value-type="float" office:value="241316" calcext:value-type="float">
            <text:p>241316</text:p>
          </table:table-cell>
          <table:table-cell/>
          <table:table-cell office:value-type="float" office:value="296296" calcext:value-type="float">
            <text:p>29629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89582" calcext:value-type="float">
            <text:p>89582</text:p>
          </table:table-cell>
          <table:table-cell/>
          <table:table-cell office:value-type="float" office:value="135627" calcext:value-type="float">
            <text:p>135627</text:p>
          </table:table-cell>
          <table:table-cell/>
          <table:table-cell office:value-type="float" office:value="223918" calcext:value-type="float">
            <text:p>223918</text:p>
          </table:table-cell>
          <table:table-cell/>
          <table:table-cell office:value-type="float" office:value="206896" calcext:value-type="float">
            <text:p>206896</text:p>
          </table:table-cell>
          <table:table-cell/>
          <table:table-cell office:value-type="float" office:value="542651" calcext:value-type="float">
            <text:p>542651</text:p>
          </table:table-cell>
          <table:table-cell/>
          <table:table-cell office:value-type="float" office:value="530119" calcext:value-type="float">
            <text:p>530119</text:p>
          </table:table-cell>
          <table:table-cell/>
          <table:table-cell office:value-type="float" office:value="538225" calcext:value-type="float">
            <text:p>53822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24352" calcext:value-type="float">
            <text:p>124352</text:p>
          </table:table-cell>
          <table:table-cell/>
          <table:table-cell office:value-type="float" office:value="206008" calcext:value-type="float">
            <text:p>206008</text:p>
          </table:table-cell>
          <table:table-cell/>
          <table:table-cell office:value-type="float" office:value="219908" calcext:value-type="float">
            <text:p>219908</text:p>
          </table:table-cell>
          <table:table-cell/>
          <table:table-cell office:value-type="float" office:value="636911" calcext:value-type="float">
            <text:p>636911</text:p>
          </table:table-cell>
          <table:table-cell/>
          <table:table-cell office:value-type="float" office:value="283109" calcext:value-type="float">
            <text:p>283109</text:p>
          </table:table-cell>
          <table:table-cell/>
          <table:table-cell office:value-type="float" office:value="566827" calcext:value-type="float">
            <text:p>566827</text:p>
          </table:table-cell>
          <table:table-cell/>
          <table:table-cell office:value-type="float" office:value="599999" calcext:value-type="float">
            <text:p>599999</text:p>
          </table:table-cell>
          <table:table-cell/>
          <table:table-cell office:value-type="float" office:value="756446" calcext:value-type="float">
            <text:p>75644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25849" calcext:value-type="float">
            <text:p>125849</text:p>
          </table:table-cell>
          <table:table-cell/>
          <table:table-cell office:value-type="float" office:value="199414" calcext:value-type="float">
            <text:p>199414</text:p>
          </table:table-cell>
          <table:table-cell/>
          <table:table-cell office:value-type="float" office:value="246297" calcext:value-type="float">
            <text:p>246297</text:p>
          </table:table-cell>
          <table:table-cell/>
          <table:table-cell office:value-type="float" office:value="701893" calcext:value-type="float">
            <text:p>701893</text:p>
          </table:table-cell>
          <table:table-cell/>
          <table:table-cell office:value-type="float" office:value="507204" calcext:value-type="float">
            <text:p>507204</text:p>
          </table:table-cell>
          <table:table-cell/>
          <table:table-cell office:value-type="float" office:value="414279" calcext:value-type="float">
            <text:p>414279</text:p>
          </table:table-cell>
          <table:table-cell/>
          <table:table-cell office:value-type="float" office:value="1644858" calcext:value-type="float">
            <text:p>1644858</text:p>
          </table:table-cell>
          <table:table-cell/>
          <table:table-cell office:value-type="float" office:value="830841" calcext:value-type="float">
            <text:p>830841</text:p>
          </table:table-cell>
          <table:table-cell/>
          <table:table-cell office:value-type="float" office:value="1035293" calcext:value-type="float">
            <text:p>103529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26342" calcext:value-type="float">
            <text:p>126342</text:p>
          </table:table-cell>
          <table:table-cell/>
          <table:table-cell office:value-type="float" office:value="231147" calcext:value-type="float">
            <text:p>231147</text:p>
          </table:table-cell>
          <table:table-cell/>
          <table:table-cell office:value-type="float" office:value="339440" calcext:value-type="float">
            <text:p>339440</text:p>
          </table:table-cell>
          <table:table-cell/>
          <table:table-cell office:value-type="float" office:value="597200" calcext:value-type="float">
            <text:p>597200</text:p>
          </table:table-cell>
          <table:table-cell/>
          <table:table-cell office:value-type="float" office:value="688395" calcext:value-type="float">
            <text:p>688395</text:p>
          </table:table-cell>
          <table:table-cell/>
          <table:table-cell office:value-type="float" office:value="427659" calcext:value-type="float">
            <text:p>427659</text:p>
          </table:table-cell>
          <table:table-cell/>
          <table:table-cell office:value-type="float" office:value="684935" calcext:value-type="float">
            <text:p>684935</text:p>
          </table:table-cell>
          <table:table-cell/>
          <table:table-cell office:value-type="float" office:value="856620" calcext:value-type="float">
            <text:p>856620</text:p>
          </table:table-cell>
          <table:table-cell/>
          <table:table-cell office:value-type="float" office:value="1188853" calcext:value-type="float">
            <text:p>1188853</text:p>
          </table:table-cell>
          <table:table-cell/>
          <table:table-cell office:value-type="float" office:value="1714284" calcext:value-type="float">
            <text:p>171428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26804" calcext:value-type="float">
            <text:p>126804</text:p>
          </table:table-cell>
          <table:table-cell/>
          <table:table-cell office:value-type="float" office:value="232791" calcext:value-type="float">
            <text:p>232791</text:p>
          </table:table-cell>
          <table:table-cell/>
          <table:table-cell office:value-type="float" office:value="410614" calcext:value-type="float">
            <text:p>410614</text:p>
          </table:table-cell>
          <table:table-cell/>
          <table:table-cell office:value-type="float" office:value="660050" calcext:value-type="float">
            <text:p>660050</text:p>
          </table:table-cell>
          <table:table-cell/>
          <table:table-cell office:value-type="float" office:value="719835" calcext:value-type="float">
            <text:p>719835</text:p>
          </table:table-cell>
          <table:table-cell/>
          <table:table-cell office:value-type="float" office:value="1442129" calcext:value-type="float">
            <text:p>1442129</text:p>
          </table:table-cell>
          <table:table-cell/>
          <table:table-cell office:value-type="float" office:value="516160" calcext:value-type="float">
            <text:p>516160</text:p>
          </table:table-cell>
          <table:table-cell/>
          <table:table-cell office:value-type="float" office:value="829291" calcext:value-type="float">
            <text:p>829291</text:p>
          </table:table-cell>
          <table:table-cell/>
          <table:table-cell office:value-type="float" office:value="684047" calcext:value-type="float">
            <text:p>684047</text:p>
          </table:table-cell>
          <table:table-cell/>
          <table:table-cell office:value-type="float" office:value="1544987" calcext:value-type="float">
            <text:p>1544987</text:p>
          </table:table-cell>
          <table:table-cell/>
          <table:table-cell office:value-type="float" office:value="1685889" calcext:value-type="float">
            <text:p>168588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8351" calcext:value-type="float">
            <text:p>128351</text:p>
          </table:table-cell>
          <table:table-cell/>
          <table:table-cell office:value-type="float" office:value="236515" calcext:value-type="float">
            <text:p>236515</text:p>
          </table:table-cell>
          <table:table-cell/>
          <table:table-cell office:value-type="float" office:value="428006" calcext:value-type="float">
            <text:p>428006</text:p>
          </table:table-cell>
          <table:table-cell/>
          <table:table-cell office:value-type="float" office:value="675326" calcext:value-type="float">
            <text:p>675326</text:p>
          </table:table-cell>
          <table:table-cell/>
          <table:table-cell office:value-type="float" office:value="808923" calcext:value-type="float">
            <text:p>808923</text:p>
          </table:table-cell>
          <table:table-cell/>
          <table:table-cell office:value-type="float" office:value="1135940" calcext:value-type="float">
            <text:p>1135940</text:p>
          </table:table-cell>
          <table:table-cell/>
          <table:table-cell office:value-type="float" office:value="594008" calcext:value-type="float">
            <text:p>594008</text:p>
          </table:table-cell>
          <table:table-cell/>
          <table:table-cell office:value-type="float" office:value="828478" calcext:value-type="float">
            <text:p>828478</text:p>
          </table:table-cell>
          <table:table-cell/>
          <table:table-cell office:value-type="float" office:value="1178734" calcext:value-type="float">
            <text:p>1178734</text:p>
          </table:table-cell>
          <table:table-cell/>
          <table:table-cell office:value-type="float" office:value="1534882" calcext:value-type="float">
            <text:p>1534882</text:p>
          </table:table-cell>
          <table:table-cell/>
          <table:table-cell office:value-type="float" office:value="1581428" calcext:value-type="float">
            <text:p>1581428</text:p>
          </table:table-cell>
          <table:table-cell/>
          <table:table-cell office:value-type="float" office:value="1430287" calcext:value-type="float">
            <text:p>143028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28222" calcext:value-type="float">
            <text:p>128222</text:p>
          </table:table-cell>
          <table:table-cell/>
          <table:table-cell office:value-type="float" office:value="240250" calcext:value-type="float">
            <text:p>240250</text:p>
          </table:table-cell>
          <table:table-cell/>
          <table:table-cell office:value-type="float" office:value="433030" calcext:value-type="float">
            <text:p>433030</text:p>
          </table:table-cell>
          <table:table-cell/>
          <table:table-cell office:value-type="float" office:value="685755" calcext:value-type="float">
            <text:p>685755</text:p>
          </table:table-cell>
          <table:table-cell/>
          <table:table-cell office:value-type="float" office:value="1065354" calcext:value-type="float">
            <text:p>1065354</text:p>
          </table:table-cell>
          <table:table-cell/>
          <table:table-cell office:value-type="float" office:value="753965" calcext:value-type="float">
            <text:p>753965</text:p>
          </table:table-cell>
          <table:table-cell/>
          <table:table-cell office:value-type="float" office:value="575123" calcext:value-type="float">
            <text:p>575123</text:p>
          </table:table-cell>
          <table:table-cell/>
          <table:table-cell office:value-type="float" office:value="917462" calcext:value-type="float">
            <text:p>917462</text:p>
          </table:table-cell>
          <table:table-cell/>
          <table:table-cell office:value-type="float" office:value="1249194" calcext:value-type="float">
            <text:p>1249194</text:p>
          </table:table-cell>
          <table:table-cell/>
          <table:table-cell office:value-type="float" office:value="1515198" calcext:value-type="float">
            <text:p>1515198</text:p>
          </table:table-cell>
          <table:table-cell/>
          <table:table-cell office:value-type="float" office:value="1561695" calcext:value-type="float">
            <text:p>1561695</text:p>
          </table:table-cell>
          <table:table-cell/>
          <table:table-cell office:value-type="float" office:value="1570696" calcext:value-type="float">
            <text:p>1570696</text:p>
          </table:table-cell>
          <table:table-cell/>
          <table:table-cell office:value-type="float" office:value="1432045" calcext:value-type="float">
            <text:p>143204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57089" calcext:value-type="float">
            <text:p>1057089</text:p>
          </table:table-cell>
          <table:table-cell/>
          <table:table-cell office:value-type="float" office:value="437787" calcext:value-type="float">
            <text:p>437787</text:p>
          </table:table-cell>
          <table:table-cell/>
          <table:table-cell office:value-type="float" office:value="573313" calcext:value-type="float">
            <text:p>573313</text:p>
          </table:table-cell>
          <table:table-cell/>
          <table:table-cell office:value-type="float" office:value="901515" calcext:value-type="float">
            <text:p>901515</text:p>
          </table:table-cell>
          <table:table-cell/>
          <table:table-cell office:value-type="float" office:value="1261459" calcext:value-type="float">
            <text:p>1261459</text:p>
          </table:table-cell>
          <table:table-cell/>
          <table:table-cell office:value-type="float" office:value="1272407" calcext:value-type="float">
            <text:p>1272407</text:p>
          </table:table-cell>
          <table:table-cell/>
          <table:table-cell office:value-type="float" office:value="928146" calcext:value-type="float">
            <text:p>928146</text:p>
          </table:table-cell>
          <table:table-cell/>
          <table:table-cell office:value-type="float" office:value="1265521" calcext:value-type="float">
            <text:p>1265521</text:p>
          </table:table-cell>
          <table:table-cell/>
          <table:table-cell office:value-type="float" office:value="1451451" calcext:value-type="float">
            <text:p>14514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75894" calcext:value-type="float">
            <text:p>1075894</text:p>
          </table:table-cell>
          <table:table-cell/>
          <table:table-cell office:value-type="float" office:value="902955" calcext:value-type="float">
            <text:p>902955</text:p>
          </table:table-cell>
          <table:table-cell/>
          <table:table-cell office:value-type="float" office:value="595201" calcext:value-type="float">
            <text:p>595201</text:p>
          </table:table-cell>
          <table:table-cell/>
          <table:table-cell office:value-type="float" office:value="903184" calcext:value-type="float">
            <text:p>903184</text:p>
          </table:table-cell>
          <table:table-cell/>
          <table:table-cell office:value-type="float" office:value="845094" calcext:value-type="float">
            <text:p>845094</text:p>
          </table:table-cell>
          <table:table-cell/>
          <table:table-cell office:value-type="float" office:value="321724" calcext:value-type="float">
            <text:p>321724</text:p>
          </table:table-cell>
          <table:table-cell/>
          <table:table-cell office:value-type="float" office:value="361335" calcext:value-type="float">
            <text:p>361335</text:p>
          </table:table-cell>
          <table:table-cell/>
          <table:table-cell office:value-type="float" office:value="345100" calcext:value-type="float">
            <text:p>345100</text:p>
          </table:table-cell>
          <table:table-cell/>
          <table:table-cell office:value-type="float" office:value="337807" calcext:value-type="float">
            <text:p>3378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6080" calcext:value-type="float">
            <text:p>356080</text:p>
          </table:table-cell>
          <table:table-cell/>
          <table:table-cell office:value-type="float" office:value="351784" calcext:value-type="float">
            <text:p>351784</text:p>
          </table:table-cell>
          <table:table-cell/>
          <table:table-cell office:value-type="float" office:value="349897" calcext:value-type="float">
            <text:p>349897</text:p>
          </table:table-cell>
          <table:table-cell/>
          <table:table-cell office:value-type="float" office:value="357879" calcext:value-type="float">
            <text:p>357879</text:p>
          </table:table-cell>
          <table:table-cell/>
          <table:table-cell office:value-type="float" office:value="350359" calcext:value-type="float">
            <text:p>350359</text:p>
          </table:table-cell>
          <table:table-cell/>
          <table:table-cell office:value-type="float" office:value="352425" calcext:value-type="float">
            <text:p>352425</text:p>
          </table:table-cell>
          <table:table-cell/>
          <table:table-cell office:value-type="float" office:value="1427138" calcext:value-type="float">
            <text:p>1427138</text:p>
          </table:table-cell>
          <table:table-cell/>
          <table:table-cell office:value-type="float" office:value="212845" calcext:value-type="float">
            <text:p>212845</text:p>
          </table:table-cell>
          <table:table-cell/>
          <table:table-cell office:value-type="float" office:value="362658" calcext:value-type="float">
            <text:p>36265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4385" calcext:value-type="float">
            <text:p>584385</text:p>
          </table:table-cell>
          <table:table-cell/>
          <table:table-cell office:value-type="float" office:value="241140" calcext:value-type="float">
            <text:p>241140</text:p>
          </table:table-cell>
          <table:table-cell/>
          <table:table-cell office:value-type="float" office:value="322064" calcext:value-type="float">
            <text:p>322064</text:p>
          </table:table-cell>
          <table:table-cell/>
          <table:table-cell office:value-type="float" office:value="530204" calcext:value-type="float">
            <text:p>530204</text:p>
          </table:table-cell>
          <table:table-cell/>
          <table:table-cell office:value-type="float" office:value="1010444" calcext:value-type="float">
            <text:p>1010444</text:p>
          </table:table-cell>
          <table:table-cell/>
          <table:table-cell office:value-type="float" office:value="1163114" calcext:value-type="float">
            <text:p>1163114</text:p>
          </table:table-cell>
          <table:table-cell/>
          <table:table-cell office:value-type="float" office:value="1153250" calcext:value-type="float">
            <text:p>1153250</text:p>
          </table:table-cell>
          <table:table-cell/>
          <table:table-cell office:value-type="float" office:value="358482" calcext:value-type="float">
            <text:p>358482</text:p>
          </table:table-cell>
          <table:table-cell/>
          <table:table-cell office:value-type="float" office:value="360386" calcext:value-type="float">
            <text:p>3603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9858" calcext:value-type="float">
            <text:p>339858</text:p>
          </table:table-cell>
          <table:table-cell/>
          <table:table-cell office:value-type="float" office:value="340605" calcext:value-type="float">
            <text:p>340605</text:p>
          </table:table-cell>
          <table:table-cell/>
          <table:table-cell office:value-type="float" office:value="334483" calcext:value-type="float">
            <text:p>334483</text:p>
          </table:table-cell>
          <table:table-cell/>
          <table:table-cell office:value-type="float" office:value="194176" calcext:value-type="float">
            <text:p>194176</text:p>
          </table:table-cell>
          <table:table-cell/>
          <table:table-cell office:value-type="float" office:value="184697" calcext:value-type="float">
            <text:p>184697</text:p>
          </table:table-cell>
          <table:table-cell/>
          <table:table-cell office:value-type="float" office:value="261886" calcext:value-type="float">
            <text:p>261886</text:p>
          </table:table-cell>
          <table:table-cell/>
          <table:table-cell office:value-type="float" office:value="357474" calcext:value-type="float">
            <text:p>357474</text:p>
          </table:table-cell>
          <table:table-cell/>
          <table:table-cell office:value-type="float" office:value="347803" calcext:value-type="float">
            <text:p>347803</text:p>
          </table:table-cell>
          <table:table-cell/>
          <table:table-cell office:value-type="float" office:value="439540" calcext:value-type="float">
            <text:p>4395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01476" calcext:value-type="float">
            <text:p>901476</text:p>
          </table:table-cell>
          <table:table-cell/>
          <table:table-cell office:value-type="float" office:value="340493" calcext:value-type="float">
            <text:p>340493</text:p>
          </table:table-cell>
          <table:table-cell/>
          <table:table-cell office:value-type="float" office:value="187299" calcext:value-type="float">
            <text:p>187299</text:p>
          </table:table-cell>
          <table:table-cell/>
          <table:table-cell office:value-type="float" office:value="124216" calcext:value-type="float">
            <text:p>124216</text:p>
          </table:table-cell>
          <table:table-cell/>
          <table:table-cell office:value-type="float" office:value="345583" calcext:value-type="float">
            <text:p>345583</text:p>
          </table:table-cell>
          <table:table-cell/>
          <table:table-cell office:value-type="float" office:value="338496" calcext:value-type="float">
            <text:p>338496</text:p>
          </table:table-cell>
          <table:table-cell/>
          <table:table-cell office:value-type="float" office:value="332472" calcext:value-type="float">
            <text:p>332472</text:p>
          </table:table-cell>
          <table:table-cell/>
          <table:table-cell office:value-type="float" office:value="852659" calcext:value-type="float">
            <text:p>852659</text:p>
          </table:table-cell>
          <table:table-cell/>
          <table:table-cell office:value-type="float" office:value="846067" calcext:value-type="float">
            <text:p>8460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7875" calcext:value-type="float">
            <text:p>207875</text:p>
          </table:table-cell>
          <table:table-cell/>
          <table:table-cell office:value-type="float" office:value="334850" calcext:value-type="float">
            <text:p>334850</text:p>
          </table:table-cell>
          <table:table-cell/>
          <table:table-cell office:value-type="float" office:value="341701" calcext:value-type="float">
            <text:p>341701</text:p>
          </table:table-cell>
          <table:table-cell/>
          <table:table-cell office:value-type="float" office:value="346857" calcext:value-type="float">
            <text:p>346857</text:p>
          </table:table-cell>
          <table:table-cell/>
          <table:table-cell office:value-type="float" office:value="281796" calcext:value-type="float">
            <text:p>281796</text:p>
          </table:table-cell>
          <table:table-cell/>
          <table:table-cell office:value-type="float" office:value="341202" calcext:value-type="float">
            <text:p>341202</text:p>
          </table:table-cell>
          <table:table-cell/>
          <table:table-cell office:value-type="float" office:value="485912" calcext:value-type="float">
            <text:p>485912</text:p>
          </table:table-cell>
          <table:table-cell/>
          <table:table-cell office:value-type="float" office:value="341282" calcext:value-type="float">
            <text:p>341282</text:p>
          </table:table-cell>
          <table:table-cell/>
          <table:table-cell office:value-type="float" office:value="343176" calcext:value-type="float">
            <text:p>3431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9642" calcext:value-type="float">
            <text:p>339642</text:p>
          </table:table-cell>
          <table:table-cell/>
          <table:table-cell office:value-type="float" office:value="310621" calcext:value-type="float">
            <text:p>310621</text:p>
          </table:table-cell>
          <table:table-cell/>
          <table:table-cell office:value-type="float" office:value="318380" calcext:value-type="float">
            <text:p>318380</text:p>
          </table:table-cell>
          <table:table-cell/>
          <table:table-cell office:value-type="float" office:value="331742" calcext:value-type="float">
            <text:p>331742</text:p>
          </table:table-cell>
          <table:table-cell/>
          <table:table-cell office:value-type="float" office:value="327719" calcext:value-type="float">
            <text:p>327719</text:p>
          </table:table-cell>
          <table:table-cell/>
          <table:table-cell office:value-type="float" office:value="365425" calcext:value-type="float">
            <text:p>365425</text:p>
          </table:table-cell>
          <table:table-cell/>
          <table:table-cell office:value-type="float" office:value="297683" calcext:value-type="float">
            <text:p>297683</text:p>
          </table:table-cell>
          <table:table-cell/>
          <table:table-cell office:value-type="float" office:value="319706" calcext:value-type="float">
            <text:p>319706</text:p>
          </table:table-cell>
          <table:table-cell/>
          <table:table-cell office:value-type="float" office:value="386466" calcext:value-type="float">
            <text:p>38646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1445" calcext:value-type="float">
            <text:p>21445</text:p>
          </table:table-cell>
          <table:table-cell/>
          <table:table-cell office:value-type="float" office:value="121658" calcext:value-type="float">
            <text:p>121658</text:p>
          </table:table-cell>
          <table:table-cell/>
          <table:table-cell office:value-type="float" office:value="100994" calcext:value-type="float">
            <text:p>100994</text:p>
          </table:table-cell>
          <table:table-cell/>
          <table:table-cell office:value-type="float" office:value="204650" calcext:value-type="float">
            <text:p>204650</text:p>
          </table:table-cell>
          <table:table-cell/>
          <table:table-cell office:value-type="float" office:value="254826" calcext:value-type="float">
            <text:p>25482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5170" calcext:value-type="float">
            <text:p>75170</text:p>
          </table:table-cell>
          <table:table-cell/>
          <table:table-cell office:value-type="float" office:value="40152" calcext:value-type="float">
            <text:p>40152</text:p>
          </table:table-cell>
          <table:table-cell/>
          <table:table-cell office:value-type="float" office:value="40721" calcext:value-type="float">
            <text:p>40721</text:p>
          </table:table-cell>
          <table:table-cell/>
          <table:table-cell office:value-type="float" office:value="75883" calcext:value-type="float">
            <text:p>75883</text:p>
          </table:table-cell>
          <table:table-cell/>
          <table:table-cell office:value-type="float" office:value="134419" calcext:value-type="float">
            <text:p>134419</text:p>
          </table:table-cell>
          <table:table-cell/>
          <table:table-cell office:value-type="float" office:value="187366" calcext:value-type="float">
            <text:p>18736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8172" calcext:value-type="float">
            <text:p>38172</text:p>
          </table:table-cell>
          <table:table-cell/>
          <table:table-cell office:value-type="float" office:value="29235" calcext:value-type="float">
            <text:p>29235</text:p>
          </table:table-cell>
          <table:table-cell/>
          <table:table-cell office:value-type="float" office:value="50324" calcext:value-type="float">
            <text:p>50324</text:p>
          </table:table-cell>
          <table:table-cell/>
          <table:table-cell office:value-type="float" office:value="92582" calcext:value-type="float">
            <text:p>92582</text:p>
          </table:table-cell>
          <table:table-cell/>
          <table:table-cell office:value-type="float" office:value="149574" calcext:value-type="float">
            <text:p>149574</text:p>
          </table:table-cell>
          <table:table-cell/>
          <table:table-cell office:value-type="float" office:value="255072" calcext:value-type="float">
            <text:p>255072</text:p>
          </table:table-cell>
          <table:table-cell/>
          <table:table-cell office:value-type="float" office:value="344647" calcext:value-type="float">
            <text:p>344647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8048" calcext:value-type="float">
            <text:p>18048</text:p>
          </table:table-cell>
          <table:table-cell/>
          <table:table-cell office:value-type="float" office:value="37730" calcext:value-type="float">
            <text:p>37730</text:p>
          </table:table-cell>
          <table:table-cell/>
          <table:table-cell office:value-type="float" office:value="68407" calcext:value-type="float">
            <text:p>68407</text:p>
          </table:table-cell>
          <table:table-cell/>
          <table:table-cell office:value-type="float" office:value="104544" calcext:value-type="float">
            <text:p>104544</text:p>
          </table:table-cell>
          <table:table-cell/>
          <table:table-cell office:value-type="float" office:value="145134" calcext:value-type="float">
            <text:p>145134</text:p>
          </table:table-cell>
          <table:table-cell/>
          <table:table-cell office:value-type="float" office:value="177747" calcext:value-type="float">
            <text:p>177747</text:p>
          </table:table-cell>
          <table:table-cell/>
          <table:table-cell office:value-type="float" office:value="247945" calcext:value-type="float">
            <text:p>247945</text:p>
          </table:table-cell>
          <table:table-cell/>
          <table:table-cell office:value-type="float" office:value="338569" calcext:value-type="float">
            <text:p>33856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4065" calcext:value-type="float">
            <text:p>24065</text:p>
          </table:table-cell>
          <table:table-cell/>
          <table:table-cell office:value-type="float" office:value="29031" calcext:value-type="float">
            <text:p>29031</text:p>
          </table:table-cell>
          <table:table-cell/>
          <table:table-cell office:value-type="float" office:value="79541" calcext:value-type="float">
            <text:p>79541</text:p>
          </table:table-cell>
          <table:table-cell/>
          <table:table-cell office:value-type="float" office:value="130017" calcext:value-type="float">
            <text:p>130017</text:p>
          </table:table-cell>
          <table:table-cell/>
          <table:table-cell office:value-type="float" office:value="140453" calcext:value-type="float">
            <text:p>140453</text:p>
          </table:table-cell>
          <table:table-cell/>
          <table:table-cell office:value-type="float" office:value="201719" calcext:value-type="float">
            <text:p>201719</text:p>
          </table:table-cell>
          <table:table-cell/>
          <table:table-cell office:value-type="float" office:value="313911" calcext:value-type="float">
            <text:p>313911</text:p>
          </table:table-cell>
          <table:table-cell/>
          <table:table-cell office:value-type="float" office:value="723039" calcext:value-type="float">
            <text:p>723039</text:p>
          </table:table-cell>
          <table:table-cell/>
          <table:table-cell office:value-type="float" office:value="475996" calcext:value-type="float">
            <text:p>47599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5075" calcext:value-type="float">
            <text:p>25075</text:p>
          </table:table-cell>
          <table:table-cell/>
          <table:table-cell office:value-type="float" office:value="65283" calcext:value-type="float">
            <text:p>65283</text:p>
          </table:table-cell>
          <table:table-cell/>
          <table:table-cell office:value-type="float" office:value="59143" calcext:value-type="float">
            <text:p>59143</text:p>
          </table:table-cell>
          <table:table-cell/>
          <table:table-cell office:value-type="float" office:value="113219" calcext:value-type="float">
            <text:p>113219</text:p>
          </table:table-cell>
          <table:table-cell/>
          <table:table-cell office:value-type="float" office:value="130802" calcext:value-type="float">
            <text:p>130802</text:p>
          </table:table-cell>
          <table:table-cell/>
          <table:table-cell office:value-type="float" office:value="211115" calcext:value-type="float">
            <text:p>211115</text:p>
          </table:table-cell>
          <table:table-cell/>
          <table:table-cell office:value-type="float" office:value="517519" calcext:value-type="float">
            <text:p>517519</text:p>
          </table:table-cell>
          <table:table-cell/>
          <table:table-cell office:value-type="float" office:value="483460" calcext:value-type="float">
            <text:p>483460</text:p>
          </table:table-cell>
          <table:table-cell/>
          <table:table-cell office:value-type="float" office:value="428657" calcext:value-type="float">
            <text:p>428657</text:p>
          </table:table-cell>
          <table:table-cell/>
          <table:table-cell office:value-type="float" office:value="824355" calcext:value-type="float">
            <text:p>82435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43445" calcext:value-type="float">
            <text:p>43445</text:p>
          </table:table-cell>
          <table:table-cell/>
          <table:table-cell office:value-type="float" office:value="50672" calcext:value-type="float">
            <text:p>50672</text:p>
          </table:table-cell>
          <table:table-cell/>
          <table:table-cell office:value-type="float" office:value="150138" calcext:value-type="float">
            <text:p>150138</text:p>
          </table:table-cell>
          <table:table-cell/>
          <table:table-cell office:value-type="float" office:value="72853" calcext:value-type="float">
            <text:p>72853</text:p>
          </table:table-cell>
          <table:table-cell/>
          <table:table-cell office:value-type="float" office:value="160057" calcext:value-type="float">
            <text:p>160057</text:p>
          </table:table-cell>
          <table:table-cell/>
          <table:table-cell office:value-type="float" office:value="269318" calcext:value-type="float">
            <text:p>269318</text:p>
          </table:table-cell>
          <table:table-cell/>
          <table:table-cell office:value-type="float" office:value="349466" calcext:value-type="float">
            <text:p>349466</text:p>
          </table:table-cell>
          <table:table-cell/>
          <table:table-cell office:value-type="float" office:value="512869" calcext:value-type="float">
            <text:p>512869</text:p>
          </table:table-cell>
          <table:table-cell/>
          <table:table-cell office:value-type="float" office:value="779910" calcext:value-type="float">
            <text:p>779910</text:p>
          </table:table-cell>
          <table:table-cell/>
          <table:table-cell office:value-type="float" office:value="1155359" calcext:value-type="float">
            <text:p>1155359</text:p>
          </table:table-cell>
          <table:table-cell/>
          <table:table-cell office:value-type="float" office:value="802126" calcext:value-type="float">
            <text:p>80212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8840" calcext:value-type="float">
            <text:p>38840</text:p>
          </table:table-cell>
          <table:table-cell/>
          <table:table-cell office:value-type="float" office:value="66512" calcext:value-type="float">
            <text:p>66512</text:p>
          </table:table-cell>
          <table:table-cell/>
          <table:table-cell office:value-type="float" office:value="118889" calcext:value-type="float">
            <text:p>118889</text:p>
          </table:table-cell>
          <table:table-cell/>
          <table:table-cell office:value-type="float" office:value="76852" calcext:value-type="float">
            <text:p>76852</text:p>
          </table:table-cell>
          <table:table-cell/>
          <table:table-cell office:value-type="float" office:value="235654" calcext:value-type="float">
            <text:p>235654</text:p>
          </table:table-cell>
          <table:table-cell/>
          <table:table-cell office:value-type="float" office:value="262290" calcext:value-type="float">
            <text:p>262290</text:p>
          </table:table-cell>
          <table:table-cell/>
          <table:table-cell office:value-type="float" office:value="443010" calcext:value-type="float">
            <text:p>443010</text:p>
          </table:table-cell>
          <table:table-cell/>
          <table:table-cell office:value-type="float" office:value="707596" calcext:value-type="float">
            <text:p>707596</text:p>
          </table:table-cell>
          <table:table-cell/>
          <table:table-cell office:value-type="float" office:value="1005952" calcext:value-type="float">
            <text:p>1005952</text:p>
          </table:table-cell>
          <table:table-cell/>
          <table:table-cell office:value-type="float" office:value="1187349" calcext:value-type="float">
            <text:p>1187349</text:p>
          </table:table-cell>
          <table:table-cell/>
          <table:table-cell office:value-type="float" office:value="1071196" calcext:value-type="float">
            <text:p>1071196</text:p>
          </table:table-cell>
          <table:table-cell/>
          <table:table-cell office:value-type="float" office:value="1317631" calcext:value-type="float">
            <text:p>131763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43872" calcext:value-type="float">
            <text:p>43872</text:p>
          </table:table-cell>
          <table:table-cell/>
          <table:table-cell office:value-type="float" office:value="82052" calcext:value-type="float">
            <text:p>82052</text:p>
          </table:table-cell>
          <table:table-cell/>
          <table:table-cell office:value-type="float" office:value="67646" calcext:value-type="float">
            <text:p>67646</text:p>
          </table:table-cell>
          <table:table-cell/>
          <table:table-cell office:value-type="float" office:value="88909" calcext:value-type="float">
            <text:p>88909</text:p>
          </table:table-cell>
          <table:table-cell/>
          <table:table-cell office:value-type="float" office:value="250323" calcext:value-type="float">
            <text:p>250323</text:p>
          </table:table-cell>
          <table:table-cell/>
          <table:table-cell office:value-type="float" office:value="266076" calcext:value-type="float">
            <text:p>266076</text:p>
          </table:table-cell>
          <table:table-cell/>
          <table:table-cell office:value-type="float" office:value="428799" calcext:value-type="float">
            <text:p>428799</text:p>
          </table:table-cell>
          <table:table-cell/>
          <table:table-cell office:value-type="float" office:value="711904" calcext:value-type="float">
            <text:p>711904</text:p>
          </table:table-cell>
          <table:table-cell/>
          <table:table-cell office:value-type="float" office:value="1041900" calcext:value-type="float">
            <text:p>1041900</text:p>
          </table:table-cell>
          <table:table-cell/>
          <table:table-cell office:value-type="float" office:value="1137317" calcext:value-type="float">
            <text:p>1137317</text:p>
          </table:table-cell>
          <table:table-cell/>
          <table:table-cell office:value-type="float" office:value="1378307" calcext:value-type="float">
            <text:p>1378307</text:p>
          </table:table-cell>
          <table:table-cell/>
          <table:table-cell office:value-type="float" office:value="1298292" calcext:value-type="float">
            <text:p>1298292</text:p>
          </table:table-cell>
          <table:table-cell/>
          <table:table-cell office:value-type="float" office:value="1441267" calcext:value-type="float">
            <text:p>14412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8206" calcext:value-type="float">
            <text:p>318206</text:p>
          </table:table-cell>
          <table:table-cell/>
          <table:table-cell office:value-type="float" office:value="278808" calcext:value-type="float">
            <text:p>278808</text:p>
          </table:table-cell>
          <table:table-cell/>
          <table:table-cell office:value-type="float" office:value="470886" calcext:value-type="float">
            <text:p>470886</text:p>
          </table:table-cell>
          <table:table-cell/>
          <table:table-cell office:value-type="float" office:value="743669" calcext:value-type="float">
            <text:p>743669</text:p>
          </table:table-cell>
          <table:table-cell/>
          <table:table-cell office:value-type="float" office:value="1013070" calcext:value-type="float">
            <text:p>1013070</text:p>
          </table:table-cell>
          <table:table-cell/>
          <table:table-cell office:value-type="float" office:value="1124562" calcext:value-type="float">
            <text:p>1124562</text:p>
          </table:table-cell>
          <table:table-cell/>
          <table:table-cell office:value-type="float" office:value="1265142" calcext:value-type="float">
            <text:p>1265142</text:p>
          </table:table-cell>
          <table:table-cell/>
          <table:table-cell office:value-type="float" office:value="1554332" calcext:value-type="float">
            <text:p>1554332</text:p>
          </table:table-cell>
          <table:table-cell/>
          <table:table-cell office:value-type="float" office:value="1656103" calcext:value-type="float">
            <text:p>16561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2039" calcext:value-type="float">
            <text:p>322039</text:p>
          </table:table-cell>
          <table:table-cell/>
          <table:table-cell office:value-type="float" office:value="267957" calcext:value-type="float">
            <text:p>267957</text:p>
          </table:table-cell>
          <table:table-cell/>
          <table:table-cell office:value-type="float" office:value="486789" calcext:value-type="float">
            <text:p>486789</text:p>
          </table:table-cell>
          <table:table-cell/>
          <table:table-cell office:value-type="float" office:value="742701" calcext:value-type="float">
            <text:p>742701</text:p>
          </table:table-cell>
          <table:table-cell/>
          <table:table-cell office:value-type="float" office:value="945051" calcext:value-type="float">
            <text:p>945051</text:p>
          </table:table-cell>
          <table:table-cell/>
          <table:table-cell office:value-type="float" office:value="694090" calcext:value-type="float">
            <text:p>694090</text:p>
          </table:table-cell>
          <table:table-cell/>
          <table:table-cell office:value-type="float" office:value="1239049" calcext:value-type="float">
            <text:p>1239049</text:p>
          </table:table-cell>
          <table:table-cell/>
          <table:table-cell office:value-type="float" office:value="1156546" calcext:value-type="float">
            <text:p>1156546</text:p>
          </table:table-cell>
          <table:table-cell/>
          <table:table-cell office:value-type="float" office:value="1220995" calcext:value-type="float">
            <text:p>122099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0469" calcext:value-type="float">
            <text:p>140469</text:p>
          </table:table-cell>
          <table:table-cell/>
          <table:table-cell office:value-type="float" office:value="241375" calcext:value-type="float">
            <text:p>241375</text:p>
          </table:table-cell>
          <table:table-cell/>
          <table:table-cell office:value-type="float" office:value="390096" calcext:value-type="float">
            <text:p>390096</text:p>
          </table:table-cell>
          <table:table-cell/>
          <table:table-cell office:value-type="float" office:value="610322" calcext:value-type="float">
            <text:p>610322</text:p>
          </table:table-cell>
          <table:table-cell/>
          <table:table-cell office:value-type="float" office:value="752869" calcext:value-type="float">
            <text:p>752869</text:p>
          </table:table-cell>
          <table:table-cell/>
          <table:table-cell office:value-type="float" office:value="981461" calcext:value-type="float">
            <text:p>981461</text:p>
          </table:table-cell>
          <table:table-cell/>
          <table:table-cell office:value-type="float" office:value="1481551" calcext:value-type="float">
            <text:p>1481551</text:p>
          </table:table-cell>
          <table:table-cell/>
          <table:table-cell office:value-type="float" office:value="1290841" calcext:value-type="float">
            <text:p>1290841</text:p>
          </table:table-cell>
          <table:table-cell/>
          <table:table-cell office:value-type="float" office:value="1323955" calcext:value-type="float">
            <text:p>13239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4103" calcext:value-type="float">
            <text:p>264103</text:p>
          </table:table-cell>
          <table:table-cell/>
          <table:table-cell office:value-type="float" office:value="164631" calcext:value-type="float">
            <text:p>164631</text:p>
          </table:table-cell>
          <table:table-cell/>
          <table:table-cell office:value-type="float" office:value="331015" calcext:value-type="float">
            <text:p>331015</text:p>
          </table:table-cell>
          <table:table-cell/>
          <table:table-cell office:value-type="float" office:value="705967" calcext:value-type="float">
            <text:p>705967</text:p>
          </table:table-cell>
          <table:table-cell/>
          <table:table-cell office:value-type="float" office:value="1041168" calcext:value-type="float">
            <text:p>1041168</text:p>
          </table:table-cell>
          <table:table-cell/>
          <table:table-cell office:value-type="float" office:value="1225589" calcext:value-type="float">
            <text:p>1225589</text:p>
          </table:table-cell>
          <table:table-cell/>
          <table:table-cell office:value-type="float" office:value="1397275" calcext:value-type="float">
            <text:p>1397275</text:p>
          </table:table-cell>
          <table:table-cell/>
          <table:table-cell office:value-type="float" office:value="1268401" calcext:value-type="float">
            <text:p>1268401</text:p>
          </table:table-cell>
          <table:table-cell/>
          <table:table-cell office:value-type="float" office:value="1522366" calcext:value-type="float">
            <text:p>152236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8375" calcext:value-type="float">
            <text:p>188375</text:p>
          </table:table-cell>
          <table:table-cell/>
          <table:table-cell office:value-type="float" office:value="244581" calcext:value-type="float">
            <text:p>244581</text:p>
          </table:table-cell>
          <table:table-cell/>
          <table:table-cell office:value-type="float" office:value="387258" calcext:value-type="float">
            <text:p>387258</text:p>
          </table:table-cell>
          <table:table-cell/>
          <table:table-cell office:value-type="float" office:value="468186" calcext:value-type="float">
            <text:p>468186</text:p>
          </table:table-cell>
          <table:table-cell/>
          <table:table-cell office:value-type="float" office:value="438653" calcext:value-type="float">
            <text:p>438653</text:p>
          </table:table-cell>
          <table:table-cell/>
          <table:table-cell office:value-type="float" office:value="957789" calcext:value-type="float">
            <text:p>957789</text:p>
          </table:table-cell>
          <table:table-cell/>
          <table:table-cell office:value-type="float" office:value="1210209" calcext:value-type="float">
            <text:p>1210209</text:p>
          </table:table-cell>
          <table:table-cell/>
          <table:table-cell office:value-type="float" office:value="783786" calcext:value-type="float">
            <text:p>783786</text:p>
          </table:table-cell>
          <table:table-cell/>
          <table:table-cell office:value-type="float" office:value="946925" calcext:value-type="float">
            <text:p>9469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2171" calcext:value-type="float">
            <text:p>442171</text:p>
          </table:table-cell>
          <table:table-cell/>
          <table:table-cell office:value-type="float" office:value="275159" calcext:value-type="float">
            <text:p>275159</text:p>
          </table:table-cell>
          <table:table-cell/>
          <table:table-cell office:value-type="float" office:value="329260" calcext:value-type="float">
            <text:p>329260</text:p>
          </table:table-cell>
          <table:table-cell/>
          <table:table-cell office:value-type="float" office:value="598080" calcext:value-type="float">
            <text:p>598080</text:p>
          </table:table-cell>
          <table:table-cell/>
          <table:table-cell office:value-type="float" office:value="741311" calcext:value-type="float">
            <text:p>741311</text:p>
          </table:table-cell>
          <table:table-cell/>
          <table:table-cell office:value-type="float" office:value="964907" calcext:value-type="float">
            <text:p>964907</text:p>
          </table:table-cell>
          <table:table-cell/>
          <table:table-cell office:value-type="float" office:value="1177884" calcext:value-type="float">
            <text:p>1177884</text:p>
          </table:table-cell>
          <table:table-cell/>
          <table:table-cell office:value-type="float" office:value="1569130" calcext:value-type="float">
            <text:p>1569130</text:p>
          </table:table-cell>
          <table:table-cell/>
          <table:table-cell office:value-type="float" office:value="1132533" calcext:value-type="float">
            <text:p>113253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0271" calcext:value-type="float">
            <text:p>220271</text:p>
          </table:table-cell>
          <table:table-cell/>
          <table:table-cell office:value-type="float" office:value="287779" calcext:value-type="float">
            <text:p>287779</text:p>
          </table:table-cell>
          <table:table-cell/>
          <table:table-cell office:value-type="float" office:value="398095" calcext:value-type="float">
            <text:p>398095</text:p>
          </table:table-cell>
          <table:table-cell/>
          <table:table-cell office:value-type="float" office:value="611907" calcext:value-type="float">
            <text:p>611907</text:p>
          </table:table-cell>
          <table:table-cell/>
          <table:table-cell office:value-type="float" office:value="713040" calcext:value-type="float">
            <text:p>713040</text:p>
          </table:table-cell>
          <table:table-cell/>
          <table:table-cell office:value-type="float" office:value="1032482" calcext:value-type="float">
            <text:p>1032482</text:p>
          </table:table-cell>
          <table:table-cell/>
          <table:table-cell office:value-type="float" office:value="1261611" calcext:value-type="float">
            <text:p>1261611</text:p>
          </table:table-cell>
          <table:table-cell/>
          <table:table-cell office:value-type="float" office:value="1267400" calcext:value-type="float">
            <text:p>1267400</text:p>
          </table:table-cell>
          <table:table-cell/>
          <table:table-cell office:value-type="float" office:value="1420632" calcext:value-type="float">
            <text:p>142063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8956" calcext:value-type="float">
            <text:p>198956</text:p>
          </table:table-cell>
          <table:table-cell/>
          <table:table-cell office:value-type="float" office:value="253076" calcext:value-type="float">
            <text:p>253076</text:p>
          </table:table-cell>
          <table:table-cell/>
          <table:table-cell office:value-type="float" office:value="393051" calcext:value-type="float">
            <text:p>393051</text:p>
          </table:table-cell>
          <table:table-cell/>
          <table:table-cell office:value-type="float" office:value="631968" calcext:value-type="float">
            <text:p>631968</text:p>
          </table:table-cell>
          <table:table-cell/>
          <table:table-cell office:value-type="float" office:value="793597" calcext:value-type="float">
            <text:p>793597</text:p>
          </table:table-cell>
          <table:table-cell/>
          <table:table-cell office:value-type="float" office:value="1079142" calcext:value-type="float">
            <text:p>1079142</text:p>
          </table:table-cell>
          <table:table-cell/>
          <table:table-cell office:value-type="float" office:value="1054744" calcext:value-type="float">
            <text:p>1054744</text:p>
          </table:table-cell>
          <table:table-cell/>
          <table:table-cell office:value-type="float" office:value="1355336" calcext:value-type="float">
            <text:p>1355336</text:p>
          </table:table-cell>
          <table:table-cell/>
          <table:table-cell office:value-type="float" office:value="1488471" calcext:value-type="float">
            <text:p>148847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3855" calcext:value-type="float">
            <text:p>53855</text:p>
          </table:table-cell>
          <table:table-cell/>
          <table:table-cell office:value-type="float" office:value="155844" calcext:value-type="float">
            <text:p>155844</text:p>
          </table:table-cell>
          <table:table-cell/>
          <table:table-cell office:value-type="float" office:value="108374" calcext:value-type="float">
            <text:p>108374</text:p>
          </table:table-cell>
          <table:table-cell/>
          <table:table-cell office:value-type="float" office:value="325122" calcext:value-type="float">
            <text:p>325122</text:p>
          </table:table-cell>
          <table:table-cell/>
          <table:table-cell office:value-type="float" office:value="404907" calcext:value-type="float">
            <text:p>40490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66683" calcext:value-type="float">
            <text:p>66683</text:p>
          </table:table-cell>
          <table:table-cell/>
          <table:table-cell office:value-type="float" office:value="119565" calcext:value-type="float">
            <text:p>119565</text:p>
          </table:table-cell>
          <table:table-cell/>
          <table:table-cell office:value-type="float" office:value="118279" calcext:value-type="float">
            <text:p>118279</text:p>
          </table:table-cell>
          <table:table-cell/>
          <table:table-cell office:value-type="float" office:value="194546" calcext:value-type="float">
            <text:p>194546</text:p>
          </table:table-cell>
          <table:table-cell/>
          <table:table-cell office:value-type="float" office:value="229564" calcext:value-type="float">
            <text:p>229564</text:p>
          </table:table-cell>
          <table:table-cell/>
          <table:table-cell office:value-type="float" office:value="339768" calcext:value-type="float">
            <text:p>33976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81860" calcext:value-type="float">
            <text:p>81860</text:p>
          </table:table-cell>
          <table:table-cell/>
          <table:table-cell office:value-type="float" office:value="140649" calcext:value-type="float">
            <text:p>140649</text:p>
          </table:table-cell>
          <table:table-cell/>
          <table:table-cell office:value-type="float" office:value="145655" calcext:value-type="float">
            <text:p>145655</text:p>
          </table:table-cell>
          <table:table-cell/>
          <table:table-cell office:value-type="float" office:value="218723" calcext:value-type="float">
            <text:p>218723</text:p>
          </table:table-cell>
          <table:table-cell/>
          <table:table-cell office:value-type="float" office:value="369747" calcext:value-type="float">
            <text:p>369747</text:p>
          </table:table-cell>
          <table:table-cell/>
          <table:table-cell office:value-type="float" office:value="450896" calcext:value-type="float">
            <text:p>450896</text:p>
          </table:table-cell>
          <table:table-cell/>
          <table:table-cell office:value-type="float" office:value="521738" calcext:value-type="float">
            <text:p>52173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09862" calcext:value-type="float">
            <text:p>109862</text:p>
          </table:table-cell>
          <table:table-cell/>
          <table:table-cell office:value-type="float" office:value="192454" calcext:value-type="float">
            <text:p>192454</text:p>
          </table:table-cell>
          <table:table-cell/>
          <table:table-cell office:value-type="float" office:value="265126" calcext:value-type="float">
            <text:p>265126</text:p>
          </table:table-cell>
          <table:table-cell/>
          <table:table-cell office:value-type="float" office:value="205088" calcext:value-type="float">
            <text:p>205088</text:p>
          </table:table-cell>
          <table:table-cell/>
          <table:table-cell office:value-type="float" office:value="383581" calcext:value-type="float">
            <text:p>383581</text:p>
          </table:table-cell>
          <table:table-cell/>
          <table:table-cell office:value-type="float" office:value="568046" calcext:value-type="float">
            <text:p>568046</text:p>
          </table:table-cell>
          <table:table-cell/>
          <table:table-cell office:value-type="float" office:value="541537" calcext:value-type="float">
            <text:p>541537</text:p>
          </table:table-cell>
          <table:table-cell/>
          <table:table-cell office:value-type="float" office:value="708724" calcext:value-type="float">
            <text:p>70872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8630" calcext:value-type="float">
            <text:p>38630</text:p>
          </table:table-cell>
          <table:table-cell/>
          <table:table-cell office:value-type="float" office:value="207894" calcext:value-type="float">
            <text:p>207894</text:p>
          </table:table-cell>
          <table:table-cell/>
          <table:table-cell office:value-type="float" office:value="325674" calcext:value-type="float">
            <text:p>325674</text:p>
          </table:table-cell>
          <table:table-cell/>
          <table:table-cell office:value-type="float" office:value="358269" calcext:value-type="float">
            <text:p>358269</text:p>
          </table:table-cell>
          <table:table-cell/>
          <table:table-cell office:value-type="float" office:value="320339" calcext:value-type="float">
            <text:p>320339</text:p>
          </table:table-cell>
          <table:table-cell/>
          <table:table-cell office:value-type="float" office:value="423330" calcext:value-type="float">
            <text:p>423330</text:p>
          </table:table-cell>
          <table:table-cell/>
          <table:table-cell office:value-type="float" office:value="545876" calcext:value-type="float">
            <text:p>545876</text:p>
          </table:table-cell>
          <table:table-cell/>
          <table:table-cell office:value-type="float" office:value="752136" calcext:value-type="float">
            <text:p>752136</text:p>
          </table:table-cell>
          <table:table-cell/>
          <table:table-cell office:value-type="float" office:value="1131831" calcext:value-type="float">
            <text:p>113183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20300" calcext:value-type="float">
            <text:p>120300</text:p>
          </table:table-cell>
          <table:table-cell/>
          <table:table-cell office:value-type="float" office:value="224728" calcext:value-type="float">
            <text:p>224728</text:p>
          </table:table-cell>
          <table:table-cell/>
          <table:table-cell office:value-type="float" office:value="337137" calcext:value-type="float">
            <text:p>337137</text:p>
          </table:table-cell>
          <table:table-cell/>
          <table:table-cell office:value-type="float" office:value="545454" calcext:value-type="float">
            <text:p>545454</text:p>
          </table:table-cell>
          <table:table-cell/>
          <table:table-cell office:value-type="float" office:value="701078" calcext:value-type="float">
            <text:p>701078</text:p>
          </table:table-cell>
          <table:table-cell/>
          <table:table-cell office:value-type="float" office:value="578391" calcext:value-type="float">
            <text:p>578391</text:p>
          </table:table-cell>
          <table:table-cell/>
          <table:table-cell office:value-type="float" office:value="585689" calcext:value-type="float">
            <text:p>585689</text:p>
          </table:table-cell>
          <table:table-cell/>
          <table:table-cell office:value-type="float" office:value="809815" calcext:value-type="float">
            <text:p>809815</text:p>
          </table:table-cell>
          <table:table-cell/>
          <table:table-cell office:value-type="float" office:value="1164918" calcext:value-type="float">
            <text:p>1164918</text:p>
          </table:table-cell>
          <table:table-cell/>
          <table:table-cell office:value-type="float" office:value="1833331" calcext:value-type="float">
            <text:p>183333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25313" calcext:value-type="float">
            <text:p>125313</text:p>
          </table:table-cell>
          <table:table-cell/>
          <table:table-cell office:value-type="float" office:value="228065" calcext:value-type="float">
            <text:p>228065</text:p>
          </table:table-cell>
          <table:table-cell/>
          <table:table-cell office:value-type="float" office:value="421556" calcext:value-type="float">
            <text:p>421556</text:p>
          </table:table-cell>
          <table:table-cell/>
          <table:table-cell office:value-type="float" office:value="581857" calcext:value-type="float">
            <text:p>581857</text:p>
          </table:table-cell>
          <table:table-cell/>
          <table:table-cell office:value-type="float" office:value="646612" calcext:value-type="float">
            <text:p>646612</text:p>
          </table:table-cell>
          <table:table-cell/>
          <table:table-cell office:value-type="float" office:value="879357" calcext:value-type="float">
            <text:p>879357</text:p>
          </table:table-cell>
          <table:table-cell/>
          <table:table-cell office:value-type="float" office:value="558618" calcext:value-type="float">
            <text:p>558618</text:p>
          </table:table-cell>
          <table:table-cell/>
          <table:table-cell office:value-type="float" office:value="838011" calcext:value-type="float">
            <text:p>838011</text:p>
          </table:table-cell>
          <table:table-cell/>
          <table:table-cell office:value-type="float" office:value="1146423" calcext:value-type="float">
            <text:p>1146423</text:p>
          </table:table-cell>
          <table:table-cell/>
          <table:table-cell office:value-type="float" office:value="1521338" calcext:value-type="float">
            <text:p>1521338</text:p>
          </table:table-cell>
          <table:table-cell/>
          <table:table-cell office:value-type="float" office:value="1693663" calcext:value-type="float">
            <text:p>169366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6707" calcext:value-type="float">
            <text:p>126707</text:p>
          </table:table-cell>
          <table:table-cell/>
          <table:table-cell office:value-type="float" office:value="234969" calcext:value-type="float">
            <text:p>234969</text:p>
          </table:table-cell>
          <table:table-cell/>
          <table:table-cell office:value-type="float" office:value="416855" calcext:value-type="float">
            <text:p>416855</text:p>
          </table:table-cell>
          <table:table-cell/>
          <table:table-cell office:value-type="float" office:value="588034" calcext:value-type="float">
            <text:p>588034</text:p>
          </table:table-cell>
          <table:table-cell/>
          <table:table-cell office:value-type="float" office:value="1037454" calcext:value-type="float">
            <text:p>1037454</text:p>
          </table:table-cell>
          <table:table-cell/>
          <table:table-cell office:value-type="float" office:value="1001896" calcext:value-type="float">
            <text:p>1001896</text:p>
          </table:table-cell>
          <table:table-cell/>
          <table:table-cell office:value-type="float" office:value="581197" calcext:value-type="float">
            <text:p>581197</text:p>
          </table:table-cell>
          <table:table-cell/>
          <table:table-cell office:value-type="float" office:value="885348" calcext:value-type="float">
            <text:p>885348</text:p>
          </table:table-cell>
          <table:table-cell/>
          <table:table-cell office:value-type="float" office:value="1228262" calcext:value-type="float">
            <text:p>1228262</text:p>
          </table:table-cell>
          <table:table-cell/>
          <table:table-cell office:value-type="float" office:value="1520243" calcext:value-type="float">
            <text:p>1520243</text:p>
          </table:table-cell>
          <table:table-cell/>
          <table:table-cell office:value-type="float" office:value="1500531" calcext:value-type="float">
            <text:p>1500531</text:p>
          </table:table-cell>
          <table:table-cell/>
          <table:table-cell office:value-type="float" office:value="1521201" calcext:value-type="float">
            <text:p>152120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29041" calcext:value-type="float">
            <text:p>129041</text:p>
          </table:table-cell>
          <table:table-cell/>
          <table:table-cell office:value-type="float" office:value="239713" calcext:value-type="float">
            <text:p>239713</text:p>
          </table:table-cell>
          <table:table-cell/>
          <table:table-cell office:value-type="float" office:value="428196" calcext:value-type="float">
            <text:p>428196</text:p>
          </table:table-cell>
          <table:table-cell/>
          <table:table-cell office:value-type="float" office:value="688676" calcext:value-type="float">
            <text:p>688676</text:p>
          </table:table-cell>
          <table:table-cell/>
          <table:table-cell office:value-type="float" office:value="1040745" calcext:value-type="float">
            <text:p>1040745</text:p>
          </table:table-cell>
          <table:table-cell/>
          <table:table-cell office:value-type="float" office:value="568075" calcext:value-type="float">
            <text:p>568075</text:p>
          </table:table-cell>
          <table:table-cell/>
          <table:table-cell office:value-type="float" office:value="571350" calcext:value-type="float">
            <text:p>571350</text:p>
          </table:table-cell>
          <table:table-cell/>
          <table:table-cell office:value-type="float" office:value="914161" calcext:value-type="float">
            <text:p>914161</text:p>
          </table:table-cell>
          <table:table-cell/>
          <table:table-cell office:value-type="float" office:value="1270040" calcext:value-type="float">
            <text:p>1270040</text:p>
          </table:table-cell>
          <table:table-cell/>
          <table:table-cell office:value-type="float" office:value="1515131" calcext:value-type="float">
            <text:p>1515131</text:p>
          </table:table-cell>
          <table:table-cell/>
          <table:table-cell office:value-type="float" office:value="1566546" calcext:value-type="float">
            <text:p>1566546</text:p>
          </table:table-cell>
          <table:table-cell/>
          <table:table-cell office:value-type="float" office:value="1557879" calcext:value-type="float">
            <text:p>1557879</text:p>
          </table:table-cell>
          <table:table-cell/>
          <table:table-cell office:value-type="float" office:value="1442867" calcext:value-type="float">
            <text:p>14428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89676" calcext:value-type="float">
            <text:p>1089676</text:p>
          </table:table-cell>
          <table:table-cell/>
          <table:table-cell office:value-type="float" office:value="898555" calcext:value-type="float">
            <text:p>898555</text:p>
          </table:table-cell>
          <table:table-cell/>
          <table:table-cell office:value-type="float" office:value="474063" calcext:value-type="float">
            <text:p>474063</text:p>
          </table:table-cell>
          <table:table-cell/>
          <table:table-cell office:value-type="float" office:value="906631" calcext:value-type="float">
            <text:p>906631</text:p>
          </table:table-cell>
          <table:table-cell/>
          <table:table-cell office:value-type="float" office:value="1169899" calcext:value-type="float">
            <text:p>1169899</text:p>
          </table:table-cell>
          <table:table-cell/>
          <table:table-cell office:value-type="float" office:value="1193535" calcext:value-type="float">
            <text:p>1193535</text:p>
          </table:table-cell>
          <table:table-cell/>
          <table:table-cell office:value-type="float" office:value="1252923" calcext:value-type="float">
            <text:p>1252923</text:p>
          </table:table-cell>
          <table:table-cell/>
          <table:table-cell office:value-type="float" office:value="1255716" calcext:value-type="float">
            <text:p>1255716</text:p>
          </table:table-cell>
          <table:table-cell/>
          <table:table-cell office:value-type="float" office:value="1259062" calcext:value-type="float">
            <text:p>12590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48160" calcext:value-type="float">
            <text:p>848160</text:p>
          </table:table-cell>
          <table:table-cell/>
          <table:table-cell office:value-type="float" office:value="1255227" calcext:value-type="float">
            <text:p>1255227</text:p>
          </table:table-cell>
          <table:table-cell/>
          <table:table-cell office:value-type="float" office:value="524960" calcext:value-type="float">
            <text:p>524960</text:p>
          </table:table-cell>
          <table:table-cell/>
          <table:table-cell office:value-type="float" office:value="896737" calcext:value-type="float">
            <text:p>896737</text:p>
          </table:table-cell>
          <table:table-cell/>
          <table:table-cell office:value-type="float" office:value="419456" calcext:value-type="float">
            <text:p>419456</text:p>
          </table:table-cell>
          <table:table-cell/>
          <table:table-cell office:value-type="float" office:value="311319" calcext:value-type="float">
            <text:p>311319</text:p>
          </table:table-cell>
          <table:table-cell/>
          <table:table-cell office:value-type="float" office:value="351255" calcext:value-type="float">
            <text:p>351255</text:p>
          </table:table-cell>
          <table:table-cell/>
          <table:table-cell office:value-type="float" office:value="340218" calcext:value-type="float">
            <text:p>340218</text:p>
          </table:table-cell>
          <table:table-cell/>
          <table:table-cell office:value-type="float" office:value="335233" calcext:value-type="float">
            <text:p>33523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5184" calcext:value-type="float">
            <text:p>345184</text:p>
          </table:table-cell>
          <table:table-cell/>
          <table:table-cell office:value-type="float" office:value="338159" calcext:value-type="float">
            <text:p>338159</text:p>
          </table:table-cell>
          <table:table-cell/>
          <table:table-cell office:value-type="float" office:value="333330" calcext:value-type="float">
            <text:p>333330</text:p>
          </table:table-cell>
          <table:table-cell/>
          <table:table-cell office:value-type="float" office:value="329676" calcext:value-type="float">
            <text:p>329676</text:p>
          </table:table-cell>
          <table:table-cell/>
          <table:table-cell office:value-type="float" office:value="321213" calcext:value-type="float">
            <text:p>321213</text:p>
          </table:table-cell>
          <table:table-cell/>
          <table:table-cell office:value-type="float" office:value="342510" calcext:value-type="float">
            <text:p>342510</text:p>
          </table:table-cell>
          <table:table-cell/>
          <table:table-cell office:value-type="float" office:value="765084" calcext:value-type="float">
            <text:p>765084</text:p>
          </table:table-cell>
          <table:table-cell/>
          <table:table-cell office:value-type="float" office:value="176829" calcext:value-type="float">
            <text:p>176829</text:p>
          </table:table-cell>
          <table:table-cell/>
          <table:table-cell office:value-type="float" office:value="352908" calcext:value-type="float">
            <text:p>3529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9852" calcext:value-type="float">
            <text:p>989852</text:p>
          </table:table-cell>
          <table:table-cell/>
          <table:table-cell office:value-type="float" office:value="345889" calcext:value-type="float">
            <text:p>345889</text:p>
          </table:table-cell>
          <table:table-cell/>
          <table:table-cell office:value-type="float" office:value="351613" calcext:value-type="float">
            <text:p>351613</text:p>
          </table:table-cell>
          <table:table-cell/>
          <table:table-cell office:value-type="float" office:value="836808" calcext:value-type="float">
            <text:p>836808</text:p>
          </table:table-cell>
          <table:table-cell/>
          <table:table-cell office:value-type="float" office:value="1020895" calcext:value-type="float">
            <text:p>1020895</text:p>
          </table:table-cell>
          <table:table-cell/>
          <table:table-cell office:value-type="float" office:value="1084683" calcext:value-type="float">
            <text:p>1084683</text:p>
          </table:table-cell>
          <table:table-cell/>
          <table:table-cell office:value-type="float" office:value="716881" calcext:value-type="float">
            <text:p>716881</text:p>
          </table:table-cell>
          <table:table-cell/>
          <table:table-cell office:value-type="float" office:value="331108" calcext:value-type="float">
            <text:p>331108</text:p>
          </table:table-cell>
          <table:table-cell/>
          <table:table-cell office:value-type="float" office:value="327469" calcext:value-type="float">
            <text:p>3274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0285" calcext:value-type="float">
            <text:p>340285</text:p>
          </table:table-cell>
          <table:table-cell/>
          <table:table-cell office:value-type="float" office:value="348842" calcext:value-type="float">
            <text:p>348842</text:p>
          </table:table-cell>
          <table:table-cell/>
          <table:table-cell office:value-type="float" office:value="338312" calcext:value-type="float">
            <text:p>338312</text:p>
          </table:table-cell>
          <table:table-cell/>
          <table:table-cell office:value-type="float" office:value="333181" calcext:value-type="float">
            <text:p>333181</text:p>
          </table:table-cell>
          <table:table-cell/>
          <table:table-cell office:value-type="float" office:value="352998" calcext:value-type="float">
            <text:p>352998</text:p>
          </table:table-cell>
          <table:table-cell/>
          <table:table-cell office:value-type="float" office:value="183091" calcext:value-type="float">
            <text:p>183091</text:p>
          </table:table-cell>
          <table:table-cell/>
          <table:table-cell office:value-type="float" office:value="339520" calcext:value-type="float">
            <text:p>339520</text:p>
          </table:table-cell>
          <table:table-cell/>
          <table:table-cell office:value-type="float" office:value="337670" calcext:value-type="float">
            <text:p>337670</text:p>
          </table:table-cell>
          <table:table-cell/>
          <table:table-cell office:value-type="float" office:value="337408" calcext:value-type="float">
            <text:p>3374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7054" calcext:value-type="float">
            <text:p>247054</text:p>
          </table:table-cell>
          <table:table-cell/>
          <table:table-cell office:value-type="float" office:value="335275" calcext:value-type="float">
            <text:p>335275</text:p>
          </table:table-cell>
          <table:table-cell/>
          <table:table-cell office:value-type="float" office:value="347999" calcext:value-type="float">
            <text:p>347999</text:p>
          </table:table-cell>
          <table:table-cell/>
          <table:table-cell office:value-type="float" office:value="13823" calcext:value-type="float">
            <text:p>13823</text:p>
          </table:table-cell>
          <table:table-cell/>
          <table:table-cell office:value-type="float" office:value="340889" calcext:value-type="float">
            <text:p>340889</text:p>
          </table:table-cell>
          <table:table-cell/>
          <table:table-cell office:value-type="float" office:value="309710" calcext:value-type="float">
            <text:p>309710</text:p>
          </table:table-cell>
          <table:table-cell/>
          <table:table-cell office:value-type="float" office:value="344657" calcext:value-type="float">
            <text:p>344657</text:p>
          </table:table-cell>
          <table:table-cell/>
          <table:table-cell office:value-type="float" office:value="1017753" calcext:value-type="float">
            <text:p>1017753</text:p>
          </table:table-cell>
          <table:table-cell/>
          <table:table-cell office:value-type="float" office:value="348387" calcext:value-type="float">
            <text:p>34838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6509" calcext:value-type="float">
            <text:p>336509</text:p>
          </table:table-cell>
          <table:table-cell/>
          <table:table-cell office:value-type="float" office:value="341855" calcext:value-type="float">
            <text:p>341855</text:p>
          </table:table-cell>
          <table:table-cell/>
          <table:table-cell office:value-type="float" office:value="341493" calcext:value-type="float">
            <text:p>341493</text:p>
          </table:table-cell>
          <table:table-cell/>
          <table:table-cell office:value-type="float" office:value="343969" calcext:value-type="float">
            <text:p>343969</text:p>
          </table:table-cell>
          <table:table-cell/>
          <table:table-cell office:value-type="float" office:value="331503" calcext:value-type="float">
            <text:p>331503</text:p>
          </table:table-cell>
          <table:table-cell/>
          <table:table-cell office:value-type="float" office:value="338540" calcext:value-type="float">
            <text:p>338540</text:p>
          </table:table-cell>
          <table:table-cell/>
          <table:table-cell office:value-type="float" office:value="303246" calcext:value-type="float">
            <text:p>303246</text:p>
          </table:table-cell>
          <table:table-cell/>
          <table:table-cell office:value-type="float" office:value="659829" calcext:value-type="float">
            <text:p>659829</text:p>
          </table:table-cell>
          <table:table-cell/>
          <table:table-cell office:value-type="float" office:value="334759" calcext:value-type="float">
            <text:p>3347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2116" calcext:value-type="float">
            <text:p>342116</text:p>
          </table:table-cell>
          <table:table-cell/>
          <table:table-cell office:value-type="float" office:value="337756" calcext:value-type="float">
            <text:p>337756</text:p>
          </table:table-cell>
          <table:table-cell/>
          <table:table-cell office:value-type="float" office:value="230996" calcext:value-type="float">
            <text:p>230996</text:p>
          </table:table-cell>
          <table:table-cell/>
          <table:table-cell office:value-type="float" office:value="317396" calcext:value-type="float">
            <text:p>317396</text:p>
          </table:table-cell>
          <table:table-cell/>
          <table:table-cell office:value-type="float" office:value="338973" calcext:value-type="float">
            <text:p>338973</text:p>
          </table:table-cell>
          <table:table-cell/>
          <table:table-cell office:value-type="float" office:value="318448" calcext:value-type="float">
            <text:p>318448</text:p>
          </table:table-cell>
          <table:table-cell/>
          <table:table-cell office:value-type="float" office:value="583385" calcext:value-type="float">
            <text:p>583385</text:p>
          </table:table-cell>
          <table:table-cell/>
          <table:table-cell office:value-type="float" office:value="343595" calcext:value-type="float">
            <text:p>343595</text:p>
          </table:table-cell>
          <table:table-cell/>
          <table:table-cell office:value-type="float" office:value="343371" calcext:value-type="float">
            <text:p>34337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6742" calcext:value-type="float">
            <text:p>46742</text:p>
          </table:table-cell>
          <table:table-cell/>
          <table:table-cell office:value-type="float" office:value="127906" calcext:value-type="float">
            <text:p>127906</text:p>
          </table:table-cell>
          <table:table-cell/>
          <table:table-cell office:value-type="float" office:value="44191" calcext:value-type="float">
            <text:p>44191</text:p>
          </table:table-cell>
          <table:table-cell/>
          <table:table-cell office:value-type="float" office:value="262947" calcext:value-type="float">
            <text:p>262947</text:p>
          </table:table-cell>
          <table:table-cell/>
          <table:table-cell office:value-type="float" office:value="303447" calcext:value-type="float">
            <text:p>30344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5730" calcext:value-type="float">
            <text:p>25730</text:p>
          </table:table-cell>
          <table:table-cell/>
          <table:table-cell office:value-type="float" office:value="49318" calcext:value-type="float">
            <text:p>49318</text:p>
          </table:table-cell>
          <table:table-cell/>
          <table:table-cell office:value-type="float" office:value="67450" calcext:value-type="float">
            <text:p>67450</text:p>
          </table:table-cell>
          <table:table-cell/>
          <table:table-cell office:value-type="float" office:value="133603" calcext:value-type="float">
            <text:p>133603</text:p>
          </table:table-cell>
          <table:table-cell/>
          <table:table-cell office:value-type="float" office:value="149068" calcext:value-type="float">
            <text:p>149068</text:p>
          </table:table-cell>
          <table:table-cell/>
          <table:table-cell office:value-type="float" office:value="197456" calcext:value-type="float">
            <text:p>19745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4136" calcext:value-type="float">
            <text:p>44136</text:p>
          </table:table-cell>
          <table:table-cell/>
          <table:table-cell office:value-type="float" office:value="30099" calcext:value-type="float">
            <text:p>30099</text:p>
          </table:table-cell>
          <table:table-cell/>
          <table:table-cell office:value-type="float" office:value="60068" calcext:value-type="float">
            <text:p>60068</text:p>
          </table:table-cell>
          <table:table-cell/>
          <table:table-cell office:value-type="float" office:value="166299" calcext:value-type="float">
            <text:p>166299</text:p>
          </table:table-cell>
          <table:table-cell/>
          <table:table-cell office:value-type="float" office:value="150127" calcext:value-type="float">
            <text:p>150127</text:p>
          </table:table-cell>
          <table:table-cell/>
          <table:table-cell office:value-type="float" office:value="202221" calcext:value-type="float">
            <text:p>202221</text:p>
          </table:table-cell>
          <table:table-cell/>
          <table:table-cell office:value-type="float" office:value="282654" calcext:value-type="float">
            <text:p>28265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6429" calcext:value-type="float">
            <text:p>26429</text:p>
          </table:table-cell>
          <table:table-cell/>
          <table:table-cell office:value-type="float" office:value="31691" calcext:value-type="float">
            <text:p>31691</text:p>
          </table:table-cell>
          <table:table-cell/>
          <table:table-cell office:value-type="float" office:value="46275" calcext:value-type="float">
            <text:p>46275</text:p>
          </table:table-cell>
          <table:table-cell/>
          <table:table-cell office:value-type="float" office:value="201641" calcext:value-type="float">
            <text:p>201641</text:p>
          </table:table-cell>
          <table:table-cell/>
          <table:table-cell office:value-type="float" office:value="157541" calcext:value-type="float">
            <text:p>157541</text:p>
          </table:table-cell>
          <table:table-cell/>
          <table:table-cell office:value-type="float" office:value="207180" calcext:value-type="float">
            <text:p>207180</text:p>
          </table:table-cell>
          <table:table-cell/>
          <table:table-cell office:value-type="float" office:value="301111" calcext:value-type="float">
            <text:p>301111</text:p>
          </table:table-cell>
          <table:table-cell/>
          <table:table-cell office:value-type="float" office:value="299489" calcext:value-type="float">
            <text:p>29948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47121" calcext:value-type="float">
            <text:p>47121</text:p>
          </table:table-cell>
          <table:table-cell/>
          <table:table-cell office:value-type="float" office:value="55379" calcext:value-type="float">
            <text:p>55379</text:p>
          </table:table-cell>
          <table:table-cell/>
          <table:table-cell office:value-type="float" office:value="37445" calcext:value-type="float">
            <text:p>37445</text:p>
          </table:table-cell>
          <table:table-cell/>
          <table:table-cell office:value-type="float" office:value="74253" calcext:value-type="float">
            <text:p>74253</text:p>
          </table:table-cell>
          <table:table-cell/>
          <table:table-cell office:value-type="float" office:value="132107" calcext:value-type="float">
            <text:p>132107</text:p>
          </table:table-cell>
          <table:table-cell/>
          <table:table-cell office:value-type="float" office:value="298557" calcext:value-type="float">
            <text:p>298557</text:p>
          </table:table-cell>
          <table:table-cell/>
          <table:table-cell office:value-type="float" office:value="262099" calcext:value-type="float">
            <text:p>262099</text:p>
          </table:table-cell>
          <table:table-cell/>
          <table:table-cell office:value-type="float" office:value="326076" calcext:value-type="float">
            <text:p>326076</text:p>
          </table:table-cell>
          <table:table-cell/>
          <table:table-cell office:value-type="float" office:value="392491" calcext:value-type="float">
            <text:p>39249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4879" calcext:value-type="float">
            <text:p>24879</text:p>
          </table:table-cell>
          <table:table-cell/>
          <table:table-cell office:value-type="float" office:value="62265" calcext:value-type="float">
            <text:p>62265</text:p>
          </table:table-cell>
          <table:table-cell/>
          <table:table-cell office:value-type="float" office:value="121431" calcext:value-type="float">
            <text:p>121431</text:p>
          </table:table-cell>
          <table:table-cell/>
          <table:table-cell office:value-type="float" office:value="117287" calcext:value-type="float">
            <text:p>117287</text:p>
          </table:table-cell>
          <table:table-cell/>
          <table:table-cell office:value-type="float" office:value="171525" calcext:value-type="float">
            <text:p>171525</text:p>
          </table:table-cell>
          <table:table-cell/>
          <table:table-cell office:value-type="float" office:value="181100" calcext:value-type="float">
            <text:p>181100</text:p>
          </table:table-cell>
          <table:table-cell/>
          <table:table-cell office:value-type="float" office:value="331163" calcext:value-type="float">
            <text:p>331163</text:p>
          </table:table-cell>
          <table:table-cell/>
          <table:table-cell office:value-type="float" office:value="307244" calcext:value-type="float">
            <text:p>307244</text:p>
          </table:table-cell>
          <table:table-cell/>
          <table:table-cell office:value-type="float" office:value="388449" calcext:value-type="float">
            <text:p>388449</text:p>
          </table:table-cell>
          <table:table-cell/>
          <table:table-cell office:value-type="float" office:value="899679" calcext:value-type="float">
            <text:p>89967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3663" calcext:value-type="float">
            <text:p>23663</text:p>
          </table:table-cell>
          <table:table-cell/>
          <table:table-cell office:value-type="float" office:value="45500" calcext:value-type="float">
            <text:p>45500</text:p>
          </table:table-cell>
          <table:table-cell/>
          <table:table-cell office:value-type="float" office:value="82465" calcext:value-type="float">
            <text:p>82465</text:p>
          </table:table-cell>
          <table:table-cell/>
          <table:table-cell office:value-type="float" office:value="120601" calcext:value-type="float">
            <text:p>120601</text:p>
          </table:table-cell>
          <table:table-cell/>
          <table:table-cell office:value-type="float" office:value="146842" calcext:value-type="float">
            <text:p>146842</text:p>
          </table:table-cell>
          <table:table-cell/>
          <table:table-cell office:value-type="float" office:value="265969" calcext:value-type="float">
            <text:p>265969</text:p>
          </table:table-cell>
          <table:table-cell/>
          <table:table-cell office:value-type="float" office:value="379241" calcext:value-type="float">
            <text:p>379241</text:p>
          </table:table-cell>
          <table:table-cell/>
          <table:table-cell office:value-type="float" office:value="321411" calcext:value-type="float">
            <text:p>321411</text:p>
          </table:table-cell>
          <table:table-cell/>
          <table:table-cell office:value-type="float" office:value="400530" calcext:value-type="float">
            <text:p>400530</text:p>
          </table:table-cell>
          <table:table-cell/>
          <table:table-cell office:value-type="float" office:value="903045" calcext:value-type="float">
            <text:p>903045</text:p>
          </table:table-cell>
          <table:table-cell/>
          <table:table-cell office:value-type="float" office:value="768837" calcext:value-type="float">
            <text:p>76883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1685" calcext:value-type="float">
            <text:p>21685</text:p>
          </table:table-cell>
          <table:table-cell/>
          <table:table-cell office:value-type="float" office:value="66643" calcext:value-type="float">
            <text:p>66643</text:p>
          </table:table-cell>
          <table:table-cell/>
          <table:table-cell office:value-type="float" office:value="52262" calcext:value-type="float">
            <text:p>52262</text:p>
          </table:table-cell>
          <table:table-cell/>
          <table:table-cell office:value-type="float" office:value="110592" calcext:value-type="float">
            <text:p>110592</text:p>
          </table:table-cell>
          <table:table-cell/>
          <table:table-cell office:value-type="float" office:value="150318" calcext:value-type="float">
            <text:p>150318</text:p>
          </table:table-cell>
          <table:table-cell/>
          <table:table-cell office:value-type="float" office:value="284023" calcext:value-type="float">
            <text:p>284023</text:p>
          </table:table-cell>
          <table:table-cell/>
          <table:table-cell office:value-type="float" office:value="480327" calcext:value-type="float">
            <text:p>480327</text:p>
          </table:table-cell>
          <table:table-cell/>
          <table:table-cell office:value-type="float" office:value="315706" calcext:value-type="float">
            <text:p>315706</text:p>
          </table:table-cell>
          <table:table-cell/>
          <table:table-cell office:value-type="float" office:value="582680" calcext:value-type="float">
            <text:p>582680</text:p>
          </table:table-cell>
          <table:table-cell/>
          <table:table-cell office:value-type="float" office:value="603837" calcext:value-type="float">
            <text:p>603837</text:p>
          </table:table-cell>
          <table:table-cell/>
          <table:table-cell office:value-type="float" office:value="1227548" calcext:value-type="float">
            <text:p>1227548</text:p>
          </table:table-cell>
          <table:table-cell/>
          <table:table-cell office:value-type="float" office:value="1093308" calcext:value-type="float">
            <text:p>109330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8110" calcext:value-type="float">
            <text:p>28110</text:p>
          </table:table-cell>
          <table:table-cell/>
          <table:table-cell office:value-type="float" office:value="85218" calcext:value-type="float">
            <text:p>85218</text:p>
          </table:table-cell>
          <table:table-cell/>
          <table:table-cell office:value-type="float" office:value="132141" calcext:value-type="float">
            <text:p>132141</text:p>
          </table:table-cell>
          <table:table-cell/>
          <table:table-cell office:value-type="float" office:value="177440" calcext:value-type="float">
            <text:p>177440</text:p>
          </table:table-cell>
          <table:table-cell/>
          <table:table-cell office:value-type="float" office:value="242948" calcext:value-type="float">
            <text:p>242948</text:p>
          </table:table-cell>
          <table:table-cell/>
          <table:table-cell office:value-type="float" office:value="420047" calcext:value-type="float">
            <text:p>420047</text:p>
          </table:table-cell>
          <table:table-cell/>
          <table:table-cell office:value-type="float" office:value="465287" calcext:value-type="float">
            <text:p>465287</text:p>
          </table:table-cell>
          <table:table-cell/>
          <table:table-cell office:value-type="float" office:value="746256" calcext:value-type="float">
            <text:p>746256</text:p>
          </table:table-cell>
          <table:table-cell/>
          <table:table-cell office:value-type="float" office:value="376269" calcext:value-type="float">
            <text:p>376269</text:p>
          </table:table-cell>
          <table:table-cell/>
          <table:table-cell office:value-type="float" office:value="994759" calcext:value-type="float">
            <text:p>994759</text:p>
          </table:table-cell>
          <table:table-cell/>
          <table:table-cell office:value-type="float" office:value="792624" calcext:value-type="float">
            <text:p>792624</text:p>
          </table:table-cell>
          <table:table-cell/>
          <table:table-cell office:value-type="float" office:value="1372652" calcext:value-type="float">
            <text:p>1372652</text:p>
          </table:table-cell>
          <table:table-cell/>
          <table:table-cell office:value-type="float" office:value="1306171" calcext:value-type="float">
            <text:p>13061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4143" calcext:value-type="float">
            <text:p>384143</text:p>
          </table:table-cell>
          <table:table-cell/>
          <table:table-cell office:value-type="float" office:value="364575" calcext:value-type="float">
            <text:p>364575</text:p>
          </table:table-cell>
          <table:table-cell/>
          <table:table-cell office:value-type="float" office:value="470119" calcext:value-type="float">
            <text:p>470119</text:p>
          </table:table-cell>
          <table:table-cell/>
          <table:table-cell office:value-type="float" office:value="745326" calcext:value-type="float">
            <text:p>745326</text:p>
          </table:table-cell>
          <table:table-cell/>
          <table:table-cell office:value-type="float" office:value="1048300" calcext:value-type="float">
            <text:p>1048300</text:p>
          </table:table-cell>
          <table:table-cell/>
          <table:table-cell office:value-type="float" office:value="485140" calcext:value-type="float">
            <text:p>485140</text:p>
          </table:table-cell>
          <table:table-cell/>
          <table:table-cell office:value-type="float" office:value="1149054" calcext:value-type="float">
            <text:p>1149054</text:p>
          </table:table-cell>
          <table:table-cell/>
          <table:table-cell office:value-type="float" office:value="1227526" calcext:value-type="float">
            <text:p>1227526</text:p>
          </table:table-cell>
          <table:table-cell/>
          <table:table-cell office:value-type="float" office:value="1809185" calcext:value-type="float">
            <text:p>18091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3709" calcext:value-type="float">
            <text:p>213709</text:p>
          </table:table-cell>
          <table:table-cell/>
          <table:table-cell office:value-type="float" office:value="280227" calcext:value-type="float">
            <text:p>280227</text:p>
          </table:table-cell>
          <table:table-cell/>
          <table:table-cell office:value-type="float" office:value="477498" calcext:value-type="float">
            <text:p>477498</text:p>
          </table:table-cell>
          <table:table-cell/>
          <table:table-cell office:value-type="float" office:value="771250" calcext:value-type="float">
            <text:p>771250</text:p>
          </table:table-cell>
          <table:table-cell/>
          <table:table-cell office:value-type="float" office:value="877576" calcext:value-type="float">
            <text:p>877576</text:p>
          </table:table-cell>
          <table:table-cell/>
          <table:table-cell office:value-type="float" office:value="623634" calcext:value-type="float">
            <text:p>623634</text:p>
          </table:table-cell>
          <table:table-cell/>
          <table:table-cell office:value-type="float" office:value="723252" calcext:value-type="float">
            <text:p>723252</text:p>
          </table:table-cell>
          <table:table-cell/>
          <table:table-cell office:value-type="float" office:value="767031" calcext:value-type="float">
            <text:p>767031</text:p>
          </table:table-cell>
          <table:table-cell/>
          <table:table-cell office:value-type="float" office:value="1003577" calcext:value-type="float">
            <text:p>10035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8151" calcext:value-type="float">
            <text:p>148151</text:p>
          </table:table-cell>
          <table:table-cell/>
          <table:table-cell office:value-type="float" office:value="242973" calcext:value-type="float">
            <text:p>242973</text:p>
          </table:table-cell>
          <table:table-cell/>
          <table:table-cell office:value-type="float" office:value="338299" calcext:value-type="float">
            <text:p>338299</text:p>
          </table:table-cell>
          <table:table-cell/>
          <table:table-cell office:value-type="float" office:value="627868" calcext:value-type="float">
            <text:p>627868</text:p>
          </table:table-cell>
          <table:table-cell/>
          <table:table-cell office:value-type="float" office:value="844239" calcext:value-type="float">
            <text:p>844239</text:p>
          </table:table-cell>
          <table:table-cell/>
          <table:table-cell office:value-type="float" office:value="979147" calcext:value-type="float">
            <text:p>979147</text:p>
          </table:table-cell>
          <table:table-cell/>
          <table:table-cell office:value-type="float" office:value="1334411" calcext:value-type="float">
            <text:p>1334411</text:p>
          </table:table-cell>
          <table:table-cell/>
          <table:table-cell office:value-type="float" office:value="660542" calcext:value-type="float">
            <text:p>660542</text:p>
          </table:table-cell>
          <table:table-cell/>
          <table:table-cell office:value-type="float" office:value="952785" calcext:value-type="float">
            <text:p>9527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0255" calcext:value-type="float">
            <text:p>240255</text:p>
          </table:table-cell>
          <table:table-cell/>
          <table:table-cell office:value-type="float" office:value="323133" calcext:value-type="float">
            <text:p>323133</text:p>
          </table:table-cell>
          <table:table-cell/>
          <table:table-cell office:value-type="float" office:value="360572" calcext:value-type="float">
            <text:p>360572</text:p>
          </table:table-cell>
          <table:table-cell/>
          <table:table-cell office:value-type="float" office:value="705082" calcext:value-type="float">
            <text:p>705082</text:p>
          </table:table-cell>
          <table:table-cell/>
          <table:table-cell office:value-type="float" office:value="1102059" calcext:value-type="float">
            <text:p>1102059</text:p>
          </table:table-cell>
          <table:table-cell/>
          <table:table-cell office:value-type="float" office:value="1309721" calcext:value-type="float">
            <text:p>1309721</text:p>
          </table:table-cell>
          <table:table-cell/>
          <table:table-cell office:value-type="float" office:value="1355569" calcext:value-type="float">
            <text:p>1355569</text:p>
          </table:table-cell>
          <table:table-cell/>
          <table:table-cell office:value-type="float" office:value="1213960" calcext:value-type="float">
            <text:p>1213960</text:p>
          </table:table-cell>
          <table:table-cell/>
          <table:table-cell office:value-type="float" office:value="888106" calcext:value-type="float">
            <text:p>88810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4194" calcext:value-type="float">
            <text:p>164194</text:p>
          </table:table-cell>
          <table:table-cell/>
          <table:table-cell office:value-type="float" office:value="364320" calcext:value-type="float">
            <text:p>364320</text:p>
          </table:table-cell>
          <table:table-cell/>
          <table:table-cell office:value-type="float" office:value="403948" calcext:value-type="float">
            <text:p>403948</text:p>
          </table:table-cell>
          <table:table-cell/>
          <table:table-cell office:value-type="float" office:value="632084" calcext:value-type="float">
            <text:p>632084</text:p>
          </table:table-cell>
          <table:table-cell/>
          <table:table-cell office:value-type="float" office:value="798384" calcext:value-type="float">
            <text:p>798384</text:p>
          </table:table-cell>
          <table:table-cell/>
          <table:table-cell office:value-type="float" office:value="611286" calcext:value-type="float">
            <text:p>611286</text:p>
          </table:table-cell>
          <table:table-cell/>
          <table:table-cell office:value-type="float" office:value="1181743" calcext:value-type="float">
            <text:p>1181743</text:p>
          </table:table-cell>
          <table:table-cell/>
          <table:table-cell office:value-type="float" office:value="1380974" calcext:value-type="float">
            <text:p>1380974</text:p>
          </table:table-cell>
          <table:table-cell/>
          <table:table-cell office:value-type="float" office:value="1487066" calcext:value-type="float">
            <text:p>148706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0493" calcext:value-type="float">
            <text:p>470493</text:p>
          </table:table-cell>
          <table:table-cell/>
          <table:table-cell office:value-type="float" office:value="384385" calcext:value-type="float">
            <text:p>384385</text:p>
          </table:table-cell>
          <table:table-cell/>
          <table:table-cell office:value-type="float" office:value="395189" calcext:value-type="float">
            <text:p>395189</text:p>
          </table:table-cell>
          <table:table-cell/>
          <table:table-cell office:value-type="float" office:value="609471" calcext:value-type="float">
            <text:p>609471</text:p>
          </table:table-cell>
          <table:table-cell/>
          <table:table-cell office:value-type="float" office:value="748846" calcext:value-type="float">
            <text:p>748846</text:p>
          </table:table-cell>
          <table:table-cell/>
          <table:table-cell office:value-type="float" office:value="753335" calcext:value-type="float">
            <text:p>753335</text:p>
          </table:table-cell>
          <table:table-cell/>
          <table:table-cell office:value-type="float" office:value="1194883" calcext:value-type="float">
            <text:p>1194883</text:p>
          </table:table-cell>
          <table:table-cell/>
          <table:table-cell office:value-type="float" office:value="1586073" calcext:value-type="float">
            <text:p>1586073</text:p>
          </table:table-cell>
          <table:table-cell/>
          <table:table-cell office:value-type="float" office:value="1705136" calcext:value-type="float">
            <text:p>170513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9541" calcext:value-type="float">
            <text:p>239541</text:p>
          </table:table-cell>
          <table:table-cell/>
          <table:table-cell office:value-type="float" office:value="322556" calcext:value-type="float">
            <text:p>322556</text:p>
          </table:table-cell>
          <table:table-cell/>
          <table:table-cell office:value-type="float" office:value="398137" calcext:value-type="float">
            <text:p>398137</text:p>
          </table:table-cell>
          <table:table-cell/>
          <table:table-cell office:value-type="float" office:value="626075" calcext:value-type="float">
            <text:p>626075</text:p>
          </table:table-cell>
          <table:table-cell/>
          <table:table-cell office:value-type="float" office:value="631477" calcext:value-type="float">
            <text:p>631477</text:p>
          </table:table-cell>
          <table:table-cell/>
          <table:table-cell office:value-type="float" office:value="1035117" calcext:value-type="float">
            <text:p>1035117</text:p>
          </table:table-cell>
          <table:table-cell/>
          <table:table-cell office:value-type="float" office:value="1274362" calcext:value-type="float">
            <text:p>1274362</text:p>
          </table:table-cell>
          <table:table-cell/>
          <table:table-cell office:value-type="float" office:value="1274920" calcext:value-type="float">
            <text:p>1274920</text:p>
          </table:table-cell>
          <table:table-cell/>
          <table:table-cell office:value-type="float" office:value="1440565" calcext:value-type="float">
            <text:p>144056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4714" calcext:value-type="float">
            <text:p>214714</text:p>
          </table:table-cell>
          <table:table-cell/>
          <table:table-cell office:value-type="float" office:value="253086" calcext:value-type="float">
            <text:p>253086</text:p>
          </table:table-cell>
          <table:table-cell/>
          <table:table-cell office:value-type="float" office:value="387243" calcext:value-type="float">
            <text:p>387243</text:p>
          </table:table-cell>
          <table:table-cell/>
          <table:table-cell office:value-type="float" office:value="629255" calcext:value-type="float">
            <text:p>629255</text:p>
          </table:table-cell>
          <table:table-cell/>
          <table:table-cell office:value-type="float" office:value="821737" calcext:value-type="float">
            <text:p>821737</text:p>
          </table:table-cell>
          <table:table-cell/>
          <table:table-cell office:value-type="float" office:value="997545" calcext:value-type="float">
            <text:p>997545</text:p>
          </table:table-cell>
          <table:table-cell/>
          <table:table-cell office:value-type="float" office:value="1261813" calcext:value-type="float">
            <text:p>1261813</text:p>
          </table:table-cell>
          <table:table-cell/>
          <table:table-cell office:value-type="float" office:value="1325622" calcext:value-type="float">
            <text:p>1325622</text:p>
          </table:table-cell>
          <table:table-cell/>
          <table:table-cell office:value-type="float" office:value="1483452" calcext:value-type="float">
            <text:p>148345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76418" calcext:value-type="float">
            <text:p>576418</text:p>
          </table:table-cell>
          <table:table-cell/>
          <table:table-cell office:value-type="float" office:value="407407" calcext:value-type="float">
            <text:p>407407</text:p>
          </table:table-cell>
          <table:table-cell/>
          <table:table-cell office:value-type="float" office:value="721310" calcext:value-type="float">
            <text:p>721310</text:p>
          </table:table-cell>
          <table:table-cell/>
          <table:table-cell office:value-type="float" office:value="597284" calcext:value-type="float">
            <text:p>597284</text:p>
          </table:table-cell>
          <table:table-cell/>
          <table:table-cell office:value-type="float" office:value="683937" calcext:value-type="float">
            <text:p>68393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545454" calcext:value-type="float">
            <text:p>545454</text:p>
          </table:table-cell>
          <table:table-cell/>
          <table:table-cell office:value-type="float" office:value="769678" calcext:value-type="float">
            <text:p>769678</text:p>
          </table:table-cell>
          <table:table-cell/>
          <table:table-cell office:value-type="float" office:value="1081966" calcext:value-type="float">
            <text:p>1081966</text:p>
          </table:table-cell>
          <table:table-cell/>
          <table:table-cell office:value-type="float" office:value="1173332" calcext:value-type="float">
            <text:p>1173332</text:p>
          </table:table-cell>
          <table:table-cell/>
          <table:table-cell office:value-type="float" office:value="1466665" calcext:value-type="float">
            <text:p>1466665</text:p>
          </table:table-cell>
          <table:table-cell/>
          <table:table-cell office:value-type="float" office:value="1374998" calcext:value-type="float">
            <text:p>137499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93984" calcext:value-type="float">
            <text:p>793984</text:p>
          </table:table-cell>
          <table:table-cell/>
          <table:table-cell office:value-type="float" office:value="1624613" calcext:value-type="float">
            <text:p>1624613</text:p>
          </table:table-cell>
          <table:table-cell/>
          <table:table-cell office:value-type="float" office:value="491162" calcext:value-type="float">
            <text:p>491162</text:p>
          </table:table-cell>
          <table:table-cell/>
          <table:table-cell office:value-type="float" office:value="1859153" calcext:value-type="float">
            <text:p>1859153</text:p>
          </table:table-cell>
          <table:table-cell/>
          <table:table-cell office:value-type="float" office:value="1919998" calcext:value-type="float">
            <text:p>1919998</text:p>
          </table:table-cell>
          <table:table-cell/>
          <table:table-cell office:value-type="float" office:value="2155099" calcext:value-type="float">
            <text:p>2155099</text:p>
          </table:table-cell>
          <table:table-cell/>
          <table:table-cell office:value-type="float" office:value="2526313" calcext:value-type="float">
            <text:p>252631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101145" calcext:value-type="float">
            <text:p>1101145</text:p>
          </table:table-cell>
          <table:table-cell/>
          <table:table-cell office:value-type="float" office:value="1678853" calcext:value-type="float">
            <text:p>1678853</text:p>
          </table:table-cell>
          <table:table-cell/>
          <table:table-cell office:value-type="float" office:value="1973829" calcext:value-type="float">
            <text:p>1973829</text:p>
          </table:table-cell>
          <table:table-cell/>
          <table:table-cell office:value-type="float" office:value="2714650" calcext:value-type="float">
            <text:p>2714650</text:p>
          </table:table-cell>
          <table:table-cell/>
          <table:table-cell office:value-type="float" office:value="1977526" calcext:value-type="float">
            <text:p>1977526</text:p>
          </table:table-cell>
          <table:table-cell/>
          <table:table-cell office:value-type="float" office:value="3124257" calcext:value-type="float">
            <text:p>3124257</text:p>
          </table:table-cell>
          <table:table-cell/>
          <table:table-cell office:value-type="float" office:value="3105879" calcext:value-type="float">
            <text:p>3105879</text:p>
          </table:table-cell>
          <table:table-cell/>
          <table:table-cell office:value-type="float" office:value="3320751" calcext:value-type="float">
            <text:p>332075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349519" calcext:value-type="float">
            <text:p>1349519</text:p>
          </table:table-cell>
          <table:table-cell/>
          <table:table-cell office:value-type="float" office:value="1808217" calcext:value-type="float">
            <text:p>1808217</text:p>
          </table:table-cell>
          <table:table-cell/>
          <table:table-cell office:value-type="float" office:value="2375700" calcext:value-type="float">
            <text:p>2375700</text:p>
          </table:table-cell>
          <table:table-cell/>
          <table:table-cell office:value-type="float" office:value="2978840" calcext:value-type="float">
            <text:p>2978840</text:p>
          </table:table-cell>
          <table:table-cell/>
          <table:table-cell office:value-type="float" office:value="3289716" calcext:value-type="float">
            <text:p>3289716</text:p>
          </table:table-cell>
          <table:table-cell/>
          <table:table-cell office:value-type="float" office:value="2288188" calcext:value-type="float">
            <text:p>2288188</text:p>
          </table:table-cell>
          <table:table-cell/>
          <table:table-cell office:value-type="float" office:value="3514139" calcext:value-type="float">
            <text:p>3514139</text:p>
          </table:table-cell>
          <table:table-cell/>
          <table:table-cell office:value-type="float" office:value="4061534" calcext:value-type="float">
            <text:p>4061534</text:p>
          </table:table-cell>
          <table:table-cell/>
          <table:table-cell office:value-type="float" office:value="3918363" calcext:value-type="float">
            <text:p>391836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352544" calcext:value-type="float">
            <text:p>1352544</text:p>
          </table:table-cell>
          <table:table-cell/>
          <table:table-cell office:value-type="float" office:value="1593359" calcext:value-type="float">
            <text:p>1593359</text:p>
          </table:table-cell>
          <table:table-cell/>
          <table:table-cell office:value-type="float" office:value="2929262" calcext:value-type="float">
            <text:p>2929262</text:p>
          </table:table-cell>
          <table:table-cell/>
          <table:table-cell office:value-type="float" office:value="3465131" calcext:value-type="float">
            <text:p>3465131</text:p>
          </table:table-cell>
          <table:table-cell/>
          <table:table-cell office:value-type="float" office:value="3616434" calcext:value-type="float">
            <text:p>3616434</text:p>
          </table:table-cell>
          <table:table-cell/>
          <table:table-cell office:value-type="float" office:value="2855981" calcext:value-type="float">
            <text:p>2855981</text:p>
          </table:table-cell>
          <table:table-cell/>
          <table:table-cell office:value-type="float" office:value="3519996" calcext:value-type="float">
            <text:p>3519996</text:p>
          </table:table-cell>
          <table:table-cell/>
          <table:table-cell office:value-type="float" office:value="3698770" calcext:value-type="float">
            <text:p>3698770</text:p>
          </table:table-cell>
          <table:table-cell/>
          <table:table-cell office:value-type="float" office:value="3552561" calcext:value-type="float">
            <text:p>3552561</text:p>
          </table:table-cell>
          <table:table-cell/>
          <table:table-cell office:value-type="float" office:value="3751328" calcext:value-type="float">
            <text:p>375132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369204" calcext:value-type="float">
            <text:p>1369204</text:p>
          </table:table-cell>
          <table:table-cell/>
          <table:table-cell office:value-type="float" office:value="2042057" calcext:value-type="float">
            <text:p>2042057</text:p>
          </table:table-cell>
          <table:table-cell/>
          <table:table-cell office:value-type="float" office:value="2717269" calcext:value-type="float">
            <text:p>2717269</text:p>
          </table:table-cell>
          <table:table-cell/>
          <table:table-cell office:value-type="float" office:value="2951779" calcext:value-type="float">
            <text:p>2951779</text:p>
          </table:table-cell>
          <table:table-cell/>
          <table:table-cell office:value-type="float" office:value="3682646" calcext:value-type="float">
            <text:p>3682646</text:p>
          </table:table-cell>
          <table:table-cell/>
          <table:table-cell office:value-type="float" office:value="4036307" calcext:value-type="float">
            <text:p>4036307</text:p>
          </table:table-cell>
          <table:table-cell/>
          <table:table-cell office:value-type="float" office:value="3608710" calcext:value-type="float">
            <text:p>3608710</text:p>
          </table:table-cell>
          <table:table-cell/>
          <table:table-cell office:value-type="float" office:value="2844441" calcext:value-type="float">
            <text:p>2844441</text:p>
          </table:table-cell>
          <table:table-cell/>
          <table:table-cell office:value-type="float" office:value="3739704" calcext:value-type="float">
            <text:p>3739704</text:p>
          </table:table-cell>
          <table:table-cell/>
          <table:table-cell office:value-type="float" office:value="3621085" calcext:value-type="float">
            <text:p>3621085</text:p>
          </table:table-cell>
          <table:table-cell/>
          <table:table-cell office:value-type="float" office:value="3456625" calcext:value-type="float">
            <text:p>345662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93422" calcext:value-type="float">
            <text:p>1293422</text:p>
          </table:table-cell>
          <table:table-cell/>
          <table:table-cell office:value-type="float" office:value="1908288" calcext:value-type="float">
            <text:p>1908288</text:p>
          </table:table-cell>
          <table:table-cell/>
          <table:table-cell office:value-type="float" office:value="2835372" calcext:value-type="float">
            <text:p>2835372</text:p>
          </table:table-cell>
          <table:table-cell/>
          <table:table-cell office:value-type="float" office:value="1626960" calcext:value-type="float">
            <text:p>1626960</text:p>
          </table:table-cell>
          <table:table-cell/>
          <table:table-cell office:value-type="float" office:value="4037272" calcext:value-type="float">
            <text:p>4037272</text:p>
          </table:table-cell>
          <table:table-cell/>
          <table:table-cell office:value-type="float" office:value="3666663" calcext:value-type="float">
            <text:p>3666663</text:p>
          </table:table-cell>
          <table:table-cell/>
          <table:table-cell office:value-type="float" office:value="4100966" calcext:value-type="float">
            <text:p>4100966</text:p>
          </table:table-cell>
          <table:table-cell/>
          <table:table-cell office:value-type="float" office:value="1353519" calcext:value-type="float">
            <text:p>1353519</text:p>
          </table:table-cell>
          <table:table-cell/>
          <table:table-cell office:value-type="float" office:value="3036115" calcext:value-type="float">
            <text:p>3036115</text:p>
          </table:table-cell>
          <table:table-cell/>
          <table:table-cell office:value-type="float" office:value="2706822" calcext:value-type="float">
            <text:p>2706822</text:p>
          </table:table-cell>
          <table:table-cell/>
          <table:table-cell office:value-type="float" office:value="2469811" calcext:value-type="float">
            <text:p>2469811</text:p>
          </table:table-cell>
          <table:table-cell/>
          <table:table-cell office:value-type="float" office:value="2696884" calcext:value-type="float">
            <text:p>269688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401632" calcext:value-type="float">
            <text:p>1401632</text:p>
          </table:table-cell>
          <table:table-cell/>
          <table:table-cell office:value-type="float" office:value="2132523" calcext:value-type="float">
            <text:p>2132523</text:p>
          </table:table-cell>
          <table:table-cell/>
          <table:table-cell office:value-type="float" office:value="2803614" calcext:value-type="float">
            <text:p>2803614</text:p>
          </table:table-cell>
          <table:table-cell/>
          <table:table-cell office:value-type="float" office:value="3668255" calcext:value-type="float">
            <text:p>3668255</text:p>
          </table:table-cell>
          <table:table-cell/>
          <table:table-cell office:value-type="float" office:value="4089057" calcext:value-type="float">
            <text:p>4089057</text:p>
          </table:table-cell>
          <table:table-cell/>
          <table:table-cell office:value-type="float" office:value="3091105" calcext:value-type="float">
            <text:p>3091105</text:p>
          </table:table-cell>
          <table:table-cell/>
          <table:table-cell office:value-type="float" office:value="3987252" calcext:value-type="float">
            <text:p>3987252</text:p>
          </table:table-cell>
          <table:table-cell/>
          <table:table-cell office:value-type="float" office:value="2977265" calcext:value-type="float">
            <text:p>2977265</text:p>
          </table:table-cell>
          <table:table-cell/>
          <table:table-cell office:value-type="float" office:value="1210314" calcext:value-type="float">
            <text:p>1210314</text:p>
          </table:table-cell>
          <table:table-cell/>
          <table:table-cell office:value-type="float" office:value="2651806" calcext:value-type="float">
            <text:p>2651806</text:p>
          </table:table-cell>
          <table:table-cell/>
          <table:table-cell office:value-type="float" office:value="1161675" calcext:value-type="float">
            <text:p>1161675</text:p>
          </table:table-cell>
          <table:table-cell/>
          <table:table-cell office:value-type="float" office:value="1995510" calcext:value-type="float">
            <text:p>1995510</text:p>
          </table:table-cell>
          <table:table-cell/>
          <table:table-cell office:value-type="float" office:value="1741943" calcext:value-type="float">
            <text:p>17419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55196" calcext:value-type="float">
            <text:p>4355196</text:p>
          </table:table-cell>
          <table:table-cell/>
          <table:table-cell office:value-type="float" office:value="1977121" calcext:value-type="float">
            <text:p>1977121</text:p>
          </table:table-cell>
          <table:table-cell/>
          <table:table-cell office:value-type="float" office:value="3774584" calcext:value-type="float">
            <text:p>3774584</text:p>
          </table:table-cell>
          <table:table-cell/>
          <table:table-cell office:value-type="float" office:value="3601019" calcext:value-type="float">
            <text:p>3601019</text:p>
          </table:table-cell>
          <table:table-cell/>
          <table:table-cell office:value-type="float" office:value="2535982" calcext:value-type="float">
            <text:p>2535982</text:p>
          </table:table-cell>
          <table:table-cell/>
          <table:table-cell office:value-type="float" office:value="1528287" calcext:value-type="float">
            <text:p>1528287</text:p>
          </table:table-cell>
          <table:table-cell/>
          <table:table-cell office:value-type="float" office:value="1569821" calcext:value-type="float">
            <text:p>1569821</text:p>
          </table:table-cell>
          <table:table-cell/>
          <table:table-cell office:value-type="float" office:value="1625708" calcext:value-type="float">
            <text:p>1625708</text:p>
          </table:table-cell>
          <table:table-cell/>
          <table:table-cell office:value-type="float" office:value="1835472" calcext:value-type="float">
            <text:p>18354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33321" calcext:value-type="float">
            <text:p>4133321</text:p>
          </table:table-cell>
          <table:table-cell/>
          <table:table-cell office:value-type="float" office:value="3855769" calcext:value-type="float">
            <text:p>3855769</text:p>
          </table:table-cell>
          <table:table-cell/>
          <table:table-cell office:value-type="float" office:value="3511036" calcext:value-type="float">
            <text:p>3511036</text:p>
          </table:table-cell>
          <table:table-cell/>
          <table:table-cell office:value-type="float" office:value="3904328" calcext:value-type="float">
            <text:p>3904328</text:p>
          </table:table-cell>
          <table:table-cell/>
          <table:table-cell office:value-type="float" office:value="2188244" calcext:value-type="float">
            <text:p>2188244</text:p>
          </table:table-cell>
          <table:table-cell/>
          <table:table-cell office:value-type="float" office:value="3648157" calcext:value-type="float">
            <text:p>3648157</text:p>
          </table:table-cell>
          <table:table-cell/>
          <table:table-cell office:value-type="float" office:value="3477702" calcext:value-type="float">
            <text:p>3477702</text:p>
          </table:table-cell>
          <table:table-cell/>
          <table:table-cell office:value-type="float" office:value="3776693" calcext:value-type="float">
            <text:p>3776693</text:p>
          </table:table-cell>
          <table:table-cell/>
          <table:table-cell office:value-type="float" office:value="2018696" calcext:value-type="float">
            <text:p>20186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23821" calcext:value-type="float">
            <text:p>2823821</text:p>
          </table:table-cell>
          <table:table-cell/>
          <table:table-cell office:value-type="float" office:value="2973761" calcext:value-type="float">
            <text:p>2973761</text:p>
          </table:table-cell>
          <table:table-cell/>
          <table:table-cell office:value-type="float" office:value="4119213" calcext:value-type="float">
            <text:p>4119213</text:p>
          </table:table-cell>
          <table:table-cell/>
          <table:table-cell office:value-type="float" office:value="3136691" calcext:value-type="float">
            <text:p>3136691</text:p>
          </table:table-cell>
          <table:table-cell/>
          <table:table-cell office:value-type="float" office:value="2539508" calcext:value-type="float">
            <text:p>2539508</text:p>
          </table:table-cell>
          <table:table-cell/>
          <table:table-cell office:value-type="float" office:value="2800448" calcext:value-type="float">
            <text:p>2800448</text:p>
          </table:table-cell>
          <table:table-cell/>
          <table:table-cell office:value-type="float" office:value="4161059" calcext:value-type="float">
            <text:p>4161059</text:p>
          </table:table-cell>
          <table:table-cell/>
          <table:table-cell office:value-type="float" office:value="3730003" calcext:value-type="float">
            <text:p>3730003</text:p>
          </table:table-cell>
          <table:table-cell/>
          <table:table-cell office:value-type="float" office:value="3796370" calcext:value-type="float">
            <text:p>37963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84786" calcext:value-type="float">
            <text:p>4284786</text:p>
          </table:table-cell>
          <table:table-cell/>
          <table:table-cell office:value-type="float" office:value="3732423" calcext:value-type="float">
            <text:p>3732423</text:p>
          </table:table-cell>
          <table:table-cell/>
          <table:table-cell office:value-type="float" office:value="4303921" calcext:value-type="float">
            <text:p>4303921</text:p>
          </table:table-cell>
          <table:table-cell/>
          <table:table-cell office:value-type="float" office:value="3842315" calcext:value-type="float">
            <text:p>3842315</text:p>
          </table:table-cell>
          <table:table-cell/>
          <table:table-cell office:value-type="float" office:value="3924193" calcext:value-type="float">
            <text:p>3924193</text:p>
          </table:table-cell>
          <table:table-cell/>
          <table:table-cell office:value-type="float" office:value="4515869" calcext:value-type="float">
            <text:p>4515869</text:p>
          </table:table-cell>
          <table:table-cell/>
          <table:table-cell office:value-type="float" office:value="4328522" calcext:value-type="float">
            <text:p>4328522</text:p>
          </table:table-cell>
          <table:table-cell/>
          <table:table-cell office:value-type="float" office:value="4100624" calcext:value-type="float">
            <text:p>4100624</text:p>
          </table:table-cell>
          <table:table-cell/>
          <table:table-cell office:value-type="float" office:value="3900948" calcext:value-type="float">
            <text:p>39009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63098" calcext:value-type="float">
            <text:p>3863098</text:p>
          </table:table-cell>
          <table:table-cell/>
          <table:table-cell office:value-type="float" office:value="4671915" calcext:value-type="float">
            <text:p>4671915</text:p>
          </table:table-cell>
          <table:table-cell/>
          <table:table-cell office:value-type="float" office:value="4517718" calcext:value-type="float">
            <text:p>4517718</text:p>
          </table:table-cell>
          <table:table-cell/>
          <table:table-cell office:value-type="float" office:value="4420573" calcext:value-type="float">
            <text:p>4420573</text:p>
          </table:table-cell>
          <table:table-cell/>
          <table:table-cell office:value-type="float" office:value="4203797" calcext:value-type="float">
            <text:p>4203797</text:p>
          </table:table-cell>
          <table:table-cell/>
          <table:table-cell office:value-type="float" office:value="4805947" calcext:value-type="float">
            <text:p>4805947</text:p>
          </table:table-cell>
          <table:table-cell/>
          <table:table-cell office:value-type="float" office:value="4688160" calcext:value-type="float">
            <text:p>4688160</text:p>
          </table:table-cell>
          <table:table-cell/>
          <table:table-cell office:value-type="float" office:value="4332650" calcext:value-type="float">
            <text:p>4332650</text:p>
          </table:table-cell>
          <table:table-cell/>
          <table:table-cell office:value-type="float" office:value="4011719" calcext:value-type="float">
            <text:p>40117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23810" calcext:value-type="float">
            <text:p>4423810</text:p>
          </table:table-cell>
          <table:table-cell/>
          <table:table-cell office:value-type="float" office:value="4479252" calcext:value-type="float">
            <text:p>4479252</text:p>
          </table:table-cell>
          <table:table-cell/>
          <table:table-cell office:value-type="float" office:value="4872538" calcext:value-type="float">
            <text:p>4872538</text:p>
          </table:table-cell>
          <table:table-cell/>
          <table:table-cell office:value-type="float" office:value="4736873" calcext:value-type="float">
            <text:p>4736873</text:p>
          </table:table-cell>
          <table:table-cell/>
          <table:table-cell office:value-type="float" office:value="5068161" calcext:value-type="float">
            <text:p>5068161</text:p>
          </table:table-cell>
          <table:table-cell/>
          <table:table-cell office:value-type="float" office:value="5078098" calcext:value-type="float">
            <text:p>5078098</text:p>
          </table:table-cell>
          <table:table-cell/>
          <table:table-cell office:value-type="float" office:value="4907465" calcext:value-type="float">
            <text:p>4907465</text:p>
          </table:table-cell>
          <table:table-cell/>
          <table:table-cell office:value-type="float" office:value="4584438" calcext:value-type="float">
            <text:p>4584438</text:p>
          </table:table-cell>
          <table:table-cell/>
          <table:table-cell office:value-type="float" office:value="4306989" calcext:value-type="float">
            <text:p>430698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31416" calcext:value-type="float">
            <text:p>1831416</text:p>
          </table:table-cell>
          <table:table-cell/>
          <table:table-cell office:value-type="float" office:value="1709124" calcext:value-type="float">
            <text:p>1709124</text:p>
          </table:table-cell>
          <table:table-cell/>
          <table:table-cell office:value-type="float" office:value="1751933" calcext:value-type="float">
            <text:p>1751933</text:p>
          </table:table-cell>
          <table:table-cell/>
          <table:table-cell office:value-type="float" office:value="1634605" calcext:value-type="float">
            <text:p>1634605</text:p>
          </table:table-cell>
          <table:table-cell/>
          <table:table-cell office:value-type="float" office:value="1724203" calcext:value-type="float">
            <text:p>1724203</text:p>
          </table:table-cell>
          <table:table-cell/>
          <table:table-cell office:value-type="float" office:value="1750793" calcext:value-type="float">
            <text:p>1750793</text:p>
          </table:table-cell>
          <table:table-cell/>
          <table:table-cell office:value-type="float" office:value="3355037" calcext:value-type="float">
            <text:p>3355037</text:p>
          </table:table-cell>
          <table:table-cell/>
          <table:table-cell office:value-type="float" office:value="4116018" calcext:value-type="float">
            <text:p>4116018</text:p>
          </table:table-cell>
          <table:table-cell/>
          <table:table-cell office:value-type="float" office:value="1618782" calcext:value-type="float">
            <text:p>16187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3343" calcext:value-type="float">
            <text:p>563343</text:p>
          </table:table-cell>
          <table:table-cell/>
          <table:table-cell office:value-type="float" office:value="445312" calcext:value-type="float">
            <text:p>445312</text:p>
          </table:table-cell>
          <table:table-cell/>
          <table:table-cell office:value-type="float" office:value="452368" calcext:value-type="float">
            <text:p>452368</text:p>
          </table:table-cell>
          <table:table-cell/>
          <table:table-cell office:value-type="float" office:value="578586" calcext:value-type="float">
            <text:p>578586</text:p>
          </table:table-cell>
          <table:table-cell/>
          <table:table-cell office:value-type="float" office:value="528034" calcext:value-type="float">
            <text:p>528034</text:p>
          </table:table-cell>
          <table:table-cell/>
          <table:table-cell office:value-type="float" office:value="508549" calcext:value-type="float">
            <text:p>508549</text:p>
          </table:table-cell>
          <table:table-cell/>
          <table:table-cell office:value-type="float" office:value="514252" calcext:value-type="float">
            <text:p>514252</text:p>
          </table:table-cell>
          <table:table-cell/>
          <table:table-cell office:value-type="float" office:value="596822" calcext:value-type="float">
            <text:p>596822</text:p>
          </table:table-cell>
          <table:table-cell/>
          <table:table-cell office:value-type="float" office:value="645784" calcext:value-type="float">
            <text:p>64578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713512" calcext:value-type="float">
            <text:p>713512</text:p>
          </table:table-cell>
          <table:table-cell/>
          <table:table-cell office:value-type="float" office:value="564102" calcext:value-type="float">
            <text:p>564102</text:p>
          </table:table-cell>
          <table:table-cell/>
          <table:table-cell office:value-type="float" office:value="963502" calcext:value-type="float">
            <text:p>963502</text:p>
          </table:table-cell>
          <table:table-cell/>
          <table:table-cell office:value-type="float" office:value="523809" calcext:value-type="float">
            <text:p>523809</text:p>
          </table:table-cell>
          <table:table-cell/>
          <table:table-cell office:value-type="float" office:value="785713" calcext:value-type="float">
            <text:p>78571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974168" calcext:value-type="float">
            <text:p>974168</text:p>
          </table:table-cell>
          <table:table-cell/>
          <table:table-cell office:value-type="float" office:value="1023254" calcext:value-type="float">
            <text:p>1023254</text:p>
          </table:table-cell>
          <table:table-cell/>
          <table:table-cell office:value-type="float" office:value="1389472" calcext:value-type="float">
            <text:p>1389472</text:p>
          </table:table-cell>
          <table:table-cell/>
          <table:table-cell office:value-type="float" office:value="1833331" calcext:value-type="float">
            <text:p>1833331</text:p>
          </table:table-cell>
          <table:table-cell/>
          <table:table-cell office:value-type="float" office:value="1984960" calcext:value-type="float">
            <text:p>1984960</text:p>
          </table:table-cell>
          <table:table-cell/>
          <table:table-cell office:value-type="float" office:value="1859153" calcext:value-type="float">
            <text:p>185915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099998" calcext:value-type="float">
            <text:p>1099998</text:p>
          </table:table-cell>
          <table:table-cell/>
          <table:table-cell office:value-type="float" office:value="1899278" calcext:value-type="float">
            <text:p>1899278</text:p>
          </table:table-cell>
          <table:table-cell/>
          <table:table-cell office:value-type="float" office:value="1254155" calcext:value-type="float">
            <text:p>1254155</text:p>
          </table:table-cell>
          <table:table-cell/>
          <table:table-cell office:value-type="float" office:value="2246806" calcext:value-type="float">
            <text:p>2246806</text:p>
          </table:table-cell>
          <table:table-cell/>
          <table:table-cell office:value-type="float" office:value="2378376" calcext:value-type="float">
            <text:p>2378376</text:p>
          </table:table-cell>
          <table:table-cell/>
          <table:table-cell office:value-type="float" office:value="2538459" calcext:value-type="float">
            <text:p>2538459</text:p>
          </table:table-cell>
          <table:table-cell/>
          <table:table-cell office:value-type="float" office:value="3105879" calcext:value-type="float">
            <text:p>310587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134263" calcext:value-type="float">
            <text:p>1134263</text:p>
          </table:table-cell>
          <table:table-cell/>
          <table:table-cell office:value-type="float" office:value="1731145" calcext:value-type="float">
            <text:p>1731145</text:p>
          </table:table-cell>
          <table:table-cell/>
          <table:table-cell office:value-type="float" office:value="2285712" calcext:value-type="float">
            <text:p>2285712</text:p>
          </table:table-cell>
          <table:table-cell/>
          <table:table-cell office:value-type="float" office:value="2917124" calcext:value-type="float">
            <text:p>2917124</text:p>
          </table:table-cell>
          <table:table-cell/>
          <table:table-cell office:value-type="float" office:value="2389137" calcext:value-type="float">
            <text:p>2389137</text:p>
          </table:table-cell>
          <table:table-cell/>
          <table:table-cell office:value-type="float" office:value="3911107" calcext:value-type="float">
            <text:p>3911107</text:p>
          </table:table-cell>
          <table:table-cell/>
          <table:table-cell office:value-type="float" office:value="4015205" calcext:value-type="float">
            <text:p>4015205</text:p>
          </table:table-cell>
          <table:table-cell/>
          <table:table-cell office:value-type="float" office:value="4077216" calcext:value-type="float">
            <text:p>407721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89870" calcext:value-type="float">
            <text:p>289870</text:p>
          </table:table-cell>
          <table:table-cell/>
          <table:table-cell office:value-type="float" office:value="1783782" calcext:value-type="float">
            <text:p>1783782</text:p>
          </table:table-cell>
          <table:table-cell/>
          <table:table-cell office:value-type="float" office:value="2700764" calcext:value-type="float">
            <text:p>2700764</text:p>
          </table:table-cell>
          <table:table-cell/>
          <table:table-cell office:value-type="float" office:value="3798557" calcext:value-type="float">
            <text:p>3798557</text:p>
          </table:table-cell>
          <table:table-cell/>
          <table:table-cell office:value-type="float" office:value="3861056" calcext:value-type="float">
            <text:p>3861056</text:p>
          </table:table-cell>
          <table:table-cell/>
          <table:table-cell office:value-type="float" office:value="2707689" calcext:value-type="float">
            <text:p>2707689</text:p>
          </table:table-cell>
          <table:table-cell/>
          <table:table-cell office:value-type="float" office:value="4855167" calcext:value-type="float">
            <text:p>4855167</text:p>
          </table:table-cell>
          <table:table-cell/>
          <table:table-cell office:value-type="float" office:value="4799995" calcext:value-type="float">
            <text:p>4799995</text:p>
          </table:table-cell>
          <table:table-cell/>
          <table:table-cell office:value-type="float" office:value="4611349" calcext:value-type="float">
            <text:p>461134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401458" calcext:value-type="float">
            <text:p>1401458</text:p>
          </table:table-cell>
          <table:table-cell/>
          <table:table-cell office:value-type="float" office:value="2188598" calcext:value-type="float">
            <text:p>2188598</text:p>
          </table:table-cell>
          <table:table-cell/>
          <table:table-cell office:value-type="float" office:value="3032301" calcext:value-type="float">
            <text:p>3032301</text:p>
          </table:table-cell>
          <table:table-cell/>
          <table:table-cell office:value-type="float" office:value="4153388" calcext:value-type="float">
            <text:p>4153388</text:p>
          </table:table-cell>
          <table:table-cell/>
          <table:table-cell office:value-type="float" office:value="4611349" calcext:value-type="float">
            <text:p>4611349</text:p>
          </table:table-cell>
          <table:table-cell/>
          <table:table-cell office:value-type="float" office:value="3289716" calcext:value-type="float">
            <text:p>3289716</text:p>
          </table:table-cell>
          <table:table-cell/>
          <table:table-cell office:value-type="float" office:value="4611349" calcext:value-type="float">
            <text:p>4611349</text:p>
          </table:table-cell>
          <table:table-cell/>
          <table:table-cell office:value-type="float" office:value="4934574" calcext:value-type="float">
            <text:p>4934574</text:p>
          </table:table-cell>
          <table:table-cell/>
          <table:table-cell office:value-type="float" office:value="4816414" calcext:value-type="float">
            <text:p>4816414</text:p>
          </table:table-cell>
          <table:table-cell/>
          <table:table-cell office:value-type="float" office:value="4512816" calcext:value-type="float">
            <text:p>451281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330601" calcext:value-type="float">
            <text:p>1330601</text:p>
          </table:table-cell>
          <table:table-cell/>
          <table:table-cell office:value-type="float" office:value="2056473" calcext:value-type="float">
            <text:p>2056473</text:p>
          </table:table-cell>
          <table:table-cell/>
          <table:table-cell office:value-type="float" office:value="2725158" calcext:value-type="float">
            <text:p>2725158</text:p>
          </table:table-cell>
          <table:table-cell/>
          <table:table-cell office:value-type="float" office:value="3058650" calcext:value-type="float">
            <text:p>3058650</text:p>
          </table:table-cell>
          <table:table-cell/>
          <table:table-cell office:value-type="float" office:value="3996211" calcext:value-type="float">
            <text:p>3996211</text:p>
          </table:table-cell>
          <table:table-cell/>
          <table:table-cell office:value-type="float" office:value="4474571" calcext:value-type="float">
            <text:p>4474571</text:p>
          </table:table-cell>
          <table:table-cell/>
          <table:table-cell office:value-type="float" office:value="3534724" calcext:value-type="float">
            <text:p>3534724</text:p>
          </table:table-cell>
          <table:table-cell/>
          <table:table-cell office:value-type="float" office:value="2447983" calcext:value-type="float">
            <text:p>2447983</text:p>
          </table:table-cell>
          <table:table-cell/>
          <table:table-cell office:value-type="float" office:value="3964332" calcext:value-type="float">
            <text:p>3964332</text:p>
          </table:table-cell>
          <table:table-cell/>
          <table:table-cell office:value-type="float" office:value="3495238" calcext:value-type="float">
            <text:p>3495238</text:p>
          </table:table-cell>
          <table:table-cell/>
          <table:table-cell office:value-type="float" office:value="3994322" calcext:value-type="float">
            <text:p>399432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307333" calcext:value-type="float">
            <text:p>1307333</text:p>
          </table:table-cell>
          <table:table-cell/>
          <table:table-cell office:value-type="float" office:value="1893743" calcext:value-type="float">
            <text:p>1893743</text:p>
          </table:table-cell>
          <table:table-cell/>
          <table:table-cell office:value-type="float" office:value="2953843" calcext:value-type="float">
            <text:p>2953843</text:p>
          </table:table-cell>
          <table:table-cell/>
          <table:table-cell office:value-type="float" office:value="1580393" calcext:value-type="float">
            <text:p>1580393</text:p>
          </table:table-cell>
          <table:table-cell/>
          <table:table-cell office:value-type="float" office:value="4138129" calcext:value-type="float">
            <text:p>4138129</text:p>
          </table:table-cell>
          <table:table-cell/>
          <table:table-cell office:value-type="float" office:value="4008537" calcext:value-type="float">
            <text:p>4008537</text:p>
          </table:table-cell>
          <table:table-cell/>
          <table:table-cell office:value-type="float" office:value="4315704" calcext:value-type="float">
            <text:p>4315704</text:p>
          </table:table-cell>
          <table:table-cell/>
          <table:table-cell office:value-type="float" office:value="1290262" calcext:value-type="float">
            <text:p>1290262</text:p>
          </table:table-cell>
          <table:table-cell/>
          <table:table-cell office:value-type="float" office:value="3115615" calcext:value-type="float">
            <text:p>3115615</text:p>
          </table:table-cell>
          <table:table-cell/>
          <table:table-cell office:value-type="float" office:value="2548798" calcext:value-type="float">
            <text:p>2548798</text:p>
          </table:table-cell>
          <table:table-cell/>
          <table:table-cell office:value-type="float" office:value="2311984" calcext:value-type="float">
            <text:p>2311984</text:p>
          </table:table-cell>
          <table:table-cell/>
          <table:table-cell office:value-type="float" office:value="2656601" calcext:value-type="float">
            <text:p>265660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327570" calcext:value-type="float">
            <text:p>1327570</text:p>
          </table:table-cell>
          <table:table-cell/>
          <table:table-cell office:value-type="float" office:value="2010110" calcext:value-type="float">
            <text:p>2010110</text:p>
          </table:table-cell>
          <table:table-cell/>
          <table:table-cell office:value-type="float" office:value="2714650" calcext:value-type="float">
            <text:p>2714650</text:p>
          </table:table-cell>
          <table:table-cell/>
          <table:table-cell office:value-type="float" office:value="3471539" calcext:value-type="float">
            <text:p>3471539</text:p>
          </table:table-cell>
          <table:table-cell/>
          <table:table-cell office:value-type="float" office:value="4056658" calcext:value-type="float">
            <text:p>4056658</text:p>
          </table:table-cell>
          <table:table-cell/>
          <table:table-cell office:value-type="float" office:value="2915111" calcext:value-type="float">
            <text:p>2915111</text:p>
          </table:table-cell>
          <table:table-cell/>
          <table:table-cell office:value-type="float" office:value="3858411" calcext:value-type="float">
            <text:p>3858411</text:p>
          </table:table-cell>
          <table:table-cell/>
          <table:table-cell office:value-type="float" office:value="4376630" calcext:value-type="float">
            <text:p>4376630</text:p>
          </table:table-cell>
          <table:table-cell/>
          <table:table-cell office:value-type="float" office:value="1832536" calcext:value-type="float">
            <text:p>1832536</text:p>
          </table:table-cell>
          <table:table-cell/>
          <table:table-cell office:value-type="float" office:value="2512413" calcext:value-type="float">
            <text:p>2512413</text:p>
          </table:table-cell>
          <table:table-cell/>
          <table:table-cell office:value-type="float" office:value="2173116" calcext:value-type="float">
            <text:p>2173116</text:p>
          </table:table-cell>
          <table:table-cell/>
          <table:table-cell office:value-type="float" office:value="1860996" calcext:value-type="float">
            <text:p>1860996</text:p>
          </table:table-cell>
          <table:table-cell/>
          <table:table-cell office:value-type="float" office:value="2162962" calcext:value-type="float">
            <text:p>21629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13774" calcext:value-type="float">
            <text:p>4013774</text:p>
          </table:table-cell>
          <table:table-cell/>
          <table:table-cell office:value-type="float" office:value="3154884" calcext:value-type="float">
            <text:p>3154884</text:p>
          </table:table-cell>
          <table:table-cell/>
          <table:table-cell office:value-type="float" office:value="3557798" calcext:value-type="float">
            <text:p>3557798</text:p>
          </table:table-cell>
          <table:table-cell/>
          <table:table-cell office:value-type="float" office:value="4669333" calcext:value-type="float">
            <text:p>4669333</text:p>
          </table:table-cell>
          <table:table-cell/>
          <table:table-cell office:value-type="float" office:value="4568334" calcext:value-type="float">
            <text:p>4568334</text:p>
          </table:table-cell>
          <table:table-cell/>
          <table:table-cell office:value-type="float" office:value="3679639" calcext:value-type="float">
            <text:p>3679639</text:p>
          </table:table-cell>
          <table:table-cell/>
          <table:table-cell office:value-type="float" office:value="3610831" calcext:value-type="float">
            <text:p>3610831</text:p>
          </table:table-cell>
          <table:table-cell/>
          <table:table-cell office:value-type="float" office:value="3410918" calcext:value-type="float">
            <text:p>3410918</text:p>
          </table:table-cell>
          <table:table-cell/>
          <table:table-cell office:value-type="float" office:value="3305969" calcext:value-type="float">
            <text:p>33059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44219" calcext:value-type="float">
            <text:p>4144219</text:p>
          </table:table-cell>
          <table:table-cell/>
          <table:table-cell office:value-type="float" office:value="4451583" calcext:value-type="float">
            <text:p>4451583</text:p>
          </table:table-cell>
          <table:table-cell/>
          <table:table-cell office:value-type="float" office:value="4690071" calcext:value-type="float">
            <text:p>4690071</text:p>
          </table:table-cell>
          <table:table-cell/>
          <table:table-cell office:value-type="float" office:value="3922001" calcext:value-type="float">
            <text:p>3922001</text:p>
          </table:table-cell>
          <table:table-cell/>
          <table:table-cell office:value-type="float" office:value="4032334" calcext:value-type="float">
            <text:p>4032334</text:p>
          </table:table-cell>
          <table:table-cell/>
          <table:table-cell office:value-type="float" office:value="4120971" calcext:value-type="float">
            <text:p>4120971</text:p>
          </table:table-cell>
          <table:table-cell/>
          <table:table-cell office:value-type="float" office:value="3873337" calcext:value-type="float">
            <text:p>3873337</text:p>
          </table:table-cell>
          <table:table-cell/>
          <table:table-cell office:value-type="float" office:value="3711465" calcext:value-type="float">
            <text:p>3711465</text:p>
          </table:table-cell>
          <table:table-cell/>
          <table:table-cell office:value-type="float" office:value="3700795" calcext:value-type="float">
            <text:p>370079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76519" calcext:value-type="float">
            <text:p>3976519</text:p>
          </table:table-cell>
          <table:table-cell/>
          <table:table-cell office:value-type="float" office:value="3934216" calcext:value-type="float">
            <text:p>3934216</text:p>
          </table:table-cell>
          <table:table-cell/>
          <table:table-cell office:value-type="float" office:value="4185282" calcext:value-type="float">
            <text:p>4185282</text:p>
          </table:table-cell>
          <table:table-cell/>
          <table:table-cell office:value-type="float" office:value="4185217" calcext:value-type="float">
            <text:p>4185217</text:p>
          </table:table-cell>
          <table:table-cell/>
          <table:table-cell office:value-type="float" office:value="4208804" calcext:value-type="float">
            <text:p>4208804</text:p>
          </table:table-cell>
          <table:table-cell/>
          <table:table-cell office:value-type="float" office:value="4777178" calcext:value-type="float">
            <text:p>4777178</text:p>
          </table:table-cell>
          <table:table-cell/>
          <table:table-cell office:value-type="float" office:value="4266056" calcext:value-type="float">
            <text:p>4266056</text:p>
          </table:table-cell>
          <table:table-cell/>
          <table:table-cell office:value-type="float" office:value="4066544" calcext:value-type="float">
            <text:p>4066544</text:p>
          </table:table-cell>
          <table:table-cell/>
          <table:table-cell office:value-type="float" office:value="3735312" calcext:value-type="float">
            <text:p>37353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31202" calcext:value-type="float">
            <text:p>4231202</text:p>
          </table:table-cell>
          <table:table-cell/>
          <table:table-cell office:value-type="float" office:value="4219545" calcext:value-type="float">
            <text:p>4219545</text:p>
          </table:table-cell>
          <table:table-cell/>
          <table:table-cell office:value-type="float" office:value="4584331" calcext:value-type="float">
            <text:p>4584331</text:p>
          </table:table-cell>
          <table:table-cell/>
          <table:table-cell office:value-type="float" office:value="4394452" calcext:value-type="float">
            <text:p>4394452</text:p>
          </table:table-cell>
          <table:table-cell/>
          <table:table-cell office:value-type="float" office:value="4645063" calcext:value-type="float">
            <text:p>4645063</text:p>
          </table:table-cell>
          <table:table-cell/>
          <table:table-cell office:value-type="float" office:value="4921503" calcext:value-type="float">
            <text:p>4921503</text:p>
          </table:table-cell>
          <table:table-cell/>
          <table:table-cell office:value-type="float" office:value="4437480" calcext:value-type="float">
            <text:p>4437480</text:p>
          </table:table-cell>
          <table:table-cell/>
          <table:table-cell office:value-type="float" office:value="4106667" calcext:value-type="float">
            <text:p>4106667</text:p>
          </table:table-cell>
          <table:table-cell/>
          <table:table-cell office:value-type="float" office:value="3899569" calcext:value-type="float">
            <text:p>38995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13483" calcext:value-type="float">
            <text:p>4313483</text:p>
          </table:table-cell>
          <table:table-cell/>
          <table:table-cell office:value-type="float" office:value="4665103" calcext:value-type="float">
            <text:p>4665103</text:p>
          </table:table-cell>
          <table:table-cell/>
          <table:table-cell office:value-type="float" office:value="4817208" calcext:value-type="float">
            <text:p>4817208</text:p>
          </table:table-cell>
          <table:table-cell/>
          <table:table-cell office:value-type="float" office:value="5014179" calcext:value-type="float">
            <text:p>5014179</text:p>
          </table:table-cell>
          <table:table-cell/>
          <table:table-cell office:value-type="float" office:value="5009371" calcext:value-type="float">
            <text:p>5009371</text:p>
          </table:table-cell>
          <table:table-cell/>
          <table:table-cell office:value-type="float" office:value="5060287" calcext:value-type="float">
            <text:p>5060287</text:p>
          </table:table-cell>
          <table:table-cell/>
          <table:table-cell office:value-type="float" office:value="4832536" calcext:value-type="float">
            <text:p>4832536</text:p>
          </table:table-cell>
          <table:table-cell/>
          <table:table-cell office:value-type="float" office:value="4248524" calcext:value-type="float">
            <text:p>4248524</text:p>
          </table:table-cell>
          <table:table-cell/>
          <table:table-cell office:value-type="float" office:value="4107462" calcext:value-type="float">
            <text:p>41074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86872" calcext:value-type="float">
            <text:p>4486872</text:p>
          </table:table-cell>
          <table:table-cell/>
          <table:table-cell office:value-type="float" office:value="4796663" calcext:value-type="float">
            <text:p>4796663</text:p>
          </table:table-cell>
          <table:table-cell/>
          <table:table-cell office:value-type="float" office:value="5163081" calcext:value-type="float">
            <text:p>5163081</text:p>
          </table:table-cell>
          <table:table-cell/>
          <table:table-cell office:value-type="float" office:value="5298272" calcext:value-type="float">
            <text:p>5298272</text:p>
          </table:table-cell>
          <table:table-cell/>
          <table:table-cell office:value-type="float" office:value="5317395" calcext:value-type="float">
            <text:p>5317395</text:p>
          </table:table-cell>
          <table:table-cell/>
          <table:table-cell office:value-type="float" office:value="5282174" calcext:value-type="float">
            <text:p>5282174</text:p>
          </table:table-cell>
          <table:table-cell/>
          <table:table-cell office:value-type="float" office:value="5176663" calcext:value-type="float">
            <text:p>5176663</text:p>
          </table:table-cell>
          <table:table-cell/>
          <table:table-cell office:value-type="float" office:value="4620699" calcext:value-type="float">
            <text:p>4620699</text:p>
          </table:table-cell>
          <table:table-cell/>
          <table:table-cell office:value-type="float" office:value="4276178" calcext:value-type="float">
            <text:p>427617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76832" calcext:value-type="float">
            <text:p>3076832</text:p>
          </table:table-cell>
          <table:table-cell/>
          <table:table-cell office:value-type="float" office:value="1949439" calcext:value-type="float">
            <text:p>1949439</text:p>
          </table:table-cell>
          <table:table-cell/>
          <table:table-cell office:value-type="float" office:value="1631341" calcext:value-type="float">
            <text:p>1631341</text:p>
          </table:table-cell>
          <table:table-cell/>
          <table:table-cell office:value-type="float" office:value="1725014" calcext:value-type="float">
            <text:p>1725014</text:p>
          </table:table-cell>
          <table:table-cell/>
          <table:table-cell office:value-type="float" office:value="1855622" calcext:value-type="float">
            <text:p>1855622</text:p>
          </table:table-cell>
          <table:table-cell/>
          <table:table-cell office:value-type="float" office:value="1589073" calcext:value-type="float">
            <text:p>1589073</text:p>
          </table:table-cell>
          <table:table-cell/>
          <table:table-cell office:value-type="float" office:value="1283059" calcext:value-type="float">
            <text:p>1283059</text:p>
          </table:table-cell>
          <table:table-cell/>
          <table:table-cell office:value-type="float" office:value="1016698" calcext:value-type="float">
            <text:p>1016698</text:p>
          </table:table-cell>
          <table:table-cell/>
          <table:table-cell office:value-type="float" office:value="3037241" calcext:value-type="float">
            <text:p>303724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75590" calcext:value-type="float">
            <text:p>1075590</text:p>
          </table:table-cell>
          <table:table-cell/>
          <table:table-cell office:value-type="float" office:value="574957" calcext:value-type="float">
            <text:p>574957</text:p>
          </table:table-cell>
          <table:table-cell/>
          <table:table-cell office:value-type="float" office:value="905393" calcext:value-type="float">
            <text:p>905393</text:p>
          </table:table-cell>
          <table:table-cell/>
          <table:table-cell office:value-type="float" office:value="572072" calcext:value-type="float">
            <text:p>572072</text:p>
          </table:table-cell>
          <table:table-cell/>
          <table:table-cell office:value-type="float" office:value="536178" calcext:value-type="float">
            <text:p>536178</text:p>
          </table:table-cell>
          <table:table-cell/>
          <table:table-cell office:value-type="float" office:value="556050" calcext:value-type="float">
            <text:p>556050</text:p>
          </table:table-cell>
          <table:table-cell/>
          <table:table-cell office:value-type="float" office:value="535756" calcext:value-type="float">
            <text:p>535756</text:p>
          </table:table-cell>
          <table:table-cell/>
          <table:table-cell office:value-type="float" office:value="789109" calcext:value-type="float">
            <text:p>789109</text:p>
          </table:table-cell>
          <table:table-cell/>
          <table:table-cell office:value-type="float" office:value="574553" calcext:value-type="float">
            <text:p>574553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269229" calcext:value-type="float">
            <text:p>1269229</text:p>
          </table:table-cell>
          <table:table-cell/>
          <table:table-cell office:value-type="float" office:value="2163932" calcext:value-type="float">
            <text:p>2163932</text:p>
          </table:table-cell>
          <table:table-cell/>
          <table:table-cell office:value-type="float" office:value="2538459" calcext:value-type="float">
            <text:p>2538459</text:p>
          </table:table-cell>
          <table:table-cell/>
          <table:table-cell office:value-type="float" office:value="1571427" calcext:value-type="float">
            <text:p>1571427</text:p>
          </table:table-cell>
          <table:table-cell/>
          <table:table-cell office:value-type="float" office:value="3882349" calcext:value-type="float">
            <text:p>388234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508569" calcext:value-type="float">
            <text:p>1508569</text:p>
          </table:table-cell>
          <table:table-cell/>
          <table:table-cell office:value-type="float" office:value="1984960" calcext:value-type="float">
            <text:p>1984960</text:p>
          </table:table-cell>
          <table:table-cell/>
          <table:table-cell office:value-type="float" office:value="3259256" calcext:value-type="float">
            <text:p>3259256</text:p>
          </table:table-cell>
          <table:table-cell/>
          <table:table-cell office:value-type="float" office:value="4258060" calcext:value-type="float">
            <text:p>4258060</text:p>
          </table:table-cell>
          <table:table-cell/>
          <table:table-cell office:value-type="float" office:value="4799995" calcext:value-type="float">
            <text:p>4799995</text:p>
          </table:table-cell>
          <table:table-cell/>
          <table:table-cell office:value-type="float" office:value="4888884" calcext:value-type="float">
            <text:p>488888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517239" calcext:value-type="float">
            <text:p>1517239</text:p>
          </table:table-cell>
          <table:table-cell/>
          <table:table-cell office:value-type="float" office:value="2444442" calcext:value-type="float">
            <text:p>2444442</text:p>
          </table:table-cell>
          <table:table-cell/>
          <table:table-cell office:value-type="float" office:value="2007602" calcext:value-type="float">
            <text:p>2007602</text:p>
          </table:table-cell>
          <table:table-cell/>
          <table:table-cell office:value-type="float" office:value="5028566" calcext:value-type="float">
            <text:p>5028566</text:p>
          </table:table-cell>
          <table:table-cell/>
          <table:table-cell office:value-type="float" office:value="5557889" calcext:value-type="float">
            <text:p>5557889</text:p>
          </table:table-cell>
          <table:table-cell/>
          <table:table-cell office:value-type="float" office:value="5999994" calcext:value-type="float">
            <text:p>5999994</text:p>
          </table:table-cell>
          <table:table-cell/>
          <table:table-cell office:value-type="float" office:value="2917124" calcext:value-type="float">
            <text:p>291712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627117" calcext:value-type="float">
            <text:p>1627117</text:p>
          </table:table-cell>
          <table:table-cell/>
          <table:table-cell office:value-type="float" office:value="2410956" calcext:value-type="float">
            <text:p>2410956</text:p>
          </table:table-cell>
          <table:table-cell/>
          <table:table-cell office:value-type="float" office:value="3567564" calcext:value-type="float">
            <text:p>3567564</text:p>
          </table:table-cell>
          <table:table-cell/>
          <table:table-cell office:value-type="float" office:value="5739124" calcext:value-type="float">
            <text:p>5739124</text:p>
          </table:table-cell>
          <table:table-cell/>
          <table:table-cell office:value-type="float" office:value="4345674" calcext:value-type="float">
            <text:p>4345674</text:p>
          </table:table-cell>
          <table:table-cell/>
          <table:table-cell office:value-type="float" office:value="7087241" calcext:value-type="float">
            <text:p>7087241</text:p>
          </table:table-cell>
          <table:table-cell/>
          <table:table-cell office:value-type="float" office:value="4275299" calcext:value-type="float">
            <text:p>4275299</text:p>
          </table:table-cell>
          <table:table-cell/>
          <table:table-cell office:value-type="float" office:value="3034479" calcext:value-type="float">
            <text:p>303447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36519" calcext:value-type="float">
            <text:p>336519</text:p>
          </table:table-cell>
          <table:table-cell/>
          <table:table-cell office:value-type="float" office:value="2569340" calcext:value-type="float">
            <text:p>2569340</text:p>
          </table:table-cell>
          <table:table-cell/>
          <table:table-cell office:value-type="float" office:value="3496685" calcext:value-type="float">
            <text:p>3496685</text:p>
          </table:table-cell>
          <table:table-cell/>
          <table:table-cell office:value-type="float" office:value="6285708" calcext:value-type="float">
            <text:p>6285708</text:p>
          </table:table-cell>
          <table:table-cell/>
          <table:table-cell office:value-type="float" office:value="6834944" calcext:value-type="float">
            <text:p>6834944</text:p>
          </table:table-cell>
          <table:table-cell/>
          <table:table-cell office:value-type="float" office:value="5253726" calcext:value-type="float">
            <text:p>5253726</text:p>
          </table:table-cell>
          <table:table-cell/>
          <table:table-cell office:value-type="float" office:value="5915960" calcext:value-type="float">
            <text:p>5915960</text:p>
          </table:table-cell>
          <table:table-cell/>
          <table:table-cell office:value-type="float" office:value="4735421" calcext:value-type="float">
            <text:p>4735421</text:p>
          </table:table-cell>
          <table:table-cell/>
          <table:table-cell office:value-type="float" office:value="3195155" calcext:value-type="float">
            <text:p>319515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757069" calcext:value-type="float">
            <text:p>1757069</text:p>
          </table:table-cell>
          <table:table-cell/>
          <table:table-cell office:value-type="float" office:value="2929262" calcext:value-type="float">
            <text:p>2929262</text:p>
          </table:table-cell>
          <table:table-cell/>
          <table:table-cell office:value-type="float" office:value="4450996" calcext:value-type="float">
            <text:p>4450996</text:p>
          </table:table-cell>
          <table:table-cell/>
          <table:table-cell office:value-type="float" office:value="6051570" calcext:value-type="float">
            <text:p>6051570</text:p>
          </table:table-cell>
          <table:table-cell/>
          <table:table-cell office:value-type="float" office:value="7410519" calcext:value-type="float">
            <text:p>7410519</text:p>
          </table:table-cell>
          <table:table-cell/>
          <table:table-cell office:value-type="float" office:value="5550585" calcext:value-type="float">
            <text:p>5550585</text:p>
          </table:table-cell>
          <table:table-cell/>
          <table:table-cell office:value-type="float" office:value="6068959" calcext:value-type="float">
            <text:p>6068959</text:p>
          </table:table-cell>
          <table:table-cell/>
          <table:table-cell office:value-type="float" office:value="5907686" calcext:value-type="float">
            <text:p>5907686</text:p>
          </table:table-cell>
          <table:table-cell/>
          <table:table-cell office:value-type="float" office:value="4714281" calcext:value-type="float">
            <text:p>4714281</text:p>
          </table:table-cell>
          <table:table-cell/>
          <table:table-cell office:value-type="float" office:value="3019296" calcext:value-type="float">
            <text:p>301929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223282" calcext:value-type="float">
            <text:p>1223282</text:p>
          </table:table-cell>
          <table:table-cell/>
          <table:table-cell office:value-type="float" office:value="2309456" calcext:value-type="float">
            <text:p>2309456</text:p>
          </table:table-cell>
          <table:table-cell/>
          <table:table-cell office:value-type="float" office:value="3111599" calcext:value-type="float">
            <text:p>3111599</text:p>
          </table:table-cell>
          <table:table-cell/>
          <table:table-cell office:value-type="float" office:value="3278227" calcext:value-type="float">
            <text:p>3278227</text:p>
          </table:table-cell>
          <table:table-cell/>
          <table:table-cell office:value-type="float" office:value="4846811" calcext:value-type="float">
            <text:p>4846811</text:p>
          </table:table-cell>
          <table:table-cell/>
          <table:table-cell office:value-type="float" office:value="5001771" calcext:value-type="float">
            <text:p>5001771</text:p>
          </table:table-cell>
          <table:table-cell/>
          <table:table-cell office:value-type="float" office:value="4022853" calcext:value-type="float">
            <text:p>4022853</text:p>
          </table:table-cell>
          <table:table-cell/>
          <table:table-cell office:value-type="float" office:value="2393876" calcext:value-type="float">
            <text:p>2393876</text:p>
          </table:table-cell>
          <table:table-cell/>
          <table:table-cell office:value-type="float" office:value="3703635" calcext:value-type="float">
            <text:p>3703635</text:p>
          </table:table-cell>
          <table:table-cell/>
          <table:table-cell office:value-type="float" office:value="2719894" calcext:value-type="float">
            <text:p>2719894</text:p>
          </table:table-cell>
          <table:table-cell/>
          <table:table-cell office:value-type="float" office:value="2299398" calcext:value-type="float">
            <text:p>229939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374551" calcext:value-type="float">
            <text:p>1374551</text:p>
          </table:table-cell>
          <table:table-cell/>
          <table:table-cell office:value-type="float" office:value="1984028" calcext:value-type="float">
            <text:p>1984028</text:p>
          </table:table-cell>
          <table:table-cell/>
          <table:table-cell office:value-type="float" office:value="3183716" calcext:value-type="float">
            <text:p>3183716</text:p>
          </table:table-cell>
          <table:table-cell/>
          <table:table-cell office:value-type="float" office:value="1667915" calcext:value-type="float">
            <text:p>1667915</text:p>
          </table:table-cell>
          <table:table-cell/>
          <table:table-cell office:value-type="float" office:value="4688119" calcext:value-type="float">
            <text:p>4688119</text:p>
          </table:table-cell>
          <table:table-cell/>
          <table:table-cell office:value-type="float" office:value="4385150" calcext:value-type="float">
            <text:p>4385150</text:p>
          </table:table-cell>
          <table:table-cell/>
          <table:table-cell office:value-type="float" office:value="4356880" calcext:value-type="float">
            <text:p>4356880</text:p>
          </table:table-cell>
          <table:table-cell/>
          <table:table-cell office:value-type="float" office:value="1186265" calcext:value-type="float">
            <text:p>1186265</text:p>
          </table:table-cell>
          <table:table-cell/>
          <table:table-cell office:value-type="float" office:value="2912096" calcext:value-type="float">
            <text:p>2912096</text:p>
          </table:table-cell>
          <table:table-cell/>
          <table:table-cell office:value-type="float" office:value="2168097" calcext:value-type="float">
            <text:p>2168097</text:p>
          </table:table-cell>
          <table:table-cell/>
          <table:table-cell office:value-type="float" office:value="1454919" calcext:value-type="float">
            <text:p>1454919</text:p>
          </table:table-cell>
          <table:table-cell/>
          <table:table-cell office:value-type="float" office:value="1406006" calcext:value-type="float">
            <text:p>140600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411350" calcext:value-type="float">
            <text:p>1411350</text:p>
          </table:table-cell>
          <table:table-cell/>
          <table:table-cell office:value-type="float" office:value="2194141" calcext:value-type="float">
            <text:p>2194141</text:p>
          </table:table-cell>
          <table:table-cell/>
          <table:table-cell office:value-type="float" office:value="3045967" calcext:value-type="float">
            <text:p>3045967</text:p>
          </table:table-cell>
          <table:table-cell/>
          <table:table-cell office:value-type="float" office:value="3643731" calcext:value-type="float">
            <text:p>3643731</text:p>
          </table:table-cell>
          <table:table-cell/>
          <table:table-cell office:value-type="float" office:value="4442219" calcext:value-type="float">
            <text:p>4442219</text:p>
          </table:table-cell>
          <table:table-cell/>
          <table:table-cell office:value-type="float" office:value="3112745" calcext:value-type="float">
            <text:p>3112745</text:p>
          </table:table-cell>
          <table:table-cell/>
          <table:table-cell office:value-type="float" office:value="4616388" calcext:value-type="float">
            <text:p>4616388</text:p>
          </table:table-cell>
          <table:table-cell/>
          <table:table-cell office:value-type="float" office:value="4447481" calcext:value-type="float">
            <text:p>4447481</text:p>
          </table:table-cell>
          <table:table-cell/>
          <table:table-cell office:value-type="float" office:value="2614061" calcext:value-type="float">
            <text:p>2614061</text:p>
          </table:table-cell>
          <table:table-cell/>
          <table:table-cell office:value-type="float" office:value="2318170" calcext:value-type="float">
            <text:p>2318170</text:p>
          </table:table-cell>
          <table:table-cell/>
          <table:table-cell office:value-type="float" office:value="1973714" calcext:value-type="float">
            <text:p>1973714</text:p>
          </table:table-cell>
          <table:table-cell/>
          <table:table-cell office:value-type="float" office:value="1758807" calcext:value-type="float">
            <text:p>1758807</text:p>
          </table:table-cell>
          <table:table-cell/>
          <table:table-cell office:value-type="float" office:value="1521749" calcext:value-type="float">
            <text:p>152174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00282" calcext:value-type="float">
            <text:p>4400282</text:p>
          </table:table-cell>
          <table:table-cell/>
          <table:table-cell office:value-type="float" office:value="3711567" calcext:value-type="float">
            <text:p>3711567</text:p>
          </table:table-cell>
          <table:table-cell/>
          <table:table-cell office:value-type="float" office:value="3414364" calcext:value-type="float">
            <text:p>3414364</text:p>
          </table:table-cell>
          <table:table-cell/>
          <table:table-cell office:value-type="float" office:value="3065309" calcext:value-type="float">
            <text:p>3065309</text:p>
          </table:table-cell>
          <table:table-cell/>
          <table:table-cell office:value-type="float" office:value="4629036" calcext:value-type="float">
            <text:p>4629036</text:p>
          </table:table-cell>
          <table:table-cell/>
          <table:table-cell office:value-type="float" office:value="3787912" calcext:value-type="float">
            <text:p>3787912</text:p>
          </table:table-cell>
          <table:table-cell/>
          <table:table-cell office:value-type="float" office:value="3002396" calcext:value-type="float">
            <text:p>3002396</text:p>
          </table:table-cell>
          <table:table-cell/>
          <table:table-cell office:value-type="float" office:value="2484612" calcext:value-type="float">
            <text:p>2484612</text:p>
          </table:table-cell>
          <table:table-cell/>
          <table:table-cell office:value-type="float" office:value="2417424" calcext:value-type="float">
            <text:p>241742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88837" calcext:value-type="float">
            <text:p>4488837</text:p>
          </table:table-cell>
          <table:table-cell/>
          <table:table-cell office:value-type="float" office:value="4758929" calcext:value-type="float">
            <text:p>4758929</text:p>
          </table:table-cell>
          <table:table-cell/>
          <table:table-cell office:value-type="float" office:value="4771191" calcext:value-type="float">
            <text:p>4771191</text:p>
          </table:table-cell>
          <table:table-cell/>
          <table:table-cell office:value-type="float" office:value="4754242" calcext:value-type="float">
            <text:p>4754242</text:p>
          </table:table-cell>
          <table:table-cell/>
          <table:table-cell office:value-type="float" office:value="3820351" calcext:value-type="float">
            <text:p>3820351</text:p>
          </table:table-cell>
          <table:table-cell/>
          <table:table-cell office:value-type="float" office:value="3729900" calcext:value-type="float">
            <text:p>3729900</text:p>
          </table:table-cell>
          <table:table-cell/>
          <table:table-cell office:value-type="float" office:value="3043704" calcext:value-type="float">
            <text:p>3043704</text:p>
          </table:table-cell>
          <table:table-cell/>
          <table:table-cell office:value-type="float" office:value="1665921" calcext:value-type="float">
            <text:p>1665921</text:p>
          </table:table-cell>
          <table:table-cell/>
          <table:table-cell office:value-type="float" office:value="2486714" calcext:value-type="float">
            <text:p>24867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67281" calcext:value-type="float">
            <text:p>4167281</text:p>
          </table:table-cell>
          <table:table-cell/>
          <table:table-cell office:value-type="float" office:value="4098293" calcext:value-type="float">
            <text:p>4098293</text:p>
          </table:table-cell>
          <table:table-cell/>
          <table:table-cell office:value-type="float" office:value="4219578" calcext:value-type="float">
            <text:p>4219578</text:p>
          </table:table-cell>
          <table:table-cell/>
          <table:table-cell office:value-type="float" office:value="4110569" calcext:value-type="float">
            <text:p>4110569</text:p>
          </table:table-cell>
          <table:table-cell/>
          <table:table-cell office:value-type="float" office:value="4383727" calcext:value-type="float">
            <text:p>4383727</text:p>
          </table:table-cell>
          <table:table-cell/>
          <table:table-cell office:value-type="float" office:value="4889503" calcext:value-type="float">
            <text:p>4889503</text:p>
          </table:table-cell>
          <table:table-cell/>
          <table:table-cell office:value-type="float" office:value="3503164" calcext:value-type="float">
            <text:p>3503164</text:p>
          </table:table-cell>
          <table:table-cell/>
          <table:table-cell office:value-type="float" office:value="3043875" calcext:value-type="float">
            <text:p>3043875</text:p>
          </table:table-cell>
          <table:table-cell/>
          <table:table-cell office:value-type="float" office:value="2652664" calcext:value-type="float">
            <text:p>26526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86304" calcext:value-type="float">
            <text:p>4486304</text:p>
          </table:table-cell>
          <table:table-cell/>
          <table:table-cell office:value-type="float" office:value="4482696" calcext:value-type="float">
            <text:p>4482696</text:p>
          </table:table-cell>
          <table:table-cell/>
          <table:table-cell office:value-type="float" office:value="4602791" calcext:value-type="float">
            <text:p>4602791</text:p>
          </table:table-cell>
          <table:table-cell/>
          <table:table-cell office:value-type="float" office:value="4556130" calcext:value-type="float">
            <text:p>4556130</text:p>
          </table:table-cell>
          <table:table-cell/>
          <table:table-cell office:value-type="float" office:value="4626699" calcext:value-type="float">
            <text:p>4626699</text:p>
          </table:table-cell>
          <table:table-cell/>
          <table:table-cell office:value-type="float" office:value="3929669" calcext:value-type="float">
            <text:p>3929669</text:p>
          </table:table-cell>
          <table:table-cell/>
          <table:table-cell office:value-type="float" office:value="3464155" calcext:value-type="float">
            <text:p>3464155</text:p>
          </table:table-cell>
          <table:table-cell/>
          <table:table-cell office:value-type="float" office:value="3205137" calcext:value-type="float">
            <text:p>3205137</text:p>
          </table:table-cell>
          <table:table-cell/>
          <table:table-cell office:value-type="float" office:value="2936500" calcext:value-type="float">
            <text:p>293650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52938" calcext:value-type="float">
            <text:p>4652938</text:p>
          </table:table-cell>
          <table:table-cell/>
          <table:table-cell office:value-type="float" office:value="4905273" calcext:value-type="float">
            <text:p>4905273</text:p>
          </table:table-cell>
          <table:table-cell/>
          <table:table-cell office:value-type="float" office:value="4847875" calcext:value-type="float">
            <text:p>4847875</text:p>
          </table:table-cell>
          <table:table-cell/>
          <table:table-cell office:value-type="float" office:value="5078730" calcext:value-type="float">
            <text:p>5078730</text:p>
          </table:table-cell>
          <table:table-cell/>
          <table:table-cell office:value-type="float" office:value="5023707" calcext:value-type="float">
            <text:p>5023707</text:p>
          </table:table-cell>
          <table:table-cell/>
          <table:table-cell office:value-type="float" office:value="5059553" calcext:value-type="float">
            <text:p>5059553</text:p>
          </table:table-cell>
          <table:table-cell/>
          <table:table-cell office:value-type="float" office:value="3837679" calcext:value-type="float">
            <text:p>3837679</text:p>
          </table:table-cell>
          <table:table-cell/>
          <table:table-cell office:value-type="float" office:value="3270681" calcext:value-type="float">
            <text:p>3270681</text:p>
          </table:table-cell>
          <table:table-cell/>
          <table:table-cell office:value-type="float" office:value="3059342" calcext:value-type="float">
            <text:p>30593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24697" calcext:value-type="float">
            <text:p>4924697</text:p>
          </table:table-cell>
          <table:table-cell/>
          <table:table-cell office:value-type="float" office:value="5165992" calcext:value-type="float">
            <text:p>5165992</text:p>
          </table:table-cell>
          <table:table-cell/>
          <table:table-cell office:value-type="float" office:value="5182419" calcext:value-type="float">
            <text:p>5182419</text:p>
          </table:table-cell>
          <table:table-cell/>
          <table:table-cell office:value-type="float" office:value="5468661" calcext:value-type="float">
            <text:p>5468661</text:p>
          </table:table-cell>
          <table:table-cell/>
          <table:table-cell office:value-type="float" office:value="5383511" calcext:value-type="float">
            <text:p>5383511</text:p>
          </table:table-cell>
          <table:table-cell/>
          <table:table-cell office:value-type="float" office:value="5302702" calcext:value-type="float">
            <text:p>5302702</text:p>
          </table:table-cell>
          <table:table-cell/>
          <table:table-cell office:value-type="float" office:value="4060688" calcext:value-type="float">
            <text:p>4060688</text:p>
          </table:table-cell>
          <table:table-cell/>
          <table:table-cell office:value-type="float" office:value="3411483" calcext:value-type="float">
            <text:p>3411483</text:p>
          </table:table-cell>
          <table:table-cell/>
          <table:table-cell office:value-type="float" office:value="3206016" calcext:value-type="float">
            <text:p>320601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35404" calcext:value-type="float">
            <text:p>5135404</text:p>
          </table:table-cell>
          <table:table-cell/>
          <table:table-cell office:value-type="float" office:value="5484505" calcext:value-type="float">
            <text:p>5484505</text:p>
          </table:table-cell>
          <table:table-cell/>
          <table:table-cell office:value-type="float" office:value="5444938" calcext:value-type="float">
            <text:p>5444938</text:p>
          </table:table-cell>
          <table:table-cell/>
          <table:table-cell office:value-type="float" office:value="5579260" calcext:value-type="float">
            <text:p>5579260</text:p>
          </table:table-cell>
          <table:table-cell/>
          <table:table-cell office:value-type="float" office:value="5679657" calcext:value-type="float">
            <text:p>5679657</text:p>
          </table:table-cell>
          <table:table-cell/>
          <table:table-cell office:value-type="float" office:value="5618139" calcext:value-type="float">
            <text:p>5618139</text:p>
          </table:table-cell>
          <table:table-cell/>
          <table:table-cell office:value-type="float" office:value="4223880" calcext:value-type="float">
            <text:p>4223880</text:p>
          </table:table-cell>
          <table:table-cell/>
          <table:table-cell office:value-type="float" office:value="3540505" calcext:value-type="float">
            <text:p>3540505</text:p>
          </table:table-cell>
          <table:table-cell/>
          <table:table-cell office:value-type="float" office:value="3248366" calcext:value-type="float">
            <text:p>324836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77611" calcext:value-type="float">
            <text:p>5277611</text:p>
          </table:table-cell>
          <table:table-cell/>
          <table:table-cell office:value-type="float" office:value="5585496" calcext:value-type="float">
            <text:p>5585496</text:p>
          </table:table-cell>
          <table:table-cell/>
          <table:table-cell office:value-type="float" office:value="5558214" calcext:value-type="float">
            <text:p>5558214</text:p>
          </table:table-cell>
          <table:table-cell/>
          <table:table-cell office:value-type="float" office:value="5695989" calcext:value-type="float">
            <text:p>5695989</text:p>
          </table:table-cell>
          <table:table-cell/>
          <table:table-cell office:value-type="float" office:value="5604388" calcext:value-type="float">
            <text:p>5604388</text:p>
          </table:table-cell>
          <table:table-cell/>
          <table:table-cell office:value-type="float" office:value="5426885" calcext:value-type="float">
            <text:p>5426885</text:p>
          </table:table-cell>
          <table:table-cell/>
          <table:table-cell office:value-type="float" office:value="3749897" calcext:value-type="float">
            <text:p>3749897</text:p>
          </table:table-cell>
          <table:table-cell/>
          <table:table-cell office:value-type="float" office:value="3585626" calcext:value-type="float">
            <text:p>3585626</text:p>
          </table:table-cell>
          <table:table-cell/>
          <table:table-cell office:value-type="float" office:value="3327728" calcext:value-type="float">
            <text:p>332772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670884" calcext:value-type="float">
            <text:p>1670884</text:p>
          </table:table-cell>
          <table:table-cell/>
          <table:table-cell office:value-type="float" office:value="2588232" calcext:value-type="float">
            <text:p>2588232</text:p>
          </table:table-cell>
          <table:table-cell/>
          <table:table-cell office:value-type="float" office:value="3771424" calcext:value-type="float">
            <text:p>3771424</text:p>
          </table:table-cell>
          <table:table-cell/>
          <table:table-cell office:value-type="float" office:value="2199997" calcext:value-type="float">
            <text:p>2199997</text:p>
          </table:table-cell>
          <table:table-cell/>
          <table:table-cell office:value-type="float" office:value="5999994" calcext:value-type="float">
            <text:p>599999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649998" calcext:value-type="float">
            <text:p>1649998</text:p>
          </table:table-cell>
          <table:table-cell/>
          <table:table-cell office:value-type="float" office:value="2336280" calcext:value-type="float">
            <text:p>2336280</text:p>
          </table:table-cell>
          <table:table-cell/>
          <table:table-cell office:value-type="float" office:value="4190472" calcext:value-type="float">
            <text:p>4190472</text:p>
          </table:table-cell>
          <table:table-cell/>
          <table:table-cell office:value-type="float" office:value="5999994" calcext:value-type="float">
            <text:p>5999994</text:p>
          </table:table-cell>
          <table:table-cell/>
          <table:table-cell office:value-type="float" office:value="7333325" calcext:value-type="float">
            <text:p>7333325</text:p>
          </table:table-cell>
          <table:table-cell/>
          <table:table-cell office:value-type="float" office:value="8249991" calcext:value-type="float">
            <text:p>824999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665613" calcext:value-type="float">
            <text:p>1665613</text:p>
          </table:table-cell>
          <table:table-cell/>
          <table:table-cell office:value-type="float" office:value="2490563" calcext:value-type="float">
            <text:p>2490563</text:p>
          </table:table-cell>
          <table:table-cell/>
          <table:table-cell office:value-type="float" office:value="2315787" calcext:value-type="float">
            <text:p>2315787</text:p>
          </table:table-cell>
          <table:table-cell/>
          <table:table-cell office:value-type="float" office:value="6683537" calcext:value-type="float">
            <text:p>6683537</text:p>
          </table:table-cell>
          <table:table-cell/>
          <table:table-cell office:value-type="float" office:value="7652166" calcext:value-type="float">
            <text:p>7652166</text:p>
          </table:table-cell>
          <table:table-cell/>
          <table:table-cell office:value-type="float" office:value="9103439" calcext:value-type="float">
            <text:p>9103439</text:p>
          </table:table-cell>
          <table:table-cell/>
          <table:table-cell office:value-type="float" office:value="9599990" calcext:value-type="float">
            <text:p>959999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717071" calcext:value-type="float">
            <text:p>1717071</text:p>
          </table:table-cell>
          <table:table-cell/>
          <table:table-cell office:value-type="float" office:value="2707689" calcext:value-type="float">
            <text:p>2707689</text:p>
          </table:table-cell>
          <table:table-cell/>
          <table:table-cell office:value-type="float" office:value="4275299" calcext:value-type="float">
            <text:p>4275299</text:p>
          </table:table-cell>
          <table:table-cell/>
          <table:table-cell office:value-type="float" office:value="7135128" calcext:value-type="float">
            <text:p>7135128</text:p>
          </table:table-cell>
          <table:table-cell/>
          <table:table-cell office:value-type="float" office:value="5499994" calcext:value-type="float">
            <text:p>5499994</text:p>
          </table:table-cell>
          <table:table-cell/>
          <table:table-cell office:value-type="float" office:value="9777768" calcext:value-type="float">
            <text:p>9777768</text:p>
          </table:table-cell>
          <table:table-cell/>
          <table:table-cell office:value-type="float" office:value="10057133" calcext:value-type="float">
            <text:p>10057133</text:p>
          </table:table-cell>
          <table:table-cell/>
          <table:table-cell office:value-type="float" office:value="10153836" calcext:value-type="float">
            <text:p>1015383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45775" calcext:value-type="float">
            <text:p>345775</text:p>
          </table:table-cell>
          <table:table-cell/>
          <table:table-cell office:value-type="float" office:value="2728679" calcext:value-type="float">
            <text:p>2728679</text:p>
          </table:table-cell>
          <table:table-cell/>
          <table:table-cell office:value-type="float" office:value="3854010" calcext:value-type="float">
            <text:p>3854010</text:p>
          </table:table-cell>
          <table:table-cell/>
          <table:table-cell office:value-type="float" office:value="7679992" calcext:value-type="float">
            <text:p>7679992</text:p>
          </table:table-cell>
          <table:table-cell/>
          <table:table-cell office:value-type="float" office:value="10057133" calcext:value-type="float">
            <text:p>10057133</text:p>
          </table:table-cell>
          <table:table-cell/>
          <table:table-cell office:value-type="float" office:value="6834944" calcext:value-type="float">
            <text:p>6834944</text:p>
          </table:table-cell>
          <table:table-cell/>
          <table:table-cell office:value-type="float" office:value="11057580" calcext:value-type="float">
            <text:p>11057580</text:p>
          </table:table-cell>
          <table:table-cell/>
          <table:table-cell office:value-type="float" office:value="11416205" calcext:value-type="float">
            <text:p>11416205</text:p>
          </table:table-cell>
          <table:table-cell/>
          <table:table-cell office:value-type="float" office:value="10942994" calcext:value-type="float">
            <text:p>1094299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780773" calcext:value-type="float">
            <text:p>1780773</text:p>
          </table:table-cell>
          <table:table-cell/>
          <table:table-cell office:value-type="float" office:value="3236778" calcext:value-type="float">
            <text:p>3236778</text:p>
          </table:table-cell>
          <table:table-cell/>
          <table:table-cell office:value-type="float" office:value="4940346" calcext:value-type="float">
            <text:p>4940346</text:p>
          </table:table-cell>
          <table:table-cell/>
          <table:table-cell office:value-type="float" office:value="6458709" calcext:value-type="float">
            <text:p>6458709</text:p>
          </table:table-cell>
          <table:table-cell/>
          <table:table-cell office:value-type="float" office:value="9162680" calcext:value-type="float">
            <text:p>9162680</text:p>
          </table:table-cell>
          <table:table-cell/>
          <table:table-cell office:value-type="float" office:value="6834944" calcext:value-type="float">
            <text:p>6834944</text:p>
          </table:table-cell>
          <table:table-cell/>
          <table:table-cell office:value-type="float" office:value="8987225" calcext:value-type="float">
            <text:p>8987225</text:p>
          </table:table-cell>
          <table:table-cell/>
          <table:table-cell office:value-type="float" office:value="10378368" calcext:value-type="float">
            <text:p>10378368</text:p>
          </table:table-cell>
          <table:table-cell/>
          <table:table-cell office:value-type="float" office:value="10720801" calcext:value-type="float">
            <text:p>10720801</text:p>
          </table:table-cell>
          <table:table-cell/>
          <table:table-cell office:value-type="float" office:value="7652166" calcext:value-type="float">
            <text:p>765216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288196" calcext:value-type="float">
            <text:p>1288196</text:p>
          </table:table-cell>
          <table:table-cell/>
          <table:table-cell office:value-type="float" office:value="2509801" calcext:value-type="float">
            <text:p>2509801</text:p>
          </table:table-cell>
          <table:table-cell/>
          <table:table-cell office:value-type="float" office:value="3537685" calcext:value-type="float">
            <text:p>3537685</text:p>
          </table:table-cell>
          <table:table-cell/>
          <table:table-cell office:value-type="float" office:value="3705259" calcext:value-type="float">
            <text:p>3705259</text:p>
          </table:table-cell>
          <table:table-cell/>
          <table:table-cell office:value-type="float" office:value="5446803" calcext:value-type="float">
            <text:p>5446803</text:p>
          </table:table-cell>
          <table:table-cell/>
          <table:table-cell office:value-type="float" office:value="5806179" calcext:value-type="float">
            <text:p>5806179</text:p>
          </table:table-cell>
          <table:table-cell/>
          <table:table-cell office:value-type="float" office:value="4900227" calcext:value-type="float">
            <text:p>4900227</text:p>
          </table:table-cell>
          <table:table-cell/>
          <table:table-cell office:value-type="float" office:value="3003196" calcext:value-type="float">
            <text:p>3003196</text:p>
          </table:table-cell>
          <table:table-cell/>
          <table:table-cell office:value-type="float" office:value="5326602" calcext:value-type="float">
            <text:p>5326602</text:p>
          </table:table-cell>
          <table:table-cell/>
          <table:table-cell office:value-type="float" office:value="4646860" calcext:value-type="float">
            <text:p>4646860</text:p>
          </table:table-cell>
          <table:table-cell/>
          <table:table-cell office:value-type="float" office:value="3898473" calcext:value-type="float">
            <text:p>389847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379489" calcext:value-type="float">
            <text:p>1379489</text:p>
          </table:table-cell>
          <table:table-cell/>
          <table:table-cell office:value-type="float" office:value="2059983" calcext:value-type="float">
            <text:p>2059983</text:p>
          </table:table-cell>
          <table:table-cell/>
          <table:table-cell office:value-type="float" office:value="3345739" calcext:value-type="float">
            <text:p>3345739</text:p>
          </table:table-cell>
          <table:table-cell/>
          <table:table-cell office:value-type="float" office:value="1780773" calcext:value-type="float">
            <text:p>1780773</text:p>
          </table:table-cell>
          <table:table-cell/>
          <table:table-cell office:value-type="float" office:value="5157504" calcext:value-type="float">
            <text:p>5157504</text:p>
          </table:table-cell>
          <table:table-cell/>
          <table:table-cell office:value-type="float" office:value="4826045" calcext:value-type="float">
            <text:p>4826045</text:p>
          </table:table-cell>
          <table:table-cell/>
          <table:table-cell office:value-type="float" office:value="5024080" calcext:value-type="float">
            <text:p>5024080</text:p>
          </table:table-cell>
          <table:table-cell/>
          <table:table-cell office:value-type="float" office:value="1986127" calcext:value-type="float">
            <text:p>1986127</text:p>
          </table:table-cell>
          <table:table-cell/>
          <table:table-cell office:value-type="float" office:value="3561547" calcext:value-type="float">
            <text:p>3561547</text:p>
          </table:table-cell>
          <table:table-cell/>
          <table:table-cell office:value-type="float" office:value="2890672" calcext:value-type="float">
            <text:p>2890672</text:p>
          </table:table-cell>
          <table:table-cell/>
          <table:table-cell office:value-type="float" office:value="2267004" calcext:value-type="float">
            <text:p>2267004</text:p>
          </table:table-cell>
          <table:table-cell/>
          <table:table-cell office:value-type="float" office:value="2402044" calcext:value-type="float">
            <text:p>240204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455483" calcext:value-type="float">
            <text:p>1455483</text:p>
          </table:table-cell>
          <table:table-cell/>
          <table:table-cell office:value-type="float" office:value="2213979" calcext:value-type="float">
            <text:p>2213979</text:p>
          </table:table-cell>
          <table:table-cell/>
          <table:table-cell office:value-type="float" office:value="3250477" calcext:value-type="float">
            <text:p>3250477</text:p>
          </table:table-cell>
          <table:table-cell/>
          <table:table-cell office:value-type="float" office:value="4175972" calcext:value-type="float">
            <text:p>4175972</text:p>
          </table:table-cell>
          <table:table-cell/>
          <table:table-cell office:value-type="float" office:value="5130099" calcext:value-type="float">
            <text:p>5130099</text:p>
          </table:table-cell>
          <table:table-cell/>
          <table:table-cell office:value-type="float" office:value="3411951" calcext:value-type="float">
            <text:p>3411951</text:p>
          </table:table-cell>
          <table:table-cell/>
          <table:table-cell office:value-type="float" office:value="5455596" calcext:value-type="float">
            <text:p>5455596</text:p>
          </table:table-cell>
          <table:table-cell/>
          <table:table-cell office:value-type="float" office:value="5120770" calcext:value-type="float">
            <text:p>5120770</text:p>
          </table:table-cell>
          <table:table-cell/>
          <table:table-cell office:value-type="float" office:value="3502121" calcext:value-type="float">
            <text:p>3502121</text:p>
          </table:table-cell>
          <table:table-cell/>
          <table:table-cell office:value-type="float" office:value="3379534" calcext:value-type="float">
            <text:p>3379534</text:p>
          </table:table-cell>
          <table:table-cell/>
          <table:table-cell office:value-type="float" office:value="2781460" calcext:value-type="float">
            <text:p>2781460</text:p>
          </table:table-cell>
          <table:table-cell/>
          <table:table-cell office:value-type="float" office:value="2824234" calcext:value-type="float">
            <text:p>2824234</text:p>
          </table:table-cell>
          <table:table-cell/>
          <table:table-cell office:value-type="float" office:value="2865182" calcext:value-type="float">
            <text:p>28651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77299" calcext:value-type="float">
            <text:p>5077299</text:p>
          </table:table-cell>
          <table:table-cell/>
          <table:table-cell office:value-type="float" office:value="4578236" calcext:value-type="float">
            <text:p>4578236</text:p>
          </table:table-cell>
          <table:table-cell/>
          <table:table-cell office:value-type="float" office:value="4158755" calcext:value-type="float">
            <text:p>4158755</text:p>
          </table:table-cell>
          <table:table-cell/>
          <table:table-cell office:value-type="float" office:value="3773530" calcext:value-type="float">
            <text:p>3773530</text:p>
          </table:table-cell>
          <table:table-cell/>
          <table:table-cell office:value-type="float" office:value="5344716" calcext:value-type="float">
            <text:p>5344716</text:p>
          </table:table-cell>
          <table:table-cell/>
          <table:table-cell office:value-type="float" office:value="4589117" calcext:value-type="float">
            <text:p>4589117</text:p>
          </table:table-cell>
          <table:table-cell/>
          <table:table-cell office:value-type="float" office:value="3682446" calcext:value-type="float">
            <text:p>3682446</text:p>
          </table:table-cell>
          <table:table-cell/>
          <table:table-cell office:value-type="float" office:value="3246730" calcext:value-type="float">
            <text:p>3246730</text:p>
          </table:table-cell>
          <table:table-cell/>
          <table:table-cell office:value-type="float" office:value="3157685" calcext:value-type="float">
            <text:p>31576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07886" calcext:value-type="float">
            <text:p>5007886</text:p>
          </table:table-cell>
          <table:table-cell/>
          <table:table-cell office:value-type="float" office:value="5226302" calcext:value-type="float">
            <text:p>5226302</text:p>
          </table:table-cell>
          <table:table-cell/>
          <table:table-cell office:value-type="float" office:value="5157700" calcext:value-type="float">
            <text:p>5157700</text:p>
          </table:table-cell>
          <table:table-cell/>
          <table:table-cell office:value-type="float" office:value="5310071" calcext:value-type="float">
            <text:p>5310071</text:p>
          </table:table-cell>
          <table:table-cell/>
          <table:table-cell office:value-type="float" office:value="5099134" calcext:value-type="float">
            <text:p>5099134</text:p>
          </table:table-cell>
          <table:table-cell/>
          <table:table-cell office:value-type="float" office:value="4737413" calcext:value-type="float">
            <text:p>4737413</text:p>
          </table:table-cell>
          <table:table-cell/>
          <table:table-cell office:value-type="float" office:value="3566058" calcext:value-type="float">
            <text:p>3566058</text:p>
          </table:table-cell>
          <table:table-cell/>
          <table:table-cell office:value-type="float" office:value="3280455" calcext:value-type="float">
            <text:p>3280455</text:p>
          </table:table-cell>
          <table:table-cell/>
          <table:table-cell office:value-type="float" office:value="2980022" calcext:value-type="float">
            <text:p>29800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83094" calcext:value-type="float">
            <text:p>4783094</text:p>
          </table:table-cell>
          <table:table-cell/>
          <table:table-cell office:value-type="float" office:value="5081307" calcext:value-type="float">
            <text:p>5081307</text:p>
          </table:table-cell>
          <table:table-cell/>
          <table:table-cell office:value-type="float" office:value="5080066" calcext:value-type="float">
            <text:p>5080066</text:p>
          </table:table-cell>
          <table:table-cell/>
          <table:table-cell office:value-type="float" office:value="5195167" calcext:value-type="float">
            <text:p>5195167</text:p>
          </table:table-cell>
          <table:table-cell/>
          <table:table-cell office:value-type="float" office:value="5217627" calcext:value-type="float">
            <text:p>5217627</text:p>
          </table:table-cell>
          <table:table-cell/>
          <table:table-cell office:value-type="float" office:value="5266212" calcext:value-type="float">
            <text:p>5266212</text:p>
          </table:table-cell>
          <table:table-cell/>
          <table:table-cell office:value-type="float" office:value="3853461" calcext:value-type="float">
            <text:p>3853461</text:p>
          </table:table-cell>
          <table:table-cell/>
          <table:table-cell office:value-type="float" office:value="3290837" calcext:value-type="float">
            <text:p>3290837</text:p>
          </table:table-cell>
          <table:table-cell/>
          <table:table-cell office:value-type="float" office:value="3003596" calcext:value-type="float">
            <text:p>30035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29490" calcext:value-type="float">
            <text:p>4929490</text:p>
          </table:table-cell>
          <table:table-cell/>
          <table:table-cell office:value-type="float" office:value="5111041" calcext:value-type="float">
            <text:p>5111041</text:p>
          </table:table-cell>
          <table:table-cell/>
          <table:table-cell office:value-type="float" office:value="5145968" calcext:value-type="float">
            <text:p>5145968</text:p>
          </table:table-cell>
          <table:table-cell/>
          <table:table-cell office:value-type="float" office:value="5133265" calcext:value-type="float">
            <text:p>5133265</text:p>
          </table:table-cell>
          <table:table-cell/>
          <table:table-cell office:value-type="float" office:value="5198164" calcext:value-type="float">
            <text:p>5198164</text:p>
          </table:table-cell>
          <table:table-cell/>
          <table:table-cell office:value-type="float" office:value="5107034" calcext:value-type="float">
            <text:p>5107034</text:p>
          </table:table-cell>
          <table:table-cell/>
          <table:table-cell office:value-type="float" office:value="3870426" calcext:value-type="float">
            <text:p>3870426</text:p>
          </table:table-cell>
          <table:table-cell/>
          <table:table-cell office:value-type="float" office:value="3389534" calcext:value-type="float">
            <text:p>3389534</text:p>
          </table:table-cell>
          <table:table-cell/>
          <table:table-cell office:value-type="float" office:value="3129157" calcext:value-type="float">
            <text:p>312915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05221" calcext:value-type="float">
            <text:p>4805221</text:p>
          </table:table-cell>
          <table:table-cell/>
          <table:table-cell office:value-type="float" office:value="5020395" calcext:value-type="float">
            <text:p>5020395</text:p>
          </table:table-cell>
          <table:table-cell/>
          <table:table-cell office:value-type="float" office:value="5098365" calcext:value-type="float">
            <text:p>5098365</text:p>
          </table:table-cell>
          <table:table-cell/>
          <table:table-cell office:value-type="float" office:value="5226050" calcext:value-type="float">
            <text:p>5226050</text:p>
          </table:table-cell>
          <table:table-cell/>
          <table:table-cell office:value-type="float" office:value="5201089" calcext:value-type="float">
            <text:p>5201089</text:p>
          </table:table-cell>
          <table:table-cell/>
          <table:table-cell office:value-type="float" office:value="5339358" calcext:value-type="float">
            <text:p>5339358</text:p>
          </table:table-cell>
          <table:table-cell/>
          <table:table-cell office:value-type="float" office:value="3976914" calcext:value-type="float">
            <text:p>3976914</text:p>
          </table:table-cell>
          <table:table-cell/>
          <table:table-cell office:value-type="float" office:value="3313902" calcext:value-type="float">
            <text:p>3313902</text:p>
          </table:table-cell>
          <table:table-cell/>
          <table:table-cell office:value-type="float" office:value="3108146" calcext:value-type="float">
            <text:p>310814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20977" calcext:value-type="float">
            <text:p>5120977</text:p>
          </table:table-cell>
          <table:table-cell/>
          <table:table-cell office:value-type="float" office:value="5403999" calcext:value-type="float">
            <text:p>5403999</text:p>
          </table:table-cell>
          <table:table-cell/>
          <table:table-cell office:value-type="float" office:value="5361517" calcext:value-type="float">
            <text:p>5361517</text:p>
          </table:table-cell>
          <table:table-cell/>
          <table:table-cell office:value-type="float" office:value="5568221" calcext:value-type="float">
            <text:p>5568221</text:p>
          </table:table-cell>
          <table:table-cell/>
          <table:table-cell office:value-type="float" office:value="5397741" calcext:value-type="float">
            <text:p>5397741</text:p>
          </table:table-cell>
          <table:table-cell/>
          <table:table-cell office:value-type="float" office:value="5511572" calcext:value-type="float">
            <text:p>5511572</text:p>
          </table:table-cell>
          <table:table-cell/>
          <table:table-cell office:value-type="float" office:value="4128744" calcext:value-type="float">
            <text:p>4128744</text:p>
          </table:table-cell>
          <table:table-cell/>
          <table:table-cell office:value-type="float" office:value="3464343" calcext:value-type="float">
            <text:p>3464343</text:p>
          </table:table-cell>
          <table:table-cell/>
          <table:table-cell office:value-type="float" office:value="3269697" calcext:value-type="float">
            <text:p>32696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19359" calcext:value-type="float">
            <text:p>5219359</text:p>
          </table:table-cell>
          <table:table-cell/>
          <table:table-cell office:value-type="float" office:value="5552474" calcext:value-type="float">
            <text:p>5552474</text:p>
          </table:table-cell>
          <table:table-cell/>
          <table:table-cell office:value-type="float" office:value="5512028" calcext:value-type="float">
            <text:p>5512028</text:p>
          </table:table-cell>
          <table:table-cell/>
          <table:table-cell office:value-type="float" office:value="5672834" calcext:value-type="float">
            <text:p>5672834</text:p>
          </table:table-cell>
          <table:table-cell/>
          <table:table-cell office:value-type="float" office:value="5746979" calcext:value-type="float">
            <text:p>5746979</text:p>
          </table:table-cell>
          <table:table-cell/>
          <table:table-cell office:value-type="float" office:value="5671904" calcext:value-type="float">
            <text:p>5671904</text:p>
          </table:table-cell>
          <table:table-cell/>
          <table:table-cell office:value-type="float" office:value="4270867" calcext:value-type="float">
            <text:p>4270867</text:p>
          </table:table-cell>
          <table:table-cell/>
          <table:table-cell office:value-type="float" office:value="3558547" calcext:value-type="float">
            <text:p>3558547</text:p>
          </table:table-cell>
          <table:table-cell/>
          <table:table-cell office:value-type="float" office:value="3300989" calcext:value-type="float">
            <text:p>330098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24651" calcext:value-type="float">
            <text:p>5324651</text:p>
          </table:table-cell>
          <table:table-cell/>
          <table:table-cell office:value-type="float" office:value="5604595" calcext:value-type="float">
            <text:p>5604595</text:p>
          </table:table-cell>
          <table:table-cell/>
          <table:table-cell office:value-type="float" office:value="5582961" calcext:value-type="float">
            <text:p>5582961</text:p>
          </table:table-cell>
          <table:table-cell/>
          <table:table-cell office:value-type="float" office:value="5723348" calcext:value-type="float">
            <text:p>5723348</text:p>
          </table:table-cell>
          <table:table-cell/>
          <table:table-cell office:value-type="float" office:value="5743407" calcext:value-type="float">
            <text:p>5743407</text:p>
          </table:table-cell>
          <table:table-cell/>
          <table:table-cell office:value-type="float" office:value="4963052" calcext:value-type="float">
            <text:p>4963052</text:p>
          </table:table-cell>
          <table:table-cell/>
          <table:table-cell office:value-type="float" office:value="3896806" calcext:value-type="float">
            <text:p>3896806</text:p>
          </table:table-cell>
          <table:table-cell/>
          <table:table-cell office:value-type="float" office:value="3594940" calcext:value-type="float">
            <text:p>3594940</text:p>
          </table:table-cell>
          <table:table-cell/>
          <table:table-cell office:value-type="float" office:value="3343954" calcext:value-type="float">
            <text:p>3343954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 style:data-style-name="N2" text:time-value="15:42:03.719125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5:46:37.244718463</dc:date>
    <meta:editing-duration>PT6M26S</meta:editing-duration>
    <meta:editing-cycles>3</meta:editing-cycles>
    <meta:generator>LibreOffice/5.2.7.2$Linux_X86_64 LibreOffice_project/20m0$Build-2</meta:generator>
    <meta:document-statistic meta:table-count="1" meta:cell-count="52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title svg:x="4.038cm" svg:y="0.316cm" chart:style-name="ch2">
          <text:p>WINDOWS64 Write Report (baremetal)</text:p>
        </chart:title>
        <chart:subtitle svg:x="6.114cm" svg:y="1.275cm" chart:style-name="ch3">
          <text:p>with O_DIRECT Flag</text:p>
        </chart:subtitle>
        <chart:legend chart:legend-position="end" svg:x="14.313cm" svg:y="1.216cm" style:legend-expansion="high" chart:style-name="ch4"/>
        <chart:plot-area chart:style-name="ch5" table:cell-range-address="WINDOWS64_DIRECT_baremetal.C188:WINDOWS64_DIRECT_baremetal.P205" chart:data-source-has-labels="both" svg:x="1.33cm" svg:y="2.138cm" svg:width="9.636cm" svg:height="5.707cm" dr3d:transform="matrix (0.937250944888388 0.0665847169776786 0.342238428249701 -0.112624180556009 0.986790948711858 0.11644491184435 -0.329964331799531 -0.147682426189961 0.932369798274663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2cm" svg:y="2.158cm" svg:width="7.173cm" svg:height="4.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2cm" svg:y="8.025cm" chart:style-name="ch7">
              <text:p>File Size (KB)</text:p>
            </chart:title>
            <chart:categories table:cell-range-address="WINDOWS64_DIRECT_baremetal.C189:WINDOWS64_DIRECT_baremetal.C20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85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INDOWS64_DIRECT_baremetal.D189:WINDOWS64_DIRECT_baremetal.D205" chart:label-cell-address="WINDOWS64_DIRECT_baremetal.D188:WINDOWS64_DIRECT_baremetal.D188" chart:class="chart:bar">
            <chart:data-point chart:repeated="17"/>
          </chart:series>
          <chart:series chart:style-name="ch13" chart:values-cell-range-address="WINDOWS64_DIRECT_baremetal.E189:WINDOWS64_DIRECT_baremetal.E205" chart:label-cell-address="WINDOWS64_DIRECT_baremetal.E188:WINDOWS64_DIRECT_baremetal.E188" chart:class="chart:bar">
            <chart:data-point chart:repeated="17"/>
          </chart:series>
          <chart:series chart:style-name="ch14" chart:values-cell-range-address="WINDOWS64_DIRECT_baremetal.F189:WINDOWS64_DIRECT_baremetal.F205" chart:label-cell-address="WINDOWS64_DIRECT_baremetal.F188:WINDOWS64_DIRECT_baremetal.F188" chart:class="chart:bar">
            <chart:data-point chart:repeated="17"/>
          </chart:series>
          <chart:series chart:style-name="ch15" chart:values-cell-range-address="WINDOWS64_DIRECT_baremetal.G189:WINDOWS64_DIRECT_baremetal.G205" chart:label-cell-address="WINDOWS64_DIRECT_baremetal.G188:WINDOWS64_DIRECT_baremetal.G188" chart:class="chart:bar">
            <chart:data-point chart:repeated="17"/>
          </chart:series>
          <chart:series chart:style-name="ch16" chart:values-cell-range-address="WINDOWS64_DIRECT_baremetal.H189:WINDOWS64_DIRECT_baremetal.H205" chart:label-cell-address="WINDOWS64_DIRECT_baremetal.H188:WINDOWS64_DIRECT_baremetal.H188" chart:class="chart:bar">
            <chart:data-point chart:repeated="17"/>
          </chart:series>
          <chart:series chart:style-name="ch17" chart:values-cell-range-address="WINDOWS64_DIRECT_baremetal.I189:WINDOWS64_DIRECT_baremetal.I205" chart:label-cell-address="WINDOWS64_DIRECT_baremetal.I188:WINDOWS64_DIRECT_baremetal.I188" chart:class="chart:bar">
            <chart:data-point chart:repeated="17"/>
          </chart:series>
          <chart:series chart:style-name="ch18" chart:values-cell-range-address="WINDOWS64_DIRECT_baremetal.J189:WINDOWS64_DIRECT_baremetal.J205" chart:label-cell-address="WINDOWS64_DIRECT_baremetal.J188:WINDOWS64_DIRECT_baremetal.J188" chart:class="chart:bar">
            <chart:data-point chart:repeated="17"/>
          </chart:series>
          <chart:series chart:style-name="ch19" chart:values-cell-range-address="WINDOWS64_DIRECT_baremetal.K189:WINDOWS64_DIRECT_baremetal.K205" chart:label-cell-address="WINDOWS64_DIRECT_baremetal.K188:WINDOWS64_DIRECT_baremetal.K188" chart:class="chart:bar">
            <chart:data-point chart:repeated="17"/>
          </chart:series>
          <chart:series chart:style-name="ch20" chart:values-cell-range-address="WINDOWS64_DIRECT_baremetal.L189:WINDOWS64_DIRECT_baremetal.L205" chart:label-cell-address="WINDOWS64_DIRECT_baremetal.L188:WINDOWS64_DIRECT_baremetal.L188" chart:class="chart:bar">
            <chart:data-point chart:repeated="17"/>
          </chart:series>
          <chart:series chart:style-name="ch21" chart:values-cell-range-address="WINDOWS64_DIRECT_baremetal.M189:WINDOWS64_DIRECT_baremetal.M205" chart:label-cell-address="WINDOWS64_DIRECT_baremetal.M188:WINDOWS64_DIRECT_baremetal.M188" chart:class="chart:bar">
            <chart:data-point chart:repeated="17"/>
          </chart:series>
          <chart:series chart:style-name="ch22" chart:values-cell-range-address="WINDOWS64_DIRECT_baremetal.N189:WINDOWS64_DIRECT_baremetal.N205" chart:label-cell-address="WINDOWS64_DIRECT_baremetal.N188:WINDOWS64_DIRECT_baremetal.N188" chart:class="chart:bar">
            <chart:data-point chart:repeated="17"/>
          </chart:series>
          <chart:series chart:style-name="ch23" chart:values-cell-range-address="WINDOWS64_DIRECT_baremetal.O189:WINDOWS64_DIRECT_baremetal.O205" chart:label-cell-address="WINDOWS64_DIRECT_baremetal.O188:WINDOWS64_DIRECT_baremetal.O188" chart:class="chart:bar">
            <chart:data-point chart:repeated="17"/>
          </chart:series>
          <chart:series chart:style-name="ch12" chart:values-cell-range-address="WINDOWS64_DIRECT_baremetal.P189:WINDOWS64_DIRECT_baremetal.P205" chart:label-cell-address="WINDOWS64_DIRECT_baremetal.P188:WINDOWS64_DIRECT_baremetal.P18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DIRECT_baremetal.D188:WINDOWS64_DIRECT_baremetal.D188</svg:desc>
                </draw:g>
              </table:table-cell>
              <table:table-cell office:value-type="string">
                <text:p>8</text:p>
                <draw:g>
                  <svg:desc>WINDOWS64_DIRECT_baremetal.E188:WINDOWS64_DIRECT_baremetal.E188</svg:desc>
                </draw:g>
              </table:table-cell>
              <table:table-cell office:value-type="string">
                <text:p>16</text:p>
                <draw:g>
                  <svg:desc>WINDOWS64_DIRECT_baremetal.F188:WINDOWS64_DIRECT_baremetal.F188</svg:desc>
                </draw:g>
              </table:table-cell>
              <table:table-cell office:value-type="string">
                <text:p>32</text:p>
                <draw:g>
                  <svg:desc>WINDOWS64_DIRECT_baremetal.G188:WINDOWS64_DIRECT_baremetal.G188</svg:desc>
                </draw:g>
              </table:table-cell>
              <table:table-cell office:value-type="string">
                <text:p>64</text:p>
                <draw:g>
                  <svg:desc>WINDOWS64_DIRECT_baremetal.H188:WINDOWS64_DIRECT_baremetal.H188</svg:desc>
                </draw:g>
              </table:table-cell>
              <table:table-cell office:value-type="string">
                <text:p>128</text:p>
                <draw:g>
                  <svg:desc>WINDOWS64_DIRECT_baremetal.I188:WINDOWS64_DIRECT_baremetal.I188</svg:desc>
                </draw:g>
              </table:table-cell>
              <table:table-cell office:value-type="string">
                <text:p>256</text:p>
                <draw:g>
                  <svg:desc>WINDOWS64_DIRECT_baremetal.J188:WINDOWS64_DIRECT_baremetal.J188</svg:desc>
                </draw:g>
              </table:table-cell>
              <table:table-cell office:value-type="string">
                <text:p>512</text:p>
                <draw:g>
                  <svg:desc>WINDOWS64_DIRECT_baremetal.K188:WINDOWS64_DIRECT_baremetal.K188</svg:desc>
                </draw:g>
              </table:table-cell>
              <table:table-cell office:value-type="string">
                <text:p>1024</text:p>
                <draw:g>
                  <svg:desc>WINDOWS64_DIRECT_baremetal.L188:WINDOWS64_DIRECT_baremetal.L188</svg:desc>
                </draw:g>
              </table:table-cell>
              <table:table-cell office:value-type="string">
                <text:p>2048</text:p>
                <draw:g>
                  <svg:desc>WINDOWS64_DIRECT_baremetal.M188:WINDOWS64_DIRECT_baremetal.M188</svg:desc>
                </draw:g>
              </table:table-cell>
              <table:table-cell office:value-type="string">
                <text:p>4096</text:p>
                <draw:g>
                  <svg:desc>WINDOWS64_DIRECT_baremetal.N188:WINDOWS64_DIRECT_baremetal.N188</svg:desc>
                </draw:g>
              </table:table-cell>
              <table:table-cell office:value-type="string">
                <text:p>8192</text:p>
                <draw:g>
                  <svg:desc>WINDOWS64_DIRECT_baremetal.O188:WINDOWS64_DIRECT_baremetal.O188</svg:desc>
                </draw:g>
              </table:table-cell>
              <table:table-cell office:value-type="string">
                <text:p>16384</text:p>
                <draw:g>
                  <svg:desc>WINDOWS64_DIRECT_baremetal.P188:WINDOWS64_DIRECT_baremetal.P1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DIRECT_baremetal.C189:WINDOWS64_DIRECT_baremetal.C205</svg:desc>
                </draw:g>
              </table:table-cell>
              <table:table-cell office:value-type="float" office:value="39806">
                <text:p>39806</text:p>
                <draw:g>
                  <svg:desc>WINDOWS64_DIRECT_baremetal.D189:WINDOWS64_DIRECT_baremetal.D205</svg:desc>
                </draw:g>
              </table:table-cell>
              <table:table-cell office:value-type="float" office:value="133064">
                <text:p>133064</text:p>
                <draw:g>
                  <svg:desc>WINDOWS64_DIRECT_baremetal.E189:WINDOWS64_DIRECT_baremetal.E205</svg:desc>
                </draw:g>
              </table:table-cell>
              <table:table-cell office:value-type="float" office:value="58849">
                <text:p>58849</text:p>
                <draw:g>
                  <svg:desc>WINDOWS64_DIRECT_baremetal.F189:WINDOWS64_DIRECT_baremetal.F205</svg:desc>
                </draw:g>
              </table:table-cell>
              <table:table-cell office:value-type="float" office:value="326732">
                <text:p>326732</text:p>
                <draw:g>
                  <svg:desc>WINDOWS64_DIRECT_baremetal.G189:WINDOWS64_DIRECT_baremetal.G205</svg:desc>
                </draw:g>
              </table:table-cell>
              <table:table-cell office:value-type="float" office:value="501900">
                <text:p>501900</text:p>
                <draw:g>
                  <svg:desc>WINDOWS64_DIRECT_baremetal.H189:WINDOWS64_DIRECT_baremetal.H205</svg:desc>
                </draw:g>
              </table:table-cell>
              <table:table-cell office:value-type="float" office:value="NaN">
                <text:p>NaN</text:p>
                <draw:g>
                  <svg:desc>WINDOWS64_DIRECT_baremetal.I189:WINDOWS64_DIRECT_baremetal.I205</svg:desc>
                </draw:g>
              </table:table-cell>
              <table:table-cell office:value-type="float" office:value="NaN">
                <text:p>NaN</text:p>
                <draw:g>
                  <svg:desc>WINDOWS64_DIRECT_baremetal.J189:WINDOWS64_DIRECT_baremetal.J205</svg:desc>
                </draw:g>
              </table:table-cell>
              <table:table-cell office:value-type="float" office:value="NaN">
                <text:p>NaN</text:p>
                <draw:g>
                  <svg:desc>WINDOWS64_DIRECT_baremetal.K189:WINDOWS64_DIRECT_baremetal.K205</svg:desc>
                </draw:g>
              </table:table-cell>
              <table:table-cell office:value-type="float" office:value="NaN">
                <text:p>NaN</text:p>
                <draw:g>
                  <svg:desc>WINDOWS64_DIRECT_baremetal.L189:WINDOWS64_DIRECT_baremetal.L205</svg:desc>
                </draw:g>
              </table:table-cell>
              <table:table-cell office:value-type="float" office:value="NaN">
                <text:p>NaN</text:p>
                <draw:g>
                  <svg:desc>WINDOWS64_DIRECT_baremetal.M189:WINDOWS64_DIRECT_baremetal.M205</svg:desc>
                </draw:g>
              </table:table-cell>
              <table:table-cell office:value-type="float" office:value="NaN">
                <text:p>NaN</text:p>
                <draw:g>
                  <svg:desc>WINDOWS64_DIRECT_baremetal.N189:WINDOWS64_DIRECT_baremetal.N205</svg:desc>
                </draw:g>
              </table:table-cell>
              <table:table-cell office:value-type="float" office:value="NaN">
                <text:p>NaN</text:p>
                <draw:g>
                  <svg:desc>WINDOWS64_DIRECT_baremetal.O189:WINDOWS64_DIRECT_baremetal.O205</svg:desc>
                </draw:g>
              </table:table-cell>
              <table:table-cell office:value-type="float" office:value="NaN">
                <text:p>NaN</text:p>
                <draw:g>
                  <svg:desc>WINDOWS64_DIRECT_baremetal.P189:WINDOWS64_DIRECT_baremetal.P20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7316">
                <text:p>107316</text:p>
              </table:table-cell>
              <table:table-cell office:value-type="float" office:value="175765">
                <text:p>175765</text:p>
              </table:table-cell>
              <table:table-cell office:value-type="float" office:value="76036">
                <text:p>76036</text:p>
              </table:table-cell>
              <table:table-cell office:value-type="float" office:value="176352">
                <text:p>176352</text:p>
              </table:table-cell>
              <table:table-cell office:value-type="float" office:value="309495">
                <text:p>309495</text:p>
              </table:table-cell>
              <table:table-cell office:value-type="float" office:value="232598">
                <text:p>23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5053">
                <text:p>105053</text:p>
              </table:table-cell>
              <table:table-cell office:value-type="float" office:value="121658">
                <text:p>121658</text:p>
              </table:table-cell>
              <table:table-cell office:value-type="float" office:value="173341">
                <text:p>173341</text:p>
              </table:table-cell>
              <table:table-cell office:value-type="float" office:value="190682">
                <text:p>190682</text:p>
              </table:table-cell>
              <table:table-cell office:value-type="float" office:value="226414">
                <text:p>226414</text:p>
              </table:table-cell>
              <table:table-cell office:value-type="float" office:value="499999">
                <text:p>499999</text:p>
              </table:table-cell>
              <table:table-cell office:value-type="float" office:value="434567">
                <text:p>434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7219">
                <text:p>97219</text:p>
              </table:table-cell>
              <table:table-cell office:value-type="float" office:value="168286">
                <text:p>168286</text:p>
              </table:table-cell>
              <table:table-cell office:value-type="float" office:value="217597">
                <text:p>217597</text:p>
              </table:table-cell>
              <table:table-cell office:value-type="float" office:value="625221">
                <text:p>625221</text:p>
              </table:table-cell>
              <table:table-cell office:value-type="float" office:value="775899">
                <text:p>775899</text:p>
              </table:table-cell>
              <table:table-cell office:value-type="float" office:value="157049">
                <text:p>157049</text:p>
              </table:table-cell>
              <table:table-cell office:value-type="float" office:value="186308">
                <text:p>186308</text:p>
              </table:table-cell>
              <table:table-cell office:value-type="float" office:value="282882">
                <text:p>28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4567">
                <text:p>64567</text:p>
              </table:table-cell>
              <table:table-cell office:value-type="float" office:value="64042">
                <text:p>64042</text:p>
              </table:table-cell>
              <table:table-cell office:value-type="float" office:value="80675">
                <text:p>80675</text:p>
              </table:table-cell>
              <table:table-cell office:value-type="float" office:value="146768">
                <text:p>146768</text:p>
              </table:table-cell>
              <table:table-cell office:value-type="float" office:value="554912">
                <text:p>554912</text:p>
              </table:table-cell>
              <table:table-cell office:value-type="float" office:value="1145956">
                <text:p>1145956</text:p>
              </table:table-cell>
              <table:table-cell office:value-type="float" office:value="575162">
                <text:p>575162</text:p>
              </table:table-cell>
              <table:table-cell office:value-type="float" office:value="895673">
                <text:p>895673</text:p>
              </table:table-cell>
              <table:table-cell office:value-type="float" office:value="1388558">
                <text:p>138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12214">
                <text:p>112214</text:p>
              </table:table-cell>
              <table:table-cell office:value-type="float" office:value="204799">
                <text:p>204799</text:p>
              </table:table-cell>
              <table:table-cell office:value-type="float" office:value="349900">
                <text:p>349900</text:p>
              </table:table-cell>
              <table:table-cell office:value-type="float" office:value="596441">
                <text:p>596441</text:p>
              </table:table-cell>
              <table:table-cell office:value-type="float" office:value="476318">
                <text:p>476318</text:p>
              </table:table-cell>
              <table:table-cell office:value-type="float" office:value="620628">
                <text:p>620628</text:p>
              </table:table-cell>
              <table:table-cell office:value-type="float" office:value="1585584">
                <text:p>1585584</text:p>
              </table:table-cell>
              <table:table-cell office:value-type="float" office:value="1020781">
                <text:p>1020781</text:p>
              </table:table-cell>
              <table:table-cell office:value-type="float" office:value="1177584">
                <text:p>1177584</text:p>
              </table:table-cell>
              <table:table-cell office:value-type="float" office:value="1379939">
                <text:p>1379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17852">
                <text:p>117852</text:p>
              </table:table-cell>
              <table:table-cell office:value-type="float" office:value="177348">
                <text:p>177348</text:p>
              </table:table-cell>
              <table:table-cell office:value-type="float" office:value="362714">
                <text:p>362714</text:p>
              </table:table-cell>
              <table:table-cell office:value-type="float" office:value="686493">
                <text:p>686493</text:p>
              </table:table-cell>
              <table:table-cell office:value-type="float" office:value="1040393">
                <text:p>1040393</text:p>
              </table:table-cell>
              <table:table-cell office:value-type="float" office:value="1389015">
                <text:p>1389015</text:p>
              </table:table-cell>
              <table:table-cell office:value-type="float" office:value="712309">
                <text:p>712309</text:p>
              </table:table-cell>
              <table:table-cell office:value-type="float" office:value="886649">
                <text:p>886649</text:p>
              </table:table-cell>
              <table:table-cell office:value-type="float" office:value="1234905">
                <text:p>1234905</text:p>
              </table:table-cell>
              <table:table-cell office:value-type="float" office:value="1618079">
                <text:p>1618079</text:p>
              </table:table-cell>
              <table:table-cell office:value-type="float" office:value="1888241">
                <text:p>1888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25899">
                <text:p>125899</text:p>
              </table:table-cell>
              <table:table-cell office:value-type="float" office:value="227806">
                <text:p>227806</text:p>
              </table:table-cell>
              <table:table-cell office:value-type="float" office:value="417679">
                <text:p>417679</text:p>
              </table:table-cell>
              <table:table-cell office:value-type="float" office:value="667614">
                <text:p>667614</text:p>
              </table:table-cell>
              <table:table-cell office:value-type="float" office:value="827180">
                <text:p>827180</text:p>
              </table:table-cell>
              <table:table-cell office:value-type="float" office:value="1416378">
                <text:p>1416378</text:p>
              </table:table-cell>
              <table:table-cell office:value-type="float" office:value="564573">
                <text:p>564573</text:p>
              </table:table-cell>
              <table:table-cell office:value-type="float" office:value="893116">
                <text:p>893116</text:p>
              </table:table-cell>
              <table:table-cell office:value-type="float" office:value="1290656">
                <text:p>1290656</text:p>
              </table:table-cell>
              <table:table-cell office:value-type="float" office:value="1572597">
                <text:p>1572597</text:p>
              </table:table-cell>
              <table:table-cell office:value-type="float" office:value="1570550">
                <text:p>1570550</text:p>
              </table:table-cell>
              <table:table-cell office:value-type="float" office:value="1547676">
                <text:p>1547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21598">
                <text:p>121598</text:p>
              </table:table-cell>
              <table:table-cell office:value-type="float" office:value="233461">
                <text:p>233461</text:p>
              </table:table-cell>
              <table:table-cell office:value-type="float" office:value="418771">
                <text:p>418771</text:p>
              </table:table-cell>
              <table:table-cell office:value-type="float" office:value="466752">
                <text:p>466752</text:p>
              </table:table-cell>
              <table:table-cell office:value-type="float" office:value="1035451">
                <text:p>1035451</text:p>
              </table:table-cell>
              <table:table-cell office:value-type="float" office:value="1427809">
                <text:p>1427809</text:p>
              </table:table-cell>
              <table:table-cell office:value-type="float" office:value="553812">
                <text:p>553812</text:p>
              </table:table-cell>
              <table:table-cell office:value-type="float" office:value="915225">
                <text:p>915225</text:p>
              </table:table-cell>
              <table:table-cell office:value-type="float" office:value="781895">
                <text:p>781895</text:p>
              </table:table-cell>
              <table:table-cell office:value-type="float" office:value="1610905">
                <text:p>1610905</text:p>
              </table:table-cell>
              <table:table-cell office:value-type="float" office:value="1619242">
                <text:p>1619242</text:p>
              </table:table-cell>
              <table:table-cell office:value-type="float" office:value="1668162">
                <text:p>1668162</text:p>
              </table:table-cell>
              <table:table-cell office:value-type="float" office:value="1529878">
                <text:p>1529878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9310">
                <text:p>679310</text:p>
              </table:table-cell>
              <table:table-cell office:value-type="float" office:value="1092565">
                <text:p>1092565</text:p>
              </table:table-cell>
              <table:table-cell office:value-type="float" office:value="1095647">
                <text:p>1095647</text:p>
              </table:table-cell>
              <table:table-cell office:value-type="float" office:value="924831">
                <text:p>924831</text:p>
              </table:table-cell>
              <table:table-cell office:value-type="float" office:value="1174494">
                <text:p>1174494</text:p>
              </table:table-cell>
              <table:table-cell office:value-type="float" office:value="1194906">
                <text:p>1194906</text:p>
              </table:table-cell>
              <table:table-cell office:value-type="float" office:value="1198636">
                <text:p>1198636</text:p>
              </table:table-cell>
              <table:table-cell office:value-type="float" office:value="1205048">
                <text:p>1205048</text:p>
              </table:table-cell>
              <table:table-cell office:value-type="float" office:value="1204404">
                <text:p>1204404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6741">
                <text:p>706741</text:p>
              </table:table-cell>
              <table:table-cell office:value-type="float" office:value="1157457">
                <text:p>1157457</text:p>
              </table:table-cell>
              <table:table-cell office:value-type="float" office:value="931402">
                <text:p>931402</text:p>
              </table:table-cell>
              <table:table-cell office:value-type="float" office:value="1053776">
                <text:p>1053776</text:p>
              </table:table-cell>
              <table:table-cell office:value-type="float" office:value="1113308">
                <text:p>1113308</text:p>
              </table:table-cell>
              <table:table-cell office:value-type="float" office:value="308755">
                <text:p>308755</text:p>
              </table:table-cell>
              <table:table-cell office:value-type="float" office:value="372880">
                <text:p>372880</text:p>
              </table:table-cell>
              <table:table-cell office:value-type="float" office:value="319501">
                <text:p>319501</text:p>
              </table:table-cell>
              <table:table-cell office:value-type="float" office:value="348651">
                <text:p>348651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5165">
                <text:p>335165</text:p>
              </table:table-cell>
              <table:table-cell office:value-type="float" office:value="339078">
                <text:p>339078</text:p>
              </table:table-cell>
              <table:table-cell office:value-type="float" office:value="343679">
                <text:p>343679</text:p>
              </table:table-cell>
              <table:table-cell office:value-type="float" office:value="363332">
                <text:p>363332</text:p>
              </table:table-cell>
              <table:table-cell office:value-type="float" office:value="363045">
                <text:p>363045</text:p>
              </table:table-cell>
              <table:table-cell office:value-type="float" office:value="372890">
                <text:p>372890</text:p>
              </table:table-cell>
              <table:table-cell office:value-type="float" office:value="1140536">
                <text:p>1140536</text:p>
              </table:table-cell>
              <table:table-cell office:value-type="float" office:value="284961">
                <text:p>284961</text:p>
              </table:table-cell>
              <table:table-cell office:value-type="float" office:value="255667">
                <text:p>255667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9250">
                <text:p>349250</text:p>
              </table:table-cell>
              <table:table-cell office:value-type="float" office:value="911032">
                <text:p>911032</text:p>
              </table:table-cell>
              <table:table-cell office:value-type="float" office:value="343068">
                <text:p>343068</text:p>
              </table:table-cell>
              <table:table-cell office:value-type="float" office:value="360287">
                <text:p>360287</text:p>
              </table:table-cell>
              <table:table-cell office:value-type="float" office:value="1036587">
                <text:p>1036587</text:p>
              </table:table-cell>
              <table:table-cell office:value-type="float" office:value="282653">
                <text:p>282653</text:p>
              </table:table-cell>
              <table:table-cell office:value-type="float" office:value="1040321">
                <text:p>1040321</text:p>
              </table:table-cell>
              <table:table-cell office:value-type="float" office:value="339478">
                <text:p>339478</text:p>
              </table:table-cell>
              <table:table-cell office:value-type="float" office:value="327862">
                <text:p>327862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056">
                <text:p>149056</text:p>
              </table:table-cell>
              <table:table-cell office:value-type="float" office:value="344800">
                <text:p>344800</text:p>
              </table:table-cell>
              <table:table-cell office:value-type="float" office:value="301286">
                <text:p>301286</text:p>
              </table:table-cell>
              <table:table-cell office:value-type="float" office:value="293957">
                <text:p>293957</text:p>
              </table:table-cell>
              <table:table-cell office:value-type="float" office:value="455998">
                <text:p>455998</text:p>
              </table:table-cell>
              <table:table-cell office:value-type="float" office:value="348878">
                <text:p>348878</text:p>
              </table:table-cell>
              <table:table-cell office:value-type="float" office:value="335819">
                <text:p>335819</text:p>
              </table:table-cell>
              <table:table-cell office:value-type="float" office:value="797182">
                <text:p>797182</text:p>
              </table:table-cell>
              <table:table-cell office:value-type="float" office:value="410595">
                <text:p>410595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31746">
                <text:p>931746</text:p>
              </table:table-cell>
              <table:table-cell office:value-type="float" office:value="954586">
                <text:p>954586</text:p>
              </table:table-cell>
              <table:table-cell office:value-type="float" office:value="272987">
                <text:p>272987</text:p>
              </table:table-cell>
              <table:table-cell office:value-type="float" office:value="291540">
                <text:p>291540</text:p>
              </table:table-cell>
              <table:table-cell office:value-type="float" office:value="752826">
                <text:p>752826</text:p>
              </table:table-cell>
              <table:table-cell office:value-type="float" office:value="343604">
                <text:p>343604</text:p>
              </table:table-cell>
              <table:table-cell office:value-type="float" office:value="555426">
                <text:p>555426</text:p>
              </table:table-cell>
              <table:table-cell office:value-type="float" office:value="459984">
                <text:p>459984</text:p>
              </table:table-cell>
              <table:table-cell office:value-type="float" office:value="1037644">
                <text:p>1037644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3079">
                <text:p>623079</text:p>
              </table:table-cell>
              <table:table-cell office:value-type="float" office:value="684119">
                <text:p>684119</text:p>
              </table:table-cell>
              <table:table-cell office:value-type="float" office:value="250228">
                <text:p>250228</text:p>
              </table:table-cell>
              <table:table-cell office:value-type="float" office:value="346534">
                <text:p>346534</text:p>
              </table:table-cell>
              <table:table-cell office:value-type="float" office:value="362256">
                <text:p>362256</text:p>
              </table:table-cell>
              <table:table-cell office:value-type="float" office:value="265545">
                <text:p>265545</text:p>
              </table:table-cell>
              <table:table-cell office:value-type="float" office:value="675713">
                <text:p>675713</text:p>
              </table:table-cell>
              <table:table-cell office:value-type="float" office:value="629858">
                <text:p>629858</text:p>
              </table:table-cell>
              <table:table-cell office:value-type="float" office:value="818498">
                <text:p>818498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8085">
                <text:p>288085</text:p>
              </table:table-cell>
              <table:table-cell office:value-type="float" office:value="331317">
                <text:p>331317</text:p>
              </table:table-cell>
              <table:table-cell office:value-type="float" office:value="313781">
                <text:p>313781</text:p>
              </table:table-cell>
              <table:table-cell office:value-type="float" office:value="341744">
                <text:p>341744</text:p>
              </table:table-cell>
              <table:table-cell office:value-type="float" office:value="306382">
                <text:p>306382</text:p>
              </table:table-cell>
              <table:table-cell office:value-type="float" office:value="280273">
                <text:p>280273</text:p>
              </table:table-cell>
              <table:table-cell office:value-type="float" office:value="290015">
                <text:p>290015</text:p>
              </table:table-cell>
              <table:table-cell office:value-type="float" office:value="337023">
                <text:p>337023</text:p>
              </table:table-cell>
              <table:table-cell office:value-type="float" office:value="403533">
                <text:p>4035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title svg:x="4.038cm" svg:y="0.316cm" chart:style-name="ch2">
          <text:p>WINDOWS64 Read Report (baremetal)</text:p>
        </chart:title>
        <chart:subtitle svg:x="6.114cm" svg:y="1.275cm" chart:style-name="ch3">
          <text:p>with O_DIRECT Flag</text:p>
        </chart:subtitle>
        <chart:legend chart:legend-position="end" svg:x="14.313cm" svg:y="1.215cm" style:legend-expansion="high" chart:style-name="ch4"/>
        <chart:plot-area chart:style-name="ch5" table:cell-range-address="WINDOWS64_DIRECT_baremetal.C228:WINDOWS64_DIRECT_baremetal.P245" chart:data-source-has-labels="both" svg:x="1.33cm" svg:y="2.138cm" svg:width="9.636cm" svg:height="5.706cm" dr3d:transform="matrix (0.937250944888388 0.0665847169776786 0.342238428249701 -0.119049178542067 0.98371734263521 0.134638341074076 -0.327701021350686 -0.166933116138538 0.92991686474759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7cm" svg:y="2.18cm" svg:width="7.167cm" svg:height="4.17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2cm" svg:y="8.024cm" chart:style-name="ch7">
              <text:p>File Size (KB)</text:p>
            </chart:title>
            <chart:categories table:cell-range-address="WINDOWS64_DIRECT_baremetal.C229:WINDOWS64_DIRECT_baremetal.C24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85cm" svg:y="7.284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INDOWS64_DIRECT_baremetal.D229:WINDOWS64_DIRECT_baremetal.D245" chart:label-cell-address="WINDOWS64_DIRECT_baremetal.D228:WINDOWS64_DIRECT_baremetal.D228" chart:class="chart:bar">
            <chart:data-point chart:repeated="17"/>
          </chart:series>
          <chart:series chart:style-name="ch13" chart:values-cell-range-address="WINDOWS64_DIRECT_baremetal.E229:WINDOWS64_DIRECT_baremetal.E245" chart:label-cell-address="WINDOWS64_DIRECT_baremetal.E228:WINDOWS64_DIRECT_baremetal.E228" chart:class="chart:bar">
            <chart:data-point chart:repeated="17"/>
          </chart:series>
          <chart:series chart:style-name="ch14" chart:values-cell-range-address="WINDOWS64_DIRECT_baremetal.F229:WINDOWS64_DIRECT_baremetal.F245" chart:label-cell-address="WINDOWS64_DIRECT_baremetal.F228:WINDOWS64_DIRECT_baremetal.F228" chart:class="chart:bar">
            <chart:data-point chart:repeated="17"/>
          </chart:series>
          <chart:series chart:style-name="ch15" chart:values-cell-range-address="WINDOWS64_DIRECT_baremetal.G229:WINDOWS64_DIRECT_baremetal.G245" chart:label-cell-address="WINDOWS64_DIRECT_baremetal.G228:WINDOWS64_DIRECT_baremetal.G228" chart:class="chart:bar">
            <chart:data-point chart:repeated="17"/>
          </chart:series>
          <chart:series chart:style-name="ch16" chart:values-cell-range-address="WINDOWS64_DIRECT_baremetal.H229:WINDOWS64_DIRECT_baremetal.H245" chart:label-cell-address="WINDOWS64_DIRECT_baremetal.H228:WINDOWS64_DIRECT_baremetal.H228" chart:class="chart:bar">
            <chart:data-point chart:repeated="17"/>
          </chart:series>
          <chart:series chart:style-name="ch17" chart:values-cell-range-address="WINDOWS64_DIRECT_baremetal.I229:WINDOWS64_DIRECT_baremetal.I245" chart:label-cell-address="WINDOWS64_DIRECT_baremetal.I228:WINDOWS64_DIRECT_baremetal.I228" chart:class="chart:bar">
            <chart:data-point chart:repeated="17"/>
          </chart:series>
          <chart:series chart:style-name="ch18" chart:values-cell-range-address="WINDOWS64_DIRECT_baremetal.J229:WINDOWS64_DIRECT_baremetal.J245" chart:label-cell-address="WINDOWS64_DIRECT_baremetal.J228:WINDOWS64_DIRECT_baremetal.J228" chart:class="chart:bar">
            <chart:data-point chart:repeated="17"/>
          </chart:series>
          <chart:series chart:style-name="ch19" chart:values-cell-range-address="WINDOWS64_DIRECT_baremetal.K229:WINDOWS64_DIRECT_baremetal.K245" chart:label-cell-address="WINDOWS64_DIRECT_baremetal.K228:WINDOWS64_DIRECT_baremetal.K228" chart:class="chart:bar">
            <chart:data-point chart:repeated="17"/>
          </chart:series>
          <chart:series chart:style-name="ch20" chart:values-cell-range-address="WINDOWS64_DIRECT_baremetal.L229:WINDOWS64_DIRECT_baremetal.L245" chart:label-cell-address="WINDOWS64_DIRECT_baremetal.L228:WINDOWS64_DIRECT_baremetal.L228" chart:class="chart:bar">
            <chart:data-point chart:repeated="17"/>
          </chart:series>
          <chart:series chart:style-name="ch21" chart:values-cell-range-address="WINDOWS64_DIRECT_baremetal.M229:WINDOWS64_DIRECT_baremetal.M245" chart:label-cell-address="WINDOWS64_DIRECT_baremetal.M228:WINDOWS64_DIRECT_baremetal.M228" chart:class="chart:bar">
            <chart:data-point chart:repeated="17"/>
          </chart:series>
          <chart:series chart:style-name="ch22" chart:values-cell-range-address="WINDOWS64_DIRECT_baremetal.N229:WINDOWS64_DIRECT_baremetal.N245" chart:label-cell-address="WINDOWS64_DIRECT_baremetal.N228:WINDOWS64_DIRECT_baremetal.N228" chart:class="chart:bar">
            <chart:data-point chart:repeated="17"/>
          </chart:series>
          <chart:series chart:style-name="ch23" chart:values-cell-range-address="WINDOWS64_DIRECT_baremetal.O229:WINDOWS64_DIRECT_baremetal.O245" chart:label-cell-address="WINDOWS64_DIRECT_baremetal.O228:WINDOWS64_DIRECT_baremetal.O228" chart:class="chart:bar">
            <chart:data-point chart:repeated="17"/>
          </chart:series>
          <chart:series chart:style-name="ch12" chart:values-cell-range-address="WINDOWS64_DIRECT_baremetal.P229:WINDOWS64_DIRECT_baremetal.P245" chart:label-cell-address="WINDOWS64_DIRECT_baremetal.P228:WINDOWS64_DIRECT_baremetal.P22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DIRECT_baremetal.D228:WINDOWS64_DIRECT_baremetal.D228</svg:desc>
                </draw:g>
              </table:table-cell>
              <table:table-cell office:value-type="string">
                <text:p>8</text:p>
                <draw:g>
                  <svg:desc>WINDOWS64_DIRECT_baremetal.E228:WINDOWS64_DIRECT_baremetal.E228</svg:desc>
                </draw:g>
              </table:table-cell>
              <table:table-cell office:value-type="string">
                <text:p>16</text:p>
                <draw:g>
                  <svg:desc>WINDOWS64_DIRECT_baremetal.F228:WINDOWS64_DIRECT_baremetal.F228</svg:desc>
                </draw:g>
              </table:table-cell>
              <table:table-cell office:value-type="string">
                <text:p>32</text:p>
                <draw:g>
                  <svg:desc>WINDOWS64_DIRECT_baremetal.G228:WINDOWS64_DIRECT_baremetal.G228</svg:desc>
                </draw:g>
              </table:table-cell>
              <table:table-cell office:value-type="string">
                <text:p>64</text:p>
                <draw:g>
                  <svg:desc>WINDOWS64_DIRECT_baremetal.H228:WINDOWS64_DIRECT_baremetal.H228</svg:desc>
                </draw:g>
              </table:table-cell>
              <table:table-cell office:value-type="string">
                <text:p>128</text:p>
                <draw:g>
                  <svg:desc>WINDOWS64_DIRECT_baremetal.I228:WINDOWS64_DIRECT_baremetal.I228</svg:desc>
                </draw:g>
              </table:table-cell>
              <table:table-cell office:value-type="string">
                <text:p>256</text:p>
                <draw:g>
                  <svg:desc>WINDOWS64_DIRECT_baremetal.J228:WINDOWS64_DIRECT_baremetal.J228</svg:desc>
                </draw:g>
              </table:table-cell>
              <table:table-cell office:value-type="string">
                <text:p>512</text:p>
                <draw:g>
                  <svg:desc>WINDOWS64_DIRECT_baremetal.K228:WINDOWS64_DIRECT_baremetal.K228</svg:desc>
                </draw:g>
              </table:table-cell>
              <table:table-cell office:value-type="string">
                <text:p>1024</text:p>
                <draw:g>
                  <svg:desc>WINDOWS64_DIRECT_baremetal.L228:WINDOWS64_DIRECT_baremetal.L228</svg:desc>
                </draw:g>
              </table:table-cell>
              <table:table-cell office:value-type="string">
                <text:p>2048</text:p>
                <draw:g>
                  <svg:desc>WINDOWS64_DIRECT_baremetal.M228:WINDOWS64_DIRECT_baremetal.M228</svg:desc>
                </draw:g>
              </table:table-cell>
              <table:table-cell office:value-type="string">
                <text:p>4096</text:p>
                <draw:g>
                  <svg:desc>WINDOWS64_DIRECT_baremetal.N228:WINDOWS64_DIRECT_baremetal.N228</svg:desc>
                </draw:g>
              </table:table-cell>
              <table:table-cell office:value-type="string">
                <text:p>8192</text:p>
                <draw:g>
                  <svg:desc>WINDOWS64_DIRECT_baremetal.O228:WINDOWS64_DIRECT_baremetal.O228</svg:desc>
                </draw:g>
              </table:table-cell>
              <table:table-cell office:value-type="string">
                <text:p>16384</text:p>
                <draw:g>
                  <svg:desc>WINDOWS64_DIRECT_baremetal.P228:WINDOWS64_DIRECT_baremetal.P2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DIRECT_baremetal.C229:WINDOWS64_DIRECT_baremetal.C245</svg:desc>
                </draw:g>
              </table:table-cell>
              <table:table-cell office:value-type="float" office:value="42871">
                <text:p>42871</text:p>
                <draw:g>
                  <svg:desc>WINDOWS64_DIRECT_baremetal.D229:WINDOWS64_DIRECT_baremetal.D245</svg:desc>
                </draw:g>
              </table:table-cell>
              <table:table-cell office:value-type="float" office:value="148148">
                <text:p>148148</text:p>
                <draw:g>
                  <svg:desc>WINDOWS64_DIRECT_baremetal.E229:WINDOWS64_DIRECT_baremetal.E245</svg:desc>
                </draw:g>
              </table:table-cell>
              <table:table-cell office:value-type="float" office:value="104761">
                <text:p>104761</text:p>
                <draw:g>
                  <svg:desc>WINDOWS64_DIRECT_baremetal.F229:WINDOWS64_DIRECT_baremetal.F245</svg:desc>
                </draw:g>
              </table:table-cell>
              <table:table-cell office:value-type="float" office:value="318840">
                <text:p>318840</text:p>
                <draw:g>
                  <svg:desc>WINDOWS64_DIRECT_baremetal.G229:WINDOWS64_DIRECT_baremetal.G245</svg:desc>
                </draw:g>
              </table:table-cell>
              <table:table-cell office:value-type="float" office:value="441471">
                <text:p>441471</text:p>
                <draw:g>
                  <svg:desc>WINDOWS64_DIRECT_baremetal.H229:WINDOWS64_DIRECT_baremetal.H245</svg:desc>
                </draw:g>
              </table:table-cell>
              <table:table-cell office:value-type="float" office:value="NaN">
                <text:p>NaN</text:p>
                <draw:g>
                  <svg:desc>WINDOWS64_DIRECT_baremetal.I229:WINDOWS64_DIRECT_baremetal.I245</svg:desc>
                </draw:g>
              </table:table-cell>
              <table:table-cell office:value-type="float" office:value="NaN">
                <text:p>NaN</text:p>
                <draw:g>
                  <svg:desc>WINDOWS64_DIRECT_baremetal.J229:WINDOWS64_DIRECT_baremetal.J245</svg:desc>
                </draw:g>
              </table:table-cell>
              <table:table-cell office:value-type="float" office:value="NaN">
                <text:p>NaN</text:p>
                <draw:g>
                  <svg:desc>WINDOWS64_DIRECT_baremetal.K229:WINDOWS64_DIRECT_baremetal.K245</svg:desc>
                </draw:g>
              </table:table-cell>
              <table:table-cell office:value-type="float" office:value="NaN">
                <text:p>NaN</text:p>
                <draw:g>
                  <svg:desc>WINDOWS64_DIRECT_baremetal.L229:WINDOWS64_DIRECT_baremetal.L245</svg:desc>
                </draw:g>
              </table:table-cell>
              <table:table-cell office:value-type="float" office:value="NaN">
                <text:p>NaN</text:p>
                <draw:g>
                  <svg:desc>WINDOWS64_DIRECT_baremetal.M229:WINDOWS64_DIRECT_baremetal.M245</svg:desc>
                </draw:g>
              </table:table-cell>
              <table:table-cell office:value-type="float" office:value="NaN">
                <text:p>NaN</text:p>
                <draw:g>
                  <svg:desc>WINDOWS64_DIRECT_baremetal.N229:WINDOWS64_DIRECT_baremetal.N245</svg:desc>
                </draw:g>
              </table:table-cell>
              <table:table-cell office:value-type="float" office:value="NaN">
                <text:p>NaN</text:p>
                <draw:g>
                  <svg:desc>WINDOWS64_DIRECT_baremetal.O229:WINDOWS64_DIRECT_baremetal.O245</svg:desc>
                </draw:g>
              </table:table-cell>
              <table:table-cell office:value-type="float" office:value="NaN">
                <text:p>NaN</text:p>
                <draw:g>
                  <svg:desc>WINDOWS64_DIRECT_baremetal.P229:WINDOWS64_DIRECT_baremetal.P24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613">
                <text:p>35613</text:p>
              </table:table-cell>
              <table:table-cell office:value-type="float" office:value="106925">
                <text:p>106925</text:p>
              </table:table-cell>
              <table:table-cell office:value-type="float" office:value="71467">
                <text:p>71467</text:p>
              </table:table-cell>
              <table:table-cell office:value-type="float" office:value="80243">
                <text:p>80243</text:p>
              </table:table-cell>
              <table:table-cell office:value-type="float" office:value="160291">
                <text:p>160291</text:p>
              </table:table-cell>
              <table:table-cell office:value-type="float" office:value="241979">
                <text:p>24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459">
                <text:p>44459</text:p>
              </table:table-cell>
              <table:table-cell office:value-type="float" office:value="25144">
                <text:p>25144</text:p>
              </table:table-cell>
              <table:table-cell office:value-type="float" office:value="114957">
                <text:p>114957</text:p>
              </table:table-cell>
              <table:table-cell office:value-type="float" office:value="73599">
                <text:p>73599</text:p>
              </table:table-cell>
              <table:table-cell office:value-type="float" office:value="260740">
                <text:p>260740</text:p>
              </table:table-cell>
              <table:table-cell office:value-type="float" office:value="352469">
                <text:p>352469</text:p>
              </table:table-cell>
              <table:table-cell office:value-type="float" office:value="319805">
                <text:p>319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2462">
                <text:p>22462</text:p>
              </table:table-cell>
              <table:table-cell office:value-type="float" office:value="26470">
                <text:p>26470</text:p>
              </table:table-cell>
              <table:table-cell office:value-type="float" office:value="45166">
                <text:p>45166</text:p>
              </table:table-cell>
              <table:table-cell office:value-type="float" office:value="266061">
                <text:p>266061</text:p>
              </table:table-cell>
              <table:table-cell office:value-type="float" office:value="262034">
                <text:p>262034</text:p>
              </table:table-cell>
              <table:table-cell office:value-type="float" office:value="236611">
                <text:p>236611</text:p>
              </table:table-cell>
              <table:table-cell office:value-type="float" office:value="403978">
                <text:p>403978</text:p>
              </table:table-cell>
              <table:table-cell office:value-type="float" office:value="683052">
                <text:p>68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5223">
                <text:p>35223</text:p>
              </table:table-cell>
              <table:table-cell office:value-type="float" office:value="58239">
                <text:p>58239</text:p>
              </table:table-cell>
              <table:table-cell office:value-type="float" office:value="39464">
                <text:p>39464</text:p>
              </table:table-cell>
              <table:table-cell office:value-type="float" office:value="209295">
                <text:p>209295</text:p>
              </table:table-cell>
              <table:table-cell office:value-type="float" office:value="134702">
                <text:p>134702</text:p>
              </table:table-cell>
              <table:table-cell office:value-type="float" office:value="346911">
                <text:p>346911</text:p>
              </table:table-cell>
              <table:table-cell office:value-type="float" office:value="426752">
                <text:p>426752</text:p>
              </table:table-cell>
              <table:table-cell office:value-type="float" office:value="343079">
                <text:p>343079</text:p>
              </table:table-cell>
              <table:table-cell office:value-type="float" office:value="440734">
                <text:p>440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5317">
                <text:p>35317</text:p>
              </table:table-cell>
              <table:table-cell office:value-type="float" office:value="54434">
                <text:p>54434</text:p>
              </table:table-cell>
              <table:table-cell office:value-type="float" office:value="105126">
                <text:p>105126</text:p>
              </table:table-cell>
              <table:table-cell office:value-type="float" office:value="224429">
                <text:p>224429</text:p>
              </table:table-cell>
              <table:table-cell office:value-type="float" office:value="197687">
                <text:p>197687</text:p>
              </table:table-cell>
              <table:table-cell office:value-type="float" office:value="226718">
                <text:p>226718</text:p>
              </table:table-cell>
              <table:table-cell office:value-type="float" office:value="790714">
                <text:p>790714</text:p>
              </table:table-cell>
              <table:table-cell office:value-type="float" office:value="529588">
                <text:p>529588</text:p>
              </table:table-cell>
              <table:table-cell office:value-type="float" office:value="459129">
                <text:p>459129</text:p>
              </table:table-cell>
              <table:table-cell office:value-type="float" office:value="918259">
                <text:p>918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36809">
                <text:p>36809</text:p>
              </table:table-cell>
              <table:table-cell office:value-type="float" office:value="47846">
                <text:p>47846</text:p>
              </table:table-cell>
              <table:table-cell office:value-type="float" office:value="101182">
                <text:p>101182</text:p>
              </table:table-cell>
              <table:table-cell office:value-type="float" office:value="157300">
                <text:p>157300</text:p>
              </table:table-cell>
              <table:table-cell office:value-type="float" office:value="495599">
                <text:p>495599</text:p>
              </table:table-cell>
              <table:table-cell office:value-type="float" office:value="977550">
                <text:p>977550</text:p>
              </table:table-cell>
              <table:table-cell office:value-type="float" office:value="439358">
                <text:p>439358</text:p>
              </table:table-cell>
              <table:table-cell office:value-type="float" office:value="620947">
                <text:p>620947</text:p>
              </table:table-cell>
              <table:table-cell office:value-type="float" office:value="924186">
                <text:p>924186</text:p>
              </table:table-cell>
              <table:table-cell office:value-type="float" office:value="660618">
                <text:p>660618</text:p>
              </table:table-cell>
              <table:table-cell office:value-type="float" office:value="854886">
                <text:p>854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36208">
                <text:p>36208</text:p>
              </table:table-cell>
              <table:table-cell office:value-type="float" office:value="58939">
                <text:p>58939</text:p>
              </table:table-cell>
              <table:table-cell office:value-type="float" office:value="101500">
                <text:p>101500</text:p>
              </table:table-cell>
              <table:table-cell office:value-type="float" office:value="111275">
                <text:p>111275</text:p>
              </table:table-cell>
              <table:table-cell office:value-type="float" office:value="285034">
                <text:p>285034</text:p>
              </table:table-cell>
              <table:table-cell office:value-type="float" office:value="912260">
                <text:p>912260</text:p>
              </table:table-cell>
              <table:table-cell office:value-type="float" office:value="556539">
                <text:p>556539</text:p>
              </table:table-cell>
              <table:table-cell office:value-type="float" office:value="944859">
                <text:p>944859</text:p>
              </table:table-cell>
              <table:table-cell office:value-type="float" office:value="793760">
                <text:p>793760</text:p>
              </table:table-cell>
              <table:table-cell office:value-type="float" office:value="1018996">
                <text:p>1018996</text:p>
              </table:table-cell>
              <table:table-cell office:value-type="float" office:value="1309055">
                <text:p>1309055</text:p>
              </table:table-cell>
              <table:table-cell office:value-type="float" office:value="1011553">
                <text:p>1011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33023">
                <text:p>33023</text:p>
              </table:table-cell>
              <table:table-cell office:value-type="float" office:value="59164">
                <text:p>59164</text:p>
              </table:table-cell>
              <table:table-cell office:value-type="float" office:value="103316">
                <text:p>103316</text:p>
              </table:table-cell>
              <table:table-cell office:value-type="float" office:value="182199">
                <text:p>182199</text:p>
              </table:table-cell>
              <table:table-cell office:value-type="float" office:value="464807">
                <text:p>464807</text:p>
              </table:table-cell>
              <table:table-cell office:value-type="float" office:value="364888">
                <text:p>364888</text:p>
              </table:table-cell>
              <table:table-cell office:value-type="float" office:value="516767">
                <text:p>516767</text:p>
              </table:table-cell>
              <table:table-cell office:value-type="float" office:value="970810">
                <text:p>970810</text:p>
              </table:table-cell>
              <table:table-cell office:value-type="float" office:value="1033298">
                <text:p>1033298</text:p>
              </table:table-cell>
              <table:table-cell office:value-type="float" office:value="1329502">
                <text:p>1329502</text:p>
              </table:table-cell>
              <table:table-cell office:value-type="float" office:value="1304507">
                <text:p>1304507</text:p>
              </table:table-cell>
              <table:table-cell office:value-type="float" office:value="1488567">
                <text:p>1488567</text:p>
              </table:table-cell>
              <table:table-cell office:value-type="float" office:value="1561551">
                <text:p>1561551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30811">
                <text:p>530811</text:p>
              </table:table-cell>
              <table:table-cell office:value-type="float" office:value="732188">
                <text:p>732188</text:p>
              </table:table-cell>
              <table:table-cell office:value-type="float" office:value="532458">
                <text:p>532458</text:p>
              </table:table-cell>
              <table:table-cell office:value-type="float" office:value="876245">
                <text:p>876245</text:p>
              </table:table-cell>
              <table:table-cell office:value-type="float" office:value="1122302">
                <text:p>1122302</text:p>
              </table:table-cell>
              <table:table-cell office:value-type="float" office:value="1176928">
                <text:p>1176928</text:p>
              </table:table-cell>
              <table:table-cell office:value-type="float" office:value="1682364">
                <text:p>1682364</text:p>
              </table:table-cell>
              <table:table-cell office:value-type="float" office:value="1730702">
                <text:p>1730702</text:p>
              </table:table-cell>
              <table:table-cell office:value-type="float" office:value="1587819">
                <text:p>1587819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3193">
                <text:p>633193</text:p>
              </table:table-cell>
              <table:table-cell office:value-type="float" office:value="791177">
                <text:p>791177</text:p>
              </table:table-cell>
              <table:table-cell office:value-type="float" office:value="576290">
                <text:p>576290</text:p>
              </table:table-cell>
              <table:table-cell office:value-type="float" office:value="940703">
                <text:p>940703</text:p>
              </table:table-cell>
              <table:table-cell office:value-type="float" office:value="1162404">
                <text:p>1162404</text:p>
              </table:table-cell>
              <table:table-cell office:value-type="float" office:value="596104">
                <text:p>596104</text:p>
              </table:table-cell>
              <table:table-cell office:value-type="float" office:value="1472577">
                <text:p>1472577</text:p>
              </table:table-cell>
              <table:table-cell office:value-type="float" office:value="1329280">
                <text:p>1329280</text:p>
              </table:table-cell>
              <table:table-cell office:value-type="float" office:value="1289646">
                <text:p>1289646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2065">
                <text:p>562065</text:p>
              </table:table-cell>
              <table:table-cell office:value-type="float" office:value="593986">
                <text:p>593986</text:p>
              </table:table-cell>
              <table:table-cell office:value-type="float" office:value="548129">
                <text:p>548129</text:p>
              </table:table-cell>
              <table:table-cell office:value-type="float" office:value="892895">
                <text:p>892895</text:p>
              </table:table-cell>
              <table:table-cell office:value-type="float" office:value="906555">
                <text:p>906555</text:p>
              </table:table-cell>
              <table:table-cell office:value-type="float" office:value="1452371">
                <text:p>1452371</text:p>
              </table:table-cell>
              <table:table-cell office:value-type="float" office:value="1570240">
                <text:p>1570240</text:p>
              </table:table-cell>
              <table:table-cell office:value-type="float" office:value="1478092">
                <text:p>1478092</text:p>
              </table:table-cell>
              <table:table-cell office:value-type="float" office:value="1021912">
                <text:p>1021912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5755">
                <text:p>625755</text:p>
              </table:table-cell>
              <table:table-cell office:value-type="float" office:value="875031">
                <text:p>875031</text:p>
              </table:table-cell>
              <table:table-cell office:value-type="float" office:value="563533">
                <text:p>563533</text:p>
              </table:table-cell>
              <table:table-cell office:value-type="float" office:value="921908">
                <text:p>921908</text:p>
              </table:table-cell>
              <table:table-cell office:value-type="float" office:value="1365114">
                <text:p>1365114</text:p>
              </table:table-cell>
              <table:table-cell office:value-type="float" office:value="1653485">
                <text:p>1653485</text:p>
              </table:table-cell>
              <table:table-cell office:value-type="float" office:value="1871612">
                <text:p>1871612</text:p>
              </table:table-cell>
              <table:table-cell office:value-type="float" office:value="1597436">
                <text:p>1597436</text:p>
              </table:table-cell>
              <table:table-cell office:value-type="float" office:value="1860272">
                <text:p>1860272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8268">
                <text:p>608268</text:p>
              </table:table-cell>
              <table:table-cell office:value-type="float" office:value="999788">
                <text:p>999788</text:p>
              </table:table-cell>
              <table:table-cell office:value-type="float" office:value="473000">
                <text:p>473000</text:p>
              </table:table-cell>
              <table:table-cell office:value-type="float" office:value="862550">
                <text:p>862550</text:p>
              </table:table-cell>
              <table:table-cell office:value-type="float" office:value="1237418">
                <text:p>1237418</text:p>
              </table:table-cell>
              <table:table-cell office:value-type="float" office:value="1239605">
                <text:p>1239605</text:p>
              </table:table-cell>
              <table:table-cell office:value-type="float" office:value="1649193">
                <text:p>1649193</text:p>
              </table:table-cell>
              <table:table-cell office:value-type="float" office:value="1746913">
                <text:p>1746913</text:p>
              </table:table-cell>
              <table:table-cell office:value-type="float" office:value="2036262">
                <text:p>2036262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13404">
                <text:p>713404</text:p>
              </table:table-cell>
              <table:table-cell office:value-type="float" office:value="1095973">
                <text:p>1095973</text:p>
              </table:table-cell>
              <table:table-cell office:value-type="float" office:value="812018">
                <text:p>812018</text:p>
              </table:table-cell>
              <table:table-cell office:value-type="float" office:value="951338">
                <text:p>951338</text:p>
              </table:table-cell>
              <table:table-cell office:value-type="float" office:value="780809">
                <text:p>780809</text:p>
              </table:table-cell>
              <table:table-cell office:value-type="float" office:value="1440623">
                <text:p>1440623</text:p>
              </table:table-cell>
              <table:table-cell office:value-type="float" office:value="1903147">
                <text:p>1903147</text:p>
              </table:table-cell>
              <table:table-cell office:value-type="float" office:value="1705962">
                <text:p>1705962</text:p>
              </table:table-cell>
              <table:table-cell office:value-type="float" office:value="1927122">
                <text:p>1927122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5578">
                <text:p>695578</text:p>
              </table:table-cell>
              <table:table-cell office:value-type="float" office:value="1059938">
                <text:p>1059938</text:p>
              </table:table-cell>
              <table:table-cell office:value-type="float" office:value="615404">
                <text:p>615404</text:p>
              </table:table-cell>
              <table:table-cell office:value-type="float" office:value="904109">
                <text:p>904109</text:p>
              </table:table-cell>
              <table:table-cell office:value-type="float" office:value="1355640">
                <text:p>1355640</text:p>
              </table:table-cell>
              <table:table-cell office:value-type="float" office:value="1588858">
                <text:p>1588858</text:p>
              </table:table-cell>
              <table:table-cell office:value-type="float" office:value="1793235">
                <text:p>1793235</text:p>
              </table:table-cell>
              <table:table-cell office:value-type="float" office:value="1804883">
                <text:p>1804883</text:p>
              </table:table-cell>
              <table:table-cell office:value-type="float" office:value="1739518">
                <text:p>1739518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0789">
                <text:p>640789</text:p>
              </table:table-cell>
              <table:table-cell office:value-type="float" office:value="1047866">
                <text:p>1047866</text:p>
              </table:table-cell>
              <table:table-cell office:value-type="float" office:value="821127">
                <text:p>821127</text:p>
              </table:table-cell>
              <table:table-cell office:value-type="float" office:value="911240">
                <text:p>911240</text:p>
              </table:table-cell>
              <table:table-cell office:value-type="float" office:value="1077841">
                <text:p>1077841</text:p>
              </table:table-cell>
              <table:table-cell office:value-type="float" office:value="1628645">
                <text:p>1628645</text:p>
              </table:table-cell>
              <table:table-cell office:value-type="float" office:value="1633956">
                <text:p>1633956</text:p>
              </table:table-cell>
              <table:table-cell office:value-type="float" office:value="1868972">
                <text:p>1868972</text:p>
              </table:table-cell>
              <table:table-cell office:value-type="float" office:value="2108327">
                <text:p>21083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